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75cm" fo:margin-left="1.251cm" table:align="left"/>
    </style:style>
    <style:style style:name="Table1.A" style:family="table-column">
      <style:table-column-properties style:column-width="2.72cm"/>
    </style:style>
    <style:style style:name="Table1.B" style:family="table-column">
      <style:table-column-properties style:column-width="0.318cm"/>
    </style:style>
    <style:style style:name="Table1.C" style:family="table-column">
      <style:table-column-properties style:column-width="12.712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4.499cm" fo:margin-left="2.501cm" table:align="left"/>
    </style:style>
    <style:style style:name="Table2.A" style:family="table-column">
      <style:table-column-properties style:column-width="2.307cm"/>
    </style:style>
    <style:style style:name="Table2.B" style:family="table-column">
      <style:table-column-properties style:column-width="0.265cm"/>
    </style:style>
    <style:style style:name="Table2.C" style:family="table-column">
      <style:table-column-properties style:column-width="11.673cm"/>
    </style:style>
    <style:style style:name="Table2.D" style:family="table-column">
      <style:table-column-properties style:column-width="0.254cm"/>
    </style:style>
    <style:style style:name="Table2.A1" style:family="table-cell">
      <style:table-cell-properties style:vertical-align="middle" fo:padding="0.053cm" fo:border="none"/>
    </style:style>
    <style:style style:name="Table2.D1" style:family="table-cell">
      <style:table-cell-properties fo:padding="0.053cm" fo:border="none"/>
    </style:style>
    <style:style style:name="Table2.D2" style:family="table-cell">
      <style:table-cell-properties fo:padding="0.053cm" fo:border="none"/>
    </style:style>
    <style:style style:name="Table2.D3" style:family="table-cell">
      <style:table-cell-properties fo:padding="0.053cm" fo:border="none"/>
    </style:style>
    <style:style style:name="Table2.D4" style:family="table-cell">
      <style:table-cell-properties fo:padding="0.053cm" fo:border="none"/>
    </style:style>
    <style:style style:name="Table2.D5" style:family="table-cell">
      <style:table-cell-properties fo:padding="0.053cm" fo:border="none"/>
    </style:style>
    <style:style style:name="Table2.D6" style:family="table-cell">
      <style:table-cell-properties fo:padding="0.053cm" fo:border="none"/>
    </style:style>
    <style:style style:name="Table2.D7" style:family="table-cell">
      <style:table-cell-properties fo:padding="0.053cm" fo:border="none"/>
    </style:style>
    <style:style style:name="Table2.D8" style:family="table-cell">
      <style:table-cell-properties fo:padding="0.053cm" fo:border="none"/>
    </style:style>
    <style:style style:name="Table2.D10" style:family="table-cell">
      <style:table-cell-properties fo:padding="0.053cm" fo:border="none"/>
    </style:style>
    <style:style style:name="Table2.D11" style:family="table-cell">
      <style:table-cell-properties fo:padding="0.053cm" fo:border="none"/>
    </style:style>
    <style:style style:name="Table3" style:family="table">
      <style:table-properties style:width="15.378cm" table:align="left"/>
    </style:style>
    <style:style style:name="Table3.A" style:family="table-column">
      <style:table-column-properties style:column-width="5.951cm"/>
    </style:style>
    <style:style style:name="Table3.B" style:family="table-column">
      <style:table-column-properties style:column-width="0.199cm"/>
    </style:style>
    <style:style style:name="Table3.C" style:family="table-column">
      <style:table-column-properties style:column-width="0.265cm"/>
    </style:style>
    <style:style style:name="Table3.D" style:family="table-column">
      <style:table-column-properties style:column-width="8.962cm"/>
    </style:style>
    <style:style style:name="Table3.A1" style:family="table-cell">
      <style:table-cell-properties style:vertical-align="middle" fo:padding="0.053cm" fo:border="none"/>
    </style:style>
    <style:style style:name="Table4" style:family="table">
      <style:table-properties style:width="13.935cm" table:align="left"/>
    </style:style>
    <style:style style:name="Table4.A" style:family="table-column">
      <style:table-column-properties style:column-width="5.817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7.654cm"/>
    </style:style>
    <style:style style:name="Table4.A1" style:family="table-cell">
      <style:table-cell-properties style:vertical-align="middle" fo:padding="0.053cm" fo:border="none"/>
    </style:style>
    <style:style style:name="Table5" style:family="table">
      <style:table-properties style:width="14.247cm" table:align="left"/>
    </style:style>
    <style:style style:name="Table5.A" style:family="table-column">
      <style:table-column-properties style:column-width="6.13cm"/>
    </style:style>
    <style:style style:name="Table5.B" style:family="table-column">
      <style:table-column-properties style:column-width="0.199cm"/>
    </style:style>
    <style:style style:name="Table5.C" style:family="table-column">
      <style:table-column-properties style:column-width="0.265cm"/>
    </style:style>
    <style:style style:name="Table5.D" style:family="table-column">
      <style:table-column-properties style:column-width="7.654cm"/>
    </style:style>
    <style:style style:name="Table5.A1" style:family="table-cell">
      <style:table-cell-properties style:vertical-align="middle" fo:padding="0.053cm" fo:border="none"/>
    </style:style>
    <style:style style:name="Table6" style:family="table">
      <style:table-properties style:width="14.247cm" table:align="left"/>
    </style:style>
    <style:style style:name="Table6.A" style:family="table-column">
      <style:table-column-properties style:column-width="6.13cm"/>
    </style:style>
    <style:style style:name="Table6.B" style:family="table-column">
      <style:table-column-properties style:column-width="0.199cm"/>
    </style:style>
    <style:style style:name="Table6.C" style:family="table-column">
      <style:table-column-properties style:column-width="0.265cm"/>
    </style:style>
    <style:style style:name="Table6.D" style:family="table-column">
      <style:table-column-properties style:column-width="7.654cm"/>
    </style:style>
    <style:style style:name="Table6.A1" style:family="table-cell">
      <style:table-cell-properties style:vertical-align="middle" fo:padding="0.053cm" fo:border="none"/>
    </style:style>
    <style:style style:name="Table7" style:family="table">
      <style:table-properties style:width="16.759cm" table:align="left"/>
    </style:style>
    <style:style style:name="Table7.A" style:family="table-column">
      <style:table-column-properties style:column-width="6.373cm"/>
    </style:style>
    <style:style style:name="Table7.B" style:family="table-column">
      <style:table-column-properties style:column-width="0.199cm"/>
    </style:style>
    <style:style style:name="Table7.C" style:family="table-column">
      <style:table-column-properties style:column-width="0.265cm"/>
    </style:style>
    <style:style style:name="Table7.D" style:family="table-column">
      <style:table-column-properties style:column-width="9.922cm"/>
    </style:style>
    <style:style style:name="Table7.A1" style:family="table-cell">
      <style:table-cell-properties style:vertical-align="middle" fo:padding="0.053cm" fo:border="none"/>
    </style:style>
    <style:style style:name="Table8" style:family="table">
      <style:table-properties style:width="15.021cm" table:align="left"/>
    </style:style>
    <style:style style:name="Table8.A" style:family="table-column">
      <style:table-column-properties style:column-width="6.424cm"/>
    </style:style>
    <style:style style:name="Table8.B" style:family="table-column">
      <style:table-column-properties style:column-width="0.199cm"/>
    </style:style>
    <style:style style:name="Table8.C" style:family="table-column">
      <style:table-column-properties style:column-width="0.265cm"/>
    </style:style>
    <style:style style:name="Table8.D" style:family="table-column">
      <style:table-column-properties style:column-width="8.133cm"/>
    </style:style>
    <style:style style:name="Table8.A1" style:family="table-cell">
      <style:table-cell-properties style:vertical-align="middle" fo:padding="0.053cm" fo:border="none"/>
    </style:style>
    <style:style style:name="Table9" style:family="table">
      <style:table-properties style:width="16.429cm" table:align="left"/>
    </style:style>
    <style:style style:name="Table9.A" style:family="table-column">
      <style:table-column-properties style:column-width="6.043cm"/>
    </style:style>
    <style:style style:name="Table9.B" style:family="table-column">
      <style:table-column-properties style:column-width="0.199cm"/>
    </style:style>
    <style:style style:name="Table9.C" style:family="table-column">
      <style:table-column-properties style:column-width="0.265cm"/>
    </style:style>
    <style:style style:name="Table9.D" style:family="table-column">
      <style:table-column-properties style:column-width="9.922cm"/>
    </style:style>
    <style:style style:name="Table9.A1" style:family="table-cell">
      <style:table-cell-properties style:vertical-align="middle" fo:padding="0.053cm" fo:border="none"/>
    </style:style>
    <style:style style:name="Table10" style:family="table">
      <style:table-properties style:width="15.75cm" fo:margin-left="1.251cm" table:align="left"/>
    </style:style>
    <style:style style:name="Table10.A" style:family="table-column">
      <style:table-column-properties style:column-width="7.96cm"/>
    </style:style>
    <style:style style:name="Table10.B" style:family="table-column">
      <style:table-column-properties style:column-width="0.469cm"/>
    </style:style>
    <style:style style:name="Table10.C" style:family="table-column">
      <style:table-column-properties style:column-width="0.258cm"/>
    </style:style>
    <style:style style:name="Table10.D" style:family="table-column">
      <style:table-column-properties style:column-width="6.789cm"/>
    </style:style>
    <style:style style:name="Table10.E" style:family="table-column">
      <style:table-column-properties style:column-width="0.27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862cm" table:align="left"/>
    </style:style>
    <style:style style:name="Table11.A" style:family="table-column">
      <style:table-column-properties style:column-width="7.86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69cm" table:align="left"/>
    </style:style>
    <style:style style:name="Table12.A" style:family="table-column">
      <style:table-column-properties style:column-width="6.69cm"/>
    </style:style>
    <style:style style:name="Table12.A1" style:family="table-cell">
      <style:table-cell-properties style:vertical-align="middle" fo:padding="0.049cm" fo:border="none"/>
    </style:style>
    <style:style style:name="Table11" style:family="table">
      <style:table-properties style:width="7.862cm" table:align="left"/>
    </style:style>
    <style:style style:name="Table11.A" style:family="table-column">
      <style:table-column-properties style:column-width="7.86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69cm" table:align="left"/>
    </style:style>
    <style:style style:name="Table12.A" style:family="table-column">
      <style:table-column-properties style:column-width="6.6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75cm" fo:margin-left="1.251cm" table:align="left"/>
    </style:style>
    <style:style style:name="Table13.A" style:family="table-column">
      <style:table-column-properties style:column-width="8.548cm"/>
    </style:style>
    <style:style style:name="Table13.B" style:family="table-column">
      <style:table-column-properties style:column-width="0.469cm"/>
    </style:style>
    <style:style style:name="Table13.C" style:family="table-column">
      <style:table-column-properties style:column-width="0.258cm"/>
    </style:style>
    <style:style style:name="Table13.D" style:family="table-column">
      <style:table-column-properties style:column-width="0.575cm"/>
    </style:style>
    <style:style style:name="Table13.E" style:family="table-column">
      <style:table-column-properties style:column-width="5.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3.49cm" table:align="left"/>
    </style:style>
    <style:style style:name="Table14.A" style:family="table-column">
      <style:table-column-properties style:column-width="5.357cm"/>
    </style:style>
    <style:style style:name="Table14.B" style:family="table-column">
      <style:table-column-properties style:column-width="0.469cm"/>
    </style:style>
    <style:style style:name="Table14.C" style:family="table-column">
      <style:table-column-properties style:column-width="5.525cm"/>
    </style:style>
    <style:style style:name="Table14.E" style:family="table-column">
      <style:table-column-properties style:column-width="1.6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3.873cm" fo:margin-left="2.501cm" table:align="left"/>
    </style:style>
    <style:style style:name="Table15.A" style:family="table-column">
      <style:table-column-properties style:column-width="0.478cm"/>
    </style:style>
    <style:style style:name="Table15.B" style:family="table-column">
      <style:table-column-properties style:column-width="0.258cm"/>
    </style:style>
    <style:style style:name="Table15.C" style:family="table-column">
      <style:table-column-properties style:column-width="4.916cm"/>
    </style:style>
    <style:style style:name="Table15.D" style:family="table-column">
      <style:table-column-properties style:column-width="0.787cm"/>
    </style:style>
    <style:style style:name="Table15.E" style:family="table-column">
      <style:table-column-properties style:column-width="0.716cm"/>
    </style:style>
    <style:style style:name="Table15.G" style:family="table-column">
      <style:table-column-properties style:column-width="6.46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9.121cm" table:align="left"/>
    </style:style>
    <style:style style:name="Table16.A" style:family="table-column">
      <style:table-column-properties style:column-width="6.981cm"/>
    </style:style>
    <style:style style:name="Table16.B" style:family="table-column">
      <style:table-column-properties style:column-width="0.469cm"/>
    </style:style>
    <style:style style:name="Table16.C" style:family="table-column">
      <style:table-column-properties style:column-width="1.6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873cm" fo:margin-left="2.501cm" table:align="left"/>
    </style:style>
    <style:style style:name="Table17.A" style:family="table-column">
      <style:table-column-properties style:column-width="0.478cm"/>
    </style:style>
    <style:style style:name="Table17.B" style:family="table-column">
      <style:table-column-properties style:column-width="0.258cm"/>
    </style:style>
    <style:style style:name="Table17.C" style:family="table-column">
      <style:table-column-properties style:column-width="4.916cm"/>
    </style:style>
    <style:style style:name="Table17.D" style:family="table-column">
      <style:table-column-properties style:column-width="0.787cm"/>
    </style:style>
    <style:style style:name="Table17.E" style:family="table-column">
      <style:table-column-properties style:column-width="0.716cm"/>
    </style:style>
    <style:style style:name="Table17.G" style:family="table-column">
      <style:table-column-properties style:column-width="6.46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6.401cm" table:align="left"/>
    </style:style>
    <style:style style:name="Table18.A" style:family="table-column">
      <style:table-column-properties style:column-width="8.528cm"/>
    </style:style>
    <style:style style:name="Table18.B" style:family="table-column">
      <style:table-column-properties style:column-width="0.265cm"/>
    </style:style>
    <style:style style:name="Table18.C" style:family="table-column">
      <style:table-column-properties style:column-width="7.608cm"/>
    </style:style>
    <style:style style:name="Table18.A1" style:family="table-cell">
      <style:table-cell-properties style:vertical-align="middle" fo:padding="0.053cm" fo:border="none"/>
    </style:style>
    <style:style style:name="Table18.B2" style:family="table-cell">
      <style:table-cell-properties fo:padding="0.053cm" fo:border="none"/>
    </style:style>
    <style:style style:name="Table18.B4" style:family="table-cell">
      <style:table-cell-properties fo:padding="0.053cm" fo:border="none"/>
    </style:style>
    <style:style style:name="Table19" style:family="table">
      <style:table-properties style:width="15.408cm" table:align="left"/>
    </style:style>
    <style:style style:name="Table19.A" style:family="table-column">
      <style:table-column-properties style:column-width="7.008cm"/>
    </style:style>
    <style:style style:name="Table19.B" style:family="table-column">
      <style:table-column-properties style:column-width="0.265cm"/>
    </style:style>
    <style:style style:name="Table19.C" style:family="table-column">
      <style:table-column-properties style:column-width="8.135cm"/>
    </style:style>
    <style:style style:name="Table19.A1" style:family="table-cell">
      <style:table-cell-properties style:vertical-align="middle" fo:padding="0.053cm" fo:border="none"/>
    </style:style>
    <style:style style:name="Table19.B2" style:family="table-cell">
      <style:table-cell-properties fo:padding="0.053cm" fo:border="none"/>
    </style:style>
    <style:style style:name="Table19.B4" style:family="table-cell">
      <style:table-cell-properties fo:padding="0.053cm" fo:border="none"/>
    </style:style>
    <style:style style:name="Table20" style:family="table">
      <style:table-properties style:width="14.499cm" fo:margin-left="2.501cm" table:align="left"/>
    </style:style>
    <style:style style:name="Table20.A" style:family="table-column">
      <style:table-column-properties style:column-width="4.443cm"/>
    </style:style>
    <style:style style:name="Table20.B" style:family="table-column">
      <style:table-column-properties style:column-width="0.265cm"/>
    </style:style>
    <style:style style:name="Table20.C" style:family="table-column">
      <style:table-column-properties style:column-width="9.791cm"/>
    </style:style>
    <style:style style:name="Table20.A1" style:family="table-cell">
      <style:table-cell-properties style:vertical-align="middle" fo:padding="0.053cm" fo:border="none"/>
    </style:style>
    <style:style style:name="Table20.B3" style:family="table-cell">
      <style:table-cell-properties fo:padding="0.053cm" fo:border="none"/>
    </style:style>
    <style:style style:name="Table20.B6" style:family="table-cell">
      <style:table-cell-properties fo:padding="0.053cm" fo:border="none"/>
    </style:style>
    <style:style style:name="Table21" style:family="table">
      <style:table-properties style:width="14.499cm" fo:margin-left="2.501cm" table:align="left"/>
    </style:style>
    <style:style style:name="Table21.A" style:family="table-column">
      <style:table-column-properties style:column-width="3.773cm"/>
    </style:style>
    <style:style style:name="Table21.B" style:family="table-column">
      <style:table-column-properties style:column-width="0.265cm"/>
    </style:style>
    <style:style style:name="Table21.C" style:family="table-column">
      <style:table-column-properties style:column-width="10.462cm"/>
    </style:style>
    <style:style style:name="Table21.A1" style:family="table-cell">
      <style:table-cell-properties style:vertical-align="middle" fo:padding="0.053cm" fo:border="none"/>
    </style:style>
    <style:style style:name="Table22" style:family="table">
      <style:table-properties style:width="14.499cm" fo:margin-left="2.501cm" table:align="left"/>
    </style:style>
    <style:style style:name="Table22.A" style:family="table-column">
      <style:table-column-properties style:column-width="4.56cm"/>
    </style:style>
    <style:style style:name="Table22.B" style:family="table-column">
      <style:table-column-properties style:column-width="0.265cm"/>
    </style:style>
    <style:style style:name="Table22.C" style:family="table-column">
      <style:table-column-properties style:column-width="9.675cm"/>
    </style:style>
    <style:style style:name="Table22.A1" style:family="table-cell">
      <style:table-cell-properties style:vertical-align="middle" fo:padding="0.053cm" fo:border="none"/>
    </style:style>
    <style:style style:name="Table22.B3" style:family="table-cell">
      <style:table-cell-properties fo:padding="0.053cm" fo:border="none"/>
    </style:style>
    <style:style style:name="Table23" style:family="table">
      <style:table-properties style:width="14.499cm" fo:margin-left="2.501cm" table:align="left"/>
    </style:style>
    <style:style style:name="Table23.A" style:family="table-column">
      <style:table-column-properties style:column-width="2.923cm"/>
    </style:style>
    <style:style style:name="Table23.B" style:family="table-column">
      <style:table-column-properties style:column-width="0.265cm"/>
    </style:style>
    <style:style style:name="Table23.C" style:family="table-column">
      <style:table-column-properties style:column-width="11.312cm"/>
    </style:style>
    <style:style style:name="Table23.A1" style:family="table-cell">
      <style:table-cell-properties style:vertical-align="middle" fo:padding="0.053cm" fo:border="none"/>
    </style:style>
    <style:style style:name="Table24" style:family="table">
      <style:table-properties style:width="14.499cm" fo:margin-left="2.501cm" table:align="left"/>
    </style:style>
    <style:style style:name="Table24.A" style:family="table-column">
      <style:table-column-properties style:column-width="4.443cm"/>
    </style:style>
    <style:style style:name="Table24.B" style:family="table-column">
      <style:table-column-properties style:column-width="0.265cm"/>
    </style:style>
    <style:style style:name="Table24.C" style:family="table-column">
      <style:table-column-properties style:column-width="9.791cm"/>
    </style:style>
    <style:style style:name="Table24.A1" style:family="table-cell">
      <style:table-cell-properties style:vertical-align="middle" fo:padding="0.053cm" fo:border="none"/>
    </style:style>
    <style:style style:name="Table24.B3" style:family="table-cell">
      <style:table-cell-properties fo:padding="0.053cm" fo:border="none"/>
    </style:style>
    <style:style style:name="Table24.B6" style:family="table-cell">
      <style:table-cell-properties fo:padding="0.053cm" fo:border="none"/>
    </style:style>
    <style:style style:name="Table25" style:family="table">
      <style:table-properties style:width="14.499cm" fo:margin-left="2.501cm" table:align="left"/>
    </style:style>
    <style:style style:name="Table25.A" style:family="table-column">
      <style:table-column-properties style:column-width="3.845cm"/>
    </style:style>
    <style:style style:name="Table25.B" style:family="table-column">
      <style:table-column-properties style:column-width="0.265cm"/>
    </style:style>
    <style:style style:name="Table25.C" style:family="table-column">
      <style:table-column-properties style:column-width="10.389cm"/>
    </style:style>
    <style:style style:name="Table25.A1" style:family="table-cell">
      <style:table-cell-properties style:vertical-align="middle" fo:padding="0.053cm" fo:border="none"/>
    </style:style>
    <style:style style:name="Table26" style:family="table">
      <style:table-properties style:width="15.75cm" fo:margin-left="1.251cm" table:align="left"/>
    </style:style>
    <style:style style:name="Table26.A" style:family="table-column">
      <style:table-column-properties style:column-width="1.727cm"/>
    </style:style>
    <style:style style:name="Table26.B" style:family="table-column">
      <style:table-column-properties style:column-width="0.265cm"/>
    </style:style>
    <style:style style:name="Table26.C" style:family="table-column">
      <style:table-column-properties style:column-width="13.758cm"/>
    </style:style>
    <style:style style:name="Table26.A1" style:family="table-cell">
      <style:table-cell-properties style:vertical-align="middle" fo:padding="0.053cm" fo:border="none"/>
    </style:style>
    <style:style style:name="Table27" style:family="table">
      <style:table-properties style:width="17cm" table:align="left"/>
    </style:style>
    <style:style style:name="Table27.A" style:family="table-column">
      <style:table-column-properties style:column-width="10.077cm"/>
    </style:style>
    <style:style style:name="Table27.B" style:family="table-column">
      <style:table-column-properties style:column-width="0.199cm"/>
    </style:style>
    <style:style style:name="Table27.C" style:family="table-column">
      <style:table-column-properties style:column-width="0.265cm"/>
    </style:style>
    <style:style style:name="Table27.D" style:family="table-column">
      <style:table-column-properties style:column-width="6.459cm"/>
    </style:style>
    <style:style style:name="Table27.A1" style:family="table-cell">
      <style:table-cell-properties style:vertical-align="middle" fo:padding="0.053cm" fo:border="none"/>
    </style:style>
    <style:style style:name="Table27.B3" style:family="table-cell">
      <style:table-cell-properties fo:padding="0.053cm" fo:border="none"/>
    </style:style>
    <style:style style:name="Table27.B6" style:family="table-cell">
      <style:table-cell-properties fo:padding="0.053cm" fo:border="none"/>
    </style:style>
    <style:style style:name="Table27.B9" style:family="table-cell">
      <style:table-cell-properties fo:padding="0.053cm" fo:border="none"/>
    </style:style>
    <style:style style:name="Table27.B12" style:family="table-cell">
      <style:table-cell-properties fo:padding="0.053cm" fo:border="none"/>
    </style:style>
    <style:style style:name="Table28" style:family="table">
      <style:table-properties style:width="14.499cm" fo:margin-left="2.501cm" table:align="left"/>
    </style:style>
    <style:style style:name="Table28.A" style:family="table-column">
      <style:table-column-properties style:column-width="3.933cm"/>
    </style:style>
    <style:style style:name="Table28.B" style:family="table-column">
      <style:table-column-properties style:column-width="0.743cm"/>
    </style:style>
    <style:style style:name="Table28.C" style:family="table-column">
      <style:table-column-properties style:column-width="9.82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7cm" table:align="left"/>
    </style:style>
    <style:style style:name="Table29.A" style:family="table-column">
      <style:table-column-properties style:column-width="8.079cm"/>
    </style:style>
    <style:style style:name="Table29.B" style:family="table-column">
      <style:table-column-properties style:column-width="0.787cm"/>
    </style:style>
    <style:style style:name="Table29.C" style:family="table-column">
      <style:table-column-properties style:column-width="8.135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4.499cm" fo:margin-left="2.501cm" table:align="left"/>
    </style:style>
    <style:style style:name="Table30.A" style:family="table-column">
      <style:table-column-properties style:column-width="1.588cm"/>
    </style:style>
    <style:style style:name="Table30.B" style:family="table-column">
      <style:table-column-properties style:column-width="0.199cm"/>
    </style:style>
    <style:style style:name="Table30.C" style:family="table-column">
      <style:table-column-properties style:column-width="12.712cm"/>
    </style:style>
    <style:style style:name="Table30.A1" style:family="table-cell">
      <style:table-cell-properties style:vertical-align="middle" fo:padding="0.053cm" fo:border="none"/>
    </style:style>
    <style:style style:name="Table31" style:family="table">
      <style:table-properties style:width="14.499cm" fo:margin-left="2.501cm" table:align="left"/>
    </style:style>
    <style:style style:name="Table31.A" style:family="table-column">
      <style:table-column-properties style:column-width="3.729cm"/>
    </style:style>
    <style:style style:name="Table31.B" style:family="table-column">
      <style:table-column-properties style:column-width="0.469cm"/>
    </style:style>
    <style:style style:name="Table31.C" style:family="table-column">
      <style:table-column-properties style:column-width="10.301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4.499cm" fo:margin-left="2.501cm" table:align="left"/>
    </style:style>
    <style:style style:name="Table32.A" style:family="table-column">
      <style:table-column-properties style:column-width="4.533cm"/>
    </style:style>
    <style:style style:name="Table32.B" style:family="table-column">
      <style:table-column-properties style:column-width="0.469cm"/>
    </style:style>
    <style:style style:name="Table32.C" style:family="table-column">
      <style:table-column-properties style:column-width="9.497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0.167cm" table:align="left"/>
    </style:style>
    <style:style style:name="Table33.A" style:family="table-column">
      <style:table-column-properties style:column-width="4.662cm"/>
    </style:style>
    <style:style style:name="Table33.B" style:family="table-column">
      <style:table-column-properties style:column-width="0.787cm"/>
    </style:style>
    <style:style style:name="Table33.C" style:family="table-column">
      <style:table-column-properties style:column-width="4.71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4.499cm" fo:margin-left="2.501cm" table:align="left"/>
    </style:style>
    <style:style style:name="Table34.A" style:family="table-column">
      <style:table-column-properties style:column-width="1.593cm"/>
    </style:style>
    <style:style style:name="Table34.B" style:family="table-column">
      <style:table-column-properties style:column-width="0.199cm"/>
    </style:style>
    <style:style style:name="Table34.C" style:family="table-column">
      <style:table-column-properties style:column-width="12.707cm"/>
    </style:style>
    <style:style style:name="Table34.A1" style:family="table-cell">
      <style:table-cell-properties style:vertical-align="middle" fo:padding="0.053cm" fo:border="none"/>
    </style:style>
    <style:style style:name="P1" style:family="paragraph" style:parent-style-name="Preformatted_20_Text" style:list-style-name="L25"/>
    <style:style style:name="P2" style:family="paragraph" style:parent-style-name="Preformatted_20_Text" style:list-style-name="L25">
      <style:paragraph-properties fo:margin-top="0cm" fo:margin-bottom="0.499cm" style:contextual-spacing="false"/>
    </style:style>
    <style:style style:name="P3" style:family="paragraph" style:parent-style-name="Preformatted_20_Text" style:list-style-name="L26"/>
    <style:style style:name="P4" style:family="paragraph" style:parent-style-name="Preformatted_20_Text" style:list-style-name="L26">
      <style:paragraph-properties fo:margin-top="0cm" fo:margin-bottom="0.499cm" style:contextual-spacing="false"/>
    </style:style>
    <style:style style:name="P5" style:family="paragraph" style:parent-style-name="Preformatted_20_Text" style:list-style-name="L27"/>
    <style:style style:name="P6" style:family="paragraph" style:parent-style-name="Preformatted_20_Text" style:list-style-name="L27">
      <style:paragraph-properties fo:margin-top="0cm" fo:margin-bottom="0.499cm" style:contextual-spacing="false"/>
    </style:style>
    <style:style style:name="P7" style:family="paragraph" style:parent-style-name="Preformatted_20_Text" style:list-style-name="L28"/>
    <style:style style:name="P8" style:family="paragraph" style:parent-style-name="Preformatted_20_Text" style:list-style-name="L28">
      <style:paragraph-properties fo:margin-top="0cm" fo:margin-bottom="0.499cm" style:contextual-spacing="false"/>
    </style:style>
    <style:style style:name="P9" style:family="paragraph" style:parent-style-name="Preformatted_20_Text" style:list-style-name="L29"/>
    <style:style style:name="P10" style:family="paragraph" style:parent-style-name="Preformatted_20_Text" style:list-style-name="L29">
      <style:paragraph-properties fo:margin-top="0cm" fo:margin-bottom="0.499cm" style:contextual-spacing="false"/>
    </style:style>
    <style:style style:name="P11" style:family="paragraph" style:parent-style-name="Preformatted_20_Text" style:list-style-name="L30"/>
    <style:style style:name="P12" style:family="paragraph" style:parent-style-name="Preformatted_20_Text" style:list-style-name="L30">
      <style:paragraph-properties fo:margin-top="0cm" fo:margin-bottom="0.499cm" style:contextual-spacing="false"/>
    </style:style>
    <style:style style:name="P13" style:family="paragraph" style:parent-style-name="Preformatted_20_Text" style:list-style-name="L31"/>
    <style:style style:name="P14" style:family="paragraph" style:parent-style-name="Preformatted_20_Text" style:list-style-name="L31">
      <style:paragraph-properties fo:margin-top="0cm" fo:margin-bottom="0.499cm" style:contextual-spacing="false"/>
    </style:style>
    <style:style style:name="P15" style:family="paragraph" style:parent-style-name="Preformatted_20_Text" style:list-style-name="L32"/>
    <style:style style:name="P16" style:family="paragraph" style:parent-style-name="Preformatted_20_Text" style:list-style-name="L32">
      <style:paragraph-properties fo:margin-top="0cm" fo:margin-bottom="0.499cm" style:contextual-spacing="false"/>
    </style:style>
    <style:style style:name="P17" style:family="paragraph" style:parent-style-name="Preformatted_20_Text" style:list-style-name="L33"/>
    <style:style style:name="P18" style:family="paragraph" style:parent-style-name="Preformatted_20_Text" style:list-style-name="L33">
      <style:paragraph-properties fo:margin-top="0cm" fo:margin-bottom="0.499cm" style:contextual-spacing="false"/>
    </style:style>
    <style:style style:name="P19" style:family="paragraph" style:parent-style-name="Preformatted_20_Text" style:list-style-name="L34"/>
    <style:style style:name="P20" style:family="paragraph" style:parent-style-name="Preformatted_20_Text" style:list-style-name="L34">
      <style:paragraph-properties fo:margin-top="0cm" fo:margin-bottom="0.499cm" style:contextual-spacing="false"/>
    </style:style>
    <style:style style:name="P21" style:family="paragraph" style:parent-style-name="Preformatted_20_Text" style:list-style-name="L35"/>
    <style:style style:name="P22" style:family="paragraph" style:parent-style-name="Preformatted_20_Text" style:list-style-name="L35">
      <style:paragraph-properties fo:margin-top="0cm" fo:margin-bottom="0.499cm" style:contextual-spacing="false"/>
    </style:style>
    <style:style style:name="P23" style:family="paragraph" style:parent-style-name="Preformatted_20_Text" style:list-style-name="L36"/>
    <style:style style:name="P24" style:family="paragraph" style:parent-style-name="Preformatted_20_Text" style:list-style-name="L36">
      <style:paragraph-properties fo:margin-top="0cm" fo:margin-bottom="0.499cm" style:contextual-spacing="false"/>
    </style:style>
    <style:style style:name="P25" style:family="paragraph" style:parent-style-name="Preformatted_20_Text" style:list-style-name="L37"/>
    <style:style style:name="P26" style:family="paragraph" style:parent-style-name="Preformatted_20_Text" style:list-style-name="L37">
      <style:paragraph-properties fo:margin-top="0cm" fo:margin-bottom="0.499cm" style:contextual-spacing="false"/>
    </style:style>
    <style:style style:name="P27" style:family="paragraph" style:parent-style-name="Preformatted_20_Text" style:list-style-name="L38"/>
    <style:style style:name="P28" style:family="paragraph" style:parent-style-name="Preformatted_20_Text" style:list-style-name="L38">
      <style:paragraph-properties fo:margin-top="0cm" fo:margin-bottom="0.499cm" style:contextual-spacing="false"/>
    </style:style>
    <style:style style:name="P29" style:family="paragraph" style:parent-style-name="Preformatted_20_Text" style:list-style-name="L39"/>
    <style:style style:name="P30" style:family="paragraph" style:parent-style-name="Preformatted_20_Text" style:list-style-name="L39">
      <style:paragraph-properties fo:margin-top="0cm" fo:margin-bottom="0.499cm" style:contextual-spacing="false"/>
    </style:style>
    <style:style style:name="P31" style:family="paragraph" style:parent-style-name="Preformatted_20_Text" style:list-style-name="L40"/>
    <style:style style:name="P32" style:family="paragraph" style:parent-style-name="Preformatted_20_Text" style:list-style-name="L40">
      <style:paragraph-properties fo:margin-top="0cm" fo:margin-bottom="0.499cm" style:contextual-spacing="false"/>
    </style:style>
    <style:style style:name="P33" style:family="paragraph" style:parent-style-name="Preformatted_20_Text" style:list-style-name="L41"/>
    <style:style style:name="P34" style:family="paragraph" style:parent-style-name="Preformatted_20_Text" style:list-style-name="L41">
      <style:paragraph-properties fo:margin-top="0cm" fo:margin-bottom="0.499cm" style:contextual-spacing="false"/>
    </style:style>
    <style:style style:name="P35" style:family="paragraph" style:parent-style-name="Preformatted_20_Text" style:list-style-name="L42"/>
    <style:style style:name="P36" style:family="paragraph" style:parent-style-name="Preformatted_20_Text" style:list-style-name="L42">
      <style:paragraph-properties fo:margin-top="0cm" fo:margin-bottom="0.499cm" style:contextual-spacing="false"/>
    </style:style>
    <style:style style:name="P37" style:family="paragraph" style:parent-style-name="Preformatted_20_Text" style:list-style-name="L43"/>
    <style:style style:name="P38" style:family="paragraph" style:parent-style-name="Preformatted_20_Text" style:list-style-name="L43">
      <style:paragraph-properties fo:margin-top="0cm" fo:margin-bottom="0.499cm" style:contextual-spacing="false"/>
    </style:style>
    <style:style style:name="P39" style:family="paragraph" style:parent-style-name="Preformatted_20_Text" style:list-style-name="L44"/>
    <style:style style:name="P40" style:family="paragraph" style:parent-style-name="Preformatted_20_Text" style:list-style-name="L44">
      <style:paragraph-properties fo:margin-top="0cm" fo:margin-bottom="0.499cm" style:contextual-spacing="false"/>
    </style:style>
    <style:style style:name="P41" style:family="paragraph" style:parent-style-name="Preformatted_20_Text" style:list-style-name="L45"/>
    <style:style style:name="P42" style:family="paragraph" style:parent-style-name="Preformatted_20_Text" style:list-style-name="L45">
      <style:paragraph-properties fo:margin-top="0cm" fo:margin-bottom="0.499cm" style:contextual-spacing="false"/>
    </style:style>
    <style:style style:name="P43" style:family="paragraph" style:parent-style-name="Preformatted_20_Text" style:list-style-name="L47"/>
    <style:style style:name="P44" style:family="paragraph" style:parent-style-name="Preformatted_20_Text" style:list-style-name="L47">
      <style:paragraph-properties fo:margin-top="0cm" fo:margin-bottom="0.499cm" style:contextual-spacing="false"/>
    </style:style>
    <style:style style:name="P45" style:family="paragraph" style:parent-style-name="Preformatted_20_Text" style:list-style-name="L48"/>
    <style:style style:name="P46" style:family="paragraph" style:parent-style-name="Preformatted_20_Text" style:list-style-name="L48">
      <style:paragraph-properties fo:margin-top="0cm" fo:margin-bottom="0.499cm" style:contextual-spacing="false"/>
    </style:style>
    <style:style style:name="P47" style:family="paragraph" style:parent-style-name="Preformatted_20_Text" style:list-style-name="L49"/>
    <style:style style:name="P48" style:family="paragraph" style:parent-style-name="Preformatted_20_Text" style:list-style-name="L49">
      <style:paragraph-properties fo:margin-top="0cm" fo:margin-bottom="0.499cm" style:contextual-spacing="false"/>
    </style:style>
    <style:style style:name="P49" style:family="paragraph" style:parent-style-name="Preformatted_20_Text" style:list-style-name="L50"/>
    <style:style style:name="P50" style:family="paragraph" style:parent-style-name="Preformatted_20_Text" style:list-style-name="L50">
      <style:paragraph-properties fo:margin-top="0cm" fo:margin-bottom="0.499cm" style:contextual-spacing="false"/>
    </style:style>
    <style:style style:name="P51" style:family="paragraph" style:parent-style-name="Preformatted_20_Text" style:list-style-name="L51"/>
    <style:style style:name="P52" style:family="paragraph" style:parent-style-name="Preformatted_20_Text" style:list-style-name="L51">
      <style:paragraph-properties fo:margin-top="0cm" fo:margin-bottom="0.499cm" style:contextual-spacing="false"/>
    </style:style>
    <style:style style:name="P53" style:family="paragraph" style:parent-style-name="Preformatted_20_Text" style:list-style-name="L52"/>
    <style:style style:name="P54" style:family="paragraph" style:parent-style-name="Preformatted_20_Text" style:list-style-name="L52">
      <style:paragraph-properties fo:margin-top="0cm" fo:margin-bottom="0.499cm" style:contextual-spacing="false"/>
    </style:style>
    <style:style style:name="P55" style:family="paragraph" style:parent-style-name="Preformatted_20_Text" style:list-style-name="L53"/>
    <style:style style:name="P56" style:family="paragraph" style:parent-style-name="Preformatted_20_Text" style:list-style-name="L53">
      <style:paragraph-properties fo:margin-top="0cm" fo:margin-bottom="0.499cm" style:contextual-spacing="false"/>
    </style:style>
    <style:style style:name="P57" style:family="paragraph" style:parent-style-name="Preformatted_20_Text" style:list-style-name="L54"/>
    <style:style style:name="P58" style:family="paragraph" style:parent-style-name="Preformatted_20_Text" style:list-style-name="L54">
      <style:paragraph-properties fo:margin-top="0cm" fo:margin-bottom="0.499cm" style:contextual-spacing="false"/>
    </style:style>
    <style:style style:name="P59" style:family="paragraph" style:parent-style-name="Preformatted_20_Text" style:list-style-name="L55"/>
    <style:style style:name="P60" style:family="paragraph" style:parent-style-name="Preformatted_20_Text" style:list-style-name="L55">
      <style:paragraph-properties fo:margin-top="0cm" fo:margin-bottom="0.499cm" style:contextual-spacing="false"/>
    </style:style>
    <style:style style:name="P61" style:family="paragraph" style:parent-style-name="Preformatted_20_Text" style:list-style-name="L56"/>
    <style:style style:name="P62" style:family="paragraph" style:parent-style-name="Preformatted_20_Text" style:list-style-name="L56">
      <style:paragraph-properties fo:margin-top="0cm" fo:margin-bottom="0.499cm" style:contextual-spacing="false"/>
    </style:style>
    <style:style style:name="P63" style:family="paragraph" style:parent-style-name="Preformatted_20_Text" style:list-style-name="L57"/>
    <style:style style:name="P64" style:family="paragraph" style:parent-style-name="Preformatted_20_Text" style:list-style-name="L57">
      <style:paragraph-properties fo:margin-top="0cm" fo:margin-bottom="0.499cm" style:contextual-spacing="false"/>
    </style:style>
    <style:style style:name="P65" style:family="paragraph" style:parent-style-name="Preformatted_20_Text" style:list-style-name="L58"/>
    <style:style style:name="P66" style:family="paragraph" style:parent-style-name="Preformatted_20_Text" style:list-style-name="L58">
      <style:paragraph-properties fo:margin-top="0cm" fo:margin-bottom="0.499cm" style:contextual-spacing="false"/>
    </style:style>
    <style:style style:name="P67" style:family="paragraph" style:parent-style-name="Preformatted_20_Text" style:list-style-name="L59"/>
    <style:style style:name="P68" style:family="paragraph" style:parent-style-name="Preformatted_20_Text" style:list-style-name="L59">
      <style:paragraph-properties fo:margin-top="0cm" fo:margin-bottom="0.499cm" style:contextual-spacing="false"/>
    </style:style>
    <style:style style:name="P69" style:family="paragraph" style:parent-style-name="Preformatted_20_Text" style:list-style-name="L60"/>
    <style:style style:name="P70" style:family="paragraph" style:parent-style-name="Preformatted_20_Text" style:list-style-name="L60">
      <style:paragraph-properties fo:margin-top="0cm" fo:margin-bottom="0.499cm" style:contextual-spacing="false"/>
    </style:style>
    <style:style style:name="P71" style:family="paragraph" style:parent-style-name="Preformatted_20_Text" style:list-style-name="L61"/>
    <style:style style:name="P72" style:family="paragraph" style:parent-style-name="Preformatted_20_Text" style:list-style-name="L61">
      <style:paragraph-properties fo:margin-top="0cm" fo:margin-bottom="0.499cm" style:contextual-spacing="false"/>
    </style:style>
    <style:style style:name="P73" style:family="paragraph" style:parent-style-name="Preformatted_20_Text" style:list-style-name="L62"/>
    <style:style style:name="P74" style:family="paragraph" style:parent-style-name="Preformatted_20_Text" style:list-style-name="L62">
      <style:paragraph-properties fo:margin-top="0cm" fo:margin-bottom="0.499cm" style:contextual-spacing="false"/>
    </style:style>
    <style:style style:name="P75" style:family="paragraph" style:parent-style-name="Preformatted_20_Text" style:list-style-name="L63"/>
    <style:style style:name="P76" style:family="paragraph" style:parent-style-name="Preformatted_20_Text" style:list-style-name="L63">
      <style:paragraph-properties fo:margin-top="0cm" fo:margin-bottom="0.499cm" style:contextual-spacing="false"/>
    </style:style>
    <style:style style:name="P77" style:family="paragraph" style:parent-style-name="Preformatted_20_Text" style:list-style-name="L64"/>
    <style:style style:name="P78" style:family="paragraph" style:parent-style-name="Preformatted_20_Text" style:list-style-name="L64">
      <style:paragraph-properties fo:margin-top="0cm" fo:margin-bottom="0.499cm" style:contextual-spacing="false"/>
    </style:style>
    <style:style style:name="P79" style:family="paragraph" style:parent-style-name="Preformatted_20_Text" style:list-style-name="L65"/>
    <style:style style:name="P80" style:family="paragraph" style:parent-style-name="Preformatted_20_Text" style:list-style-name="L65">
      <style:paragraph-properties fo:margin-top="0cm" fo:margin-bottom="0.499cm" style:contextual-spacing="false"/>
    </style:style>
    <style:style style:name="P81" style:family="paragraph" style:parent-style-name="Preformatted_20_Text" style:list-style-name="L66"/>
    <style:style style:name="P82" style:family="paragraph" style:parent-style-name="Preformatted_20_Text" style:list-style-name="L66">
      <style:paragraph-properties fo:margin-top="0cm" fo:margin-bottom="0.499cm" style:contextual-spacing="false"/>
    </style:style>
    <style:style style:name="P83" style:family="paragraph" style:parent-style-name="Preformatted_20_Text" style:list-style-name="L67"/>
    <style:style style:name="P84" style:family="paragraph" style:parent-style-name="Preformatted_20_Text" style:list-style-name="L67">
      <style:paragraph-properties fo:margin-top="0cm" fo:margin-bottom="0.499cm" style:contextual-spacing="false"/>
    </style:style>
    <style:style style:name="P85" style:family="paragraph" style:parent-style-name="Preformatted_20_Text" style:list-style-name="L68"/>
    <style:style style:name="P86" style:family="paragraph" style:parent-style-name="Preformatted_20_Text" style:list-style-name="L68">
      <style:paragraph-properties fo:margin-top="0cm" fo:margin-bottom="0.499cm" style:contextual-spacing="false"/>
    </style:style>
    <style:style style:name="P87" style:family="paragraph" style:parent-style-name="Preformatted_20_Text" style:list-style-name="L69"/>
    <style:style style:name="P88" style:family="paragraph" style:parent-style-name="Preformatted_20_Text" style:list-style-name="L69">
      <style:paragraph-properties fo:margin-top="0cm" fo:margin-bottom="0.499cm" style:contextual-spacing="false"/>
    </style:style>
    <style:style style:name="P89" style:family="paragraph" style:parent-style-name="Preformatted_20_Text" style:list-style-name="L70"/>
    <style:style style:name="P90" style:family="paragraph" style:parent-style-name="Preformatted_20_Text" style:list-style-name="L70">
      <style:paragraph-properties fo:margin-top="0cm" fo:margin-bottom="0.499cm" style:contextual-spacing="false"/>
    </style:style>
    <style:style style:name="P91" style:family="paragraph" style:parent-style-name="Preformatted_20_Text" style:list-style-name="L71"/>
    <style:style style:name="P92" style:family="paragraph" style:parent-style-name="Preformatted_20_Text" style:list-style-name="L71">
      <style:paragraph-properties fo:margin-top="0cm" fo:margin-bottom="0.499cm" style:contextual-spacing="false"/>
    </style:style>
    <style:style style:name="P93" style:family="paragraph" style:parent-style-name="Preformatted_20_Text" style:list-style-name="L72"/>
    <style:style style:name="P94" style:family="paragraph" style:parent-style-name="Preformatted_20_Text" style:list-style-name="L72">
      <style:paragraph-properties fo:margin-top="0cm" fo:margin-bottom="0.499cm" style:contextual-spacing="false"/>
    </style:style>
    <style:style style:name="P95" style:family="paragraph" style:parent-style-name="Preformatted_20_Text" style:list-style-name="L73"/>
    <style:style style:name="P96" style:family="paragraph" style:parent-style-name="Preformatted_20_Text" style:list-style-name="L73">
      <style:paragraph-properties fo:margin-top="0cm" fo:margin-bottom="0.499cm" style:contextual-spacing="false"/>
    </style:style>
    <style:style style:name="P97" style:family="paragraph" style:parent-style-name="Preformatted_20_Text" style:list-style-name="L74"/>
    <style:style style:name="P98" style:family="paragraph" style:parent-style-name="Preformatted_20_Text" style:list-style-name="L74">
      <style:paragraph-properties fo:margin-top="0cm" fo:margin-bottom="0.499cm" style:contextual-spacing="false"/>
    </style:style>
    <style:style style:name="P99" style:family="paragraph" style:parent-style-name="Preformatted_20_Text" style:list-style-name="L75"/>
    <style:style style:name="P100" style:family="paragraph" style:parent-style-name="Preformatted_20_Text" style:list-style-name="L75">
      <style:paragraph-properties fo:margin-top="0cm" fo:margin-bottom="0.499cm" style:contextual-spacing="false"/>
    </style:style>
    <style:style style:name="P101" style:family="paragraph" style:parent-style-name="Preformatted_20_Text" style:list-style-name="L76"/>
    <style:style style:name="P102" style:family="paragraph" style:parent-style-name="Preformatted_20_Text" style:list-style-name="L76">
      <style:paragraph-properties fo:margin-top="0cm" fo:margin-bottom="0.499cm" style:contextual-spacing="false"/>
    </style:style>
    <style:style style:name="P103" style:family="paragraph" style:parent-style-name="Preformatted_20_Text" style:list-style-name="L77"/>
    <style:style style:name="P104" style:family="paragraph" style:parent-style-name="Preformatted_20_Text" style:list-style-name="L77">
      <style:paragraph-properties fo:margin-top="0cm" fo:margin-bottom="0.499cm" style:contextual-spacing="false"/>
    </style:style>
    <style:style style:name="P105" style:family="paragraph" style:parent-style-name="Preformatted_20_Text" style:list-style-name="L78"/>
    <style:style style:name="P106" style:family="paragraph" style:parent-style-name="Preformatted_20_Text" style:list-style-name="L78">
      <style:paragraph-properties fo:margin-top="0cm" fo:margin-bottom="0.499cm" style:contextual-spacing="false"/>
    </style:style>
    <style:style style:name="P107" style:family="paragraph" style:parent-style-name="Preformatted_20_Text" style:list-style-name="L79"/>
    <style:style style:name="P108" style:family="paragraph" style:parent-style-name="Preformatted_20_Text" style:list-style-name="L79">
      <style:paragraph-properties fo:margin-top="0cm" fo:margin-bottom="0.499cm" style:contextual-spacing="false"/>
    </style:style>
    <style:style style:name="P109" style:family="paragraph" style:parent-style-name="Preformatted_20_Text" style:list-style-name="L80"/>
    <style:style style:name="P110" style:family="paragraph" style:parent-style-name="Preformatted_20_Text" style:list-style-name="L80">
      <style:paragraph-properties fo:margin-top="0cm" fo:margin-bottom="0.499cm" style:contextual-spacing="false"/>
    </style:style>
    <style:style style:name="P111" style:family="paragraph" style:parent-style-name="Preformatted_20_Text" style:list-style-name="L81"/>
    <style:style style:name="P112" style:family="paragraph" style:parent-style-name="Preformatted_20_Text" style:list-style-name="L81">
      <style:paragraph-properties fo:margin-top="0cm" fo:margin-bottom="0.499cm" style:contextual-spacing="false"/>
    </style:style>
    <style:style style:name="P113" style:family="paragraph" style:parent-style-name="Preformatted_20_Text" style:list-style-name="L82"/>
    <style:style style:name="P114" style:family="paragraph" style:parent-style-name="Preformatted_20_Text" style:list-style-name="L82">
      <style:paragraph-properties fo:margin-top="0cm" fo:margin-bottom="0.499cm" style:contextual-spacing="false"/>
    </style:style>
    <style:style style:name="P115" style:family="paragraph" style:parent-style-name="Preformatted_20_Text" style:list-style-name="L83"/>
    <style:style style:name="P116" style:family="paragraph" style:parent-style-name="Preformatted_20_Text" style:list-style-name="L83">
      <style:paragraph-properties fo:margin-top="0cm" fo:margin-bottom="0.499cm" style:contextual-spacing="false"/>
    </style:style>
    <style:style style:name="P117" style:family="paragraph" style:parent-style-name="Preformatted_20_Text" style:list-style-name="L84"/>
    <style:style style:name="P118" style:family="paragraph" style:parent-style-name="Preformatted_20_Text" style:list-style-name="L84">
      <style:paragraph-properties fo:margin-top="0cm" fo:margin-bottom="0.499cm" style:contextual-spacing="false"/>
    </style:style>
    <style:style style:name="P119" style:family="paragraph" style:parent-style-name="Preformatted_20_Text" style:list-style-name="L85"/>
    <style:style style:name="P120" style:family="paragraph" style:parent-style-name="Preformatted_20_Text" style:list-style-name="L85">
      <style:paragraph-properties fo:margin-top="0cm" fo:margin-bottom="0.499cm" style:contextual-spacing="false"/>
    </style:style>
    <style:style style:name="P121" style:family="paragraph" style:parent-style-name="Preformatted_20_Text" style:list-style-name="L86"/>
    <style:style style:name="P122" style:family="paragraph" style:parent-style-name="Preformatted_20_Text" style:list-style-name="L86">
      <style:paragraph-properties fo:margin-top="0cm" fo:margin-bottom="0.499cm" style:contextual-spacing="false"/>
    </style:style>
    <style:style style:name="P123" style:family="paragraph" style:parent-style-name="Preformatted_20_Text" style:list-style-name="L87"/>
    <style:style style:name="P124" style:family="paragraph" style:parent-style-name="Preformatted_20_Text" style:list-style-name="L87">
      <style:paragraph-properties fo:margin-top="0cm" fo:margin-bottom="0.499cm" style:contextual-spacing="false"/>
    </style:style>
    <style:style style:name="P125" style:family="paragraph" style:parent-style-name="Standard">
      <style:paragraph-properties fo:margin-top="0cm" fo:margin-bottom="0.499cm" style:contextual-spacing="false"/>
    </style:style>
    <style:style style:name="P126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127" style:family="paragraph" style:parent-style-name="Table_20_Contents">
      <style:text-properties fo:font-size="2pt" style:font-size-asian="2pt" style:font-size-complex="2pt"/>
    </style:style>
    <style:style style:name="P128" style:family="paragraph" style:parent-style-name="Table_20_Contents">
      <style:text-properties fo:font-weight="bold"/>
    </style:style>
    <style:style style:name="P129" style:family="paragraph" style:parent-style-name="Table_20_Contents" style:list-style-name="L1">
      <style:paragraph-properties fo:margin-top="0cm" fo:margin-bottom="0.499cm" style:contextual-spacing="false"/>
    </style:style>
    <style:style style:name="P130" style:family="paragraph" style:parent-style-name="Table_20_Contents" style:list-style-name="L2">
      <style:paragraph-properties fo:margin-top="0cm" fo:margin-bottom="0.499cm" style:contextual-spacing="false"/>
    </style:style>
    <style:style style:name="P131" style:family="paragraph" style:parent-style-name="Table_20_Contents">
      <style:paragraph-properties fo:margin-top="0cm" fo:margin-bottom="0.499cm" style:contextual-spacing="false"/>
    </style:style>
    <style:style style:name="P132" style:family="paragraph" style:parent-style-name="Table_20_Contents" style:list-style-name="L3">
      <style:paragraph-properties fo:margin-top="0cm" fo:margin-bottom="0.499cm" style:contextual-spacing="false"/>
    </style:style>
    <style:style style:name="P133" style:family="paragraph" style:parent-style-name="Table_20_Contents" style:list-style-name="L4">
      <style:paragraph-properties fo:margin-top="0cm" fo:margin-bottom="0.499cm" style:contextual-spacing="false"/>
    </style:style>
    <style:style style:name="P134" style:family="paragraph" style:parent-style-name="Table_20_Contents" style:list-style-name="L5">
      <style:paragraph-properties fo:margin-top="0cm" fo:margin-bottom="0.499cm" style:contextual-spacing="false"/>
    </style:style>
    <style:style style:name="P135" style:family="paragraph" style:parent-style-name="Table_20_Contents" style:list-style-name="L6">
      <style:paragraph-properties fo:margin-top="0cm" fo:margin-bottom="0.499cm" style:contextual-spacing="false"/>
    </style:style>
    <style:style style:name="P136" style:family="paragraph" style:parent-style-name="Table_20_Contents" style:list-style-name="L7">
      <style:paragraph-properties fo:margin-top="0cm" fo:margin-bottom="0.499cm" style:contextual-spacing="false"/>
    </style:style>
    <style:style style:name="P137" style:family="paragraph" style:parent-style-name="Table_20_Contents" style:list-style-name="L8">
      <style:paragraph-properties fo:margin-top="0cm" fo:margin-bottom="0.499cm" style:contextual-spacing="false"/>
    </style:style>
    <style:style style:name="P138" style:family="paragraph" style:parent-style-name="Table_20_Contents" style:list-style-name="L9">
      <style:paragraph-properties fo:margin-top="0cm" fo:margin-bottom="0.499cm" style:contextual-spacing="false"/>
    </style:style>
    <style:style style:name="P139" style:family="paragraph" style:parent-style-name="Table_20_Contents" style:list-style-name="L10">
      <style:paragraph-properties fo:margin-top="0cm" fo:margin-bottom="0.499cm" style:contextual-spacing="false"/>
    </style:style>
    <style:style style:name="P140" style:family="paragraph" style:parent-style-name="Table_20_Contents" style:list-style-name="L11">
      <style:paragraph-properties fo:margin-top="0cm" fo:margin-bottom="0.499cm" style:contextual-spacing="false"/>
    </style:style>
    <style:style style:name="P141" style:family="paragraph" style:parent-style-name="Table_20_Contents" style:list-style-name="L12">
      <style:paragraph-properties fo:margin-top="0cm" fo:margin-bottom="0.499cm" style:contextual-spacing="false"/>
    </style:style>
    <style:style style:name="P142" style:family="paragraph" style:parent-style-name="Table_20_Contents" style:list-style-name="L13">
      <style:paragraph-properties fo:margin-top="0cm" fo:margin-bottom="0.499cm" style:contextual-spacing="false"/>
    </style:style>
    <style:style style:name="P143" style:family="paragraph" style:parent-style-name="Table_20_Contents" style:list-style-name="L14">
      <style:paragraph-properties fo:margin-top="0cm" fo:margin-bottom="0.499cm" style:contextual-spacing="false"/>
    </style:style>
    <style:style style:name="P144" style:family="paragraph" style:parent-style-name="Table_20_Contents">
      <style:paragraph-properties fo:text-align="end" style:justify-single-word="false"/>
    </style:style>
    <style:style style:name="P145" style:family="paragraph" style:parent-style-name="Table_20_Contents" style:list-style-name="L15">
      <style:paragraph-properties fo:margin-top="0cm" fo:margin-bottom="0.499cm" style:contextual-spacing="false"/>
    </style:style>
    <style:style style:name="P146" style:family="paragraph" style:parent-style-name="Table_20_Contents" style:list-style-name="L15"/>
    <style:style style:name="P147" style:family="paragraph" style:parent-style-name="Table_20_Contents" style:list-style-name="L16"/>
    <style:style style:name="P148" style:family="paragraph" style:parent-style-name="Table_20_Contents" style:list-style-name="L17"/>
    <style:style style:name="P149" style:family="paragraph" style:parent-style-name="Table_20_Contents" style:list-style-name="L18"/>
    <style:style style:name="P150" style:family="paragraph" style:parent-style-name="Table_20_Contents" style:list-style-name="L19"/>
    <style:style style:name="P151" style:family="paragraph" style:parent-style-name="Table_20_Contents" style:list-style-name="L20"/>
    <style:style style:name="P152" style:family="paragraph" style:parent-style-name="Table_20_Contents" style:list-style-name="L21"/>
    <style:style style:name="P153" style:family="paragraph" style:parent-style-name="Table_20_Contents" style:list-style-name="L22"/>
    <style:style style:name="P154" style:family="paragraph" style:parent-style-name="Table_20_Contents" style:list-style-name="L23"/>
    <style:style style:name="P155" style:family="paragraph" style:parent-style-name="Text_20_body">
      <style:paragraph-properties fo:margin-top="0cm" fo:margin-bottom="0cm" style:contextual-spacing="false"/>
    </style:style>
    <style:style style:name="P156" style:family="paragraph" style:parent-style-name="Text_20_body" style:list-style-name="L25"/>
    <style:style style:name="P157" style:family="paragraph" style:parent-style-name="Text_20_body" style:list-style-name="L25">
      <style:paragraph-properties fo:margin-top="0cm" fo:margin-bottom="0cm" style:contextual-spacing="false"/>
    </style:style>
    <style:style style:name="P158" style:family="paragraph" style:parent-style-name="Text_20_body" style:list-style-name="L26"/>
    <style:style style:name="P159" style:family="paragraph" style:parent-style-name="Text_20_body" style:list-style-name="L26">
      <style:paragraph-properties fo:margin-top="0cm" fo:margin-bottom="0cm" style:contextual-spacing="false"/>
    </style:style>
    <style:style style:name="P160" style:family="paragraph" style:parent-style-name="Text_20_body" style:list-style-name="L27"/>
    <style:style style:name="P161" style:family="paragraph" style:parent-style-name="Text_20_body" style:list-style-name="L27">
      <style:paragraph-properties fo:margin-top="0cm" fo:margin-bottom="0cm" style:contextual-spacing="false"/>
    </style:style>
    <style:style style:name="P162" style:family="paragraph" style:parent-style-name="Text_20_body" style:list-style-name="L28"/>
    <style:style style:name="P163" style:family="paragraph" style:parent-style-name="Text_20_body" style:list-style-name="L28">
      <style:paragraph-properties fo:margin-top="0cm" fo:margin-bottom="0cm" style:contextual-spacing="false"/>
    </style:style>
    <style:style style:name="P164" style:family="paragraph" style:parent-style-name="Text_20_body" style:list-style-name="L29"/>
    <style:style style:name="P165" style:family="paragraph" style:parent-style-name="Text_20_body" style:list-style-name="L29">
      <style:paragraph-properties fo:margin-top="0cm" fo:margin-bottom="0cm" style:contextual-spacing="false"/>
    </style:style>
    <style:style style:name="P166" style:family="paragraph" style:parent-style-name="Text_20_body" style:list-style-name="L30"/>
    <style:style style:name="P167" style:family="paragraph" style:parent-style-name="Text_20_body" style:list-style-name="L30">
      <style:paragraph-properties fo:margin-top="0cm" fo:margin-bottom="0cm" style:contextual-spacing="false"/>
    </style:style>
    <style:style style:name="P168" style:family="paragraph" style:parent-style-name="Text_20_body" style:list-style-name="L31"/>
    <style:style style:name="P169" style:family="paragraph" style:parent-style-name="Text_20_body" style:list-style-name="L31">
      <style:paragraph-properties fo:margin-top="0cm" fo:margin-bottom="0cm" style:contextual-spacing="false"/>
    </style:style>
    <style:style style:name="P170" style:family="paragraph" style:parent-style-name="Text_20_body" style:list-style-name="L32"/>
    <style:style style:name="P171" style:family="paragraph" style:parent-style-name="Text_20_body" style:list-style-name="L32">
      <style:paragraph-properties fo:margin-top="0cm" fo:margin-bottom="0cm" style:contextual-spacing="false"/>
    </style:style>
    <style:style style:name="P172" style:family="paragraph" style:parent-style-name="Text_20_body" style:list-style-name="L33"/>
    <style:style style:name="P173" style:family="paragraph" style:parent-style-name="Text_20_body" style:list-style-name="L33">
      <style:paragraph-properties fo:margin-top="0cm" fo:margin-bottom="0cm" style:contextual-spacing="false"/>
    </style:style>
    <style:style style:name="P174" style:family="paragraph" style:parent-style-name="Text_20_body" style:list-style-name="L34"/>
    <style:style style:name="P175" style:family="paragraph" style:parent-style-name="Text_20_body" style:list-style-name="L34">
      <style:paragraph-properties fo:margin-top="0cm" fo:margin-bottom="0cm" style:contextual-spacing="false"/>
    </style:style>
    <style:style style:name="P176" style:family="paragraph" style:parent-style-name="Text_20_body" style:list-style-name="L35"/>
    <style:style style:name="P177" style:family="paragraph" style:parent-style-name="Text_20_body" style:list-style-name="L35">
      <style:paragraph-properties fo:margin-top="0cm" fo:margin-bottom="0cm" style:contextual-spacing="false"/>
    </style:style>
    <style:style style:name="P178" style:family="paragraph" style:parent-style-name="Text_20_body" style:list-style-name="L36"/>
    <style:style style:name="P179" style:family="paragraph" style:parent-style-name="Text_20_body" style:list-style-name="L36">
      <style:paragraph-properties fo:margin-top="0cm" fo:margin-bottom="0cm" style:contextual-spacing="false"/>
    </style:style>
    <style:style style:name="P180" style:family="paragraph" style:parent-style-name="Text_20_body" style:list-style-name="L37"/>
    <style:style style:name="P181" style:family="paragraph" style:parent-style-name="Text_20_body" style:list-style-name="L37">
      <style:paragraph-properties fo:margin-top="0cm" fo:margin-bottom="0cm" style:contextual-spacing="false"/>
    </style:style>
    <style:style style:name="P182" style:family="paragraph" style:parent-style-name="Text_20_body" style:list-style-name="L38"/>
    <style:style style:name="P183" style:family="paragraph" style:parent-style-name="Text_20_body" style:list-style-name="L38">
      <style:paragraph-properties fo:margin-top="0cm" fo:margin-bottom="0cm" style:contextual-spacing="false"/>
    </style:style>
    <style:style style:name="P184" style:family="paragraph" style:parent-style-name="Text_20_body" style:list-style-name="L39"/>
    <style:style style:name="P185" style:family="paragraph" style:parent-style-name="Text_20_body" style:list-style-name="L39">
      <style:paragraph-properties fo:margin-top="0cm" fo:margin-bottom="0cm" style:contextual-spacing="false"/>
    </style:style>
    <style:style style:name="P186" style:family="paragraph" style:parent-style-name="Text_20_body" style:list-style-name="L40"/>
    <style:style style:name="P187" style:family="paragraph" style:parent-style-name="Text_20_body" style:list-style-name="L40">
      <style:paragraph-properties fo:margin-top="0cm" fo:margin-bottom="0cm" style:contextual-spacing="false"/>
    </style:style>
    <style:style style:name="P188" style:family="paragraph" style:parent-style-name="Text_20_body" style:list-style-name="L41"/>
    <style:style style:name="P189" style:family="paragraph" style:parent-style-name="Text_20_body" style:list-style-name="L41">
      <style:paragraph-properties fo:margin-top="0cm" fo:margin-bottom="0cm" style:contextual-spacing="false"/>
    </style:style>
    <style:style style:name="P190" style:family="paragraph" style:parent-style-name="Text_20_body" style:list-style-name="L42"/>
    <style:style style:name="P191" style:family="paragraph" style:parent-style-name="Text_20_body" style:list-style-name="L42">
      <style:paragraph-properties fo:margin-top="0cm" fo:margin-bottom="0cm" style:contextual-spacing="false"/>
    </style:style>
    <style:style style:name="P192" style:family="paragraph" style:parent-style-name="Text_20_body">
      <style:text-properties fo:font-weight="bold"/>
    </style:style>
    <style:style style:name="P193" style:family="paragraph" style:parent-style-name="Text_20_body" style:list-style-name="L43"/>
    <style:style style:name="P194" style:family="paragraph" style:parent-style-name="Text_20_body" style:list-style-name="L43">
      <style:paragraph-properties fo:margin-top="0cm" fo:margin-bottom="0cm" style:contextual-spacing="false"/>
    </style:style>
    <style:style style:name="P195" style:family="paragraph" style:parent-style-name="Text_20_body" style:list-style-name="L44"/>
    <style:style style:name="P196" style:family="paragraph" style:parent-style-name="Text_20_body" style:list-style-name="L44">
      <style:paragraph-properties fo:margin-top="0cm" fo:margin-bottom="0cm" style:contextual-spacing="false"/>
    </style:style>
    <style:style style:name="P197" style:family="paragraph" style:parent-style-name="Text_20_body" style:list-style-name="L45"/>
    <style:style style:name="P198" style:family="paragraph" style:parent-style-name="Text_20_body" style:list-style-name="L45">
      <style:paragraph-properties fo:margin-top="0cm" fo:margin-bottom="0cm" style:contextual-spacing="false"/>
    </style:style>
    <style:style style:name="P199" style:family="paragraph" style:parent-style-name="Text_20_body" style:list-style-name="L46"/>
    <style:style style:name="P200" style:family="paragraph" style:parent-style-name="Text_20_body" style:list-style-name="L46">
      <style:paragraph-properties fo:margin-top="0cm" fo:margin-bottom="0cm" style:contextual-spacing="false"/>
    </style:style>
    <style:style style:name="P201" style:family="paragraph" style:parent-style-name="Text_20_body" style:list-style-name="L47"/>
    <style:style style:name="P202" style:family="paragraph" style:parent-style-name="Text_20_body" style:list-style-name="L47">
      <style:paragraph-properties fo:margin-top="0cm" fo:margin-bottom="0cm" style:contextual-spacing="false"/>
    </style:style>
    <style:style style:name="P203" style:family="paragraph" style:parent-style-name="Text_20_body" style:list-style-name="L48"/>
    <style:style style:name="P204" style:family="paragraph" style:parent-style-name="Text_20_body" style:list-style-name="L48">
      <style:paragraph-properties fo:margin-top="0cm" fo:margin-bottom="0cm" style:contextual-spacing="false"/>
    </style:style>
    <style:style style:name="P205" style:family="paragraph" style:parent-style-name="Text_20_body" style:list-style-name="L49"/>
    <style:style style:name="P206" style:family="paragraph" style:parent-style-name="Text_20_body" style:list-style-name="L49">
      <style:paragraph-properties fo:margin-top="0cm" fo:margin-bottom="0cm" style:contextual-spacing="false"/>
    </style:style>
    <style:style style:name="P207" style:family="paragraph" style:parent-style-name="Text_20_body" style:list-style-name="L50"/>
    <style:style style:name="P208" style:family="paragraph" style:parent-style-name="Text_20_body" style:list-style-name="L50">
      <style:paragraph-properties fo:margin-top="0cm" fo:margin-bottom="0cm" style:contextual-spacing="false"/>
    </style:style>
    <style:style style:name="P209" style:family="paragraph" style:parent-style-name="Text_20_body" style:list-style-name="L51"/>
    <style:style style:name="P210" style:family="paragraph" style:parent-style-name="Text_20_body" style:list-style-name="L51">
      <style:paragraph-properties fo:margin-top="0cm" fo:margin-bottom="0cm" style:contextual-spacing="false"/>
    </style:style>
    <style:style style:name="P211" style:family="paragraph" style:parent-style-name="Text_20_body" style:list-style-name="L52"/>
    <style:style style:name="P212" style:family="paragraph" style:parent-style-name="Text_20_body" style:list-style-name="L52">
      <style:paragraph-properties fo:margin-top="0cm" fo:margin-bottom="0cm" style:contextual-spacing="false"/>
    </style:style>
    <style:style style:name="P213" style:family="paragraph" style:parent-style-name="Text_20_body" style:list-style-name="L53"/>
    <style:style style:name="P214" style:family="paragraph" style:parent-style-name="Text_20_body" style:list-style-name="L53">
      <style:paragraph-properties fo:margin-top="0cm" fo:margin-bottom="0cm" style:contextual-spacing="false"/>
    </style:style>
    <style:style style:name="P215" style:family="paragraph" style:parent-style-name="Text_20_body" style:list-style-name="L54"/>
    <style:style style:name="P216" style:family="paragraph" style:parent-style-name="Text_20_body" style:list-style-name="L54">
      <style:paragraph-properties fo:margin-top="0cm" fo:margin-bottom="0cm" style:contextual-spacing="false"/>
    </style:style>
    <style:style style:name="P217" style:family="paragraph" style:parent-style-name="Text_20_body" style:list-style-name="L55"/>
    <style:style style:name="P218" style:family="paragraph" style:parent-style-name="Text_20_body" style:list-style-name="L55">
      <style:paragraph-properties fo:margin-top="0cm" fo:margin-bottom="0cm" style:contextual-spacing="false"/>
    </style:style>
    <style:style style:name="P219" style:family="paragraph" style:parent-style-name="Text_20_body" style:list-style-name="L56"/>
    <style:style style:name="P220" style:family="paragraph" style:parent-style-name="Text_20_body" style:list-style-name="L56">
      <style:paragraph-properties fo:margin-top="0cm" fo:margin-bottom="0cm" style:contextual-spacing="false"/>
    </style:style>
    <style:style style:name="P221" style:family="paragraph" style:parent-style-name="Text_20_body" style:list-style-name="L57"/>
    <style:style style:name="P222" style:family="paragraph" style:parent-style-name="Text_20_body" style:list-style-name="L57">
      <style:paragraph-properties fo:margin-top="0cm" fo:margin-bottom="0cm" style:contextual-spacing="false"/>
    </style:style>
    <style:style style:name="P223" style:family="paragraph" style:parent-style-name="Text_20_body" style:list-style-name="L58"/>
    <style:style style:name="P224" style:family="paragraph" style:parent-style-name="Text_20_body" style:list-style-name="L58">
      <style:paragraph-properties fo:margin-top="0cm" fo:margin-bottom="0cm" style:contextual-spacing="false"/>
    </style:style>
    <style:style style:name="P225" style:family="paragraph" style:parent-style-name="Text_20_body" style:list-style-name="L59"/>
    <style:style style:name="P226" style:family="paragraph" style:parent-style-name="Text_20_body" style:list-style-name="L59">
      <style:paragraph-properties fo:margin-top="0cm" fo:margin-bottom="0cm" style:contextual-spacing="false"/>
    </style:style>
    <style:style style:name="P227" style:family="paragraph" style:parent-style-name="Text_20_body" style:list-style-name="L60"/>
    <style:style style:name="P228" style:family="paragraph" style:parent-style-name="Text_20_body" style:list-style-name="L60">
      <style:paragraph-properties fo:margin-top="0cm" fo:margin-bottom="0cm" style:contextual-spacing="false"/>
    </style:style>
    <style:style style:name="P229" style:family="paragraph" style:parent-style-name="Text_20_body" style:list-style-name="L61"/>
    <style:style style:name="P230" style:family="paragraph" style:parent-style-name="Text_20_body" style:list-style-name="L61">
      <style:paragraph-properties fo:margin-top="0cm" fo:margin-bottom="0cm" style:contextual-spacing="false"/>
    </style:style>
    <style:style style:name="P231" style:family="paragraph" style:parent-style-name="Text_20_body" style:list-style-name="L62"/>
    <style:style style:name="P232" style:family="paragraph" style:parent-style-name="Text_20_body" style:list-style-name="L62">
      <style:paragraph-properties fo:margin-top="0cm" fo:margin-bottom="0cm" style:contextual-spacing="false"/>
    </style:style>
    <style:style style:name="P233" style:family="paragraph" style:parent-style-name="Text_20_body" style:list-style-name="L63"/>
    <style:style style:name="P234" style:family="paragraph" style:parent-style-name="Text_20_body" style:list-style-name="L63">
      <style:paragraph-properties fo:margin-top="0cm" fo:margin-bottom="0cm" style:contextual-spacing="false"/>
    </style:style>
    <style:style style:name="P235" style:family="paragraph" style:parent-style-name="Text_20_body" style:list-style-name="L64"/>
    <style:style style:name="P236" style:family="paragraph" style:parent-style-name="Text_20_body" style:list-style-name="L64">
      <style:paragraph-properties fo:margin-top="0cm" fo:margin-bottom="0cm" style:contextual-spacing="false"/>
    </style:style>
    <style:style style:name="P237" style:family="paragraph" style:parent-style-name="Text_20_body" style:list-style-name="L65"/>
    <style:style style:name="P238" style:family="paragraph" style:parent-style-name="Text_20_body" style:list-style-name="L65">
      <style:paragraph-properties fo:margin-top="0cm" fo:margin-bottom="0cm" style:contextual-spacing="false"/>
    </style:style>
    <style:style style:name="P239" style:family="paragraph" style:parent-style-name="Text_20_body" style:list-style-name="L66"/>
    <style:style style:name="P240" style:family="paragraph" style:parent-style-name="Text_20_body" style:list-style-name="L66">
      <style:paragraph-properties fo:margin-top="0cm" fo:margin-bottom="0cm" style:contextual-spacing="false"/>
    </style:style>
    <style:style style:name="P241" style:family="paragraph" style:parent-style-name="Text_20_body" style:list-style-name="L67"/>
    <style:style style:name="P242" style:family="paragraph" style:parent-style-name="Text_20_body" style:list-style-name="L67">
      <style:paragraph-properties fo:margin-top="0cm" fo:margin-bottom="0cm" style:contextual-spacing="false"/>
    </style:style>
    <style:style style:name="P243" style:family="paragraph" style:parent-style-name="Text_20_body" style:list-style-name="L68"/>
    <style:style style:name="P244" style:family="paragraph" style:parent-style-name="Text_20_body" style:list-style-name="L68">
      <style:paragraph-properties fo:margin-top="0cm" fo:margin-bottom="0cm" style:contextual-spacing="false"/>
    </style:style>
    <style:style style:name="P245" style:family="paragraph" style:parent-style-name="Text_20_body" style:list-style-name="L69"/>
    <style:style style:name="P246" style:family="paragraph" style:parent-style-name="Text_20_body" style:list-style-name="L69">
      <style:paragraph-properties fo:margin-top="0cm" fo:margin-bottom="0cm" style:contextual-spacing="false"/>
    </style:style>
    <style:style style:name="P247" style:family="paragraph" style:parent-style-name="Text_20_body" style:list-style-name="L70"/>
    <style:style style:name="P248" style:family="paragraph" style:parent-style-name="Text_20_body" style:list-style-name="L70">
      <style:paragraph-properties fo:margin-top="0cm" fo:margin-bottom="0cm" style:contextual-spacing="false"/>
    </style:style>
    <style:style style:name="P249" style:family="paragraph" style:parent-style-name="Text_20_body" style:list-style-name="L71"/>
    <style:style style:name="P250" style:family="paragraph" style:parent-style-name="Text_20_body" style:list-style-name="L71">
      <style:paragraph-properties fo:margin-top="0cm" fo:margin-bottom="0cm" style:contextual-spacing="false"/>
    </style:style>
    <style:style style:name="P251" style:family="paragraph" style:parent-style-name="Text_20_body" style:list-style-name="L72"/>
    <style:style style:name="P252" style:family="paragraph" style:parent-style-name="Text_20_body" style:list-style-name="L72">
      <style:paragraph-properties fo:margin-top="0cm" fo:margin-bottom="0cm" style:contextual-spacing="false"/>
    </style:style>
    <style:style style:name="P253" style:family="paragraph" style:parent-style-name="Text_20_body" style:list-style-name="L73"/>
    <style:style style:name="P254" style:family="paragraph" style:parent-style-name="Text_20_body" style:list-style-name="L73">
      <style:paragraph-properties fo:margin-top="0cm" fo:margin-bottom="0cm" style:contextual-spacing="false"/>
    </style:style>
    <style:style style:name="P255" style:family="paragraph" style:parent-style-name="Text_20_body" style:list-style-name="L74"/>
    <style:style style:name="P256" style:family="paragraph" style:parent-style-name="Text_20_body" style:list-style-name="L74">
      <style:paragraph-properties fo:margin-top="0cm" fo:margin-bottom="0cm" style:contextual-spacing="false"/>
    </style:style>
    <style:style style:name="P257" style:family="paragraph" style:parent-style-name="Text_20_body" style:list-style-name="L75"/>
    <style:style style:name="P258" style:family="paragraph" style:parent-style-name="Text_20_body" style:list-style-name="L75">
      <style:paragraph-properties fo:margin-top="0cm" fo:margin-bottom="0cm" style:contextual-spacing="false"/>
    </style:style>
    <style:style style:name="P259" style:family="paragraph" style:parent-style-name="Text_20_body" style:list-style-name="L76"/>
    <style:style style:name="P260" style:family="paragraph" style:parent-style-name="Text_20_body" style:list-style-name="L76">
      <style:paragraph-properties fo:margin-top="0cm" fo:margin-bottom="0cm" style:contextual-spacing="false"/>
    </style:style>
    <style:style style:name="P261" style:family="paragraph" style:parent-style-name="Text_20_body" style:list-style-name="L77"/>
    <style:style style:name="P262" style:family="paragraph" style:parent-style-name="Text_20_body" style:list-style-name="L77">
      <style:paragraph-properties fo:margin-top="0cm" fo:margin-bottom="0cm" style:contextual-spacing="false"/>
    </style:style>
    <style:style style:name="P263" style:family="paragraph" style:parent-style-name="Text_20_body" style:list-style-name="L78"/>
    <style:style style:name="P264" style:family="paragraph" style:parent-style-name="Text_20_body" style:list-style-name="L78">
      <style:paragraph-properties fo:margin-top="0cm" fo:margin-bottom="0cm" style:contextual-spacing="false"/>
    </style:style>
    <style:style style:name="P265" style:family="paragraph" style:parent-style-name="Text_20_body" style:list-style-name="L79"/>
    <style:style style:name="P266" style:family="paragraph" style:parent-style-name="Text_20_body" style:list-style-name="L79">
      <style:paragraph-properties fo:margin-top="0cm" fo:margin-bottom="0cm" style:contextual-spacing="false"/>
    </style:style>
    <style:style style:name="P267" style:family="paragraph" style:parent-style-name="Text_20_body" style:list-style-name="L80"/>
    <style:style style:name="P268" style:family="paragraph" style:parent-style-name="Text_20_body" style:list-style-name="L80">
      <style:paragraph-properties fo:margin-top="0cm" fo:margin-bottom="0cm" style:contextual-spacing="false"/>
    </style:style>
    <style:style style:name="P269" style:family="paragraph" style:parent-style-name="Text_20_body" style:list-style-name="L81"/>
    <style:style style:name="P270" style:family="paragraph" style:parent-style-name="Text_20_body" style:list-style-name="L81">
      <style:paragraph-properties fo:margin-top="0cm" fo:margin-bottom="0cm" style:contextual-spacing="false"/>
    </style:style>
    <style:style style:name="P271" style:family="paragraph" style:parent-style-name="Text_20_body" style:list-style-name="L82"/>
    <style:style style:name="P272" style:family="paragraph" style:parent-style-name="Text_20_body" style:list-style-name="L82">
      <style:paragraph-properties fo:margin-top="0cm" fo:margin-bottom="0cm" style:contextual-spacing="false"/>
    </style:style>
    <style:style style:name="P273" style:family="paragraph" style:parent-style-name="Text_20_body" style:list-style-name="L83"/>
    <style:style style:name="P274" style:family="paragraph" style:parent-style-name="Text_20_body" style:list-style-name="L83">
      <style:paragraph-properties fo:margin-top="0cm" fo:margin-bottom="0cm" style:contextual-spacing="false"/>
    </style:style>
    <style:style style:name="P275" style:family="paragraph" style:parent-style-name="Text_20_body" style:list-style-name="L84"/>
    <style:style style:name="P276" style:family="paragraph" style:parent-style-name="Text_20_body" style:list-style-name="L84">
      <style:paragraph-properties fo:margin-top="0cm" fo:margin-bottom="0cm" style:contextual-spacing="false"/>
    </style:style>
    <style:style style:name="P277" style:family="paragraph" style:parent-style-name="Text_20_body" style:list-style-name="L85"/>
    <style:style style:name="P278" style:family="paragraph" style:parent-style-name="Text_20_body" style:list-style-name="L85">
      <style:paragraph-properties fo:margin-top="0cm" fo:margin-bottom="0cm" style:contextual-spacing="false"/>
    </style:style>
    <style:style style:name="P279" style:family="paragraph" style:parent-style-name="Text_20_body" style:list-style-name="L86"/>
    <style:style style:name="P280" style:family="paragraph" style:parent-style-name="Text_20_body" style:list-style-name="L86">
      <style:paragraph-properties fo:margin-top="0cm" fo:margin-bottom="0cm" style:contextual-spacing="false"/>
    </style:style>
    <style:style style:name="P281" style:family="paragraph" style:parent-style-name="Text_20_body" style:list-style-name="L87"/>
    <style:style style:name="P282" style:family="paragraph" style:parent-style-name="Text_20_body" style:list-style-name="L87">
      <style:paragraph-properties fo:margin-top="0cm" fo:margin-bottom="0cm" style:contextual-spacing="false"/>
    </style:style>
    <style:style style:name="P283" style:family="paragraph" style:parent-style-name="Text_20_body" style:list-style-name="L88"/>
    <style:style style:name="P284" style:family="paragraph" style:parent-style-name="Text_20_body" style:list-style-name="L88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font-style="italic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span text:style-name="T2">Member Functions &amp; Variables</text:span> </text:p>
      <text:p text:style-name="Horizontal_20_Line"/>
      <text:p text:style-name="P155"/>
      <text:p text:style-name="Text_20_body"><text:bookmark text:name="attributes"/><text:span text:style-name="T1">attributes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ource_20_Text"><text:span text:style-name="T1">.n_rows</text:span></text:span> 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number of rows; present in <text:span text:style-name="T3">Mat</text:span>, <text:span text:style-name="T3">Col</text:span>, <text:span text:style-name="T3">Row</text:span>, <text:span text:style-name="T3">Cube</text:span>, <text:span text:style-name="T3">field</text:span> and <text:span text:style-name="T3">SpMat</text:span> 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n_cols</text:span></text:span> 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number of columns; present in <text:span text:style-name="T3">Mat</text:span>, <text:span text:style-name="T3">Col</text:span>, <text:span text:style-name="T3">Row</text:span>, <text:span text:style-name="T3">Cube</text:span>, <text:span text:style-name="T3">field</text:span> and <text:span text:style-name="T3">SpMat</text:span> 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n_elem</text:span></text:span> 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total number of elements; present in <text:span text:style-name="T3">Mat</text:span>, <text:span text:style-name="T3">Col</text:span>, <text:span text:style-name="T3">Row</text:span>, <text:span text:style-name="T3">Cube</text:span>, <text:span text:style-name="T3">field</text:span> and <text:span text:style-name="T3">SpMat</text:span> 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n_slices</text:span></text:span> 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number of slices; present in <text:span text:style-name="T3">Cube</text:span> and <text:span text:style-name="T3">field</text:span> 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.n_nonzero</text:span></text:span> 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Table_20_Contents">number of non-zero elements; present in <text:span text:style-name="T3">SpMat</text:span> </text:p>
          </table:table-cell>
        </table:table-row>
      </table:table>
      <text:list xml:id="list769121085" text:style-name="L25">
        <text:list-item>
          <text:p text:style-name="P157">The variables are of type <text:a xlink:type="simple" xlink:href="https://arma.sourceforge.net/docs.html#uword" text:style-name="Internet_20_link" text:visited-style-name="Visited_20_Internet_20_Link">uword</text:a> </text:p>
        </text:list-item>
        <text:list-item>
          <text:p text:style-name="P157">The variables are read-only; to change the size, use <text:a xlink:type="simple" xlink:href="https://arma.sourceforge.net/docs.html#set_size" text:style-name="Internet_20_link" text:visited-style-name="Visited_20_Internet_20_Link">.set_size()</text:a>, <text:a xlink:type="simple" xlink:href="https://arma.sourceforge.net/docs.html#copy_size" text:style-name="Internet_20_link" text:visited-style-name="Visited_20_Internet_20_Link">.copy_size()</text:a>, <text:a xlink:type="simple" xlink:href="https://arma.sourceforge.net/docs.html#zeros_member" text:style-name="Internet_20_link" text:visited-style-name="Visited_20_Internet_20_Link">.zeros()</text:a>, <text:a xlink:type="simple" xlink:href="https://arma.sourceforge.net/docs.html#ones_member" text:style-name="Internet_20_link" text:visited-style-name="Visited_20_Internet_20_Link">.ones()</text:a>, or <text:a xlink:type="simple" xlink:href="https://arma.sourceforge.net/docs.html#reset" text:style-name="Internet_20_link" text:visited-style-name="Visited_20_Internet_20_Link">.reset()</text:a> </text:p>
        </text:list-item>
        <text:list-item>
          <text:p text:style-name="P157">For the <text:span text:style-name="T3">Col</text:span> and <text:span text:style-name="T3">Row</text:span> classes, <text:span text:style-name="T3">n_elem</text:span> also indicates vector length </text:p>
        </text:list-item>
        <text:list-item>
          <text:p text:style-name="P156">Examples: </text:p>
          <text:list>
            <text:list-header>
              <text:p text:style-name="P1">mat X(4,5);</text:p>
              <text:p text:style-name="P2">cout &lt;&lt; "X has " &lt;&lt; X.n_cols &lt;&lt; " columns" &lt;&lt; endl;</text:p>
            </text:list-header>
          </text:list>
          <text:p text:style-name="P157"/>
        </text:list-item>
        <text:list-item>
          <text:p text:style-name="P157">See also: </text:p>
          <text:list>
            <text:list-item>
              <text:p text:style-name="P157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57"><text:a xlink:type="simple" xlink:href="https://arma.sourceforge.net/docs.html#copy_size" text:style-name="Internet_20_link" text:visited-style-name="Visited_20_Internet_20_Link">.copy_size()</text:a> </text:p>
            </text:list-item>
            <text:list-item>
              <text:p text:style-name="P157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57"><text:a xlink:type="simple" xlink:href="https://arma.sourceforge.net/docs.html#ones_member" text:style-name="Internet_20_link" text:visited-style-name="Visited_20_Internet_20_Link">.ones()</text:a> </text:p>
            </text:list-item>
            <text:list-item>
              <text:p text:style-name="P157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57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56"/>
        </text:list-item>
      </text:list>
      <text:p text:style-name="Horizontal_20_Line"/>
      <text:p text:style-name="P155"/>
      <text:p text:style-name="Text_20_body"><text:bookmark text:name="element_access"/><text:span text:style-name="T1">element/object access via (), [] and .at()</text:span> </text:p>
      <text:list xml:id="list1171897549" text:style-name="L26">
        <text:list-item>
          <text:p text:style-name="P158">Provide access to individual elements or objects stored in a container object (ie. <text:span text:style-name="T3">Mat</text:span>, <text:span text:style-name="T3">Col</text:span>, <text:span text:style-name="T3">Row</text:span>, <text:span text:style-name="T3">Cube</text:span>, <text:span text:style-name="T3">field</text:span>)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pan text:style-name="Source_20_Text">(i)</text:span> 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For <text:span text:style-name="T3">vec</text:span> and <text:span text:style-name="T3">rowvec</text:span>, access the element stored at index <text:span text:style-name="T3">i</text:span>. For <text:span text:style-name="T3">mat</text:span>, <text:span text:style-name="T3">cube</text:span> and <text:span text:style-name="T3">field</text:span>, access the element/object stored at index <text:span text:style-name="T3">i</text:span> under the assumption of a flat layout, with column-major ordering of data (ie. column by column). An exception is thrown if the requested element is out of bounds. 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<text:span text:style-name="Source_20_Text">(r,c)</text:span>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For <text:span text:style-name="T3">mat</text:span> and <text:span text:style-name="T3">2D field</text:span> classes, access the element/object stored at row <text:span text:style-name="T3">r</text:span> and column <text:span text:style-name="T3">c</text:span>. An exception is thrown if the requested element is out of bounds. 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<text:span text:style-name="Source_20_Text">(r,c,s)</text:span>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For <text:span text:style-name="T3">cube</text:span> and <text:span text:style-name="T3">3D field</text:span> classes, access the element/object stored at <text:soft-page-break/>row <text:span text:style-name="T3">r</text:span>, column <text:span text:style-name="T3">c</text:span>, and slice <text:span text:style-name="T3">s</text:span>. An exception is thrown if the requested element is out of bounds. 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<text:span text:style-name="Source_20_Text">.at(i)</text:span>  or  <text:span text:style-name="Source_20_Text">[i]</text:span> 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As for <text:span text:style-name="Source_20_Text">(i)</text:span>, but without a bounds check; not recommended; see the caveats below 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<text:span text:style-name="Source_20_Text">.at(r,c)</text:span>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As for <text:span text:style-name="Source_20_Text">(r,c)</text:span>, but without a bounds check; not recommended; see the caveats below 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D1" office:value-type="string">
            <text:p text:style-name="P127"/>
          </table:table-cell>
        </table:table-row>
        <table:table-row>
          <table:table-cell table:style-name="Table2.A1" office:value-type="string">
            <text:p text:style-name="Table_20_Contents"><text:span text:style-name="Source_20_Text">.at(r,c,s)</text:span> 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As for <text:span text:style-name="Source_20_Text">(r,c,s)</text:span>, but without a bounds check; not recommended; see the caveats below </text:p>
          </table:table-cell>
          <table:table-cell table:style-name="Table2.D1" office:value-type="string">
            <text:p text:style-name="P127"/>
          </table:table-cell>
        </table:table-row>
      </table:table>
      <text:list xml:id="list25305920177467" text:continue-numbering="true" text:style-name="L26">
        <text:list-header>
          <text:p text:style-name="P159"/>
        </text:list-header>
        <text:list-item>
          <text:p text:style-name="P159">The indices of elements are specified via the <text:a xlink:type="simple" xlink:href="https://arma.sourceforge.net/docs.html#uword" text:style-name="Internet_20_link" text:visited-style-name="Visited_20_Internet_20_Link">uword</text:a> type, which is a typedef for an <text:a xlink:type="simple" xlink:href="https://arma.sourceforge.net/docs.html#uword" text:style-name="Internet_20_link" text:visited-style-name="Visited_20_Internet_20_Link">unsigned integer type</text:a>. When using loops to access elements, it is best to use <text:span text:style-name="T3">uword</text:span> instead of <text:span text:style-name="T3">int</text:span>. For example: <text:span text:style-name="Source_20_Text">for(uword i=0; i&lt;X.n_elem; ++i) { X(i) = ... }</text:span> </text:p>
        </text:list-item>
        <text:list-item>
          <text:p text:style-name="P159"><text:span text:style-name="T1">Caveats:</text:span> </text:p>
          <text:list>
            <text:list-item>
              <text:p text:style-name="P159">accessing elements without bounds checks is slightly faster, but is not recommended until your code has been thoroughly debugged first </text:p>
            </text:list-item>
            <text:list-item>
              <text:p text:style-name="P159">indexing in C++ starts at 0 </text:p>
            </text:list-item>
            <text:list-item>
              <text:p text:style-name="P159">accessing elements via <text:span text:style-name="Source_20_Text">[r,c]</text:span> and <text:span text:style-name="Source_20_Text">[r,c,s]</text:span> does not work correctly in C++; instead use <text:span text:style-name="Source_20_Text">(r,c)</text:span> and <text:span text:style-name="Source_20_Text">(r,c,s)</text:span> </text:p>
            </text:list-item>
          </text:list>
          <text:p text:style-name="P159"/>
        </text:list-item>
        <text:list-item>
          <text:p text:style-name="P158">Examples: </text:p>
          <text:list>
            <text:list-header>
              <text:p text:style-name="P3">mat M(10, 10, fill::randu);</text:p>
              <text:p text:style-name="P3">M(9,9) = 123.0;</text:p>
              <text:p text:style-name="P3">double x = M(1,2);</text:p>
              <text:p text:style-name="P3"/>
              <text:p text:style-name="P3">vec v(10, fill::randu);</text:p>
              <text:p text:style-name="P3">v(9) = 123.0;</text:p>
              <text:p text:style-name="P4">double y = v(0);</text:p>
            </text:list-header>
          </text:list>
          <text:p text:style-name="P159"/>
        </text:list-item>
        <text:list-item>
          <text:p text:style-name="P159">See also: </text:p>
          <text:list>
            <text:list-item>
              <text:p text:style-name="P159"><text:a xlink:type="simple" xlink:href="https://arma.sourceforge.net/docs.html#in_range" text:style-name="Internet_20_link" text:visited-style-name="Visited_20_Internet_20_Link">.in_range()</text:a> </text:p>
            </text:list-item>
            <text:list-item>
              <text:p text:style-name="P159"><text:a xlink:type="simple" xlink:href="https://arma.sourceforge.net/docs.html#element_initialisation" text:style-name="Internet_20_link" text:visited-style-name="Visited_20_Internet_20_Link">element initialisation</text:a> </text:p>
            </text:list-item>
            <text:list-item>
              <text:p text:style-name="P159"><text:a xlink:type="simple" xlink:href="https://arma.sourceforge.net/docs.html#ind2sub" text:style-name="Internet_20_link" text:visited-style-name="Visited_20_Internet_20_Link">ind2sub()</text:a> </text:p>
            </text:list-item>
            <text:list-item>
              <text:p text:style-name="P159"><text:a xlink:type="simple" xlink:href="https://arma.sourceforge.net/docs.html#sub2ind" text:style-name="Internet_20_link" text:visited-style-name="Visited_20_Internet_20_Link">sub2ind()</text:a> </text:p>
            </text:list-item>
            <text:list-item>
              <text:p text:style-name="P159"><text:a xlink:type="simple" xlink:href="https://arma.sourceforge.net/docs.html#index_min_and_index_max_member" text:style-name="Internet_20_link" text:visited-style-name="Visited_20_Internet_20_Link">.index_min() / .index_max()</text:a> </text:p>
            </text:list-item>
            <text:list-item>
              <text:p text:style-name="P159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159"><text:a xlink:type="simple" xlink:href="https://arma.sourceforge.net/docs.html#memptr" text:style-name="Internet_20_link" text:visited-style-name="Visited_20_Internet_20_Link">.memptr()</text:a> </text:p>
            </text:list-item>
            <text:list-item>
              <text:p text:style-name="P159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59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159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159"><text:a xlink:type="simple" xlink:href="https://arma.sourceforge.net/docs.html#iterators_cube" text:style-name="Internet_20_link" text:visited-style-name="Visited_20_Internet_20_Link">iterators (cubes)</text:a> </text:p>
            </text:list-item>
            <text:list-item>
              <text:p text:style-name="P159"><text:a xlink:type="simple" xlink:href="https://arma.sourceforge.net/docs.html#iterators_spmat" text:style-name="Internet_20_link" text:visited-style-name="Visited_20_Internet_20_Link">iterators (sparse matrices)</text:a> </text:p>
            </text:list-item>
          </text:list>
          <text:p text:style-name="P158"/>
        </text:list-item>
      </text:list>
      <text:p text:style-name="Horizontal_20_Line"/>
      <text:p text:style-name="P155"><text:soft-page-break/></text:p>
      <text:p text:style-name="Text_20_body"><text:bookmark text:name="element_initialisation"/><text:span text:style-name="T1">element initialisation</text:span> </text:p>
      <text:list xml:id="list2427162956" text:style-name="L27">
        <text:list-item>
          <text:p text:style-name="P161">Set elements in <text:span text:style-name="T3">Mat</text:span>, <text:span text:style-name="T3">Col</text:span>, <text:span text:style-name="T3">Row</text:span> via braced initialiser lists </text:p>
        </text:list-item>
        <text:list-item>
          <text:p text:style-name="P160">Examples: </text:p>
          <text:list>
            <text:list-header>
              <text:p text:style-name="P5">vec v = { 1, 2, 3 };</text:p>
              <text:p text:style-name="P5"/>
              <text:p text:style-name="P5">mat A = { {1, 3, 5},</text:p>
              <text:p text:style-name="P6"><text:s text:c="10"/>{2, 4, 6} };</text:p>
            </text:list-header>
          </text:list>
          <text:p text:style-name="P161"/>
        </text:list-item>
        <text:list-item>
          <text:p text:style-name="P161">See also: </text:p>
          <text:list>
            <text:list-item>
              <text:p text:style-name="P161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161"><text:a xlink:type="simple" xlink:href="https://arma.sourceforge.net/docs.html#reshape_member" text:style-name="Internet_20_link" text:visited-style-name="Visited_20_Internet_20_Link">.reshape()</text:a> </text:p>
            </text:list-item>
            <text:list-item>
              <text:p text:style-name="P161"><text:a xlink:type="simple" xlink:href="https://arma.sourceforge.net/docs.html#print" text:style-name="Internet_20_link" text:visited-style-name="Visited_20_Internet_20_Link">.print()</text:a> </text:p>
            </text:list-item>
            <text:list-item>
              <text:p text:style-name="P161"><text:a xlink:type="simple" xlink:href="https://arma.sourceforge.net/docs.html#save_load_mat" text:style-name="Internet_20_link" text:visited-style-name="Visited_20_Internet_20_Link">saving &amp; loading matrices</text:a> </text:p>
            </text:list-item>
            <text:list-item>
              <text:p text:style-name="P161"><text:a xlink:type="simple" xlink:href="https://arma.sourceforge.net/docs.html#adv_constructors_mat" text:style-name="Internet_20_link" text:visited-style-name="Visited_20_Internet_20_Link">advanced constructors (matrices)</text:a> </text:p>
            </text:list-item>
          </text:list>
          <text:p text:style-name="P160"/>
        </text:list-item>
      </text:list>
      <text:p text:style-name="Horizontal_20_Line"/>
      <text:p text:style-name="P155"/>
      <text:p text:style-name="P126"><text:bookmark text:name="zeros_member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8">.zeros(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SpMat</text:span>, <text:span text:style-name="T3">Cube</text:span>) </text:p>
          </table:table-cell>
        </table:table-row>
        <table:table-row>
          <table:table-cell table:style-name="Table3.A1" office:value-type="string">
            <text:p text:style-name="P128">.zeros( n_elem 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member function of <text:span text:style-name="T3">Col</text:span> and <text:span text:style-name="T3">Row</text:span>) </text:p>
          </table:table-cell>
        </table:table-row>
        <table:table-row>
          <table:table-cell table:style-name="Table3.A1" office:value-type="string">
            <text:p text:style-name="P128">.zeros( n_rows, n_cols 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member function of <text:span text:style-name="T3">Mat</text:span> and <text:span text:style-name="T3">SpMat</text:span>) </text:p>
          </table:table-cell>
        </table:table-row>
        <table:table-row>
          <table:table-cell table:style-name="Table3.A1" office:value-type="string">
            <text:p text:style-name="P128">.zeros( n_rows, n_cols, n_slices 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member function of <text:span text:style-name="T3">Cube</text:span>) </text:p>
          </table:table-cell>
        </table:table-row>
        <table:table-row>
          <table:table-cell table:style-name="Table3.A1" office:value-type="string">
            <text:p text:style-name="P128">.zeros( size(X) 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, <text:span text:style-name="T3">SpMat</text:span>) </text:p>
          </table:table-cell>
        </table:table-row>
      </table:table>
      <text:list xml:id="list4084167265" text:style-name="L28">
        <text:list-item>
          <text:p text:style-name="P163">Set the elements of an object to zero, optionally first changing the size to specified dimensions </text:p>
        </text:list-item>
        <text:list-item>
          <text:p text:style-name="P162">Examples: </text:p>
          <text:list>
            <text:list-header>
              <text:p text:style-name="P7">mat A;</text:p>
              <text:p text:style-name="P7">A.zeros(5, 10); <text:s text:c="2"/>// or: <text:s/>mat A(5, 10, fill::zeros);</text:p>
              <text:p text:style-name="P7"/>
              <text:p text:style-name="P7">mat B;</text:p>
              <text:p text:style-name="P7">B.zeros( size(A) );</text:p>
              <text:p text:style-name="P7"/>
              <text:p text:style-name="P7">mat C(5, 10, fill::randu);</text:p>
              <text:p text:style-name="P8">C.zeros();</text:p>
            </text:list-header>
          </text:list>
          <text:p text:style-name="P163"/>
        </text:list-item>
        <text:list-item>
          <text:p text:style-name="P163">See also: </text:p>
          <text:list>
            <text:list-item>
              <text:p text:style-name="P163"><text:a xlink:type="simple" xlink:href="https://arma.sourceforge.net/docs.html#zeros_standalone" text:style-name="Internet_20_link" text:visited-style-name="Visited_20_Internet_20_Link">zeros()</text:a> (standalone function) </text:p>
            </text:list-item>
            <text:list-item>
              <text:p text:style-name="P163"><text:a xlink:type="simple" xlink:href="https://arma.sourceforge.net/docs.html#ones_member" text:style-name="Internet_20_link" text:visited-style-name="Visited_20_Internet_20_Link">.ones()</text:a> </text:p>
            </text:list-item>
            <text:list-item>
              <text:p text:style-name="P163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163"><text:a xlink:type="simple" xlink:href="https://arma.sourceforge.net/docs.html#is_zero" text:style-name="Internet_20_link" text:visited-style-name="Visited_20_Internet_20_Link">.is_zero()</text:a> </text:p>
            </text:list-item>
            <text:list-item>
              <text:p text:style-name="P163"><text:a xlink:type="simple" xlink:href="https://arma.sourceforge.net/docs.html#randu_randn_member" text:style-name="Internet_20_link" text:visited-style-name="Visited_20_Internet_20_Link">.randu()</text:a> </text:p>
            </text:list-item>
            <text:list-item>
              <text:p text:style-name="P163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163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163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63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63"><text:soft-page-break/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62"/>
        </text:list-item>
      </text:list>
      <text:p text:style-name="Horizontal_20_Line"/>
      <text:p text:style-name="P155"/>
      <text:p text:style-name="P126"><text:bookmark text:name="ones_member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8">.ones(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  <table:table-row>
          <table:table-cell table:style-name="Table4.A1" office:value-type="string">
            <text:p text:style-name="P128">.ones( n_elem 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member function of <text:span text:style-name="T3">Col</text:span> and <text:span text:style-name="T3">Row</text:span>) </text:p>
          </table:table-cell>
        </table:table-row>
        <table:table-row>
          <table:table-cell table:style-name="Table4.A1" office:value-type="string">
            <text:p text:style-name="P128">.ones( n_rows, n_cols 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member function of <text:span text:style-name="T3">Mat</text:span>) </text:p>
          </table:table-cell>
        </table:table-row>
        <table:table-row>
          <table:table-cell table:style-name="Table4.A1" office:value-type="string">
            <text:p text:style-name="P128">.ones( n_rows, n_cols, n_slices 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member function of <text:span text:style-name="T3">Cube</text:span>) </text:p>
          </table:table-cell>
        </table:table-row>
        <table:table-row>
          <table:table-cell table:style-name="Table4.A1" office:value-type="string">
            <text:p text:style-name="P128">.ones( size(X) )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</table:table>
      <text:list xml:id="list3372585885" text:style-name="L29">
        <text:list-item>
          <text:p text:style-name="P165">Set all the elements of an object to one, optionally first changing the size to specified dimensions </text:p>
        </text:list-item>
        <text:list-item>
          <text:p text:style-name="P164">Examples: </text:p>
          <text:list>
            <text:list-header>
              <text:p text:style-name="P9">mat A;</text:p>
              <text:p text:style-name="P9">A.ones(5, 10); <text:s text:c="2"/>// or: <text:s/>mat A(5, 10, fill::ones);</text:p>
              <text:p text:style-name="P9"/>
              <text:p text:style-name="P9">mat B;</text:p>
              <text:p text:style-name="P9">B.ones( size(A) );</text:p>
              <text:p text:style-name="P9"/>
              <text:p text:style-name="P9">mat C(5, 10, fill::randu);</text:p>
              <text:p text:style-name="P10">C.ones();</text:p>
            </text:list-header>
          </text:list>
          <text:p text:style-name="P165"/>
        </text:list-item>
        <text:list-item>
          <text:p text:style-name="P165">See also: </text:p>
          <text:list>
            <text:list-item>
              <text:p text:style-name="P165"><text:a xlink:type="simple" xlink:href="https://arma.sourceforge.net/docs.html#ones_standalone" text:style-name="Internet_20_link" text:visited-style-name="Visited_20_Internet_20_Link">ones()</text:a> (standalone function) </text:p>
            </text:list-item>
            <text:list-item>
              <text:p text:style-name="P165"><text:a xlink:type="simple" xlink:href="https://arma.sourceforge.net/docs.html#eye_member" text:style-name="Internet_20_link" text:visited-style-name="Visited_20_Internet_20_Link">.eye()</text:a> </text:p>
            </text:list-item>
            <text:list-item>
              <text:p text:style-name="P165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65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165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165"><text:a xlink:type="simple" xlink:href="https://arma.sourceforge.net/docs.html#randu_randn_member" text:style-name="Internet_20_link" text:visited-style-name="Visited_20_Internet_20_Link">.randu()</text:a> </text:p>
            </text:list-item>
            <text:list-item>
              <text:p text:style-name="P165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64"/>
        </text:list-item>
      </text:list>
      <text:p text:style-name="Horizontal_20_Line"/>
      <text:p text:style-name="P155"/>
      <text:p text:style-name="Text_20_body"><text:bookmark text:name="eye_member"/><text:span text:style-name="T1">.eye()</text:span> <text:line-break/><text:span text:style-name="T1">.eye( n_rows, n_cols )</text:span> <text:line-break/><text:span text:style-name="T1">.eye( size(X) )</text:span> </text:p>
      <text:list xml:id="list1490214102" text:style-name="L30">
        <text:list-item>
          <text:p text:style-name="P167">Member functions of <text:span text:style-name="T3">Mat</text:span> and <text:span text:style-name="T3">SpMat</text:span> </text:p>
        </text:list-item>
        <text:list-item>
          <text:p text:style-name="P167">Set the elements along the main diagonal to one and off-diagonal elements to zero, optionally first changing the size to specified dimensions </text:p>
        </text:list-item>
        <text:list-item>
          <text:p text:style-name="P167">An identity matrix is generated when <text:span text:style-name="T3">n_rows</text:span> = <text:span text:style-name="T3">n_cols</text:span> </text:p>
        </text:list-item>
        <text:list-item>
          <text:p text:style-name="P166">Examples: </text:p>
          <text:list>
            <text:list-header>
              <text:p text:style-name="P11">mat A;</text:p>
              <text:p text:style-name="P11">A.eye(5, 5); <text:s/>// or: <text:s/>mat A(5, 5, fill::eye);</text:p>
              <text:p text:style-name="P11"/>
              <text:p text:style-name="P11">mat B;</text:p>
              <text:p text:style-name="P11">B.eye( size(A) );</text:p>
              <text:p text:style-name="P11"><text:soft-page-break/></text:p>
              <text:p text:style-name="P11">mat C(5, 5, fill::randu);</text:p>
              <text:p text:style-name="P12">C.eye();</text:p>
            </text:list-header>
          </text:list>
          <text:p text:style-name="P167"/>
        </text:list-item>
        <text:list-item>
          <text:p text:style-name="P167">See also: </text:p>
          <text:list>
            <text:list-item>
              <text:p text:style-name="P167"><text:a xlink:type="simple" xlink:href="https://arma.sourceforge.net/docs.html#ones_member" text:style-name="Internet_20_link" text:visited-style-name="Visited_20_Internet_20_Link">.ones()</text:a> </text:p>
            </text:list-item>
            <text:list-item>
              <text:p text:style-name="P167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167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167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167"><text:a xlink:type="simple" xlink:href="https://arma.sourceforge.net/docs.html#eye_standalone" text:style-name="Internet_20_link" text:visited-style-name="Visited_20_Internet_20_Link">eye()</text:a> (standalone function) </text:p>
            </text:list-item>
            <text:list-item>
              <text:p text:style-name="P167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66"/>
        </text:list-item>
      </text:list>
      <text:p text:style-name="Horizontal_20_Line"/>
      <text:p text:style-name="P155"/>
      <text:p text:style-name="P126"><text:bookmark text:name="randu_randn_member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8">.randu()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  <table:table-row>
          <table:table-cell table:style-name="Table5.A1" office:value-type="string">
            <text:p text:style-name="P128">.randu( n_elem )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(member function of <text:span text:style-name="T3">Col</text:span> and <text:span text:style-name="T3">Row</text:span>) </text:p>
          </table:table-cell>
        </table:table-row>
        <table:table-row>
          <table:table-cell table:style-name="Table5.A1" office:value-type="string">
            <text:p text:style-name="P128">.randu( n_rows, n_cols )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(member function of <text:span text:style-name="T3">Mat</text:span>) </text:p>
          </table:table-cell>
        </table:table-row>
        <table:table-row>
          <table:table-cell table:style-name="Table5.A1" office:value-type="string">
            <text:p text:style-name="P128">.randu( n_rows, n_cols, n_slices )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(member function of <text:span text:style-name="T3">Cube</text:span>) </text:p>
          </table:table-cell>
        </table:table-row>
        <table:table-row>
          <table:table-cell table:style-name="Table5.A1" office:value-type="string">
            <text:p text:style-name="P128">.randu( size(X) )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</table:table>
      <text:p text:style-name="P15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8">.randn()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  <table:table-row>
          <table:table-cell table:style-name="Table6.A1" office:value-type="string">
            <text:p text:style-name="P128">.randn( n_elem )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(member function of <text:span text:style-name="T3">Col</text:span> and <text:span text:style-name="T3">Row</text:span>) </text:p>
          </table:table-cell>
        </table:table-row>
        <table:table-row>
          <table:table-cell table:style-name="Table6.A1" office:value-type="string">
            <text:p text:style-name="P128">.randn( n_rows, n_cols )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(member function of <text:span text:style-name="T3">Mat</text:span>) </text:p>
          </table:table-cell>
        </table:table-row>
        <table:table-row>
          <table:table-cell table:style-name="Table6.A1" office:value-type="string">
            <text:p text:style-name="P128">.randn( n_rows, n_cols, n_slices )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(member function of <text:span text:style-name="T3">Cube</text:span>) </text:p>
          </table:table-cell>
        </table:table-row>
        <table:table-row>
          <table:table-cell table:style-name="Table6.A1" office:value-type="string">
            <text:p text:style-name="P128">.randn( size(X) )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) </text:p>
          </table:table-cell>
        </table:table-row>
      </table:table>
      <text:list xml:id="list3864439937" text:style-name="L31">
        <text:list-item>
          <text:p text:style-name="P169">Set all the elements to random values, optionally first changing the size to specified dimensions </text:p>
        </text:list-item>
        <text:list-item>
          <text:p text:style-name="P169"><text:span text:style-name="T3">.randu()</text:span> uses a uniform distribution in the [0,1] interval </text:p>
        </text:list-item>
        <text:list-item>
          <text:p text:style-name="P169"><text:span text:style-name="T3">.randn()</text:span> uses a normal/Gaussian distribution with zero mean and unit variance </text:p>
        </text:list-item>
        <text:list-item>
          <text:p text:style-name="P169">For complex elements, the real and imaginary parts are treated separately </text:p>
        </text:list-item>
        <text:list-item>
          <text:p text:style-name="P168">Examples: </text:p>
          <text:list>
            <text:list-header>
              <text:p text:style-name="P13">mat A;</text:p>
              <text:p text:style-name="P13">A.randu(5, 10); <text:s text:c="2"/>// or: <text:s/>mat A(5, 10, fill::randu);</text:p>
              <text:p text:style-name="P13"/>
              <text:p text:style-name="P13">mat B;</text:p>
              <text:p text:style-name="P13">B.randu( size(A) );</text:p>
              <text:p text:style-name="P13"/>
              <text:p text:style-name="P13">mat C(5, 10, fill::zeros);</text:p>
              <text:p text:style-name="P14">C.randu();</text:p>
            </text:list-header>
          </text:list>
          <text:p text:style-name="P169"/>
        </text:list-item>
        <text:list-item>
          <text:p text:style-name="P169">See also: </text:p>
          <text:list>
            <text:list-item>
              <text:p text:style-name="P169"><text:a xlink:type="simple" xlink:href="https://arma.sourceforge.net/docs.html#randu" text:style-name="Internet_20_link" text:visited-style-name="Visited_20_Internet_20_Link">randu()</text:a> (standalone function with extended functionality) </text:p>
            </text:list-item>
            <text:list-item>
              <text:p text:style-name="P169"><text:a xlink:type="simple" xlink:href="https://arma.sourceforge.net/docs.html#randn" text:style-name="Internet_20_link" text:visited-style-name="Visited_20_Internet_20_Link">randn()</text:a> (standalone function with extended functionality) </text:p>
            </text:list-item>
            <text:list-item>
              <text:p text:style-name="P169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169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169"><text:soft-page-break/><text:a xlink:type="simple" xlink:href="https://arma.sourceforge.net/docs.html#ones_member" text:style-name="Internet_20_link" text:visited-style-name="Visited_20_Internet_20_Link">.ones()</text:a> </text:p>
            </text:list-item>
            <text:list-item>
              <text:p text:style-name="P169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69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169"><text:a xlink:type="simple" xlink:href="https://arma.sourceforge.net/docs.html#rng_seed" text:style-name="Internet_20_link" text:visited-style-name="Visited_20_Internet_20_Link">RNG seed setting</text:a> </text:p>
            </text:list-item>
            <text:list-item>
              <text:p text:style-name="P169"><text:a xlink:type="simple" xlink:href="https://en.wikipedia.org/wiki/Uniform_distribution_(continuous)" text:style-name="Internet_20_link" text:visited-style-name="Visited_20_Internet_20_Link">uniform distribution in Wikipedia</text:a> </text:p>
            </text:list-item>
            <text:list-item>
              <text:p text:style-name="P169"><text:a xlink:type="simple" xlink:href="https://en.wikipedia.org/wiki/Normal_distribution" text:style-name="Internet_20_link" text:visited-style-name="Visited_20_Internet_20_Link">normal distribution in Wikipedia</text:a> </text:p>
            </text:list-item>
          </text:list>
          <text:p text:style-name="P168"/>
        </text:list-item>
      </text:list>
      <text:p text:style-name="Horizontal_20_Line"/>
      <text:p text:style-name="P155"/>
      <text:p text:style-name="Text_20_body"><text:bookmark text:name="fill"/><text:span text:style-name="T1">.fill( value )</text:span> </text:p>
      <text:list xml:id="list1801854791" text:style-name="L32">
        <text:list-item>
          <text:p text:style-name="P171">Member function of <text:span text:style-name="T3">Mat</text:span>, <text:span text:style-name="T3">Col</text:span>, <text:span text:style-name="T3">Row</text:span>, <text:span text:style-name="T3">Cube</text:span>, <text:span text:style-name="T3">field</text:span> </text:p>
        </text:list-item>
        <text:list-item>
          <text:p text:style-name="P171">Sets the elements to a specified value </text:p>
        </text:list-item>
        <text:list-item>
          <text:p text:style-name="P171">The type of value must match the type of elements used by the container object (eg. for <text:span text:style-name="T3">mat</text:span> the type is <text:span text:style-name="T3">double</text:span>) </text:p>
        </text:list-item>
        <text:list-item>
          <text:p text:style-name="P170">Examples: </text:p>
          <text:list>
            <text:list-header>
              <text:p text:style-name="P15">mat A(5, 6);</text:p>
              <text:p text:style-name="P15"/>
              <text:p text:style-name="P16">A.fill(123.0); <text:s text:c="2"/>// or: <text:s/>mat A(5, 6, fill::value(123.0));</text:p>
            </text:list-header>
          </text:list>
          <text:p text:style-name="P171"/>
        </text:list-item>
        <text:list-item>
          <text:p text:style-name="P170"><text:span text:style-name="T1">Note:</text:span> to set all elements to zero during matrix construction, use the following more compact form: </text:p>
          <text:list>
            <text:list-header>
              <text:p text:style-name="P16">mat A(5, 6, fill::zeros);</text:p>
            </text:list-header>
          </text:list>
          <text:p text:style-name="P171"/>
        </text:list-item>
        <text:list-item>
          <text:p text:style-name="P171">See also: </text:p>
          <text:list>
            <text:list-item>
              <text:p text:style-name="P171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171"><text:a xlink:type="simple" xlink:href="https://arma.sourceforge.net/docs.html#ones_member" text:style-name="Internet_20_link" text:visited-style-name="Visited_20_Internet_20_Link">.ones()</text:a> </text:p>
            </text:list-item>
            <text:list-item>
              <text:p text:style-name="P171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71"><text:a xlink:type="simple" xlink:href="https://arma.sourceforge.net/docs.html#randu_randn_member" text:style-name="Internet_20_link" text:visited-style-name="Visited_20_Internet_20_Link">.randu() &amp; .randn()</text:a> </text:p>
            </text:list-item>
            <text:list-item>
              <text:p text:style-name="P171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71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170"/>
        </text:list-item>
      </text:list>
      <text:p text:style-name="Horizontal_20_Line"/>
      <text:p text:style-name="P155"/>
      <text:p text:style-name="Text_20_body"><text:bookmark text:name="imbue"/><text:span text:style-name="T1">.imbue( </text:span>functor <text:span text:style-name="T1">)</text:span> <text:line-break/><text:span text:style-name="T1">.imbue( </text:span>lambda_function <text:span text:style-name="T1">)</text:span> </text:p>
      <text:list xml:id="list2509525189" text:style-name="L33">
        <text:list-item>
          <text:p text:style-name="P173">Member functions of <text:span text:style-name="T3">Mat</text:span>, <text:span text:style-name="T3">Col</text:span>, <text:span text:style-name="T3">Row</text:span> and <text:span text:style-name="T3">Cube</text:span> </text:p>
        </text:list-item>
        <text:list-item>
          <text:p text:style-name="P173">Imbue (fill) with values provided by a functor or lambda function </text:p>
        </text:list-item>
        <text:list-item>
          <text:p text:style-name="P173">For matrices, filling is done column-by-column (ie. column 0 is filled, then column 1, ...) </text:p>
        </text:list-item>
        <text:list-item>
          <text:p text:style-name="P173">For cubes, filling is done slice-by-slice, with each slice treated as a matrix </text:p>
        </text:list-item>
        <text:list-item>
          <text:p text:style-name="P172">Examples: </text:p>
          <text:list>
            <text:list-header>
              <text:p text:style-name="P17">std::mt19937 engine; <text:s/>// Mersenne twister random number engine</text:p>
              <text:p text:style-name="P17"/>
              <text:p text:style-name="P17"><text:soft-page-break/>std::uniform_real_distribution&lt;double&gt; distr(0.0, 1.0);</text:p>
              <text:p text:style-name="P17"><text:s text:c="2"/></text:p>
              <text:p text:style-name="P17">mat A(4, 5, fill::none);</text:p>
              <text:p text:style-name="P17"><text:s text:c="2"/></text:p>
              <text:p text:style-name="P18">A.imbue( [&amp;]() { return distr(engine); } );</text:p>
            </text:list-header>
          </text:list>
          <text:p text:style-name="P173"/>
        </text:list-item>
        <text:list-item>
          <text:p text:style-name="P173">See also: </text:p>
          <text:list>
            <text:list-item>
              <text:p text:style-name="P173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173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73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173"><text:a xlink:type="simple" xlink:href="https://en.wikipedia.org/wiki/Function_object" text:style-name="Internet_20_link" text:visited-style-name="Visited_20_Internet_20_Link">function object</text:a> at Wikipedia </text:p>
            </text:list-item>
            <text:list-item>
              <text:p text:style-name="P173"><text:a xlink:type="simple" xlink:href="https://en.wikipedia.org/wiki/C%2B%2B11#Lambda_functions_and_expressions" text:style-name="Internet_20_link" text:visited-style-name="Visited_20_Internet_20_Link">C++11 lambda functions</text:a> at Wikipedia </text:p>
            </text:list-item>
            <text:list-item>
              <text:p text:style-name="P173"><text:a xlink:type="simple" xlink:href="https://www.cprogramming.com/c++11/c++11-lambda-closures.html" text:style-name="Internet_20_link" text:visited-style-name="Visited_20_Internet_20_Link">lambda function</text:a> at cprogramming.com </text:p>
            </text:list-item>
          </text:list>
          <text:p text:style-name="P172"/>
        </text:list-item>
      </text:list>
      <text:p text:style-name="Horizontal_20_Line"/>
      <text:p text:style-name="P155"/>
      <text:p text:style-name="Text_20_body"><text:bookmark text:name="clean"/><text:span text:style-name="T1">.clean( </text:span>threshold <text:span text:style-name="T1">)</text:span> </text:p>
      <text:list xml:id="list2288196362" text:style-name="L34">
        <text:list-item>
          <text:p text:style-name="P175">Member function of <text:span text:style-name="T3">Mat</text:span>, <text:span text:style-name="T3">Col</text:span>, <text:span text:style-name="T3">Row</text:span>, <text:span text:style-name="T3">Cube</text:span> and <text:span text:style-name="T3">SpMat</text:span> </text:p>
        </text:list-item>
        <text:list-item>
          <text:p text:style-name="P175">For objects with non-complex elements: each element with an absolute value ≤ <text:span text:style-name="T3">threshold</text:span> is replaced by zero </text:p>
        </text:list-item>
        <text:list-item>
          <text:p text:style-name="P175">For objects with complex elements: for each element, each component (real and imaginary) with an absolute value ≤ <text:span text:style-name="T3">threshold</text:span> is replaced by zero </text:p>
        </text:list-item>
        <text:list-item>
          <text:p text:style-name="P175">Can be used to sparsify a matrix, in the sense of zeroing values with small magnitudes </text:p>
        </text:list-item>
        <text:list-item>
          <text:p text:style-name="P175"><text:span text:style-name="T1">Caveat:</text:span> to explicitly convert from dense storage to sparse storage, use the <text:a xlink:type="simple" xlink:href="https://arma.sourceforge.net/docs.html#SpMat" text:style-name="Internet_20_link" text:visited-style-name="Visited_20_Internet_20_Link">SpMat class</text:a> </text:p>
        </text:list-item>
        <text:list-item>
          <text:p text:style-name="P174">Examples: </text:p>
          <text:list>
            <text:list-header>
              <text:p text:style-name="P19">sp_mat A;</text:p>
              <text:p text:style-name="P19"/>
              <text:p text:style-name="P19">A.sprandu(1000, 1000, 0.01);</text:p>
              <text:p text:style-name="P19"/>
              <text:p text:style-name="P19">A(12,34) = <text:s/>datum::eps;</text:p>
              <text:p text:style-name="P19">A(56,78) = -datum::eps;</text:p>
              <text:p text:style-name="P19"/>
              <text:p text:style-name="P20">A.clean(datum::eps);</text:p>
            </text:list-header>
          </text:list>
          <text:p text:style-name="P175"/>
        </text:list-item>
        <text:list-item>
          <text:p text:style-name="P175">See also: </text:p>
          <text:list>
            <text:list-item>
              <text:p text:style-name="P175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75"><text:a xlink:type="simple" xlink:href="https://arma.sourceforge.net/docs.html#clamp_member" text:style-name="Internet_20_link" text:visited-style-name="Visited_20_Internet_20_Link">.clamp()</text:a> </text:p>
            </text:list-item>
            <text:list-item>
              <text:p text:style-name="P175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75"><text:a xlink:type="simple" xlink:href="https://arma.sourceforge.net/docs.html#is_zero" text:style-name="Internet_20_link" text:visited-style-name="Visited_20_Internet_20_Link">.is_zero()</text:a> </text:p>
            </text:list-item>
            <text:list-item>
              <text:p text:style-name="P175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75"><text:a xlink:type="simple" xlink:href="https://arma.sourceforge.net/docs.html#nonzeros" text:style-name="Internet_20_link" text:visited-style-name="Visited_20_Internet_20_Link">nonzeros()</text:a> </text:p>
            </text:list-item>
            <text:list-item>
              <text:p text:style-name="P175"><text:a xlink:type="simple" xlink:href="https://arma.sourceforge.net/docs.html#constants" text:style-name="Internet_20_link" text:visited-style-name="Visited_20_Internet_20_Link">datum::eps</text:a> </text:p>
            </text:list-item>
          </text:list>
          <text:p text:style-name="P174"/>
        </text:list-item>
      </text:list>
      <text:p text:style-name="Horizontal_20_Line"/>
      <text:p text:style-name="P155"/>
      <text:p text:style-name="Text_20_body"><text:bookmark text:name="replace"/><text:soft-page-break/><text:span text:style-name="T1">.replace( old_value, new_value )</text:span> </text:p>
      <text:list xml:id="list1197245415" text:style-name="L35">
        <text:list-item>
          <text:p text:style-name="P177">Member function of <text:span text:style-name="T3">Mat</text:span>, <text:span text:style-name="T3">Col</text:span>, <text:span text:style-name="T3">Row</text:span>, <text:span text:style-name="T3">Cube</text:span> and <text:span text:style-name="T3">SpMat</text:span> </text:p>
        </text:list-item>
        <text:list-item>
          <text:p text:style-name="P177">For all elements equal to <text:span text:style-name="T3">old_value</text:span>, set them to <text:span text:style-name="T3">new_value</text:span> </text:p>
        </text:list-item>
        <text:list-item>
          <text:p text:style-name="P177">The type of <text:span text:style-name="T3">old_value</text:span> and <text:span text:style-name="T3">new_value</text:span> must match the type of elements used by the container object (eg. for <text:span text:style-name="T3">mat</text:span> the type is <text:span text:style-name="T3">double</text:span>) </text:p>
        </text:list-item>
        <text:list-item>
          <text:p text:style-name="P177"><text:span text:style-name="T1">Caveats:</text:span> </text:p>
          <text:list>
            <text:list-item>
              <text:p text:style-name="P177">floating point numbers (<text:span text:style-name="T3">float</text:span> and <text:span text:style-name="T3">double</text:span>) are approximations due to their <text:a xlink:type="simple" xlink:href="https://en.wikipedia.org/wiki/Floating-point_arithmetic" text:style-name="Internet_20_link" text:visited-style-name="Visited_20_Internet_20_Link">necessarily limited precision</text:a> </text:p>
            </text:list-item>
            <text:list-item>
              <text:p text:style-name="P177">for sparse matrices (<text:span text:style-name="T3">SpMat</text:span>), replacement is not done when <text:span text:style-name="T3">old_value = 0</text:span> </text:p>
            </text:list-item>
          </text:list>
          <text:p text:style-name="P177"/>
        </text:list-item>
        <text:list-item>
          <text:p text:style-name="P176">Examples: </text:p>
          <text:list>
            <text:list-header>
              <text:p text:style-name="P21">mat A(5, 6, fill::randu);</text:p>
              <text:p text:style-name="P21"/>
              <text:p text:style-name="P21">A.diag().fill(datum::nan);</text:p>
              <text:p text:style-name="P21"/>
              <text:p text:style-name="P22">A.replace(datum::nan, 0); <text:s/>// replace each NaN with 0</text:p>
            </text:list-header>
          </text:list>
          <text:p text:style-name="P177"/>
        </text:list-item>
        <text:list-item>
          <text:p text:style-name="P177">See also: </text:p>
          <text:list>
            <text:list-item>
              <text:p text:style-name="P177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77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177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177"><text:a xlink:type="simple" xlink:href="https://arma.sourceforge.net/docs.html#clamp_member" text:style-name="Internet_20_link" text:visited-style-name="Visited_20_Internet_20_Link">.clamp()</text:a> </text:p>
            </text:list-item>
            <text:list-item>
              <text:p text:style-name="P177"><text:a xlink:type="simple" xlink:href="https://arma.sourceforge.net/docs.html#fill" text:style-name="Internet_20_link" text:visited-style-name="Visited_20_Internet_20_Link">.fill()</text:a> </text:p>
            </text:list-item>
            <text:list-item>
              <text:p text:style-name="P177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177"><text:a xlink:type="simple" xlink:href="https://arma.sourceforge.net/docs.html#has_inf" text:style-name="Internet_20_link" text:visited-style-name="Visited_20_Internet_20_Link">.has_inf()</text:a> </text:p>
            </text:list-item>
            <text:list-item>
              <text:p text:style-name="P177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177"><text:a xlink:type="simple" xlink:href="https://arma.sourceforge.net/docs.html#operators" text:style-name="Internet_20_link" text:visited-style-name="Visited_20_Internet_20_Link">relational operators</text:a> </text:p>
            </text:list-item>
            <text:list-item>
              <text:p text:style-name="P177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176"/>
        </text:list-item>
      </text:list>
      <text:p text:style-name="Horizontal_20_Line"/>
      <text:p text:style-name="P155"/>
      <text:p text:style-name="Text_20_body"><text:bookmark text:name="clamp_member"/><text:span text:style-name="T1">.clamp( min_value, max_value )</text:span> </text:p>
      <text:list xml:id="list477999866" text:style-name="L36">
        <text:list-item>
          <text:p text:style-name="P179">Member function of <text:span text:style-name="T3">Mat</text:span>, <text:span text:style-name="T3">Col</text:span>, <text:span text:style-name="T3">Row</text:span>, <text:span text:style-name="T3">Cube</text:span> and <text:span text:style-name="T3">SpMat</text:span> </text:p>
        </text:list-item>
        <text:list-item>
          <text:p text:style-name="P179">Clamp each element to the [<text:span text:style-name="T3">min_val</text:span>, <text:span text:style-name="T3">max_val</text:span>] interval; <text:line-break/>any value lower than <text:span text:style-name="T3">min_val</text:span> will be set to <text:span text:style-name="T3">min_val</text:span>, and any value higher than <text:span text:style-name="T3">max_val</text:span> will be set to <text:span text:style-name="T3">max_val</text:span> </text:p>
        </text:list-item>
        <text:list-item>
          <text:p text:style-name="P179">For complex elements, the real and imaginary components are clamped separately </text:p>
        </text:list-item>
        <text:list-item>
          <text:p text:style-name="P179">For sparse matrices, clamping is applied only to the non-zero elements </text:p>
        </text:list-item>
        <text:list-item>
          <text:p text:style-name="P178">Examples: </text:p>
          <text:list>
            <text:list-header>
              <text:p text:style-name="P23">mat A(5, 6, fill::randu);</text:p>
              <text:p text:style-name="P23"/>
              <text:p text:style-name="P24">A.clamp(0.2, 0.8);</text:p>
            </text:list-header>
          </text:list>
          <text:p text:style-name="P179"/>
        </text:list-item>
        <text:list-item>
          <text:p text:style-name="P179">See also: </text:p>
          <text:list>
            <text:list-item>
              <text:p text:style-name="P179"><text:soft-page-break/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79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179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79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179"><text:a xlink:type="simple" xlink:href="https://arma.sourceforge.net/docs.html#clamp" text:style-name="Internet_20_link" text:visited-style-name="Visited_20_Internet_20_Link">clamp()</text:a> (standalone function) </text:p>
            </text:list-item>
            <text:list-item>
              <text:p text:style-name="P179"><text:a xlink:type="simple" xlink:href="https://arma.sourceforge.net/docs.html#operators" text:style-name="Internet_20_link" text:visited-style-name="Visited_20_Internet_20_Link">relational operators</text:a> </text:p>
            </text:list-item>
          </text:list>
          <text:p text:style-name="P178"/>
        </text:list-item>
      </text:list>
      <text:p text:style-name="Horizontal_20_Line"/>
      <text:p text:style-name="P155"/>
      <text:p text:style-name="Text_20_body"><text:bookmark text:name="transform"/><text:span text:style-name="T1">.transform( </text:span>functor <text:span text:style-name="T1">)</text:span> <text:line-break/><text:span text:style-name="T1">.transform( </text:span>lambda_function <text:span text:style-name="T1">)</text:span> </text:p>
      <text:list xml:id="list1467587822" text:style-name="L37">
        <text:list-item>
          <text:p text:style-name="P181">Member functions of <text:span text:style-name="T3">Mat</text:span>, <text:span text:style-name="T3">Col</text:span>, <text:span text:style-name="T3">Row</text:span>, <text:span text:style-name="T3">Cube</text:span> and <text:span text:style-name="T3">SpMat</text:span> </text:p>
        </text:list-item>
        <text:list-item>
          <text:p text:style-name="P181">Transform each element using a functor or lambda function </text:p>
        </text:list-item>
        <text:list-item>
          <text:p text:style-name="P181">For dense matrices, transformation is done column-by-column for all elements </text:p>
        </text:list-item>
        <text:list-item>
          <text:p text:style-name="P181">For sparse matrices, transformation is done column-by-column for non-zero elements </text:p>
        </text:list-item>
        <text:list-item>
          <text:p text:style-name="P181">For cubes, transformation is done slice-by-slice, with each slice treated as a matrix </text:p>
        </text:list-item>
        <text:list-item>
          <text:p text:style-name="P180">Examples: </text:p>
          <text:list>
            <text:list-header>
              <text:p text:style-name="P25">mat A(4, 5, fill::ones);</text:p>
              <text:p text:style-name="P25"/>
              <text:p text:style-name="P25">// add 123 to every element</text:p>
              <text:p text:style-name="P26">A.transform( [](double val) { return (val + 123.0); } );</text:p>
            </text:list-header>
          </text:list>
          <text:p text:style-name="P181"/>
        </text:list-item>
        <text:list-item>
          <text:p text:style-name="P181">See also: </text:p>
          <text:list>
            <text:list-item>
              <text:p text:style-name="P181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181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81"><text:a xlink:type="simple" xlink:href="https://arma.sourceforge.net/docs.html#imbue" text:style-name="Internet_20_link" text:visited-style-name="Visited_20_Internet_20_Link">.imbue()</text:a> </text:p>
            </text:list-item>
            <text:list-item>
              <text:p text:style-name="P181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181"><text:a xlink:type="simple" xlink:href="https://arma.sourceforge.net/docs.html#clamp_member" text:style-name="Internet_20_link" text:visited-style-name="Visited_20_Internet_20_Link">.clamp()</text:a> </text:p>
            </text:list-item>
            <text:list-item>
              <text:p text:style-name="P181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181"><text:a xlink:type="simple" xlink:href="https://arma.sourceforge.net/docs.html#operators" text:style-name="Internet_20_link" text:visited-style-name="Visited_20_Internet_20_Link">overloaded operators</text:a> </text:p>
            </text:list-item>
            <text:list-item>
              <text:p text:style-name="P181"><text:a xlink:type="simple" xlink:href="https://arma.sourceforge.net/docs.html#misc_fns" text:style-name="Internet_20_link" text:visited-style-name="Visited_20_Internet_20_Link">miscellaneous element-wise functions</text:a>   (exp, log, sqrt, square, round, ...) </text:p>
            </text:list-item>
            <text:list-item>
              <text:p text:style-name="P181"><text:a xlink:type="simple" xlink:href="https://en.wikipedia.org/wiki/Function_object" text:style-name="Internet_20_link" text:visited-style-name="Visited_20_Internet_20_Link">function object</text:a> at Wikipedia </text:p>
            </text:list-item>
            <text:list-item>
              <text:p text:style-name="P181"><text:a xlink:type="simple" xlink:href="https://en.wikipedia.org/wiki/C%2B%2B11#Lambda_functions_and_expressions" text:style-name="Internet_20_link" text:visited-style-name="Visited_20_Internet_20_Link">C++11 lambda functions</text:a> at Wikipedia </text:p>
            </text:list-item>
            <text:list-item>
              <text:p text:style-name="P181"><text:a xlink:type="simple" xlink:href="https://www.cprogramming.com/c++11/c++11-lambda-closures.html" text:style-name="Internet_20_link" text:visited-style-name="Visited_20_Internet_20_Link">lambda function</text:a> at cprogramming.com </text:p>
            </text:list-item>
          </text:list>
          <text:p text:style-name="P180"/>
        </text:list-item>
      </text:list>
      <text:p text:style-name="Horizontal_20_Line"/>
      <text:p text:style-name="P155"/>
      <text:p text:style-name="Text_20_body"><text:bookmark text:name="for_each"/><text:span text:style-name="T1">.for_each( </text:span>functor <text:span text:style-name="T1">)</text:span> <text:line-break/><text:span text:style-name="T1">.for_each( </text:span>lambda_function <text:span text:style-name="T1">)</text:span> </text:p>
      <text:list xml:id="list4254732806" text:style-name="L38">
        <text:list-item>
          <text:p text:style-name="P183">Member functions of <text:span text:style-name="T3">Mat</text:span>, <text:span text:style-name="T3">Col</text:span>, <text:span text:style-name="T3">Row</text:span>, <text:span text:style-name="T3">Cube</text:span>, <text:span text:style-name="T3">SpMat</text:span> and <text:span text:style-name="T3">field</text:span> </text:p>
        </text:list-item>
        <text:list-item>
          <text:p text:style-name="P183">For each element, pass its reference to a functor or lambda function </text:p>
        </text:list-item>
        <text:list-item>
          <text:p text:style-name="P183">For dense matrices and fields, the processing is done column-by-column for all elements </text:p>
        </text:list-item>
        <text:list-item>
          <text:p text:style-name="P183">For sparse matrices, the processing is done column-by-column for non-zero elements </text:p>
        </text:list-item>
        <text:list-item>
          <text:p text:style-name="P183"><text:soft-page-break/>For cubes, processing is done slice-by-slice, with each slice treated as a matrix </text:p>
        </text:list-item>
        <text:list-item>
          <text:p text:style-name="P182">Examples: </text:p>
          <text:list>
            <text:list-header>
              <text:p text:style-name="P27">// add 123 to each element in a dense matrix</text:p>
              <text:p text:style-name="P27"/>
              <text:p text:style-name="P27">mat A(4, 5, fill::ones);</text:p>
              <text:p text:style-name="P27"/>
              <text:p text:style-name="P27">A.for_each( [](mat::elem_type&amp; val) { val += 123.0; } ); <text:s/>// NOTE: the '&amp;' is crucial!</text:p>
              <text:p text:style-name="P27"/>
              <text:p text:style-name="P27"/>
              <text:p text:style-name="P27">// add 123 to each non-zero element in a sparse matrix</text:p>
              <text:p text:style-name="P27"/>
              <text:p text:style-name="P27">sp_mat S; S.sprandu(1000, 2000, 0.1);</text:p>
              <text:p text:style-name="P27"/>
              <text:p text:style-name="P27">S.for_each( [](sp_mat::elem_type&amp; val) { val += 123.0; } ); <text:s/>// NOTE: the '&amp;' is crucial!</text:p>
              <text:p text:style-name="P27"/>
              <text:p text:style-name="P27"/>
              <text:p text:style-name="P27">// set the size of all matrices in field F</text:p>
              <text:p text:style-name="P27"/>
              <text:p text:style-name="P27">field&lt;mat&gt; F(2,3);</text:p>
              <text:p text:style-name="P27"/>
              <text:p text:style-name="P28">F.for_each( [](mat&amp; X) { X.zeros(4,5); } ); <text:s/>// NOTE: the '&amp;' is crucial!</text:p>
            </text:list-header>
          </text:list>
          <text:p text:style-name="P183"/>
        </text:list-item>
        <text:list-item>
          <text:p text:style-name="P183">See also: </text:p>
          <text:list>
            <text:list-item>
              <text:p text:style-name="P183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183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83"><text:a xlink:type="simple" xlink:href="https://arma.sourceforge.net/docs.html#each_colrow" text:style-name="Internet_20_link" text:visited-style-name="Visited_20_Internet_20_Link">.each_col() &amp; .each_row()</text:a> </text:p>
            </text:list-item>
            <text:list-item>
              <text:p text:style-name="P183"><text:a xlink:type="simple" xlink:href="https://arma.sourceforge.net/docs.html#each_slice" text:style-name="Internet_20_link" text:visited-style-name="Visited_20_Internet_20_Link">.each_slice()</text:a> </text:p>
            </text:list-item>
            <text:list-item>
              <text:p text:style-name="P183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183"><text:a xlink:type="simple" xlink:href="https://arma.sourceforge.net/docs.html#misc_fns" text:style-name="Internet_20_link" text:visited-style-name="Visited_20_Internet_20_Link">miscellaneous element-wise functions</text:a>   (exp, log, sqrt, square, round, ...) </text:p>
            </text:list-item>
            <text:list-item>
              <text:p text:style-name="P183"><text:a xlink:type="simple" xlink:href="https://en.wikipedia.org/wiki/Function_object" text:style-name="Internet_20_link" text:visited-style-name="Visited_20_Internet_20_Link">function object</text:a> at Wikipedia </text:p>
            </text:list-item>
            <text:list-item>
              <text:p text:style-name="P183"><text:a xlink:type="simple" xlink:href="https://en.wikipedia.org/wiki/C%2B%2B11#Lambda_functions_and_expressions" text:style-name="Internet_20_link" text:visited-style-name="Visited_20_Internet_20_Link">C++11 lambda functions</text:a> at Wikipedia </text:p>
            </text:list-item>
            <text:list-item>
              <text:p text:style-name="P183"><text:a xlink:type="simple" xlink:href="https://www.cprogramming.com/c++11/c++11-lambda-closures.html" text:style-name="Internet_20_link" text:visited-style-name="Visited_20_Internet_20_Link">lambda function</text:a> at cprogramming.com </text:p>
            </text:list-item>
          </text:list>
          <text:p text:style-name="P182"/>
        </text:list-item>
      </text:list>
      <text:p text:style-name="Horizontal_20_Line"/>
      <text:p text:style-name="P155"/>
      <text:p text:style-name="P126"><text:bookmark text:name="set_size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8">.set_size( n_elem )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(member function of <text:span text:style-name="T3">Col</text:span>, <text:span text:style-name="T3">Row</text:span>, <text:span text:style-name="T3">field</text:span>) </text:p>
          </table:table-cell>
        </table:table-row>
        <table:table-row>
          <table:table-cell table:style-name="Table7.A1" office:value-type="string">
            <text:p text:style-name="P128">.set_size( n_rows, n_cols )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(member function of <text:span text:style-name="T3">Mat</text:span>, <text:span text:style-name="T3">SpMat</text:span>, <text:span text:style-name="T3">field</text:span>) </text:p>
          </table:table-cell>
        </table:table-row>
        <table:table-row>
          <table:table-cell table:style-name="Table7.A1" office:value-type="string">
            <text:p text:style-name="P128">.set_size( n_rows, n_cols, n_slices )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(member function of <text:span text:style-name="T3">Cube</text:span> and <text:span text:style-name="T3">field</text:span>) </text:p>
          </table:table-cell>
        </table:table-row>
        <table:table-row>
          <table:table-cell table:style-name="Table7.A1" office:value-type="string">
            <text:p text:style-name="P128">.set_size( size(X) )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, <text:span text:style-name="T3">SpMat</text:span>, <text:span text:style-name="T3">field</text:span>) </text:p>
          </table:table-cell>
        </table:table-row>
      </table:table>
      <text:list xml:id="list3986328183" text:style-name="L39">
        <text:list-item>
          <text:p text:style-name="P185">Change the size of an object, without explicitly preserving data and without initialising the elements (ie. elements may contain garbage values, including NaN) </text:p>
        </text:list-item>
        <text:list-item>
          <text:p text:style-name="P185">To initialise the elements to zero while changing the size, use <text:a xlink:type="simple" xlink:href="https://arma.sourceforge.net/docs.html#zeros_member" text:style-name="Internet_20_link" text:visited-style-name="Visited_20_Internet_20_Link">.zeros()</text:a> instead </text:p>
        </text:list-item>
        <text:list-item>
          <text:p text:style-name="P185">To explicitly preserve data while changing the size, use <text:a xlink:type="simple" xlink:href="https://arma.sourceforge.net/docs.html#reshape_member" text:style-name="Internet_20_link" text:visited-style-name="Visited_20_Internet_20_Link">.reshape()</text:a> or <text:a xlink:type="simple" xlink:href="https://arma.sourceforge.net/docs.html#resize_member" text:style-name="Internet_20_link" text:visited-style-name="Visited_20_Internet_20_Link">.resize()</text:a> instead; <text:line-break/><text:span text:style-name="T1">NOTE</text:span>: <text:span text:style-name="T3">.reshape()</text:span> and <text:span text:style-name="T3">.resize()</text:span> are considerably slower than <text:span text:style-name="T3">.set_size()</text:span> </text:p>
        </text:list-item>
        <text:list-item>
          <text:p text:style-name="P184">Examples: </text:p>
          <text:list>
            <text:list-header>
              <text:p text:style-name="P29">mat A;</text:p>
              <text:p text:style-name="P29"><text:soft-page-break/>A.set_size(5, 10); <text:s text:c="5"/>// or: <text:s/>mat A(5, 10, fill::none);</text:p>
              <text:p text:style-name="P29"/>
              <text:p text:style-name="P29">mat B;</text:p>
              <text:p text:style-name="P29">B.set_size( size(A) ); <text:s/>// or: <text:s/>mat B(size(A), fill::none);</text:p>
              <text:p text:style-name="P29"/>
              <text:p text:style-name="P29">vec v;</text:p>
              <text:p text:style-name="P30">v.set_size(100); <text:s text:c="7"/>// or: <text:s/>vec v(100, fill::none);</text:p>
            </text:list-header>
          </text:list>
          <text:p text:style-name="P185"/>
        </text:list-item>
        <text:list-item>
          <text:p text:style-name="P185">See also: </text:p>
          <text:list>
            <text:list-item>
              <text:p text:style-name="P185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85"><text:a xlink:type="simple" xlink:href="https://arma.sourceforge.net/docs.html#copy_size" text:style-name="Internet_20_link" text:visited-style-name="Visited_20_Internet_20_Link">.copy_size()</text:a> </text:p>
            </text:list-item>
            <text:list-item>
              <text:p text:style-name="P185"><text:a xlink:type="simple" xlink:href="https://arma.sourceforge.net/docs.html#reshape_member" text:style-name="Internet_20_link" text:visited-style-name="Visited_20_Internet_20_Link">.reshape()</text:a> </text:p>
            </text:list-item>
            <text:list-item>
              <text:p text:style-name="P185"><text:a xlink:type="simple" xlink:href="https://arma.sourceforge.net/docs.html#resize_member" text:style-name="Internet_20_link" text:visited-style-name="Visited_20_Internet_20_Link">.resize()</text:a> </text:p>
            </text:list-item>
            <text:list-item>
              <text:p text:style-name="P185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85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84"/>
        </text:list-item>
      </text:list>
      <text:p text:style-name="Horizontal_20_Line"/>
      <text:p text:style-name="P155"/>
      <text:p text:style-name="P126"><text:bookmark text:name="reshape_member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8">.reshape( n_rows, n_cols )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(member function of <text:span text:style-name="T3">Mat</text:span>, <text:span text:style-name="T3">SpMat</text:span>, <text:span text:style-name="T3">field</text:span>) </text:p>
          </table:table-cell>
        </table:table-row>
        <table:table-row>
          <table:table-cell table:style-name="Table8.A1" office:value-type="string">
            <text:p text:style-name="P128">.reshape( n_rows, n_cols, n_slices )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(member function of <text:span text:style-name="T3">Cube</text:span>, <text:span text:style-name="T3">field</text:span>) </text:p>
          </table:table-cell>
        </table:table-row>
        <table:table-row>
          <table:table-cell table:style-name="Table8.A1" office:value-type="string">
            <text:p text:style-name="P128">.reshape( size(X) )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 </text:p>
          </table:table-cell>
          <table:table-cell table:style-name="Table8.A1" office:value-type="string">
            <text:p text:style-name="Table_20_Contents">(member function of <text:span text:style-name="T3">Mat</text:span>, <text:span text:style-name="T3">Cube</text:span>, <text:span text:style-name="T3">SpMat</text:span>, <text:span text:style-name="T3">field</text:span>) </text:p>
          </table:table-cell>
        </table:table-row>
      </table:table>
      <text:list xml:id="list1611798125" text:style-name="L40">
        <text:list-item>
          <text:p text:style-name="P187">Recreate the object according to given size specifications, with the elements taken from the previous version of the object in a column-wise manner; the elements in the generated object are placed column-wise (ie. the first column is filled up before filling the second column) </text:p>
        </text:list-item>
        <text:list-item>
          <text:p text:style-name="P187">The layout of the elements in the recreated object will be different to the layout in the previous version of the object </text:p>
        </text:list-item>
        <text:list-item>
          <text:p text:style-name="P187">If the total number of elements in the previous version of the object is less than the specified size, the extra elements in the recreated object are set to zero </text:p>
        </text:list-item>
        <text:list-item>
          <text:p text:style-name="P187">If the total number of elements in the previous version of the object is greater than the specified size, only a subset of the elements is taken </text:p>
        </text:list-item>
        <text:list-item>
          <text:p text:style-name="P187"><text:span text:style-name="T1">Caveats:</text:span> </text:p>
          <text:list>
            <text:list-item>
              <text:p text:style-name="P187">to change the size without preserving data, use <text:a xlink:type="simple" xlink:href="https://arma.sourceforge.net/docs.html#set_size" text:style-name="Internet_20_link" text:visited-style-name="Visited_20_Internet_20_Link">.set_size()</text:a> instead, which is much faster </text:p>
            </text:list-item>
            <text:list-item>
              <text:p text:style-name="P187">to grow/shrink the object while preserving the elements <text:span text:style-name="T1">as well as</text:span> the layout of the elements, use <text:a xlink:type="simple" xlink:href="https://arma.sourceforge.net/docs.html#resize_member" text:style-name="Internet_20_link" text:visited-style-name="Visited_20_Internet_20_Link">.resize()</text:a> instead </text:p>
            </text:list-item>
            <text:list-item>
              <text:p text:style-name="P187">to flatten a matrix into a vector, use <text:a xlink:type="simple" xlink:href="https://arma.sourceforge.net/docs.html#vectorise" text:style-name="Internet_20_link" text:visited-style-name="Visited_20_Internet_20_Link">vectorise()</text:a> or <text:a xlink:type="simple" xlink:href="https://arma.sourceforge.net/docs.html#as_col_row" text:style-name="Internet_20_link" text:visited-style-name="Visited_20_Internet_20_Link">.as_col() / .as_row()</text:a> instead </text:p>
            </text:list-item>
          </text:list>
          <text:p text:style-name="P187"/>
        </text:list-item>
        <text:list-item>
          <text:p text:style-name="P186">Examples: </text:p>
          <text:list>
            <text:list-header>
              <text:p text:style-name="P31">mat A(4, 5, fill::randu);</text:p>
              <text:p text:style-name="P31"/>
              <text:p text:style-name="P32">A.reshape(5,4);</text:p>
            </text:list-header>
          </text:list>
          <text:p text:style-name="P187"/>
        </text:list-item>
        <text:list-item>
          <text:p text:style-name="P187">See also: </text:p>
          <text:list>
            <text:list-item>
              <text:p text:style-name="P187"><text:a xlink:type="simple" xlink:href="https://arma.sourceforge.net/docs.html#resize_member" text:style-name="Internet_20_link" text:visited-style-name="Visited_20_Internet_20_Link">.resize()</text:a> </text:p>
            </text:list-item>
            <text:list-item>
              <text:p text:style-name="P187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87"><text:soft-page-break/><text:a xlink:type="simple" xlink:href="https://arma.sourceforge.net/docs.html#copy_size" text:style-name="Internet_20_link" text:visited-style-name="Visited_20_Internet_20_Link">.copy_size()</text:a> </text:p>
            </text:list-item>
            <text:list-item>
              <text:p text:style-name="P187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87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87"><text:a xlink:type="simple" xlink:href="https://arma.sourceforge.net/docs.html#as_col_row" text:style-name="Internet_20_link" text:visited-style-name="Visited_20_Internet_20_Link">.as_col() / .as_row()</text:a> </text:p>
            </text:list-item>
            <text:list-item>
              <text:p text:style-name="P187"><text:a xlink:type="simple" xlink:href="https://arma.sourceforge.net/docs.html#reshape" text:style-name="Internet_20_link" text:visited-style-name="Visited_20_Internet_20_Link">reshape()</text:a> (standalone function) </text:p>
            </text:list-item>
            <text:list-item>
              <text:p text:style-name="P187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187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86"/>
        </text:list-item>
      </text:list>
      <text:p text:style-name="Horizontal_20_Line"/>
      <text:p text:style-name="P155"/>
      <text:p text:style-name="P126"><text:bookmark text:name="resize_member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28">.resize( n_elem )</text:p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(member function of <text:span text:style-name="T3">Col</text:span>, <text:span text:style-name="T3">Row</text:span>) </text:p>
          </table:table-cell>
        </table:table-row>
        <table:table-row>
          <table:table-cell table:style-name="Table9.A1" office:value-type="string">
            <text:p text:style-name="P128">.resize( n_rows, n_cols )</text:p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(member function of <text:span text:style-name="T3">Mat</text:span>, <text:span text:style-name="T3">SpMat</text:span>, <text:span text:style-name="T3">field</text:span>) </text:p>
          </table:table-cell>
        </table:table-row>
        <table:table-row>
          <table:table-cell table:style-name="Table9.A1" office:value-type="string">
            <text:p text:style-name="P128">.resize( n_rows, n_cols, n_slices )</text:p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(member function of <text:span text:style-name="T3">Cube</text:span>, <text:span text:style-name="T3">field</text:span>) </text:p>
          </table:table-cell>
        </table:table-row>
        <table:table-row>
          <table:table-cell table:style-name="Table9.A1" office:value-type="string">
            <text:p text:style-name="P128">.resize( size(X) )</text:p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 </text:p>
          </table:table-cell>
          <table:table-cell table:style-name="Table9.A1" office:value-type="string">
            <text:p text:style-name="Table_20_Contents">(member function of <text:span text:style-name="T3">Mat</text:span>, <text:span text:style-name="T3">Col</text:span>, <text:span text:style-name="T3">Row</text:span>, <text:span text:style-name="T3">Cube</text:span>, <text:span text:style-name="T3">SpMat</text:span>, <text:span text:style-name="T3">field</text:span>) </text:p>
          </table:table-cell>
        </table:table-row>
      </table:table>
      <text:list xml:id="list1845165998" text:style-name="L41">
        <text:list-item>
          <text:p text:style-name="P189">Recreate the object according to given size specifications, while preserving the elements as well as the layout of the elements </text:p>
        </text:list-item>
        <text:list-item>
          <text:p text:style-name="P189">Can be used for growing or shrinking an object (ie. adding/removing rows, and/or columns, and/or slices) </text:p>
        </text:list-item>
        <text:list-item>
          <text:p text:style-name="P189"><text:span text:style-name="T1">Caveat:</text:span> to change the size without preserving data, use <text:a xlink:type="simple" xlink:href="https://arma.sourceforge.net/docs.html#set_size" text:style-name="Internet_20_link" text:visited-style-name="Visited_20_Internet_20_Link">.set_size()</text:a> instead, which is much faster </text:p>
        </text:list-item>
        <text:list-item>
          <text:p text:style-name="P188">Examples: </text:p>
          <text:list>
            <text:list-header>
              <text:p text:style-name="P33">mat A(4, 5, fill::randu);</text:p>
              <text:p text:style-name="P33"/>
              <text:p text:style-name="P34">A.resize(7,6);</text:p>
            </text:list-header>
          </text:list>
          <text:p text:style-name="P189"/>
        </text:list-item>
        <text:list-item>
          <text:p text:style-name="P189">See also: </text:p>
          <text:list>
            <text:list-item>
              <text:p text:style-name="P189"><text:a xlink:type="simple" xlink:href="https://arma.sourceforge.net/docs.html#reshape_member" text:style-name="Internet_20_link" text:visited-style-name="Visited_20_Internet_20_Link">.reshape()</text:a> </text:p>
            </text:list-item>
            <text:list-item>
              <text:p text:style-name="P189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89"><text:a xlink:type="simple" xlink:href="https://arma.sourceforge.net/docs.html#copy_size" text:style-name="Internet_20_link" text:visited-style-name="Visited_20_Internet_20_Link">.copy_size()</text:a> </text:p>
            </text:list-item>
            <text:list-item>
              <text:p text:style-name="P189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89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89"><text:a xlink:type="simple" xlink:href="https://arma.sourceforge.net/docs.html#insert" text:style-name="Internet_20_link" text:visited-style-name="Visited_20_Internet_20_Link">.insert_rows / cols / slices</text:a> </text:p>
            </text:list-item>
            <text:list-item>
              <text:p text:style-name="P189"><text:a xlink:type="simple" xlink:href="https://arma.sourceforge.net/docs.html#shed" text:style-name="Internet_20_link" text:visited-style-name="Visited_20_Internet_20_Link">.shed_rows / cols / slices</text:a> </text:p>
            </text:list-item>
            <text:list-item>
              <text:p text:style-name="P189"><text:a xlink:type="simple" xlink:href="https://arma.sourceforge.net/docs.html#resize" text:style-name="Internet_20_link" text:visited-style-name="Visited_20_Internet_20_Link">resize()</text:a> (standalone function) </text:p>
            </text:list-item>
            <text:list-item>
              <text:p text:style-name="P189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189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88"/>
        </text:list-item>
      </text:list>
      <text:p text:style-name="Horizontal_20_Line"/>
      <text:p text:style-name="P155"/>
      <text:p text:style-name="Text_20_body"><text:bookmark text:name="copy_size"/><text:span text:style-name="T1">.copy_size( A )</text:span> </text:p>
      <text:list xml:id="list2829508601" text:style-name="L42">
        <text:list-item>
          <text:p text:style-name="P191">Set the size to be the same as object <text:span text:style-name="T3">A</text:span> </text:p>
        </text:list-item>
        <text:list-item>
          <text:p text:style-name="P191">Object <text:span text:style-name="T3">A</text:span> must be of the same root type as the object being modified (eg. the size of a matrix can't be set by providing a cube) </text:p>
        </text:list-item>
        <text:list-item>
          <text:p text:style-name="P190"><text:soft-page-break/>Examples: </text:p>
          <text:list>
            <text:list-header>
              <text:p text:style-name="P35">mat A(5, 6, fill::randu);</text:p>
              <text:p text:style-name="P35"/>
              <text:p text:style-name="P35">mat B;</text:p>
              <text:p text:style-name="P35">B.copy_size(A);</text:p>
              <text:p text:style-name="P35"/>
              <text:p text:style-name="P35">cout &lt;&lt; B.n_rows &lt;&lt; endl;</text:p>
              <text:p text:style-name="P36">cout &lt;&lt; B.n_cols &lt;&lt; endl;</text:p>
            </text:list-header>
          </text:list>
          <text:p text:style-name="P191"/>
        </text:list-item>
        <text:list-item>
          <text:p text:style-name="P191">See also: </text:p>
          <text:list>
            <text:list-item>
              <text:p text:style-name="P191"><text:a xlink:type="simple" xlink:href="https://arma.sourceforge.net/docs.html#reset" text:style-name="Internet_20_link" text:visited-style-name="Visited_20_Internet_20_Link">.reset()</text:a> </text:p>
            </text:list-item>
            <text:list-item>
              <text:p text:style-name="P191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91"><text:a xlink:type="simple" xlink:href="https://arma.sourceforge.net/docs.html#reshape_member" text:style-name="Internet_20_link" text:visited-style-name="Visited_20_Internet_20_Link">.reshape()</text:a> </text:p>
            </text:list-item>
            <text:list-item>
              <text:p text:style-name="P191"><text:a xlink:type="simple" xlink:href="https://arma.sourceforge.net/docs.html#resize_member" text:style-name="Internet_20_link" text:visited-style-name="Visited_20_Internet_20_Link">.resize()</text:a> </text:p>
            </text:list-item>
            <text:list-item>
              <text:p text:style-name="P191"><text:a xlink:type="simple" xlink:href="https://arma.sourceforge.net/docs.html#zeros_member" text:style-name="Internet_20_link" text:visited-style-name="Visited_20_Internet_20_Link">.zeros()</text:a> </text:p>
            </text:list-item>
            <text:list-item>
              <text:p text:style-name="P191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190"/>
        </text:list-item>
      </text:list>
      <text:p text:style-name="Horizontal_20_Line"/>
      <text:p text:style-name="P155"/>
      <text:p text:style-name="P192"><text:bookmark text:name="reset"/>.reset() </text:p>
      <text:list xml:id="list2793427919" text:style-name="L43">
        <text:list-item>
          <text:p text:style-name="P194">Reset the size to zero (the object will have no elements) </text:p>
        </text:list-item>
        <text:list-item>
          <text:p text:style-name="P193">Examples: </text:p>
          <text:list>
            <text:list-header>
              <text:p text:style-name="P37">mat A(5, 5, fill::randu);</text:p>
              <text:p text:style-name="P38">A.reset();</text:p>
            </text:list-header>
          </text:list>
          <text:p text:style-name="P194"/>
        </text:list-item>
        <text:list-item>
          <text:p text:style-name="P194">See also: </text:p>
          <text:list>
            <text:list-item>
              <text:p text:style-name="P194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194"><text:a xlink:type="simple" xlink:href="https://arma.sourceforge.net/docs.html#is_empty" text:style-name="Internet_20_link" text:visited-style-name="Visited_20_Internet_20_Link">.is_empty()</text:a> </text:p>
            </text:list-item>
            <text:list-item>
              <text:p text:style-name="P194"><text:a xlink:type="simple" xlink:href="https://arma.sourceforge.net/docs.html#zeros_member" text:style-name="Internet_20_link" text:visited-style-name="Visited_20_Internet_20_Link">.zeros()</text:a> </text:p>
            </text:list-item>
          </text:list>
          <text:p text:style-name="P193"/>
        </text:list-item>
      </text:list>
      <text:p text:style-name="Horizontal_20_Line"/>
      <text:p text:style-name="P155"/>
      <text:p text:style-name="Text_20_body"><text:bookmark text:name="submat"/><text:span text:style-name="T1">submatrix views</text:span> </text:p>
      <text:list xml:id="list4021216559" text:style-name="L44">
        <text:list-item>
          <text:p text:style-name="P195">A collection of member functions of <text:span text:style-name="T3">Mat</text:span>, <text:span text:style-name="T3">Col</text:span> and <text:span text:style-name="T3">Row</text:span> classes that provide read/write access to submatrix view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list xml:id="list514789586" text:style-name="L1">
                    <text:list-item>
                      <text:p text:style-name="P129">contiguous views for matrix X: </text:p>
                    </text:list-item>
                  </text:list>
                  <text:list xml:id="list3723375026" text:style-name="L2">
                    <text:list-header>
                      <text:p text:style-name="P130">X.<text:span text:style-name="T1">col( </text:span>col_number <text:span text:style-name="T1">)</text:span><text:line-break/>X.<text:span text:style-name="T1">row( </text:span>row_number <text:span text:style-name="T1">)</text:span><text:line-break/><text:line-break/>X.<text:span text:style-name="T1">cols( </text:span>first_col<text:span text:style-name="T1">,</text:span> last_col <text:span text:style-name="T1">)</text:span><text:line-break/>X.<text:span text:style-name="T1">rows( </text:span>first_row<text:span text:style-name="T1">,</text:span> last_row <text:span text:style-name="T1">)</text:span><text:line-break/><text:line-break/><text:soft-page-break/>X.<text:span text:style-name="T1">submat( </text:span>first_row<text:span text:style-name="T1">,</text:span> first_col<text:span text:style-name="T1">,</text:span> last_row<text:span text:style-name="T1">,</text:span> last_col <text:span text:style-name="T1">)</text:span><text:line-break/><text:line-break/>X<text:span text:style-name="T1">( span(</text:span>first_row<text:span text:style-name="T1">,</text:span> last_row<text:span text:style-name="T1">), span(</text:span>first_col<text:span text:style-name="T1">,</text:span> last_col<text:span text:style-name="T1">) )</text:span><text:line-break/><text:line-break/>X<text:span text:style-name="T1">( </text:span>first_row<text:span text:style-name="T1">,</text:span> first_col<text:span text:style-name="T1">, size(</text:span>n_rows<text:span text:style-name="T1">, </text:span>n_cols<text:span text:style-name="T1">) )</text:span><text:line-break/>X<text:span text:style-name="T1">( </text:span>first_row<text:span text:style-name="T1">,</text:span> first_col<text:span text:style-name="T1">, size(</text:span>Y<text:span text:style-name="T1">) )</text:span>    <text:span text:style-name="T3">[ Y is a matrix ]</text:span><text:line-break/><text:line-break/>X<text:span text:style-name="T1">(</text:span> <text:span text:style-name="T1">span(</text:span>first_row<text:span text:style-name="T1">,</text:span> last_row<text:span text:style-name="T1">),</text:span> col_number <text:span text:style-name="T1">)</text:span><text:line-break/>X<text:span text:style-name="T1">(</text:span> row_number<text:span text:style-name="T1">,</text:span> <text:span text:style-name="T1">span(</text:span>first_col<text:span text:style-name="T1">,</text:span> last_col<text:span text:style-name="T1">) )</text:span><text:line-break/><text:line-break/>X.<text:span text:style-name="T1">head_cols( </text:span>number_of_cols <text:span text:style-name="T1">)</text:span><text:line-break/>X.<text:span text:style-name="T1">head_rows( </text:span>number_of_rows <text:span text:style-name="T1">)</text:span><text:line-break/><text:line-break/>X.<text:span text:style-name="T1">tail_cols( </text:span>number_of_cols <text:span text:style-name="T1">)</text:span><text:line-break/>X.<text:span text:style-name="T1">tail_rows( </text:span>number_of_rows <text:span text:style-name="T1">)</text:span><text:line-break/><text:line-break/>X.<text:span text:style-name="T1">unsafe_col( </text:span>col_number <text:span text:style-name="T1">)</text:span>    <text:span text:style-name="T3">[ use with caution ]</text:span></text:p>
                    </text:list-header>
                  </text:list>
                  <text:p text:style-name="Table_20_Contents"/>
                  <text:list xml:id="list3970830886" text:style-name="L3">
                    <text:list-item>
                      <text:p text:style-name="P132">contiguous views for vector V: </text:p>
                    </text:list-item>
                  </text:list>
                  <text:list xml:id="list1505636776" text:style-name="L4">
                    <text:list-header>
                      <text:p text:style-name="P133">V<text:span text:style-name="T1">( span(</text:span>first_index<text:span text:style-name="T1">,</text:span> last_index<text:span text:style-name="T1">) )</text:span><text:line-break/>V.<text:span text:style-name="T1">subvec( </text:span>first_index<text:span text:style-name="T1">,</text:span> last_index <text:span text:style-name="T1">)</text:span><text:line-break/><text:line-break/>V.<text:span text:style-name="T1">subvec( </text:span>first_index<text:span text:style-name="T1">, size(</text:span>W<text:span text:style-name="T1">) )</text:span>    <text:span text:style-name="T3">[ W is a vector ]</text:span><text:line-break/><text:line-break/>V.<text:span text:style-name="T1">head( </text:span>number_of_elements <text:span text:style-name="T1">)</text:span><text:line-break/>V.<text:span text:style-name="T1">tail( </text:span>number_of_elements <text:span text:style-name="T1">)</text:span> </text:p>
                    </text:list-header>
                  </text:list>
                </table:table-cell>
              </table:table-row>
            </table:table>
            <text:p text:style-name="P127"/>
          </table:table-cell>
          <table:table-cell table:style-name="Table10.A1" office:value-type="string">
            <text:p text:style-name="Table_20_Contents">   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    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list xml:id="list3761188246" text:style-name="L5">
                    <text:list-item>
                      <text:p text:style-name="P134">non-contiguous views for matrix or vector X: </text:p>
                    </text:list-item>
                  </text:list>
                  <text:list xml:id="list3265579547" text:style-name="L6">
                    <text:list-header>
                      <text:p text:style-name="P135"><text:line-break/>X.<text:span text:style-name="T1">elem(</text:span> vector_of_indices <text:span text:style-name="T1">)</text:span><text:line-break/>X<text:span text:style-name="T1">(</text:span> vector_of_indices <text:span text:style-name="T1">)</text:span><text:line-break/><text:line-break/><text:soft-page-break/>X.<text:span text:style-name="T1">cols( </text:span>vector_of_column_indices <text:span text:style-name="T1">)</text:span><text:line-break/>X.<text:span text:style-name="T1">rows( </text:span>vector_of_row_indices <text:span text:style-name="T1">)</text:span><text:line-break/><text:line-break/>X.<text:span text:style-name="T1">submat(</text:span> vector_of_row_indices<text:span text:style-name="T1">,</text:span> vector_of_column_indices <text:span text:style-name="T1">)</text:span><text:line-break/>X<text:span text:style-name="T1">(</text:span> vector_of_row_indices<text:span text:style-name="T1">,</text:span> vector_of_column_indices <text:span text:style-name="T1">)</text:span></text:p>
                    </text:list-header>
                  </text:list>
                  <text:p text:style-name="P131"/>
                  <text:list xml:id="list102529135" text:style-name="L7">
                    <text:list-item>
                      <text:p text:style-name="P136">related matrix views (documented separately) </text:p>
                    </text:list-item>
                  </text:list>
                  <text:list xml:id="list2113265169" text:style-name="L8">
                    <text:list-header>
                      <text:p text:style-name="P137"><text:line-break/>X.<text:a xlink:type="simple" xlink:href="https://arma.sourceforge.net/docs.html#diag" text:style-name="Internet_20_link" text:visited-style-name="Visited_20_Internet_20_Link">diag()</text:a><text:line-break/>X.<text:a xlink:type="simple" xlink:href="https://arma.sourceforge.net/docs.html#each_colrow" text:style-name="Internet_20_link" text:visited-style-name="Visited_20_Internet_20_Link">each_row()</text:a><text:line-break/>X.<text:a xlink:type="simple" xlink:href="https://arma.sourceforge.net/docs.html#each_colrow" text:style-name="Internet_20_link" text:visited-style-name="Visited_20_Internet_20_Link">each_col()</text:a></text:p>
                    </text:list-header>
                  </text:list>
                </table:table-cell>
              </table:table-row>
            </table:table>
            <text:p text:style-name="Table_20_Contents"/>
          </table:table-cell>
          <table:table-cell table:style-name="Table10.A1" office:value-type="string">
            <text:p text:style-name="P127"/>
          </table:table-cell>
        </table:table-row>
      </table:table>
      <text:list xml:id="list25305514326708" text:continue-list="list4021216559" text:style-name="L44">
        <text:list-header>
          <text:p text:style-name="P196"/>
        </text:list-header>
        <text:list-item>
          <text:p text:style-name="P196">Instances of <text:span text:style-name="T3">span(start,end)</text:span> can be replaced by <text:span text:style-name="T3">span::all</text:span> to indicate the entire range </text:p>
        </text:list-item>
        <text:list-item>
          <text:p text:style-name="P196">For functions requiring one or more vector of indices, eg. <text:span text:style-name="T3">X.submat(vector_of_row_indices, vector_of_column_indices)</text:span>, each vector of indices must be of type <text:a xlink:type="simple" xlink:href="https://arma.sourceforge.net/docs.html#Col" text:style-name="Internet_20_link" text:visited-style-name="Visited_20_Internet_20_Link"><text:span text:style-name="T3">uvec</text:span></text:a> </text:p>
        </text:list-item>
        <text:list-item>
          <text:p text:style-name="P196">In the function <text:span text:style-name="T3">X.elem(vector_of_indices)</text:span>, elements specified in <text:span text:style-name="T3">vector_of_indices</text:span> are accessed. <text:span text:style-name="T3">X</text:span> is interpreted as one long vector, with column-by-column ordering of the elements of <text:span text:style-name="T3">X</text:span>. The <text:span text:style-name="T3">vector_of_indices</text:span> must evaluate to a vector of type <text:a xlink:type="simple" xlink:href="https://arma.sourceforge.net/docs.html#Col" text:style-name="Internet_20_link" text:visited-style-name="Visited_20_Internet_20_Link">uvec</text:a> (eg. generated by the <text:a xlink:type="simple" xlink:href="https://arma.sourceforge.net/docs.html#find" text:style-name="Internet_20_link" text:visited-style-name="Visited_20_Internet_20_Link">find()</text:a> function). The aggregate set of the specified elements is treated as a column vector (ie. the output of <text:span text:style-name="T3">X.elem()</text:span> is always a column vector). </text:p>
        </text:list-item>
        <text:list-item>
          <text:p text:style-name="P196">The function <text:span text:style-name="T3">.unsafe_col()</text:span> is provided for speed reasons and should be used only if you know what you are doing. It creates a seemingly independent <text:span text:style-name="T3">Col</text:span> vector object (eg. <text:span text:style-name="T3">vec</text:span>), but uses memory from the existing matrix object. As such, the created vector is not alias safe, <text:soft-page-break/>and does not take into account that the underlying matrix memory could be freed (eg. due to any operation involving a size change of the matrix). </text:p>
        </text:list-item>
        <text:list-item>
          <text:p text:style-name="P195">Examples: </text:p>
          <text:list>
            <text:list-header>
              <text:p text:style-name="P39">mat A(5, 10, fill::zeros);</text:p>
              <text:p text:style-name="P39"/>
              <text:p text:style-name="P39">A.submat( 0,1, 2,3 ) <text:s text:c="5"/>= randu&lt;mat&gt;(3,3);</text:p>
              <text:p text:style-name="P39">A( span(0,2), span(1,3) ) = randu&lt;mat&gt;(3,3);</text:p>
              <text:p text:style-name="P39">A( 0,1, size(3,3) ) <text:s text:c="6"/>= randu&lt;mat&gt;(3,3);</text:p>
              <text:p text:style-name="P39"/>
              <text:p text:style-name="P39">mat B = A.submat( 0,1, 2,3 );</text:p>
              <text:p text:style-name="P39">mat C = A( span(0,2), span(1,3) );</text:p>
              <text:p text:style-name="P39">mat D = A( 0,1, size(3,3) );</text:p>
              <text:p text:style-name="P39"/>
              <text:p text:style-name="P39">A.col(1) <text:s text:c="7"/>= randu&lt;mat&gt;(5,1);</text:p>
              <text:p text:style-name="P39">A(span::all, 1) = randu&lt;mat&gt;(5,1);</text:p>
              <text:p text:style-name="P39"/>
              <text:p text:style-name="P39">mat X(5, 5, fill::randu);</text:p>
              <text:p text:style-name="P39"/>
              <text:p text:style-name="P39">// get all elements of X that are greater than 0.5</text:p>
              <text:p text:style-name="P39">vec q = X.elem( find(X &gt; 0.5) );</text:p>
              <text:p text:style-name="P39"/>
              <text:p text:style-name="P39">// add 123 to all elements of X greater than 0.5</text:p>
              <text:p text:style-name="P39">X.elem( find(X &gt; 0.5) ) += 123.0;</text:p>
              <text:p text:style-name="P39"/>
              <text:p text:style-name="P39">// set four specific elements of X to 1</text:p>
              <text:p text:style-name="P39">uvec indices = { 2, 3, 6, 8 };</text:p>
              <text:p text:style-name="P39"/>
              <text:p text:style-name="P39">X.elem(indices) = ones&lt;vec&gt;(4);</text:p>
              <text:p text:style-name="P39"/>
              <text:p text:style-name="P39">// add 123 to the last 5 elements of vector a</text:p>
              <text:p text:style-name="P39">vec a(10, fill::randu);</text:p>
              <text:p text:style-name="P39">a.tail(5) += 123.0;</text:p>
              <text:p text:style-name="P39"/>
              <text:p text:style-name="P39">// add 123 to the first 3 elements of column 2 of X</text:p>
              <text:p text:style-name="P40">X.col(2).head(3) += 123;</text:p>
            </text:list-header>
          </text:list>
          <text:p text:style-name="P196"/>
        </text:list-item>
        <text:list-item>
          <text:p text:style-name="P196">See also: </text:p>
          <text:list>
            <text:list-item>
              <text:p text:style-name="P196"><text:a xlink:type="simple" xlink:href="https://arma.sourceforge.net/docs.html#diag" text:style-name="Internet_20_link" text:visited-style-name="Visited_20_Internet_20_Link">diagonal views</text:a> </text:p>
            </text:list-item>
            <text:list-item>
              <text:p text:style-name="P196"><text:a xlink:type="simple" xlink:href="https://arma.sourceforge.net/docs.html#each_colrow" text:style-name="Internet_20_link" text:visited-style-name="Visited_20_Internet_20_Link">.each_col() &amp; .each_row()</text:a>    (vector operations applied to each column or row) </text:p>
            </text:list-item>
            <text:list-item>
              <text:p text:style-name="P196"><text:a xlink:type="simple" xlink:href="https://arma.sourceforge.net/docs.html#colptr" text:style-name="Internet_20_link" text:visited-style-name="Visited_20_Internet_20_Link">.colptr()</text:a> </text:p>
            </text:list-item>
            <text:list-item>
              <text:p text:style-name="P196"><text:a xlink:type="simple" xlink:href="https://arma.sourceforge.net/docs.html#in_range" text:style-name="Internet_20_link" text:visited-style-name="Visited_20_Internet_20_Link">.in_range()</text:a> </text:p>
            </text:list-item>
            <text:list-item>
              <text:p text:style-name="P196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196"><text:a xlink:type="simple" xlink:href="https://arma.sourceforge.net/docs.html#join" text:style-name="Internet_20_link" text:visited-style-name="Visited_20_Internet_20_Link">join_rows / cols / slices</text:a> </text:p>
            </text:list-item>
            <text:list-item>
              <text:p text:style-name="P196"><text:a xlink:type="simple" xlink:href="https://arma.sourceforge.net/docs.html#shed" text:style-name="Internet_20_link" text:visited-style-name="Visited_20_Internet_20_Link">.shed_rows / cols / slices</text:a> </text:p>
            </text:list-item>
            <text:list-item>
              <text:p text:style-name="P196"><text:a xlink:type="simple" xlink:href="https://arma.sourceforge.net/docs.html#insert" text:style-name="Internet_20_link" text:visited-style-name="Visited_20_Internet_20_Link">.insert_rows / cols / slices</text:a> </text:p>
            </text:list-item>
            <text:list-item>
              <text:p text:style-name="P196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196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195"/>
        </text:list-item>
      </text:list>
      <text:p text:style-name="Horizontal_20_Line"/>
      <text:p text:style-name="P155"/>
      <text:p text:style-name="Text_20_body"><text:bookmark text:name="subcube"/><text:span text:style-name="T1">subcube views and slices</text:span> </text:p>
      <text:list xml:id="list3288877127" text:style-name="L45">
        <text:list-item>
          <text:p text:style-name="P198">A collection of member functions of the <text:span text:style-name="T3">Cube</text:span> class that provide subcube views 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ext:soft-page-break/>
        <table:table-row>
          <table:table-cell table:style-name="Table13.A1" office:value-type="string">
            <text:list xml:id="list1353667416" text:style-name="L9">
              <text:list-item>
                <text:p text:style-name="P138">contiguous views for cube Q: </text:p>
              </text:list-item>
            </text:list>
            <text:list xml:id="list3941551904" text:style-name="L10">
              <text:list-header>
                <text:p text:style-name="P139">Q.<text:span text:style-name="T1">slice( </text:span>slice_number <text:span text:style-name="T1">)</text:span><text:line-break/>Q.<text:span text:style-name="T1">slices( </text:span>first_slice<text:span text:style-name="T1">,</text:span> last_slice <text:span text:style-name="T1">)</text:span><text:line-break/><text:line-break/>Q.<text:span text:style-name="T1">row( </text:span>row_number <text:span text:style-name="T1">)</text:span><text:line-break/>Q.<text:span text:style-name="T1">rows( </text:span>first_row<text:span text:style-name="T1">,</text:span> last_row <text:span text:style-name="T1">)</text:span><text:line-break/><text:line-break/>Q.<text:span text:style-name="T1">col( </text:span>col_number <text:span text:style-name="T1">)</text:span><text:line-break/>Q.<text:span text:style-name="T1">cols( </text:span>first_col<text:span text:style-name="T1">,</text:span> last_col <text:span text:style-name="T1">)</text:span><text:line-break/><text:line-break/>Q.<text:span text:style-name="T1">subcube( </text:span>first_row<text:span text:style-name="T1">,</text:span> first_col<text:span text:style-name="T1">,</text:span> first_slice<text:span text:style-name="T1">, </text:span>last_row<text:span text:style-name="T1">,</text:span> last_col<text:span text:style-name="T1">, </text:span>last_slice <text:span text:style-name="T1">)</text:span><text:line-break/><text:line-break/>Q<text:span text:style-name="T1">( span(</text:span>first_row<text:span text:style-name="T1">,</text:span> last_row<text:span text:style-name="T1">), span(</text:span>first_col<text:span text:style-name="T1">,</text:span> last_col<text:span text:style-name="T1">), span(</text:span>first_slice<text:span text:style-name="T1">,</text:span> last_slice<text:span text:style-name="T1">) )</text:span><text:line-break/><text:line-break/>Q<text:span text:style-name="T1">( </text:span>first_row<text:span text:style-name="T1">,</text:span> first_col<text:span text:style-name="T1">,</text:span> first_slice<text:span text:style-name="T1">, size(</text:span>n_rows<text:span text:style-name="T1">,</text:span> n_cols<text:span text:style-name="T1">, </text:span>n_slices<text:span text:style-name="T1">) )</text:span><text:line-break/>Q<text:span text:style-name="T1">( </text:span>first_row<text:span text:style-name="T1">,</text:span> first_col<text:span text:style-name="T1">,</text:span> first_slice<text:span text:style-name="T1">, size(</text:span>R<text:span text:style-name="T1">) )</text:span>      <text:span text:style-name="T3">[ R is a cube ]</text:span><text:line-break/><text:line-break/>Q.<text:span text:style-name="T1">head_slices( </text:span>number_of_slices <text:span text:style-name="T1">)</text:span><text:line-break/>Q.<text:span text:style-name="T1">tail_slices( </text:span>number_of_slices <text:span text:style-name="T1">)</text:span><text:line-break/><text:line-break/>Q.<text:span text:style-name="T1">tube( </text:span>row<text:span text:style-name="T1">,</text:span> col <text:span text:style-name="T1">)</text:span><text:line-break/>Q.<text:span text:style-name="T1">tube( </text:span>first_row<text:span text:style-name="T1">,</text:span> first_col<text:span text:style-name="T1">,</text:span> last_row<text:span text:style-name="T1">,</text:span> last_col <text:span text:style-name="T1">)</text:span><text:line-break/>Q.<text:span text:style-name="T1">tube( span(</text:span>first_row<text:span text:style-name="T1">,</text:span> last_row<text:span text:style-name="T1">), span(</text:span>first_col<text:span text:style-name="T1">,</text:span> last_col<text:span text:style-name="T1">) )</text:span><text:line-break/>Q.<text:span text:style-name="T1">tube( </text:span>first_row<text:span text:style-name="T1">,</text:span> first_col<text:span text:style-name="T1">, size(</text:span>n_rows<text:span text:style-name="T1">,</text:span> n_cols<text:span text:style-name="T1">) )</text:span></text:p>
              </text:list-header>
            </text:list>
          </table:table-cell>
          <table:table-cell table:style-name="Table13.A1" office:value-type="string">
            <text:p text:style-name="Table_20_Contents">   </text:p>
          </table:table-cell>
          <table:table-cell table:style-name="Table13.A1" office:value-type="string">
            <text:p text:style-name="Table_20_Contents"> </text:p>
          </table:table-cell>
          <table:table-cell table:style-name="Table13.A1" office:value-type="string">
            <text:p text:style-name="Table_20_Contents">    </text:p>
          </table:table-cell>
          <table:table-cell table:style-name="Table13.A1" office:value-type="string">
            <text:list xml:id="list2294023101" text:style-name="L11">
              <text:list-item>
                <text:p text:style-name="P140">non-contiguous views for cube Q: </text:p>
              </text:list-item>
            </text:list>
            <text:list xml:id="list2534122469" text:style-name="L12">
              <text:list-header>
                <text:p text:style-name="P141"><text:line-break/>Q.<text:span text:style-name="T1">elem(</text:span> vector_of_indices <text:span text:style-name="T1">)</text:span><text:line-break/>Q<text:span text:style-name="T1">(</text:span> vector_of_indices <text:span text:style-name="T1">)</text:span> <text:line-break/><text:line-break/>Q.<text:span text:style-name="T1">slices(</text:span> vector_of_slice_indices <text:span text:style-name="T1">)</text:span></text:p>
              </text:list-header>
            </text:list>
            <text:p text:style-name="Table_20_Contents"/>
            <text:list xml:id="list545800266" text:style-name="L13">
              <text:list-item>
                <text:p text:style-name="P142">related cube views (documented separately) </text:p>
              </text:list-item>
            </text:list>
            <text:list xml:id="list2593141265" text:style-name="L14">
              <text:list-header>
                <text:p text:style-name="P143"><text:line-break/>Q.<text:a xlink:type="simple" xlink:href="https://arma.sourceforge.net/docs.html#each_slice" text:style-name="Internet_20_link" text:visited-style-name="Visited_20_Internet_20_Link">each_slice()</text:a> <text:line-break/>Q.<text:a xlink:type="simple" xlink:href="https://arma.sourceforge.net/docs.html#col_row_as_mat" text:style-name="Internet_20_link" text:visited-style-name="Visited_20_Internet_20_Link">col_as_mat()</text:a> <text:line-break/>Q.<text:a xlink:type="simple" xlink:href="https://arma.sourceforge.net/docs.html#col_row_as_mat" text:style-name="Internet_20_link" text:visited-style-name="Visited_20_Internet_20_Link">row_as_mat()</text:a> </text:p>
              </text:list-header>
            </text:list>
          </table:table-cell>
        </table:table-row>
      </table:table>
      <text:list xml:id="list25304900803268" text:continue-list="list3288877127" text:style-name="L45">
        <text:list-header>
          <text:p text:style-name="P198"/>
        </text:list-header>
        <text:list-item>
          <text:p text:style-name="P198">Instances of <text:span text:style-name="T3">span(a,b)</text:span> can be replaced by: </text:p>
          <text:list>
            <text:list-item>
              <text:p text:style-name="P198"><text:span text:style-name="T3">span()</text:span> or <text:span text:style-name="T3">span::all</text:span>, to indicate the entire range </text:p>
            </text:list-item>
            <text:list-item>
              <text:p text:style-name="P198"><text:span text:style-name="T3">span(a)</text:span>, to indicate a particular row, column or slice </text:p>
            </text:list-item>
          </text:list>
          <text:p text:style-name="P198"/>
        </text:list-item>
        <text:list-item>
          <text:p text:style-name="P198">An individual slice, accessed via <text:span text:style-name="T3">.slice()</text:span>, is an instance of the <text:span text:style-name="T3">Mat</text:span> class (a reference to a matrix is provided) </text:p>
        </text:list-item>
        <text:list-item>
          <text:p text:style-name="P198">All <text:span text:style-name="T3">.tube()</text:span> forms are variants of <text:span text:style-name="T3">.subcube()</text:span>, using <text:span text:style-name="T3">first_slice = 0</text:span> and <text:span text:style-name="T3">last_slice = Q.n_slices-1</text:span> </text:p>
        </text:list-item>
        <text:list-item>
          <text:p text:style-name="P198">The <text:span text:style-name="T3">.tube(row,col)</text:span> form uses <text:span text:style-name="T3">row = first_row = last_row</text:span>, and <text:span text:style-name="T3">col = first_col = last_col</text:span> </text:p>
        </text:list-item>
        <text:list-item>
          <text:p text:style-name="P198">In the function <text:span text:style-name="T3">Q.elem(vector_of_indices)</text:span>, elements specified in <text:span text:style-name="T3">vector_of_indices</text:span> are accessed. <text:span text:style-name="T3">Q</text:span> is interpreted as one long vector, with slice-by-slice and column-by-column ordering of the elements of <text:span text:style-name="T3">Q</text:span>. The <text:span text:style-name="T3">vector_of_indices</text:span> must evaluate to a vector of type <text:a xlink:type="simple" xlink:href="https://arma.sourceforge.net/docs.html#Col" text:style-name="Internet_20_link" text:visited-style-name="Visited_20_Internet_20_Link">uvec</text:a> (eg. generated by the <text:a xlink:type="simple" xlink:href="https://arma.sourceforge.net/docs.html#find" text:style-name="Internet_20_link" text:visited-style-name="Visited_20_Internet_20_Link">find()</text:a> function). The aggregate set of the specified elements is treated as a column vector (ie. the output of <text:span text:style-name="T3">Q.elem()</text:span> is always a column vector). </text:p>
        </text:list-item>
        <text:list-item>
          <text:p text:style-name="P198"><text:soft-page-break/>In the function <text:span text:style-name="T3">Q.slices(vector_of_slice_indices)</text:span>, slices specified in <text:span text:style-name="T3">vector_of_slice_indices</text:span> are accessed. The <text:span text:style-name="T3">vector_of_slice_indices</text:span> must evaluate to a vector of type <text:a xlink:type="simple" xlink:href="https://arma.sourceforge.net/docs.html#Col" text:style-name="Internet_20_link" text:visited-style-name="Visited_20_Internet_20_Link">uvec</text:a>. </text:p>
        </text:list-item>
        <text:list-item>
          <text:p text:style-name="P197">Examples: </text:p>
          <text:list>
            <text:list-header>
              <text:p text:style-name="P41">cube A(2, 3, 4, fill::randu);</text:p>
              <text:p text:style-name="P41"/>
              <text:p text:style-name="P41">mat <text:s/>B = A.slice(1); // each slice is a matrix</text:p>
              <text:p text:style-name="P41"/>
              <text:p text:style-name="P41">A.slice(0) = randu&lt;mat&gt;(2,3);</text:p>
              <text:p text:style-name="P41">A.slice(0)(1,2) = 99.0;</text:p>
              <text:p text:style-name="P41"/>
              <text:p text:style-name="P41">A.subcube(0,0,1, <text:s/>1,1,2) <text:s text:c="12"/>= randu&lt;cube&gt;(2,2,2);</text:p>
              <text:p text:style-name="P41">A( span(0,1), span(0,1), span(1,2) ) = randu&lt;cube&gt;(2,2,2);</text:p>
              <text:p text:style-name="P41">A( 0,0,1, size(2,2,2) ) <text:s text:c="13"/>= randu&lt;cube&gt;(2,2,2);</text:p>
              <text:p text:style-name="P41"/>
              <text:p text:style-name="P41">// add 123 to all elements of A greater than 0.5</text:p>
              <text:p text:style-name="P41">A.elem( find(A &gt; 0.5) ) += 123.0;</text:p>
              <text:p text:style-name="P41"/>
              <text:p text:style-name="P41">cube C = A.head_slices(2); <text:s/>// get first two slices</text:p>
              <text:p text:style-name="P41"/>
              <text:p text:style-name="P42">A.head_slices(2) += 123.0;</text:p>
            </text:list-header>
          </text:list>
          <text:p text:style-name="P198"/>
        </text:list-item>
        <text:list-item>
          <text:p text:style-name="P198">See also: </text:p>
          <text:list>
            <text:list-item>
              <text:p text:style-name="P198"><text:a xlink:type="simple" xlink:href="https://arma.sourceforge.net/docs.html#in_range" text:style-name="Internet_20_link" text:visited-style-name="Visited_20_Internet_20_Link">.in_range()</text:a> </text:p>
            </text:list-item>
            <text:list-item>
              <text:p text:style-name="P198"><text:a xlink:type="simple" xlink:href="https://arma.sourceforge.net/docs.html#each_slice" text:style-name="Internet_20_link" text:visited-style-name="Visited_20_Internet_20_Link">.each_slice()</text:a> </text:p>
            </text:list-item>
            <text:list-item>
              <text:p text:style-name="P198"><text:a xlink:type="simple" xlink:href="https://arma.sourceforge.net/docs.html#col_row_as_mat" text:style-name="Internet_20_link" text:visited-style-name="Visited_20_Internet_20_Link">.col_as_mat() / .row_as_mat()</text:a> </text:p>
            </text:list-item>
            <text:list-item>
              <text:p text:style-name="P198"><text:a xlink:type="simple" xlink:href="https://arma.sourceforge.net/docs.html#join_slices" text:style-name="Internet_20_link" text:visited-style-name="Visited_20_Internet_20_Link">join_slices()</text:a> </text:p>
            </text:list-item>
            <text:list-item>
              <text:p text:style-name="P198"><text:a xlink:type="simple" xlink:href="https://arma.sourceforge.net/docs.html#shed" text:style-name="Internet_20_link" text:visited-style-name="Visited_20_Internet_20_Link">shed_slices()</text:a> </text:p>
            </text:list-item>
            <text:list-item>
              <text:p text:style-name="P198"><text:a xlink:type="simple" xlink:href="https://arma.sourceforge.net/docs.html#insert" text:style-name="Internet_20_link" text:visited-style-name="Visited_20_Internet_20_Link">insert_slices()</text:a> </text:p>
            </text:list-item>
            <text:list-item>
              <text:p text:style-name="P198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198"><text:a xlink:type="simple" xlink:href="https://arma.sourceforge.net/docs.html#submat" text:style-name="Internet_20_link" text:visited-style-name="Visited_20_Internet_20_Link">submatrix views</text:a> </text:p>
            </text:list-item>
          </text:list>
          <text:p text:style-name="P197"/>
        </text:list-item>
      </text:list>
      <text:p text:style-name="Horizontal_20_Line"/>
      <text:p text:style-name="P155"/>
      <text:p text:style-name="Text_20_body"><text:bookmark text:name="subfield"/><text:span text:style-name="T1">subfield views</text:span> </text:p>
      <text:list xml:id="list275520895" text:style-name="L46">
        <text:list-item>
          <text:p text:style-name="P199">A collection of member functions of the <text:span text:style-name="T3">field</text:span> class that provide subfield views</text:p>
        </text:list-item>
        <text:list-item>
          <text:p text:style-name="P200">For a 2D field <text:span text:style-name="T3">F</text:span>, the subfields are accessed as: </text:p>
          <text:list>
            <text:list-header>
              <text:p text:style-name="P200">F.<text:span text:style-name="T1">row( </text:span>row_number <text:span text:style-name="T1">)</text:span><text:line-break/>F.<text:span text:style-name="T1">col( </text:span>col_number <text:span text:style-name="T1">)</text:span><text:line-break/><text:line-break/>F.<text:span text:style-name="T1">rows( </text:span>first_row<text:span text:style-name="T1">,</text:span> last_row <text:span text:style-name="T1">)</text:span><text:line-break/>F.<text:span text:style-name="T1">cols( </text:span>first_col<text:span text:style-name="T1">,</text:span> last_col <text:span text:style-name="T1">)</text:span><text:line-break/><text:line-break/>F.<text:span text:style-name="T1">subfield( </text:span>first_row<text:span text:style-name="T1">,</text:span> first_col<text:span text:style-name="T1">,</text:span> last_row<text:span text:style-name="T1">,</text:span> last_col <text:span text:style-name="T1">)</text:span><text:line-break/><text:line-break/>F<text:span text:style-name="T1">( span(</text:span>first_row<text:span text:style-name="T1">,</text:span> last_row<text:span text:style-name="T1">), span(</text:span>first_col<text:span text:style-name="T1">,</text:span> last_col<text:span text:style-name="T1">) )</text:span><text:line-break/><text:line-break/><text:soft-page-break/>F<text:span text:style-name="T1">( </text:span>first_row<text:span text:style-name="T1">,</text:span> first_col<text:span text:style-name="T1">, size(</text:span>G<text:span text:style-name="T1">) )</text:span>    <text:span text:style-name="T3">[ G is a 2D field ]</text:span><text:line-break/>F<text:span text:style-name="T1">( </text:span>first_row<text:span text:style-name="T1">,</text:span> first_col<text:span text:style-name="T1">, size(</text:span>n_rows<text:span text:style-name="T1">, </text:span>n_cols<text:span text:style-name="T1">) )</text:span></text:p>
            </text:list-header>
          </text:list>
          <text:p text:style-name="P200"/>
        </text:list-item>
        <text:list-item>
          <text:p text:style-name="P200">For a 3D field <text:span text:style-name="T3">F</text:span>, the subfields are accessed as: </text:p>
          <text:list>
            <text:list-header>
              <text:p text:style-name="P200">F.<text:span text:style-name="T1">slice( </text:span>slice_number <text:span text:style-name="T1">)</text:span><text:line-break/><text:line-break/>F.<text:span text:style-name="T1">slices( </text:span>first_slice<text:span text:style-name="T1">,</text:span> last_slice <text:span text:style-name="T1">)</text:span><text:line-break/><text:line-break/>F.<text:span text:style-name="T1">subfield( </text:span>first_row<text:span text:style-name="T1">,</text:span> first_col<text:span text:style-name="T1">,</text:span> first_slice<text:span text:style-name="T1">,</text:span> last_row<text:span text:style-name="T1">,</text:span> last_col<text:span text:style-name="T1">,</text:span> last_slice <text:span text:style-name="T1">)</text:span><text:line-break/><text:line-break/>F<text:span text:style-name="T1">( span(</text:span>first_row<text:span text:style-name="T1">,</text:span> last_row<text:span text:style-name="T1">), span(</text:span>first_col<text:span text:style-name="T1">,</text:span> last_col<text:span text:style-name="T1">), span(</text:span>first_slice<text:span text:style-name="T1">,</text:span> last_slice<text:span text:style-name="T1">) )</text:span><text:line-break/><text:line-break/>F<text:span text:style-name="T1">( </text:span>first_row<text:span text:style-name="T1">,</text:span> first_col<text:span text:style-name="T1">,</text:span> first_slice<text:span text:style-name="T1">, size(</text:span>G<text:span text:style-name="T1">) )</text:span>    <text:span text:style-name="T3">[ G is a 3D field ]</text:span><text:line-break/>F<text:span text:style-name="T1">( </text:span>first_row<text:span text:style-name="T1">,</text:span> first_col<text:span text:style-name="T1">,</text:span> first_slice<text:span text:style-name="T1">, size(</text:span>n_rows<text:span text:style-name="T1">, </text:span>n_cols<text:span text:style-name="T1">, </text:span>n_slices<text:span text:style-name="T1">) )</text:span></text:p>
            </text:list-header>
          </text:list>
          <text:p text:style-name="P200"/>
        </text:list-item>
        <text:list-item>
          <text:p text:style-name="P200">Instances of <text:span text:style-name="T3">span(a,b)</text:span> can be replaced by: </text:p>
          <text:list>
            <text:list-item>
              <text:p text:style-name="P200"><text:span text:style-name="T3">span()</text:span> or <text:span text:style-name="T3">span::all</text:span>, to indicate the entire range </text:p>
            </text:list-item>
            <text:list-item>
              <text:p text:style-name="P200"><text:span text:style-name="T3">span(a)</text:span>, to indicate a particular row or column </text:p>
            </text:list-item>
          </text:list>
          <text:p text:style-name="P200"/>
        </text:list-item>
        <text:list-item>
          <text:p text:style-name="P200">See also: </text:p>
          <text:list>
            <text:list-item>
              <text:p text:style-name="P200"><text:a xlink:type="simple" xlink:href="https://arma.sourceforge.net/docs.html#in_range" text:style-name="Internet_20_link" text:visited-style-name="Visited_20_Internet_20_Link">.in_range()</text:a> </text:p>
            </text:list-item>
            <text:list-item>
              <text:p text:style-name="P200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00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00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199"/>
        </text:list-item>
      </text:list>
      <text:p text:style-name="Horizontal_20_Line"/>
      <text:p text:style-name="P155"/>
      <text:p text:style-name="Text_20_body"><text:bookmark text:name="diag"/><text:span text:style-name="T1">.diag()</text:span> <text:line-break/><text:span text:style-name="T1">.diag(</text:span> k <text:span text:style-name="T1">)</text:span> </text:p>
      <text:list xml:id="list993841465" text:style-name="L47">
        <text:list-item>
          <text:p text:style-name="P202">Member function of <text:span text:style-name="T3">Mat</text:span> and <text:span text:style-name="T3">SpMat</text:span> </text:p>
        </text:list-item>
        <text:list-item>
          <text:p text:style-name="P202">Read/write access to a diagonal in a matrix </text:p>
        </text:list-item>
        <text:list-item>
          <text:p text:style-name="P202">The argument <text:span text:style-name="T3">k</text:span> is optional; by default <text:span text:style-name="T3">k = 0</text:span> </text:p>
        </text:list-item>
        <text:list-item>
          <text:p text:style-name="P202">The argument <text:span text:style-name="T3">k</text:span> specifies the diagonal to use: </text:p>
          <text:list>
            <text:list-item>
              <text:p text:style-name="P202"><text:span text:style-name="T3">k = 0</text:span> indicates the main diagonal (default setting) </text:p>
            </text:list-item>
            <text:list-item>
              <text:p text:style-name="P202"><text:span text:style-name="T3">k &lt; 0</text:span> indicates the <text:span text:style-name="T3">k</text:span>-th sub-diagonal (below main diagonal, towards bottom-left corner) </text:p>
            </text:list-item>
            <text:list-item>
              <text:p text:style-name="P202"><text:span text:style-name="T3">k &gt; 0</text:span> indicates the <text:span text:style-name="T3">k</text:span>-th super-diagonal (above main diagonal, towards top-right corner) </text:p>
            </text:list-item>
          </text:list>
          <text:p text:style-name="P202"/>
        </text:list-item>
        <text:list-item>
          <text:p text:style-name="P202">The diagonal is interpreted as a column vector within expressions </text:p>
        </text:list-item>
        <text:list-item>
          <text:p text:style-name="P202"><text:span text:style-name="T1">Note</text:span>: to calculate only the diagonal elements of a compound expression, use <text:a xlink:type="simple" xlink:href="https://arma.sourceforge.net/docs.html#diagvec" text:style-name="Internet_20_link" text:visited-style-name="Visited_20_Internet_20_Link">diagvec()</text:a> or <text:a xlink:type="simple" xlink:href="https://arma.sourceforge.net/docs.html#diagmat" text:style-name="Internet_20_link" text:visited-style-name="Visited_20_Internet_20_Link">diagmat()</text:a> </text:p>
        </text:list-item>
        <text:list-item>
          <text:p text:style-name="P201">Examples: </text:p>
          <text:list>
            <text:list-header>
              <text:p text:style-name="P43">mat X(5, 5, fill::randu);</text:p>
              <text:p text:style-name="P43"><text:soft-page-break/></text:p>
              <text:p text:style-name="P43">vec a = X.diag();</text:p>
              <text:p text:style-name="P43">vec b = X.diag(1);</text:p>
              <text:p text:style-name="P43">vec c = X.diag(-2);</text:p>
              <text:p text:style-name="P43"/>
              <text:p text:style-name="P43">X.diag() = randu&lt;vec&gt;(5);</text:p>
              <text:p text:style-name="P43">X.diag() += 6;</text:p>
              <text:p text:style-name="P43">X.diag().ones();</text:p>
              <text:p text:style-name="P43"/>
              <text:p text:style-name="P43">sp_mat S = sprandu&lt;sp_mat&gt;(10,10,0.1);</text:p>
              <text:p text:style-name="P43"/>
              <text:p text:style-name="P44">vec v(S.diag()); <text:s/>// copy sparse diagonal to dense vector</text:p>
            </text:list-header>
          </text:list>
          <text:p text:style-name="P202"/>
        </text:list-item>
        <text:list-item>
          <text:p text:style-name="P202">See also: </text:p>
          <text:list>
            <text:list-item>
              <text:p text:style-name="P202"><text:a xlink:type="simple" xlink:href="https://arma.sourceforge.net/docs.html#eye_member" text:style-name="Internet_20_link" text:visited-style-name="Visited_20_Internet_20_Link">.eye()</text:a> </text:p>
            </text:list-item>
            <text:list-item>
              <text:p text:style-name="P202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202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02"><text:a xlink:type="simple" xlink:href="https://arma.sourceforge.net/docs.html#diags_spdiags" text:style-name="Internet_20_link" text:visited-style-name="Visited_20_Internet_20_Link">diags() / spdiags()</text:a> </text:p>
            </text:list-item>
            <text:list-item>
              <text:p text:style-name="P202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02"><text:a xlink:type="simple" xlink:href="https://arma.sourceforge.net/docs.html#each_colrow" text:style-name="Internet_20_link" text:visited-style-name="Visited_20_Internet_20_Link">.each_col() &amp; .each_row()</text:a> </text:p>
            </text:list-item>
            <text:list-item>
              <text:p text:style-name="P202"><text:a xlink:type="simple" xlink:href="https://arma.sourceforge.net/docs.html#trace" text:style-name="Internet_20_link" text:visited-style-name="Visited_20_Internet_20_Link">trace()</text:a> </text:p>
            </text:list-item>
          </text:list>
          <text:p text:style-name="P201"/>
        </text:list-item>
      </text:list>
      <text:p text:style-name="Horizontal_20_Line"/>
      <text:p text:style-name="P155"/>
      <text:p text:style-name="P126"><text:bookmark text:name="each_colrow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>
          <table:table-cell table:style-name="Table14.A1" office:value-type="string">
            <text:p text:style-name="P128">.each_col()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P128">.each_row()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Table_20_Contents">(form 1)</text:p>
          </table:table-cell>
        </table:table-row>
        <table:table-row>
          <table:table-cell table:style-name="Table14.A1" office:value-type="string">
            <text:p text:style-name="Table_20_Contents"><text:span text:style-name="T1">.each_col(</text:span> vector_of_indices <text:span text:style-name="T1">)</text:span>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Table_20_Contents"><text:span text:style-name="T1">.each_row(</text:span> vector_of_indices <text:span text:style-name="T1">)</text:span>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Table_20_Contents">(form 2)</text:p>
          </table:table-cell>
        </table:table-row>
        <table:table-row>
          <table:table-cell table:style-name="Table14.A1" office:value-type="string">
            <text:p text:style-name="Table_20_Contents"><text:span text:style-name="T1">.each_col(</text:span> lambda_function <text:span text:style-name="T1">)</text:span>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Table_20_Contents"><text:span text:style-name="T1">.each_row(</text:span> lambda_function <text:span text:style-name="T1">)</text:span></text:p>
          </table:table-cell>
          <table:table-cell table:style-name="Table14.A1" office:value-type="string">
            <text:p text:style-name="Table_20_Contents">   </text:p>
          </table:table-cell>
          <table:table-cell table:style-name="Table14.A1" office:value-type="string">
            <text:p text:style-name="Table_20_Contents">(form 3)</text:p>
          </table:table-cell>
        </table:table-row>
      </table:table>
      <text:list xml:id="list2325044258" text:style-name="L48">
        <text:list-item>
          <text:p text:style-name="P204">Member functions of <text:span text:style-name="T3">Mat</text:span> </text:p>
        </text:list-item>
        <text:list-item>
          <text:p text:style-name="P204">Apply a vector operation to each column or row of a matrix </text:p>
        </text:list-item>
        <text:list-item>
          <text:p text:style-name="P204">Similar to "broadcasting" in Matlab / Octave </text:p>
        </text:list-item>
        <text:list-item>
          <text:p text:style-name="P203">Supported operations for forms 1 and 2: 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B"/>
        <table:table-column table:style-name="Table15.G"/>
        <table:table-row>
          <table:table-cell table:style-name="Table15.A1" office:value-type="string">
            <text:p text:style-name="Table_20_Contents"><text:span text:style-name="Source_20_Text"><text:span text:style-name="T1">+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addition</text:p>
          </table:table-cell>
          <table:table-cell table:style-name="Table15.A1" office:value-type="string">
            <text:p text:style-name="Table_20_Contents">      </text:p>
          </table:table-cell>
          <table:table-cell table:style-name="Table15.A1" office:value-type="string">
            <text:p text:style-name="Table_20_Contents"><text:span text:style-name="Source_20_Text"><text:span text:style-name="T1">+=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in-place addition</text:p>
          </table:table-cell>
        </table:table-row>
        <table:table-row>
          <table:table-cell table:style-name="Table15.A1" office:value-type="string">
            <text:p text:style-name="Table_20_Contents"><text:span text:style-name="Source_20_Text">−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subtraction</text:p>
          </table:table-cell>
          <table:table-cell table:style-name="Table15.A1" office:value-type="string">
            <text:p text:style-name="Table_20_Contents">      </text:p>
          </table:table-cell>
          <table:table-cell table:style-name="Table15.A1" office:value-type="string">
            <text:p text:style-name="Table_20_Contents"><text:span text:style-name="Source_20_Text">−</text:span><text:span text:style-name="Source_20_Text"><text:span text:style-name="T1">=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in-place subtraction</text:p>
          </table:table-cell>
        </table:table-row>
        <table:table-row>
          <table:table-cell table:style-name="Table15.A1" office:value-type="string">
            <text:p text:style-name="Table_20_Contents"><text:span text:style-name="Source_20_Text"><text:span text:style-name="T1">%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element-wise multiplication</text:p>
          </table:table-cell>
          <table:table-cell table:style-name="Table15.A1" office:value-type="string">
            <text:p text:style-name="Table_20_Contents">      </text:p>
          </table:table-cell>
          <table:table-cell table:style-name="Table15.A1" office:value-type="string">
            <text:p text:style-name="Table_20_Contents"><text:span text:style-name="Source_20_Text"><text:span text:style-name="T1">%=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in-place element-wise multiplication</text:p>
          </table:table-cell>
        </table:table-row>
        <table:table-row>
          <table:table-cell table:style-name="Table15.A1" office:value-type="string">
            <text:p text:style-name="Table_20_Contents"><text:span text:style-name="Source_20_Text"><text:span text:style-name="T1">/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element-wise division</text:p>
          </table:table-cell>
          <table:table-cell table:style-name="Table15.A1" office:value-type="string">
            <text:p text:style-name="Table_20_Contents">      </text:p>
          </table:table-cell>
          <table:table-cell table:style-name="Table15.A1" office:value-type="string">
            <text:p text:style-name="Table_20_Contents"><text:span text:style-name="Source_20_Text"><text:span text:style-name="T1">/=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in-place element-wise division</text:p>
          </table:table-cell>
        </table:table-row>
        <table:table-row>
          <table:table-cell table:style-name="Table15.A1" office:value-type="string">
            <text:p text:style-name="Table_20_Contents"><text:span text:style-name="Source_20_Text"><text:span text:style-name="T1">=</text:span></text:span>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assignment (copy)</text:p>
          </table:table-cell>
          <table:table-cell table:style-name="Table15.A1" office:value-type="string">
            <text:p text:style-name="Table_20_Contents">     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</table:table>
      <text:list xml:id="list25304937416966" text:continue-numbering="true" text:style-name="L48">
        <text:list-header>
          <text:p text:style-name="P204"/>
        </text:list-header>
        <text:list-item>
          <text:p text:style-name="P204">For form 2: </text:p>
          <text:list>
            <text:list-item>
              <text:p text:style-name="P204">the argument <text:span text:style-name="T3">vector_of_indices</text:span> contains a list of indices of the columns/rows to be used; it must evaluate to a vector of type <text:a xlink:type="simple" xlink:href="https://arma.sourceforge.net/docs.html#Col" text:style-name="Internet_20_link" text:visited-style-name="Visited_20_Internet_20_Link"><text:span text:style-name="T3">uvec</text:span></text:a> </text:p>
            </text:list-item>
            <text:list-item>
              <text:p text:style-name="P204">arithmetic operations as per form 1 are supported </text:p>
            </text:list-item>
          </text:list>
          <text:p text:style-name="P204"/>
        </text:list-item>
        <text:list-item>
          <text:p text:style-name="P204">For form 3: </text:p>
          <text:list>
            <text:list-item>
              <text:p text:style-name="P204">apply the given <text:span text:style-name="T3">lambda_function</text:span> to each column vector or row vector </text:p>
            </text:list-item>
            <text:list-item>
              <text:p text:style-name="P204">the function must accept a reference to a <text:a xlink:type="simple" xlink:href="https://arma.sourceforge.net/docs.html#Col" text:style-name="Internet_20_link" text:visited-style-name="Visited_20_Internet_20_Link">Col</text:a> or <text:a xlink:type="simple" xlink:href="https://arma.sourceforge.net/docs.html#Row" text:style-name="Internet_20_link" text:visited-style-name="Visited_20_Internet_20_Link">Row</text:a> object with the same element type as the underlying matrix </text:p>
            </text:list-item>
          </text:list>
          <text:p text:style-name="P204"><text:soft-page-break/></text:p>
        </text:list-item>
        <text:list-item>
          <text:p text:style-name="P203">Examples: </text:p>
          <text:list>
            <text:list-header>
              <text:p text:style-name="P45">mat X(6, 5, fill::ones);</text:p>
              <text:p text:style-name="P45">vec v = linspace&lt;vec&gt;(10,15,6);</text:p>
              <text:p text:style-name="P45"/>
              <text:p text:style-name="P45">X.each_col() += v; <text:s text:c="8"/>// in-place addition of v to each column vector of X</text:p>
              <text:p text:style-name="P45"/>
              <text:p text:style-name="P45">mat Y = X.each_col() + v; <text:s/>// generate Y by adding v to each column vector of X</text:p>
              <text:p text:style-name="P45"/>
              <text:p text:style-name="P45">// subtract v from columns 0 through to 3 in X</text:p>
              <text:p text:style-name="P45">X.cols(0,3).each_col() -= v;</text:p>
              <text:p text:style-name="P45"/>
              <text:p text:style-name="P45"/>
              <text:p text:style-name="P45">uvec indices(2);</text:p>
              <text:p text:style-name="P45">indices(0) = 2;</text:p>
              <text:p text:style-name="P45">indices(1) = 4;</text:p>
              <text:p text:style-name="P45"/>
              <text:p text:style-name="P45">X.each_col(indices) = v; <text:s text:c="2"/>// copy v to columns 2 and 4 in X</text:p>
              <text:p text:style-name="P45"/>
              <text:p text:style-name="P45"/>
              <text:p text:style-name="P45">X.each_col( [](vec&amp; a){ a.print(); } ); <text:s text:c="4"/>// lambda function with non-const vector</text:p>
              <text:p text:style-name="P45"/>
              <text:p text:style-name="P45">const mat&amp; XX = X;</text:p>
              <text:p text:style-name="P46">XX.each_col( [](const vec&amp; b){ b.print(); } ); <text:s/>// lambda function with const vector</text:p>
            </text:list-header>
          </text:list>
          <text:p text:style-name="P204"/>
        </text:list-item>
        <text:list-item>
          <text:p text:style-name="P204">See also: </text:p>
          <text:list>
            <text:list-item>
              <text:p text:style-name="P204"><text:a xlink:type="simple" xlink:href="https://arma.sourceforge.net/docs.html#operators" text:style-name="Internet_20_link" text:visited-style-name="Visited_20_Internet_20_Link">math &amp; relational operators</text:a> </text:p>
            </text:list-item>
            <text:list-item>
              <text:p text:style-name="P204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04"><text:a xlink:type="simple" xlink:href="https://arma.sourceforge.net/docs.html#diag" text:style-name="Internet_20_link" text:visited-style-name="Visited_20_Internet_20_Link">diagonal views</text:a> </text:p>
            </text:list-item>
            <text:list-item>
              <text:p text:style-name="P204"><text:a xlink:type="simple" xlink:href="https://arma.sourceforge.net/docs.html#repmat" text:style-name="Internet_20_link" text:visited-style-name="Visited_20_Internet_20_Link">repmat()</text:a> </text:p>
            </text:list-item>
            <text:list-item>
              <text:p text:style-name="P204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04"><text:a xlink:type="simple" xlink:href="https://arma.sourceforge.net/docs.html#each_slice" text:style-name="Internet_20_link" text:visited-style-name="Visited_20_Internet_20_Link">.each_slice()</text:a> </text:p>
            </text:list-item>
          </text:list>
          <text:p text:style-name="P203"/>
        </text:list-item>
      </text:list>
      <text:p text:style-name="Horizontal_20_Line"/>
      <text:p text:style-name="P155"/>
      <text:p text:style-name="P126"><text:bookmark text:name="each_slice"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28">.each_slice()</text:p>
          </table:table-cell>
          <table:table-cell table:style-name="Table16.A1" office:value-type="string">
            <text:p text:style-name="Table_20_Contents">   </text:p>
          </table:table-cell>
          <table:table-cell table:style-name="Table16.A1" office:value-type="string">
            <text:p text:style-name="Table_20_Contents">(form 1)</text:p>
          </table:table-cell>
        </table:table-row>
        <table:table-row>
          <table:table-cell table:style-name="Table16.A1" office:value-type="string">
            <text:p text:style-name="Table_20_Contents"><text:span text:style-name="T1">.each_slice(</text:span> vector_of_indices <text:span text:style-name="T1">)</text:span></text:p>
          </table:table-cell>
          <table:table-cell table:style-name="Table16.A1" office:value-type="string">
            <text:p text:style-name="Table_20_Contents">   </text:p>
          </table:table-cell>
          <table:table-cell table:style-name="Table16.A1" office:value-type="string">
            <text:p text:style-name="Table_20_Contents">(form 2)</text:p>
          </table:table-cell>
        </table:table-row>
        <table:table-row>
          <table:table-cell table:style-name="Table16.A1" office:value-type="string">
            <text:p text:style-name="Table_20_Contents"><text:span text:style-name="T1">.each_slice(</text:span> lambda_function <text:span text:style-name="T1">)</text:span></text:p>
          </table:table-cell>
          <table:table-cell table:style-name="Table16.A1" office:value-type="string">
            <text:p text:style-name="Table_20_Contents">   </text:p>
          </table:table-cell>
          <table:table-cell table:style-name="Table16.A1" office:value-type="string">
            <text:p text:style-name="Table_20_Contents">(form 3)</text:p>
          </table:table-cell>
        </table:table-row>
        <table:table-row>
          <table:table-cell table:style-name="Table16.A1" office:value-type="string">
            <text:p text:style-name="Table_20_Contents"><text:span text:style-name="T1">.each_slice(</text:span> lambda_function, use_mp <text:span text:style-name="T1">)</text:span></text:p>
          </table:table-cell>
          <table:table-cell table:style-name="Table16.A1" office:value-type="string">
            <text:p text:style-name="Table_20_Contents">   </text:p>
          </table:table-cell>
          <table:table-cell table:style-name="Table16.A1" office:value-type="string">
            <text:p text:style-name="Table_20_Contents">(form 4)</text:p>
          </table:table-cell>
        </table:table-row>
      </table:table>
      <text:list xml:id="list853804390" text:style-name="L49">
        <text:list-item>
          <text:p text:style-name="P206">Member function of <text:span text:style-name="T3">Cube</text:span> </text:p>
        </text:list-item>
        <text:list-item>
          <text:p text:style-name="P206">Apply a matrix operation to each slice of a cube, with each slice treated as a matrix </text:p>
        </text:list-item>
        <text:list-item>
          <text:p text:style-name="P206">Similar to "broadcasting" in Matlab / Octave </text:p>
        </text:list-item>
        <text:list-item>
          <text:p text:style-name="P205">Supported operations for form 1: 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B"/>
        <table:table-column table:style-name="Table17.G"/>
        <table:table-row>
          <table:table-cell table:style-name="Table17.A1" office:value-type="string">
            <text:p text:style-name="Table_20_Contents"><text:span text:style-name="Source_20_Text"><text:span text:style-name="T1">+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addition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<text:span text:style-name="Source_20_Text"><text:span text:style-name="T1">+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in-place addition</text:p>
          </table:table-cell>
        </table:table-row>
        <table:table-row>
          <table:table-cell table:style-name="Table17.A1" office:value-type="string">
            <text:p text:style-name="Table_20_Contents"><text:span text:style-name="Source_20_Text">−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subtraction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<text:span text:style-name="Source_20_Text">−</text:span><text:span text:style-name="Source_20_Text"><text:span text:style-name="T1">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in-place subtraction</text:p>
          </table:table-cell>
        </table:table-row>
        <table:table-row>
          <table:table-cell table:style-name="Table17.A1" office:value-type="string">
            <text:p text:style-name="Table_20_Contents"><text:span text:style-name="Source_20_Text"><text:span text:style-name="T1">%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element-wise multiplication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<text:span text:style-name="Source_20_Text"><text:span text:style-name="T1">%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in-place element-wise multiplication</text:p>
          </table:table-cell>
        </table:table-row>
        <text:soft-page-break/>
        <table:table-row>
          <table:table-cell table:style-name="Table17.A1" office:value-type="string">
            <text:p text:style-name="Table_20_Contents"><text:span text:style-name="Source_20_Text"><text:span text:style-name="T1">/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element-wise division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<text:span text:style-name="Source_20_Text"><text:span text:style-name="T1">/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in-place element-wise division</text:p>
          </table:table-cell>
        </table:table-row>
        <table:table-row>
          <table:table-cell table:style-name="Table17.A1" office:value-type="string">
            <text:p text:style-name="Table_20_Contents"><text:span text:style-name="Source_20_Text"><text:span text:style-name="T1">*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matrix multiplication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<text:span text:style-name="Source_20_Text"><text:span text:style-name="T1">*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in-place matrix multiplication</text:p>
          </table:table-cell>
        </table:table-row>
        <table:table-row>
          <table:table-cell table:style-name="Table17.A1" office:value-type="string">
            <text:p text:style-name="Table_20_Contents"><text:span text:style-name="Source_20_Text"><text:span text:style-name="T1">=</text:span></text:span>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assignment (copy)</text:p>
          </table:table-cell>
          <table:table-cell table:style-name="Table17.A1" office:value-type="string">
            <text:p text:style-name="Table_20_Contents">     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</table:table-row>
      </table:table>
      <text:list xml:id="list25304190989512" text:continue-numbering="true" text:style-name="L49">
        <text:list-header>
          <text:p text:style-name="P206"/>
        </text:list-header>
        <text:list-item>
          <text:p text:style-name="P206">For form 2: </text:p>
          <text:list>
            <text:list-item>
              <text:p text:style-name="P206">the argument <text:span text:style-name="T3">vector_of_indices</text:span> contains a list of indices of the slices to be used; it must evaluate to a vector of type <text:a xlink:type="simple" xlink:href="https://arma.sourceforge.net/docs.html#Col" text:style-name="Internet_20_link" text:visited-style-name="Visited_20_Internet_20_Link"><text:span text:style-name="T3">uvec</text:span></text:a> </text:p>
            </text:list-item>
            <text:list-item>
              <text:p text:style-name="P206">arithmetic operations as per form 1 are supported, except for <text:span text:style-name="Source_20_Text"><text:span text:style-name="T1">*</text:span></text:span> and <text:span text:style-name="Source_20_Text"><text:span text:style-name="T1">*=</text:span></text:span> (ie. matrix multiplication) </text:p>
            </text:list-item>
          </text:list>
          <text:p text:style-name="P206"/>
        </text:list-item>
        <text:list-item>
          <text:p text:style-name="P206">For form 3: </text:p>
          <text:list>
            <text:list-item>
              <text:p text:style-name="P206">apply the given <text:span text:style-name="T3">lambda_function</text:span> to each slice </text:p>
            </text:list-item>
            <text:list-item>
              <text:p text:style-name="P206">the function must accept a reference to a <text:a xlink:type="simple" xlink:href="https://arma.sourceforge.net/docs.html#Mat" text:style-name="Internet_20_link" text:visited-style-name="Visited_20_Internet_20_Link">Mat</text:a> object with the same element type as the underlying cube </text:p>
            </text:list-item>
          </text:list>
          <text:p text:style-name="P206"/>
        </text:list-item>
        <text:list-item>
          <text:p text:style-name="P206">For form 4: </text:p>
          <text:list>
            <text:list-item>
              <text:p text:style-name="P206">apply the given <text:span text:style-name="T3">lambda_function</text:span> to each slice, as per form 3 </text:p>
            </text:list-item>
            <text:list-item>
              <text:p text:style-name="P206">the argument <text:span text:style-name="T3">use_mp</text:span> is a bool to enable the use of OpenMP for multi-threaded execution of <text:span text:style-name="T3">lambda_function</text:span> on multiple slices at the same time </text:p>
            </text:list-item>
            <text:list-item>
              <text:p text:style-name="P206">the order of processing the slices is not deterministic (eg. slice 2 can be processed before slice 1) </text:p>
            </text:list-item>
            <text:list-item>
              <text:p text:style-name="P206"><text:span text:style-name="T3">lambda_function</text:span> must be thread-safe, ie. it must not write to variables outside of its scope </text:p>
            </text:list-item>
          </text:list>
          <text:p text:style-name="P206"/>
        </text:list-item>
        <text:list-item>
          <text:p text:style-name="P205">Examples: </text:p>
          <text:list>
            <text:list-header>
              <text:p text:style-name="P47">cube C(4, 5, 6, fill::randu);</text:p>
              <text:p text:style-name="P47"/>
              <text:p text:style-name="P47">mat M = repmat(linspace&lt;vec&gt;(1,4,4), 1, 5);</text:p>
              <text:p text:style-name="P47"/>
              <text:p text:style-name="P47">C.each_slice() += M; <text:s text:c="9"/>// in-place addition of M to each slice of C</text:p>
              <text:p text:style-name="P47"/>
              <text:p text:style-name="P47">cube D = C.each_slice() + M; <text:s/>// generate D by adding M to each slice of C</text:p>
              <text:p text:style-name="P47"/>
              <text:p text:style-name="P47"/>
              <text:p text:style-name="P47">uvec indices(2);</text:p>
              <text:p text:style-name="P47">indices(0) = 2;</text:p>
              <text:p text:style-name="P47">indices(1) = 4;</text:p>
              <text:p text:style-name="P47"/>
              <text:p text:style-name="P47">C.each_slice(indices) = M; <text:s text:c="3"/>// copy M to slices 2 and 4 in C</text:p>
              <text:p text:style-name="P47"/>
              <text:p text:style-name="P47"/>
              <text:p text:style-name="P47">C.each_slice( [](mat&amp; X){ X.print(); } ); <text:s text:c="4"/>// lambda function with non-const matrix</text:p>
              <text:p text:style-name="P47"/>
              <text:p text:style-name="P47">const cube&amp; CC = C;</text:p>
              <text:p text:style-name="P48">CC.each_slice( [](const mat&amp; X){ X.print(); } ); <text:s/>// lambda function with const matrix</text:p>
            </text:list-header>
          </text:list>
          <text:p text:style-name="P206"/>
        </text:list-item>
        <text:list-item>
          <text:p text:style-name="P206">See also: </text:p>
          <text:list>
            <text:list-item>
              <text:p text:style-name="P206"><text:soft-page-break/><text:a xlink:type="simple" xlink:href="https://arma.sourceforge.net/docs.html#operators" text:style-name="Internet_20_link" text:visited-style-name="Visited_20_Internet_20_Link">math &amp; relational operators</text:a> </text:p>
            </text:list-item>
            <text:list-item>
              <text:p text:style-name="P206"><text:a xlink:type="simple" xlink:href="https://arma.sourceforge.net/docs.html#subcube" text:style-name="Internet_20_link" text:visited-style-name="Visited_20_Internet_20_Link">subcube views</text:a> </text:p>
            </text:list-item>
            <text:list-item>
              <text:p text:style-name="P206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06"><text:a xlink:type="simple" xlink:href="https://arma.sourceforge.net/docs.html#each_colrow" text:style-name="Internet_20_link" text:visited-style-name="Visited_20_Internet_20_Link">.each_col() &amp; .each_row()</text:a>   </text:p>
            </text:list-item>
            <text:list-item>
              <text:p text:style-name="P206"><text:a xlink:type="simple" xlink:href="https://www.cprogramming.com/c++11/c++11-lambda-closures.html" text:style-name="Internet_20_link" text:visited-style-name="Visited_20_Internet_20_Link">lambda function</text:a> at cprogramming.com </text:p>
            </text:list-item>
          </text:list>
          <text:p text:style-name="P205"/>
        </text:list-item>
      </text:list>
      <text:p text:style-name="Horizontal_20_Line"/>
      <text:p text:style-name="P155"/>
      <text:p text:style-name="Text_20_body"><text:bookmark text:name="set_imag"/><text:span text:style-name="T1">.set_imag( X )</text:span> <text:line-break/><text:span text:style-name="T1">.set_real( X )</text:span> </text:p>
      <text:list xml:id="list2545849428" text:style-name="L50">
        <text:list-item>
          <text:p text:style-name="P208">Set the imaginary/real part of an object </text:p>
        </text:list-item>
        <text:list-item>
          <text:p text:style-name="P208"><text:span text:style-name="T3">X</text:span> must have the same size as the recipient object </text:p>
        </text:list-item>
        <text:list-item>
          <text:p text:style-name="P207">Examples: </text:p>
          <text:list>
            <text:list-header>
              <text:p text:style-name="P49"><text:s text:c="3"/>mat A(4, 5, fill::randu);</text:p>
              <text:p text:style-name="P49"><text:s text:c="3"/>mat B(4, 5, fill::randu);</text:p>
              <text:p text:style-name="P49"/>
              <text:p text:style-name="P49">cx_mat C(4, 5, fill::zeros);</text:p>
              <text:p text:style-name="P49"/>
              <text:p text:style-name="P49">C.set_real(A);</text:p>
              <text:p text:style-name="P50">C.set_imag(B);</text:p>
            </text:list-header>
          </text:list>
          <text:p text:style-name="P208"/>
        </text:list-item>
        <text:list-item>
          <text:p text:style-name="P207"><text:span text:style-name="T1">Caveat:</text:span> to directly construct a complex matrix out of two real matrices, the following code is faster: </text:p>
          <text:list>
            <text:list-header>
              <text:p text:style-name="P49"><text:s text:c="3"/>mat A(4, 5, fill::randu);</text:p>
              <text:p text:style-name="P49"><text:s text:c="3"/>mat B(4, 5, fill::randu);</text:p>
              <text:p text:style-name="P49"/>
              <text:p text:style-name="P50">cx_mat C = cx_mat(A,B);</text:p>
            </text:list-header>
          </text:list>
          <text:p text:style-name="P208"/>
        </text:list-item>
        <text:list-item>
          <text:p text:style-name="P208">See also: </text:p>
          <text:list>
            <text:list-item>
              <text:p text:style-name="P208"><text:a xlink:type="simple" xlink:href="https://arma.sourceforge.net/docs.html#constructors_mat" text:style-name="Internet_20_link" text:visited-style-name="Visited_20_Internet_20_Link">matrix constructors</text:a> </text:p>
            </text:list-item>
            <text:list-item>
              <text:p text:style-name="P208"><text:a xlink:type="simple" xlink:href="https://arma.sourceforge.net/docs.html#constructors_cube" text:style-name="Internet_20_link" text:visited-style-name="Visited_20_Internet_20_Link">cube constructors</text:a> </text:p>
            </text:list-item>
            <text:list-item>
              <text:p text:style-name="P208"><text:a xlink:type="simple" xlink:href="https://arma.sourceforge.net/docs.html#imag_real" text:style-name="Internet_20_link" text:visited-style-name="Visited_20_Internet_20_Link">imag() / real()</text:a> </text:p>
            </text:list-item>
          </text:list>
          <text:p text:style-name="P207"/>
        </text:list-item>
      </text:list>
      <text:p text:style-name="Horizontal_20_Line"/>
      <text:p text:style-name="P155"/>
      <text:p text:style-name="P126"><text:bookmark text:name="insert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Table_20_Contents"><text:span text:style-name="T1">.insert_rows( </text:span>row_number, X <text:span text:style-name="T1">)</text:span> <text:line-break/><text:span text:style-name="T1">.insert_rows( </text:span>row_number, number_of_rows <text:span text:style-name="T1">)</text:span> </text:p>
          </table:table-cell>
          <table:table-cell table:style-name="Table18.A1" office:value-type="string">
            <text:p text:style-name="Table_20_Contents"> </text:p>
          </table:table-cell>
          <table:table-cell table:style-name="Table18.A1" office:value-type="string">
            <text:p text:style-name="Table_20_Contents">(member functions of <text:span text:style-name="T3">Mat</text:span>, <text:span text:style-name="T3">Col</text:span> and <text:span text:style-name="T3">Cube</text:span>) </text:p>
          </table:table-cell>
        </table:table-row>
        <table:table-row>
          <table:table-cell table:style-name="Table18.A1" office:value-type="string">
            <text:p text:style-name="Table_20_Contents"> </text:p>
          </table:table-cell>
          <table:table-cell table:style-name="Table18.B2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18.A1" office:value-type="string">
            <text:p text:style-name="Table_20_Contents"><text:span text:style-name="T1">.insert_cols( </text:span>col_number<text:span text:style-name="T1">,</text:span> X <text:span text:style-name="T1">)</text:span> <text:line-break/><text:span text:style-name="T1">.insert_cols( </text:span>col_number<text:span text:style-name="T1">,</text:span> number_of_cols <text:span text:style-name="T1">)</text:span> </text:p>
          </table:table-cell>
          <table:table-cell table:style-name="Table18.A1" office:value-type="string">
            <text:p text:style-name="Table_20_Contents"> </text:p>
          </table:table-cell>
          <table:table-cell table:style-name="Table18.A1" office:value-type="string">
            <text:p text:style-name="Table_20_Contents">(member functions of <text:span text:style-name="T3">Mat</text:span>, <text:span text:style-name="T3">Row</text:span> and <text:span text:style-name="T3">Cube</text:span>) </text:p>
          </table:table-cell>
        </table:table-row>
        <table:table-row>
          <table:table-cell table:style-name="Table18.A1" office:value-type="string">
            <text:p text:style-name="Table_20_Contents"> </text:p>
          </table:table-cell>
          <table:table-cell table:style-name="Table18.B4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18.A1" office:value-type="string">
            <text:p text:style-name="Table_20_Contents"><text:span text:style-name="T1">.insert_slices( </text:span>slice_number<text:span text:style-name="T1">,</text:span> X <text:span text:style-name="T1">)</text:span> <text:line-break/><text:span text:style-name="T1">.insert_slices( </text:span>slice_number<text:span text:style-name="T1">,</text:span> number_of_slices <text:span text:style-name="T1">)</text:span> </text:p>
          </table:table-cell>
          <table:table-cell table:style-name="Table18.A1" office:value-type="string">
            <text:p text:style-name="Table_20_Contents"> </text:p>
          </table:table-cell>
          <table:table-cell table:style-name="Table18.A1" office:value-type="string">
            <text:p text:style-name="Table_20_Contents">(member functions of <text:span text:style-name="T3">Cube</text:span>) </text:p>
          </table:table-cell>
        </table:table-row>
      </table:table>
      <text:list xml:id="list3718050200" text:style-name="L51">
        <text:list-item>
          <text:p text:style-name="P210">Functions with the <text:span text:style-name="T3">X</text:span> argument: insert a copy of <text:span text:style-name="T3">X</text:span> at the specified row/column/slice </text:p>
          <text:list>
            <text:list-item>
              <text:p text:style-name="P210"><text:soft-page-break/>if inserting rows, <text:span text:style-name="T3">X</text:span> must have the same number of columns (and slices) as the recipient object </text:p>
            </text:list-item>
            <text:list-item>
              <text:p text:style-name="P210">if inserting columns, <text:span text:style-name="T3">X</text:span> must have the same number of rows (and slices) as the recipient object </text:p>
            </text:list-item>
            <text:list-item>
              <text:p text:style-name="P210">if inserting slices, <text:span text:style-name="T3">X</text:span> must have the same number of rows and columns as the recipient object (ie. all slices must have the same size) </text:p>
            </text:list-item>
          </text:list>
          <text:p text:style-name="P210"/>
        </text:list-item>
        <text:list-item>
          <text:p text:style-name="P210">Functions with the <text:span text:style-name="T3">number_of_...</text:span> argument: </text:p>
          <text:list>
            <text:list-item>
              <text:p text:style-name="P210">expand the object by creating new rows/columns/slices </text:p>
            </text:list-item>
            <text:list-item>
              <text:p text:style-name="P210">the elements in the new rows/columns/slices are set to zero </text:p>
            </text:list-item>
          </text:list>
          <text:p text:style-name="P210"/>
        </text:list-item>
        <text:list-item>
          <text:p text:style-name="P209">Examples: </text:p>
          <text:list>
            <text:list-header>
              <text:p text:style-name="P51">mat A(5, 10, fill::randu);</text:p>
              <text:p text:style-name="P51">mat B(5, <text:s/>2, fill::ones );</text:p>
              <text:p text:style-name="P51"/>
              <text:p text:style-name="P51">// at column 2, insert a copy of B;</text:p>
              <text:p text:style-name="P51">// A will now have 12 columns</text:p>
              <text:p text:style-name="P51">A.insert_cols(2, B);</text:p>
              <text:p text:style-name="P51"/>
              <text:p text:style-name="P51">// at column 1, insert 5 zeroed columns;</text:p>
              <text:p text:style-name="P51">// B will now have 7 columns</text:p>
              <text:p text:style-name="P52">B.insert_cols(1, 5);</text:p>
            </text:list-header>
          </text:list>
          <text:p text:style-name="P210"/>
        </text:list-item>
        <text:list-item>
          <text:p text:style-name="P210">See also: </text:p>
          <text:list>
            <text:list-item>
              <text:p text:style-name="P210"><text:a xlink:type="simple" xlink:href="https://arma.sourceforge.net/docs.html#shed" text:style-name="Internet_20_link" text:visited-style-name="Visited_20_Internet_20_Link">.shed_rows / cols / slices</text:a> </text:p>
            </text:list-item>
            <text:list-item>
              <text:p text:style-name="P210"><text:a xlink:type="simple" xlink:href="https://arma.sourceforge.net/docs.html#join" text:style-name="Internet_20_link" text:visited-style-name="Visited_20_Internet_20_Link">join_rows / cols / slices</text:a> </text:p>
            </text:list-item>
            <text:list-item>
              <text:p text:style-name="P210"><text:a xlink:type="simple" xlink:href="https://arma.sourceforge.net/docs.html#resize_member" text:style-name="Internet_20_link" text:visited-style-name="Visited_20_Internet_20_Link">.resize()</text:a> </text:p>
            </text:list-item>
            <text:list-item>
              <text:p text:style-name="P210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0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209"/>
        </text:list-item>
      </text:list>
      <text:p text:style-name="Horizontal_20_Line"/>
      <text:p text:style-name="P155"/>
      <text:p text:style-name="P126"><text:bookmark text:name="shed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Contents"><text:span text:style-name="T1">.shed_row( </text:span>row_number <text:span text:style-name="T1">)</text:span> <text:line-break/><text:span text:style-name="T1">.shed_rows( </text:span>first_row, last_row <text:span text:style-name="T1">)</text:span> <text:line-break/><text:span text:style-name="T1">.shed_rows( </text:span>vector_of_indices <text:span text:style-name="T1">)</text:span> </text:p>
          </table:table-cell>
          <table:table-cell table:style-name="Table19.A1" office:value-type="string">
            <text:p text:style-name="Table_20_Contents"> </text:p>
          </table:table-cell>
          <table:table-cell table:style-name="Table19.A1" office:value-type="string">
            <text:p text:style-name="Table_20_Contents">(member function of <text:span text:style-name="T3">Mat</text:span>, <text:span text:style-name="T3">Col</text:span>, <text:span text:style-name="T3">SpMat</text:span>, <text:span text:style-name="T3">Cube</text:span>) <text:line-break/>(member function of <text:span text:style-name="T3">Mat</text:span>, <text:span text:style-name="T3">Col</text:span>, <text:span text:style-name="T3">SpMat</text:span>, <text:span text:style-name="T3">Cube</text:span>) <text:line-break/>(member function of <text:span text:style-name="T3">Mat</text:span>, <text:span text:style-name="T3">Col</text:span>) </text:p>
          </table:table-cell>
        </table:table-row>
        <table:table-row>
          <table:table-cell table:style-name="Table19.A1" office:value-type="string">
            <text:p text:style-name="Table_20_Contents"> </text:p>
          </table:table-cell>
          <table:table-cell table:style-name="Table19.B2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19.A1" office:value-type="string">
            <text:p text:style-name="Table_20_Contents"><text:span text:style-name="T1">.shed_col( </text:span>column_number <text:span text:style-name="T1">)</text:span> <text:line-break/><text:span text:style-name="T1">.shed_cols( </text:span>first_column, last_column <text:span text:style-name="T1">)</text:span> <text:line-break/><text:span text:style-name="T1">.shed_cols( </text:span>vector_of_indices <text:span text:style-name="T1">)</text:span> </text:p>
          </table:table-cell>
          <table:table-cell table:style-name="Table19.A1" office:value-type="string">
            <text:p text:style-name="Table_20_Contents"> </text:p>
          </table:table-cell>
          <table:table-cell table:style-name="Table19.A1" office:value-type="string">
            <text:p text:style-name="Table_20_Contents">(member function of <text:span text:style-name="T3">Mat</text:span>, <text:span text:style-name="T3">Row</text:span>, <text:span text:style-name="T3">SpMat</text:span>, <text:span text:style-name="T3">Cube</text:span>) <text:line-break/>(member function of <text:span text:style-name="T3">Mat</text:span>, <text:span text:style-name="T3">Row</text:span>, <text:span text:style-name="T3">SpMat</text:span>, <text:span text:style-name="T3">Cube</text:span>) <text:line-break/>(member function of <text:span text:style-name="T3">Mat</text:span>, <text:span text:style-name="T3">Row</text:span>) </text:p>
          </table:table-cell>
        </table:table-row>
        <table:table-row>
          <table:table-cell table:style-name="Table19.A1" office:value-type="string">
            <text:p text:style-name="Table_20_Contents"> </text:p>
          </table:table-cell>
          <table:table-cell table:style-name="Table19.B4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19.A1" office:value-type="string">
            <text:p text:style-name="Table_20_Contents"><text:span text:style-name="T1">.shed_slice( </text:span>slice_number <text:span text:style-name="T1">)</text:span> <text:line-break/><text:span text:style-name="T1">.shed_slices( </text:span>first_slice, last_slice <text:span text:style-name="T1">)</text:span> <text:line-break/><text:span text:style-name="T1">.shed_slices( </text:span>vector_of_indices <text:span text:style-name="T1">)</text:span> </text:p>
          </table:table-cell>
          <table:table-cell table:style-name="Table19.A1" office:value-type="string">
            <text:p text:style-name="Table_20_Contents"> </text:p>
          </table:table-cell>
          <table:table-cell table:style-name="Table19.A1" office:value-type="string">
            <text:p text:style-name="Table_20_Contents">(member functions of <text:span text:style-name="T3">Cube</text:span>) </text:p>
          </table:table-cell>
        </table:table-row>
      </table:table>
      <text:list xml:id="list3279075154" text:style-name="L52">
        <text:list-item>
          <text:p text:style-name="P212">Functions with single scalar argument: remove the specified row/column/slice </text:p>
        </text:list-item>
        <text:list-item>
          <text:p text:style-name="P212">Functions with two scalar arguments: remove the specified range of rows/columns/slices </text:p>
        </text:list-item>
        <text:list-item>
          <text:p text:style-name="P212">The <text:span text:style-name="T3">vector_of_indices</text:span> must evaluate to a vector of type <text:a xlink:type="simple" xlink:href="https://arma.sourceforge.net/docs.html#Col" text:style-name="Internet_20_link" text:visited-style-name="Visited_20_Internet_20_Link">uvec</text:a>; it contains the indices of rows/columns/slices to remove </text:p>
        </text:list-item>
        <text:list-item>
          <text:p text:style-name="P211"><text:soft-page-break/>Examples: </text:p>
          <text:list>
            <text:list-header>
              <text:p text:style-name="P53">mat A(5, 10, fill::randu);</text:p>
              <text:p text:style-name="P53">mat B(5, 10, fill::randu);</text:p>
              <text:p text:style-name="P53"/>
              <text:p text:style-name="P53">A.shed_row(2);</text:p>
              <text:p text:style-name="P53">A.shed_cols(2,4);</text:p>
              <text:p text:style-name="P53"/>
              <text:p text:style-name="P53">uvec indices = {4, 6, 8};</text:p>
              <text:p text:style-name="P54">B.shed_cols(indices);</text:p>
            </text:list-header>
          </text:list>
          <text:p text:style-name="P212"/>
        </text:list-item>
        <text:list-item>
          <text:p text:style-name="P212">See also: </text:p>
          <text:list>
            <text:list-item>
              <text:p text:style-name="P212"><text:a xlink:type="simple" xlink:href="https://arma.sourceforge.net/docs.html#insert" text:style-name="Internet_20_link" text:visited-style-name="Visited_20_Internet_20_Link">.insert_rows / cols / slices</text:a> </text:p>
            </text:list-item>
            <text:list-item>
              <text:p text:style-name="P212"><text:a xlink:type="simple" xlink:href="https://arma.sourceforge.net/docs.html#join" text:style-name="Internet_20_link" text:visited-style-name="Visited_20_Internet_20_Link">join_rows / cols / slices</text:a> </text:p>
            </text:list-item>
            <text:list-item>
              <text:p text:style-name="P212"><text:a xlink:type="simple" xlink:href="https://arma.sourceforge.net/docs.html#resize_member" text:style-name="Internet_20_link" text:visited-style-name="Visited_20_Internet_20_Link">.resize()</text:a> </text:p>
            </text:list-item>
            <text:list-item>
              <text:p text:style-name="P212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2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211"/>
        </text:list-item>
      </text:list>
      <text:p text:style-name="Horizontal_20_Line"/>
      <text:p text:style-name="P155"/>
      <text:p text:style-name="P192"><text:bookmark text:name="swap_rows"/>.swap_rows( row1, row2 ) <text:line-break/>.swap_cols( col1, col2 ) </text:p>
      <text:list xml:id="list2294093630" text:style-name="L53">
        <text:list-item>
          <text:p text:style-name="P214">Member functions of <text:span text:style-name="T3">Mat</text:span>, <text:span text:style-name="T3">Col</text:span>, <text:span text:style-name="T3">Row</text:span> and <text:span text:style-name="T3">SpMat</text:span> </text:p>
        </text:list-item>
        <text:list-item>
          <text:p text:style-name="P214">Swap the contents of specified rows or columns </text:p>
        </text:list-item>
        <text:list-item>
          <text:p text:style-name="P213">Examples: </text:p>
          <text:list>
            <text:list-header>
              <text:p text:style-name="P55">mat X(5, 5, fill::randu);</text:p>
              <text:p text:style-name="P56">X.swap_rows(0,4);</text:p>
            </text:list-header>
          </text:list>
          <text:p text:style-name="P214"/>
        </text:list-item>
        <text:list-item>
          <text:p text:style-name="P214">See also: </text:p>
          <text:list>
            <text:list-item>
              <text:p text:style-name="P214"><text:a xlink:type="simple" xlink:href="https://arma.sourceforge.net/docs.html#reverse" text:style-name="Internet_20_link" text:visited-style-name="Visited_20_Internet_20_Link">reverse()</text:a> </text:p>
            </text:list-item>
            <text:list-item>
              <text:p text:style-name="P214"><text:a xlink:type="simple" xlink:href="https://arma.sourceforge.net/docs.html#flip" text:style-name="Internet_20_link" text:visited-style-name="Visited_20_Internet_20_Link">fliplr() &amp; flipud()</text:a> </text:p>
            </text:list-item>
            <text:list-item>
              <text:p text:style-name="P214"><text:a xlink:type="simple" xlink:href="https://arma.sourceforge.net/docs.html#swap" text:style-name="Internet_20_link" text:visited-style-name="Visited_20_Internet_20_Link">.swap()</text:a> </text:p>
            </text:list-item>
          </text:list>
          <text:p text:style-name="P213"/>
        </text:list-item>
      </text:list>
      <text:p text:style-name="Horizontal_20_Line"/>
      <text:p text:style-name="P155"/>
      <text:p text:style-name="Text_20_body"><text:bookmark text:name="swap"/><text:span text:style-name="T1">.swap( X )</text:span> </text:p>
      <text:list xml:id="list1878748659" text:style-name="L54">
        <text:list-item>
          <text:p text:style-name="P216">Member function of <text:span text:style-name="T3">Mat</text:span>, <text:span text:style-name="T3">Col</text:span>, <text:span text:style-name="T3">Row</text:span> and <text:span text:style-name="T3">Cube</text:span> </text:p>
        </text:list-item>
        <text:list-item>
          <text:p text:style-name="P216">Swap contents with object <text:span text:style-name="T3">X</text:span> </text:p>
        </text:list-item>
        <text:list-item>
          <text:p text:style-name="P215">Examples: </text:p>
          <text:list>
            <text:list-header>
              <text:p text:style-name="P57">mat A(4, 5, fill::zeros);</text:p>
              <text:p text:style-name="P57">mat B(6, 7, fill::ones );</text:p>
              <text:p text:style-name="P57"/>
              <text:p text:style-name="P58">A.swap(B);</text:p>
            </text:list-header>
          </text:list>
          <text:p text:style-name="P216"/>
        </text:list-item>
        <text:list-item>
          <text:p text:style-name="P216"><text:soft-page-break/>See also: </text:p>
          <text:list>
            <text:list-item>
              <text:p text:style-name="P216"><text:a xlink:type="simple" xlink:href="https://arma.sourceforge.net/docs.html#swap_rows" text:style-name="Internet_20_link" text:visited-style-name="Visited_20_Internet_20_Link">.swap_rows() &amp; .swap_cols()</text:a> </text:p>
            </text:list-item>
          </text:list>
          <text:p text:style-name="P215"/>
        </text:list-item>
      </text:list>
      <text:p text:style-name="Horizontal_20_Line"/>
      <text:p text:style-name="P155"/>
      <text:p text:style-name="Text_20_body"><text:bookmark text:name="memptr"/><text:span text:style-name="T1">.memptr()</text:span> </text:p>
      <text:list xml:id="list81091276" text:style-name="L55">
        <text:list-item>
          <text:p text:style-name="P218">Member function of <text:span text:style-name="T3">Mat</text:span>, <text:span text:style-name="T3">Col</text:span>, <text:span text:style-name="T3">Row</text:span> and <text:span text:style-name="T3">Cube</text:span> </text:p>
        </text:list-item>
        <text:list-item>
          <text:p text:style-name="P218">Obtain a raw pointer to the memory used for storing elements </text:p>
        </text:list-item>
        <text:list-item>
          <text:p text:style-name="P218">Data for matrices is stored in a column-by-column order </text:p>
        </text:list-item>
        <text:list-item>
          <text:p text:style-name="P218">Data for cubes is stored in a slice-by-slice (matrix-by-matrix) order </text:p>
        </text:list-item>
        <text:list-item>
          <text:p text:style-name="P218"><text:span text:style-name="T1">Caveat:</text:span> the pointer becomes invalid after any operation involving a size change or aliasing </text:p>
        </text:list-item>
        <text:list-item>
          <text:p text:style-name="P218"><text:span text:style-name="T1">Caveat:</text:span> this function is not recommended for use unless you know what you are doing! </text:p>
        </text:list-item>
        <text:list-item>
          <text:p text:style-name="P217">Examples: </text:p>
          <text:list>
            <text:list-header>
              <text:p text:style-name="P59"><text:s text:c="6"/>mat A(5, 5, fill::randu);</text:p>
              <text:p text:style-name="P59">const mat B(5, 5, fill::randu);</text:p>
              <text:p text:style-name="P59"/>
              <text:p text:style-name="P59"><text:s text:c="6"/>double* A_mem = A.memptr();</text:p>
              <text:p text:style-name="P60">const double* B_mem = B.memptr();</text:p>
            </text:list-header>
          </text:list>
          <text:p text:style-name="P218"/>
        </text:list-item>
        <text:list-item>
          <text:p text:style-name="P218">See also: </text:p>
          <text:list>
            <text:list-item>
              <text:p text:style-name="P218"><text:a xlink:type="simple" xlink:href="https://arma.sourceforge.net/docs.html#colptr" text:style-name="Internet_20_link" text:visited-style-name="Visited_20_Internet_20_Link">.colptr()</text:a> </text:p>
            </text:list-item>
            <text:list-item>
              <text:p text:style-name="P218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8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18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18"><text:a xlink:type="simple" xlink:href="https://arma.sourceforge.net/docs.html#iterators_cube" text:style-name="Internet_20_link" text:visited-style-name="Visited_20_Internet_20_Link">iterators (cubes)</text:a> </text:p>
            </text:list-item>
            <text:list-item>
              <text:p text:style-name="P218"><text:a xlink:type="simple" xlink:href="https://arma.sourceforge.net/docs.html#adv_constructors_mat" text:style-name="Internet_20_link" text:visited-style-name="Visited_20_Internet_20_Link">advanced constructors (matrices)</text:a> </text:p>
            </text:list-item>
            <text:list-item>
              <text:p text:style-name="P218"><text:a xlink:type="simple" xlink:href="https://arma.sourceforge.net/docs.html#adv_constructors_cube" text:style-name="Internet_20_link" text:visited-style-name="Visited_20_Internet_20_Link">advanced constructors (cubes)</text:a> </text:p>
            </text:list-item>
          </text:list>
          <text:p text:style-name="P217"/>
        </text:list-item>
      </text:list>
      <text:p text:style-name="Horizontal_20_Line"/>
      <text:p text:style-name="P155"/>
      <text:p text:style-name="Text_20_body"><text:bookmark text:name="colptr"/><text:span text:style-name="T1">.colptr( col_number )</text:span> </text:p>
      <text:list xml:id="list3198960960" text:style-name="L56">
        <text:list-item>
          <text:p text:style-name="P220">Member function of <text:span text:style-name="T3">Mat</text:span> </text:p>
        </text:list-item>
        <text:list-item>
          <text:p text:style-name="P220">Obtain a raw pointer to the memory used by elements in the specified column </text:p>
        </text:list-item>
        <text:list-item>
          <text:p text:style-name="P220"><text:span text:style-name="T1">Caveat:</text:span> the pointer becomes invalid after any operation involving a size change or aliasing </text:p>
        </text:list-item>
        <text:list-item>
          <text:p text:style-name="P220"><text:span text:style-name="T1">Caveat:</text:span> this function is not recommended for use unless you know what you are doing -- it is safer to use <text:a xlink:type="simple" xlink:href="https://arma.sourceforge.net/docs.html#submat" text:style-name="Internet_20_link" text:visited-style-name="Visited_20_Internet_20_Link">submatrix views</text:a> instead </text:p>
        </text:list-item>
        <text:list-item>
          <text:p text:style-name="P219">Examples: </text:p>
          <text:list>
            <text:list-header>
              <text:p text:style-name="P61">mat A(5, 5, fill::randu);</text:p>
              <text:p text:style-name="P61"/>
              <text:p text:style-name="P62">double* mem = A.colptr(2);</text:p>
            </text:list-header>
          </text:list>
          <text:p text:style-name="P220"/>
        </text:list-item>
        <text:list-item>
          <text:p text:style-name="P220">See also: </text:p>
          <text:list>
            <text:list-item>
              <text:p text:style-name="P220"><text:a xlink:type="simple" xlink:href="https://arma.sourceforge.net/docs.html#memptr" text:style-name="Internet_20_link" text:visited-style-name="Visited_20_Internet_20_Link">.memptr()</text:a> </text:p>
            </text:list-item>
            <text:list-item>
              <text:p text:style-name="P220"><text:soft-page-break/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20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20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20"><text:a xlink:type="simple" xlink:href="https://arma.sourceforge.net/docs.html#adv_constructors_mat" text:style-name="Internet_20_link" text:visited-style-name="Visited_20_Internet_20_Link">advanced constructors (matrices)</text:a> </text:p>
            </text:list-item>
          </text:list>
          <text:p text:style-name="P219"/>
        </text:list-item>
      </text:list>
      <text:p text:style-name="Horizontal_20_Line"/>
      <text:p text:style-name="P155"/>
      <text:p text:style-name="Text_20_body"><text:bookmark text:name="iterators_mat"/><text:span text:style-name="T1">iterators (dense matrices &amp; vectors)</text:span> </text:p>
      <text:list xml:id="list824963395" text:style-name="L57">
        <text:list-item>
          <text:p text:style-name="P222">Iterators and associated member functions of <text:span text:style-name="T3">Mat</text:span>, <text:span text:style-name="T3">Col</text:span>, <text:span text:style-name="T3">Row</text:span> </text:p>
        </text:list-item>
        <text:list-item>
          <text:p text:style-name="P222">Iterators for dense matrices and vectors traverse over all elements within the specified range </text:p>
        </text:list-item>
        <text:list-item>
          <text:p text:style-name="P221">Member functions: 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44"><text:span text:style-name="T1">.begin(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first element </text:p>
          </table:table-cell>
        </table:table-row>
        <table:table-row>
          <table:table-cell table:style-name="Table20.A1" office:value-type="string">
            <text:p text:style-name="P144"><text:span text:style-name="T1">.end(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<text:span text:style-name="T3">past-the-end</text:span> element </text:p>
          </table:table-cell>
        </table:table-row>
        <table:table-row>
          <table:table-cell table:style-name="Table20.A1" office:value-type="string">
            <text:p text:style-name="Table_20_Contents">  </text:p>
          </table:table-cell>
          <table:table-cell table:style-name="Table20.B3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20.A1" office:value-type="string">
            <text:p text:style-name="P144"><text:span text:style-name="T1">.begin_col( col_number 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first element of the specified column </text:p>
          </table:table-cell>
        </table:table-row>
        <table:table-row>
          <table:table-cell table:style-name="Table20.A1" office:value-type="string">
            <text:p text:style-name="P144"><text:span text:style-name="T1">.end_col( col_number 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<text:span text:style-name="T3">past-the-end</text:span> element of the specified column </text:p>
          </table:table-cell>
        </table:table-row>
        <table:table-row>
          <table:table-cell table:style-name="Table20.A1" office:value-type="string">
            <text:p text:style-name="Table_20_Contents">  </text:p>
          </table:table-cell>
          <table:table-cell table:style-name="Table20.B6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20.A1" office:value-type="string">
            <text:p text:style-name="P144"><text:span text:style-name="T1">.begin_row( row_number 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first element of the specified row </text:p>
          </table:table-cell>
        </table:table-row>
        <table:table-row>
          <table:table-cell table:style-name="Table20.A1" office:value-type="string">
            <text:p text:style-name="P144"><text:span text:style-name="T1">.end_row( row_number )</text:span> </text:p>
          </table:table-cell>
          <table:table-cell table:style-name="Table20.A1" office:value-type="string">
            <text:p text:style-name="Table_20_Contents"> </text:p>
          </table:table-cell>
          <table:table-cell table:style-name="Table20.A1" office:value-type="string">
            <text:p text:style-name="Table_20_Contents">iterator referring to the <text:span text:style-name="T3">past-the-end</text:span> element of the specified row </text:p>
          </table:table-cell>
        </table:table-row>
      </table:table>
      <text:list xml:id="list25306023176235" text:continue-numbering="true" text:style-name="L57">
        <text:list-header>
          <text:p text:style-name="P222"/>
        </text:list-header>
        <text:list-item>
          <text:p text:style-name="P221">Iterator types: 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44"><text:span text:style-name="T1">mat::iterator</text:span> <text:line-break/><text:span text:style-name="T1">vec::iterator</text:span> <text:line-break/><text:span text:style-name="T1">rowvec::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/write access to elements (which are stored column by column)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mat::const_iterator</text:span> <text:line-break/><text:span text:style-name="T1">vec::const_iterator</text:span> <text:line-break/><text:span text:style-name="T1">rowvec::const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-only access to elements (which are stored column by column)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mat::col_iterator</text:span> <text:line-break/><text:span text:style-name="T1">vec::col_iterator</text:span> <text:line-break/><text:span text:style-name="T1">rowvec::col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/write access to the elements of specified columns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mat::const_col_iterator</text:span> <text:line-break/><text:span text:style-name="T1">vec::const_col_iterator</text:span> <text:line-break/><text:span text:style-name="T1">rowvec::const_col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-only access to the elements of specified columns </text:p>
          </table:table-cell>
        </table:table-row>
        <text:soft-page-break/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mat::row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bidirectional iterator, for read/write access to the elements of specified rows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mat::const_row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bidirectional iterator, for read-only access to the elements of specified rows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vec::row_iterator</text:span> <text:line-break/><text:span text:style-name="T1">rowvec::row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/write access to the elements of specified rows </text:p>
          </table:table-cell>
        </table:table-row>
        <table:table-row>
          <table:table-cell table:style-name="Table21.A1" office:value-type="string">
            <text:p text:style-name="Table_20_Contents"> 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 </text:p>
          </table:table-cell>
        </table:table-row>
        <table:table-row>
          <table:table-cell table:style-name="Table21.A1" office:value-type="string">
            <text:p text:style-name="P144"><text:span text:style-name="T1">vec::const_row_iterator</text:span> <text:line-break/><text:span text:style-name="T1">rowvec::const_row_iterator</text:span> 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random access iterators, for read-only access to the elements of specified rows </text:p>
          </table:table-cell>
        </table:table-row>
      </table:table>
      <text:list xml:id="list25304124761191" text:continue-numbering="true" text:style-name="L57">
        <text:list-header>
          <text:p text:style-name="P222"/>
        </text:list-header>
        <text:list-item>
          <text:p text:style-name="P221">Examples: </text:p>
          <text:list>
            <text:list-header>
              <text:p text:style-name="P63">mat X(5, 6, fill::randu);</text:p>
              <text:p text:style-name="P63"/>
              <text:p text:style-name="P63">mat::iterator it <text:s text:c="4"/>= X.begin();</text:p>
              <text:p text:style-name="P63">mat::iterator it_end = X.end();</text:p>
              <text:p text:style-name="P63"/>
              <text:p text:style-name="P63">for(; it != it_end; ++it)</text:p>
              <text:p text:style-name="P63"><text:s text:c="2"/>{</text:p>
              <text:p text:style-name="P63"><text:s text:c="2"/>cout &lt;&lt; (*it) &lt;&lt; endl;</text:p>
              <text:p text:style-name="P63"><text:s text:c="2"/>}</text:p>
              <text:p text:style-name="P63"/>
              <text:p text:style-name="P63">mat::col_iterator col_it <text:s text:c="4"/>= X.begin_col(1); <text:s/>// start of column 1</text:p>
              <text:p text:style-name="P63">mat::col_iterator col_it_end = X.end_col(3); <text:s text:c="3"/>// <text:s text:c="2"/>end of column 3</text:p>
              <text:p text:style-name="P63"/>
              <text:p text:style-name="P63">for(; col_it != col_it_end; ++col_it)</text:p>
              <text:p text:style-name="P63"><text:s text:c="2"/>{</text:p>
              <text:p text:style-name="P63"><text:s text:c="2"/>cout &lt;&lt; (*col_it) &lt;&lt; endl;</text:p>
              <text:p text:style-name="P63"><text:s text:c="2"/>(*col_it) = 123.0;</text:p>
              <text:p text:style-name="P64"><text:s text:c="2"/>}</text:p>
            </text:list-header>
          </text:list>
          <text:p text:style-name="P222"/>
        </text:list-item>
        <text:list-item>
          <text:p text:style-name="P222">See also: </text:p>
          <text:list>
            <text:list-item>
              <text:p text:style-name="P222"><text:a xlink:type="simple" xlink:href="https://arma.sourceforge.net/docs.html#Mat" text:style-name="Internet_20_link" text:visited-style-name="Visited_20_Internet_20_Link">Mat class</text:a> </text:p>
            </text:list-item>
            <text:list-item>
              <text:p text:style-name="P222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22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22"><text:a xlink:type="simple" xlink:href="https://arma.sourceforge.net/docs.html#memptr" text:style-name="Internet_20_link" text:visited-style-name="Visited_20_Internet_20_Link">.memptr()</text:a> </text:p>
            </text:list-item>
            <text:list-item>
              <text:p text:style-name="P222"><text:a xlink:type="simple" xlink:href="https://arma.sourceforge.net/docs.html#colptr" text:style-name="Internet_20_link" text:visited-style-name="Visited_20_Internet_20_Link">.colptr()</text:a> </text:p>
            </text:list-item>
            <text:list-item>
              <text:p text:style-name="P222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22"><text:a xlink:type="simple" xlink:href="https://arma.sourceforge.net/docs.html#iterators_submat" text:style-name="Internet_20_link" text:visited-style-name="Visited_20_Internet_20_Link">iterators (submatrices)</text:a> </text:p>
            </text:list-item>
            <text:list-item>
              <text:p text:style-name="P222"><text:a xlink:type="simple" xlink:href="https://arma.sourceforge.net/docs.html#iterators_cube" text:style-name="Internet_20_link" text:visited-style-name="Visited_20_Internet_20_Link">iterators (cubes)</text:a> </text:p>
            </text:list-item>
            <text:list-item>
              <text:p text:style-name="P222"><text:a xlink:type="simple" xlink:href="https://arma.sourceforge.net/docs.html#iterators_spmat" text:style-name="Internet_20_link" text:visited-style-name="Visited_20_Internet_20_Link">iterators (sparse matrices)</text:a> </text:p>
            </text:list-item>
            <text:list-item>
              <text:p text:style-name="P222"><text:a xlink:type="simple" xlink:href="https://cplusplus.com/reference/iterator/" text:style-name="Internet_20_link" text:visited-style-name="Visited_20_Internet_20_Link">iterator at cplusplus.com</text:a> </text:p>
            </text:list-item>
          </text:list>
          <text:p text:style-name="P221"/>
        </text:list-item>
      </text:list>
      <text:p text:style-name="Horizontal_20_Line"/>
      <text:p text:style-name="P155"><text:soft-page-break/></text:p>
      <text:p text:style-name="Text_20_body"><text:bookmark text:name="iterators_cube"/><text:span text:style-name="T1">iterators (cubes)</text:span> </text:p>
      <text:list xml:id="list2012118019" text:style-name="L58">
        <text:list-item>
          <text:p text:style-name="P224">Iterators and associated member functions of <text:span text:style-name="T3">Cube</text:span> </text:p>
        </text:list-item>
        <text:list-item>
          <text:p text:style-name="P224">Iterators for cubes traverse over all elements within the specified range </text:p>
        </text:list-item>
        <text:list-item>
          <text:p text:style-name="P223">Member functions: 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4"><text:span text:style-name="T1">.begin()</text:span> </text:p>
          </table:table-cell>
          <table:table-cell table:style-name="Table22.A1" office:value-type="string">
            <text:p text:style-name="Table_20_Contents"> </text:p>
          </table:table-cell>
          <table:table-cell table:style-name="Table22.A1" office:value-type="string">
            <text:p text:style-name="Table_20_Contents">iterator referring to the first element </text:p>
          </table:table-cell>
        </table:table-row>
        <table:table-row>
          <table:table-cell table:style-name="Table22.A1" office:value-type="string">
            <text:p text:style-name="P144"><text:span text:style-name="T1">.end()</text:span> </text:p>
          </table:table-cell>
          <table:table-cell table:style-name="Table22.A1" office:value-type="string">
            <text:p text:style-name="Table_20_Contents"> </text:p>
          </table:table-cell>
          <table:table-cell table:style-name="Table22.A1" office:value-type="string">
            <text:p text:style-name="Table_20_Contents">iterator referring to the <text:span text:style-name="T3">past-the-end</text:span> element </text:p>
          </table:table-cell>
        </table:table-row>
        <table:table-row>
          <table:table-cell table:style-name="Table22.A1" office:value-type="string">
            <text:p text:style-name="Table_20_Contents">  </text:p>
          </table:table-cell>
          <table:table-cell table:style-name="Table22.B3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22.A1" office:value-type="string">
            <text:p text:style-name="P144"><text:span text:style-name="T1">.begin_slice( slice_number )</text:span> </text:p>
          </table:table-cell>
          <table:table-cell table:style-name="Table22.A1" office:value-type="string">
            <text:p text:style-name="Table_20_Contents"> </text:p>
          </table:table-cell>
          <table:table-cell table:style-name="Table22.A1" office:value-type="string">
            <text:p text:style-name="Table_20_Contents">iterator referring to the first element of the specified slice </text:p>
          </table:table-cell>
        </table:table-row>
        <table:table-row>
          <table:table-cell table:style-name="Table22.A1" office:value-type="string">
            <text:p text:style-name="P144"><text:span text:style-name="T1">.end_slice( slice_number )</text:span> </text:p>
          </table:table-cell>
          <table:table-cell table:style-name="Table22.A1" office:value-type="string">
            <text:p text:style-name="Table_20_Contents"> </text:p>
          </table:table-cell>
          <table:table-cell table:style-name="Table22.A1" office:value-type="string">
            <text:p text:style-name="Table_20_Contents">iterator referring to the <text:span text:style-name="T3">past-the-end</text:span> element of the specified slice </text:p>
          </table:table-cell>
        </table:table-row>
      </table:table>
      <text:list xml:id="list25304170513964" text:continue-numbering="true" text:style-name="L58">
        <text:list-header>
          <text:p text:style-name="P224"/>
        </text:list-header>
        <text:list-item>
          <text:p text:style-name="P223">Iterator types: </text:p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44"><text:span text:style-name="T1">cube::iterator</text:span>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random access iterator, for read/write access to elements; the elements are ordered slice by slice; the elements within each slice are ordered column by column </text:p>
          </table:table-cell>
        </table:table-row>
        <table:table-row>
          <table:table-cell table:style-name="Table23.A1" office:value-type="string">
            <text:p text:style-name="Table_20_Contents"> 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 </text:p>
          </table:table-cell>
        </table:table-row>
        <table:table-row>
          <table:table-cell table:style-name="Table23.A1" office:value-type="string">
            <text:p text:style-name="P144"><text:span text:style-name="T1">cube::const_iterator</text:span>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random access iterator, for read-only access to elements </text:p>
          </table:table-cell>
        </table:table-row>
        <table:table-row>
          <table:table-cell table:style-name="Table23.A1" office:value-type="string">
            <text:p text:style-name="Table_20_Contents"> 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 </text:p>
          </table:table-cell>
        </table:table-row>
        <table:table-row>
          <table:table-cell table:style-name="Table23.A1" office:value-type="string">
            <text:p text:style-name="P144"><text:span text:style-name="T1">cube::slice_iterator</text:span>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random access iterator, for read/write access to the elements of a particular slice; the elements are ordered column by column </text:p>
          </table:table-cell>
        </table:table-row>
        <table:table-row>
          <table:table-cell table:style-name="Table23.A1" office:value-type="string">
            <text:p text:style-name="Table_20_Contents"> 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 </text:p>
          </table:table-cell>
        </table:table-row>
        <table:table-row>
          <table:table-cell table:style-name="Table23.A1" office:value-type="string">
            <text:p text:style-name="P144"><text:span text:style-name="T1">cube::const_slice_iterator</text:span> 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random access iterator, for read-only access to the elements of a particular slice </text:p>
          </table:table-cell>
        </table:table-row>
      </table:table>
      <text:list xml:id="list25306100468486" text:continue-numbering="true" text:style-name="L58">
        <text:list-header>
          <text:p text:style-name="P224"/>
        </text:list-header>
        <text:list-item>
          <text:p text:style-name="P223">Examples: </text:p>
          <text:list>
            <text:list-header>
              <text:p text:style-name="P65">cube X(2, 3, 4, fill::randu);</text:p>
              <text:p text:style-name="P65"/>
              <text:p text:style-name="P65">cube::iterator it <text:s text:c="4"/>= X.begin();</text:p>
              <text:p text:style-name="P65">cube::iterator it_end = X.end();</text:p>
              <text:p text:style-name="P65"/>
              <text:p text:style-name="P65">for(; it != it_end; ++it)</text:p>
              <text:p text:style-name="P65"><text:s text:c="2"/>{</text:p>
              <text:p text:style-name="P65"><text:s text:c="2"/>cout &lt;&lt; (*it) &lt;&lt; endl;</text:p>
              <text:p text:style-name="P65"><text:s text:c="2"/>}</text:p>
              <text:p text:style-name="P65"/>
              <text:p text:style-name="P65">cube::slice_iterator s_it <text:s text:c="4"/>= X.begin_slice(1); <text:s/>// start of slice 1</text:p>
              <text:p text:style-name="P65">cube::slice_iterator s_it_end = X.end_slice(2); <text:s text:c="3"/>// end of slice 2</text:p>
              <text:p text:style-name="P65"/>
              <text:p text:style-name="P65">for(; s_it != s_it_end; ++s_it)</text:p>
              <text:p text:style-name="P65"><text:s text:c="2"/>{</text:p>
              <text:p text:style-name="P65"><text:s text:c="2"/>cout &lt;&lt; (*s_it) &lt;&lt; endl;</text:p>
              <text:p text:style-name="P65"><text:s text:c="2"/>(*s_it) = 123.0;</text:p>
              <text:p text:style-name="P66"><text:s text:c="2"/>}</text:p>
            </text:list-header>
          </text:list>
          <text:p text:style-name="P224"/>
        </text:list-item>
        <text:list-item>
          <text:p text:style-name="P224">See also: </text:p>
          <text:list>
            <text:list-item>
              <text:p text:style-name="P224"><text:soft-page-break/><text:a xlink:type="simple" xlink:href="https://arma.sourceforge.net/docs.html#Cube" text:style-name="Internet_20_link" text:visited-style-name="Visited_20_Internet_20_Link">Cube class</text:a> </text:p>
            </text:list-item>
            <text:list-item>
              <text:p text:style-name="P224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24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24"><text:a xlink:type="simple" xlink:href="https://arma.sourceforge.net/docs.html#memptr" text:style-name="Internet_20_link" text:visited-style-name="Visited_20_Internet_20_Link">.memptr()</text:a> </text:p>
            </text:list-item>
            <text:list-item>
              <text:p text:style-name="P224"><text:a xlink:type="simple" xlink:href="https://arma.sourceforge.net/docs.html#subcube" text:style-name="Internet_20_link" text:visited-style-name="Visited_20_Internet_20_Link">subcube views</text:a> </text:p>
            </text:list-item>
            <text:list-item>
              <text:p text:style-name="P224"><text:a xlink:type="simple" xlink:href="https://arma.sourceforge.net/docs.html#iterators_submat" text:style-name="Internet_20_link" text:visited-style-name="Visited_20_Internet_20_Link">iterators (subcubes)</text:a> </text:p>
            </text:list-item>
            <text:list-item>
              <text:p text:style-name="P224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24"><text:a xlink:type="simple" xlink:href="https://cplusplus.com/reference/iterator/" text:style-name="Internet_20_link" text:visited-style-name="Visited_20_Internet_20_Link">iterator at cplusplus.com</text:a> </text:p>
            </text:list-item>
          </text:list>
          <text:p text:style-name="P223"/>
        </text:list-item>
      </text:list>
      <text:p text:style-name="Horizontal_20_Line"/>
      <text:p text:style-name="P155"/>
      <text:p text:style-name="Text_20_body"><text:bookmark text:name="iterators_spmat"/><text:span text:style-name="T1">iterators (sparse matrices)</text:span> </text:p>
      <text:list xml:id="list2189089665" text:style-name="L59">
        <text:list-item>
          <text:p text:style-name="P226">Iterators and associated member functions of <text:span text:style-name="T3">SpMat</text:span> </text:p>
        </text:list-item>
        <text:list-item>
          <text:p text:style-name="P226">Iterators for sparse matrices traverse over non-zero elements within the specified range </text:p>
        </text:list-item>
        <text:list-item>
          <text:p text:style-name="P226"><text:span text:style-name="T1">Caveats:</text:span> </text:p>
          <text:list>
            <text:list-item>
              <text:p text:style-name="P226">writing a zero value into a sparse matrix through an iterator will invalidate all current iterators associated with the sparse matrix </text:p>
            </text:list-item>
            <text:list-item>
              <text:p text:style-name="P226">to modify the non-zero elements in a safer manner, use <text:a xlink:type="simple" xlink:href="https://arma.sourceforge.net/docs.html#transform" text:style-name="Internet_20_link" text:visited-style-name="Visited_20_Internet_20_Link">.transform()</text:a> or <text:a xlink:type="simple" xlink:href="https://arma.sourceforge.net/docs.html#for_each" text:style-name="Internet_20_link" text:visited-style-name="Visited_20_Internet_20_Link">.for_each()</text:a> instead of iterators </text:p>
            </text:list-item>
          </text:list>
          <text:p text:style-name="P226"/>
        </text:list-item>
        <text:list-item>
          <text:p text:style-name="P225">Member functions: 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44"><text:span text:style-name="T1">.begin(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first element </text:p>
          </table:table-cell>
        </table:table-row>
        <table:table-row>
          <table:table-cell table:style-name="Table24.A1" office:value-type="string">
            <text:p text:style-name="P144"><text:span text:style-name="T1">.end(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<text:span text:style-name="T3">past-the-end</text:span> element </text:p>
          </table:table-cell>
        </table:table-row>
        <table:table-row>
          <table:table-cell table:style-name="Table24.A1" office:value-type="string">
            <text:p text:style-name="Table_20_Contents">  </text:p>
          </table:table-cell>
          <table:table-cell table:style-name="Table24.B3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24.A1" office:value-type="string">
            <text:p text:style-name="P144"><text:span text:style-name="T1">.begin_col( col_number 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first element of the specified column </text:p>
          </table:table-cell>
        </table:table-row>
        <table:table-row>
          <table:table-cell table:style-name="Table24.A1" office:value-type="string">
            <text:p text:style-name="P144"><text:span text:style-name="T1">.end_col( col_number 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<text:span text:style-name="T3">past-the-end</text:span> element of the specified column </text:p>
          </table:table-cell>
        </table:table-row>
        <table:table-row>
          <table:table-cell table:style-name="Table24.A1" office:value-type="string">
            <text:p text:style-name="Table_20_Contents">  </text:p>
          </table:table-cell>
          <table:table-cell table:style-name="Table24.B6" table:number-columns-spanned="2" office:value-type="string">
            <text:p text:style-name="P127"/>
          </table:table-cell>
          <table:covered-table-cell/>
        </table:table-row>
        <table:table-row>
          <table:table-cell table:style-name="Table24.A1" office:value-type="string">
            <text:p text:style-name="P144"><text:span text:style-name="T1">.begin_row( row_number 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first element of the specified row </text:p>
          </table:table-cell>
        </table:table-row>
        <table:table-row>
          <table:table-cell table:style-name="Table24.A1" office:value-type="string">
            <text:p text:style-name="P144"><text:span text:style-name="T1">.end_row( row_number )</text:span> </text:p>
          </table:table-cell>
          <table:table-cell table:style-name="Table24.A1" office:value-type="string">
            <text:p text:style-name="Table_20_Contents"> </text:p>
          </table:table-cell>
          <table:table-cell table:style-name="Table24.A1" office:value-type="string">
            <text:p text:style-name="Table_20_Contents">iterator referring to the <text:span text:style-name="T3">past-the-end</text:span> element of the specified row </text:p>
          </table:table-cell>
        </table:table-row>
      </table:table>
      <text:list xml:id="list25305964720218" text:continue-numbering="true" text:style-name="L59">
        <text:list-header>
          <text:p text:style-name="P226"/>
        </text:list-header>
        <text:list-item>
          <text:p text:style-name="P225">Iterator types: </text:p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44"><text:span text:style-name="T1">sp_mat::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/write access to elements (which are stored column by column) </text:p>
          </table:table-cell>
        </table:table-row>
        <table:table-row>
          <table:table-cell table:style-name="Table25.A1" office:value-type="string">
            <text:p text:style-name="P144"><text:span text:style-name="T1">sp_mat::const_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-only access to elements (which are stored column by column) </text:p>
          </table:table-cell>
        </table:table-row>
        <table:table-row>
          <table:table-cell table:style-name="Table25.A1" office:value-type="string">
            <text:p text:style-name="Table_20_Contents"> 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  </text:p>
          </table:table-cell>
        </table:table-row>
        <table:table-row>
          <table:table-cell table:style-name="Table25.A1" office:value-type="string">
            <text:p text:style-name="P144"><text:span text:style-name="T1">sp_mat::col_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/write access to the elements of a specific column </text:p>
          </table:table-cell>
        </table:table-row>
        <table:table-row>
          <table:table-cell table:style-name="Table25.A1" office:value-type="string">
            <text:p text:style-name="P144"><text:span text:style-name="T1">sp_mat::const_col_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-only access to the elements of a specific column </text:p>
          </table:table-cell>
        </table:table-row>
        <text:soft-page-break/>
        <table:table-row>
          <table:table-cell table:style-name="Table25.A1" office:value-type="string">
            <text:p text:style-name="Table_20_Contents"> 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  </text:p>
          </table:table-cell>
        </table:table-row>
        <table:table-row>
          <table:table-cell table:style-name="Table25.A1" office:value-type="string">
            <text:p text:style-name="P144"><text:span text:style-name="T1">sp_mat::row_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/write access to the elements of a specific row </text:p>
          </table:table-cell>
        </table:table-row>
        <table:table-row>
          <table:table-cell table:style-name="Table25.A1" office:value-type="string">
            <text:p text:style-name="P144"><text:span text:style-name="T1">sp_mat::const_row_iterator</text:span>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bidirectional iterator, for read-only access to the elements of a specific row </text:p>
          </table:table-cell>
        </table:table-row>
        <table:table-row>
          <table:table-cell table:style-name="Table25.A1" office:value-type="string">
            <text:p text:style-name="Table_20_Contents">  </text:p>
          </table:table-cell>
          <table:table-cell table:style-name="Table25.A1" office:value-type="string">
            <text:p text:style-name="Table_20_Contents"> </text:p>
          </table:table-cell>
          <table:table-cell table:style-name="Table25.A1" office:value-type="string">
            <text:p text:style-name="Table_20_Contents">  </text:p>
          </table:table-cell>
        </table:table-row>
      </table:table>
      <text:list xml:id="list25304830997153" text:continue-numbering="true" text:style-name="L59">
        <text:list-header>
          <text:p text:style-name="P226"/>
        </text:list-header>
        <text:list-item>
          <text:p text:style-name="P226">The iterators have <text:span text:style-name="T3">.row()</text:span> and <text:span text:style-name="T3">.col()</text:span> functions which return the row and column of the current element; the returned values are of type <text:a xlink:type="simple" xlink:href="https://arma.sourceforge.net/docs.html#uword" text:style-name="Internet_20_link" text:visited-style-name="Visited_20_Internet_20_Link">uword</text:a> </text:p>
        </text:list-item>
        <text:list-item>
          <text:p text:style-name="P225">Examples: </text:p>
          <text:list>
            <text:list-header>
              <text:p text:style-name="P67">sp_mat X = sprandu&lt;sp_mat&gt;(1000, 2000, 0.1);</text:p>
              <text:p text:style-name="P67"/>
              <text:p text:style-name="P67">sp_mat::const_iterator it <text:s text:c="4"/>= X.begin();</text:p>
              <text:p text:style-name="P67">sp_mat::const_iterator it_end = X.end();</text:p>
              <text:p text:style-name="P67"/>
              <text:p text:style-name="P67">for(; it != it_end; ++it)</text:p>
              <text:p text:style-name="P67"><text:s text:c="2"/>{</text:p>
              <text:p text:style-name="P67"><text:s text:c="2"/>cout &lt;&lt; "val: " &lt;&lt; (*it) <text:s text:c="3"/>&lt;&lt; endl;</text:p>
              <text:p text:style-name="P67"><text:s text:c="2"/>cout &lt;&lt; "row: " &lt;&lt; it.row() &lt;&lt; endl;</text:p>
              <text:p text:style-name="P67"><text:s text:c="2"/>cout &lt;&lt; "col: " &lt;&lt; it.col() &lt;&lt; endl;</text:p>
              <text:p text:style-name="P68"><text:s text:c="2"/>}</text:p>
            </text:list-header>
          </text:list>
          <text:p text:style-name="P226"/>
        </text:list-item>
        <text:list-item>
          <text:p text:style-name="P226">See also: </text:p>
          <text:list>
            <text:list-item>
              <text:p text:style-name="P226"><text:a xlink:type="simple" xlink:href="https://arma.sourceforge.net/docs.html#SpMat" text:style-name="Internet_20_link" text:visited-style-name="Visited_20_Internet_20_Link">SpMat class</text:a> </text:p>
            </text:list-item>
            <text:list-item>
              <text:p text:style-name="P226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26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226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26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26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26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26"><text:a xlink:type="simple" xlink:href="https://cplusplus.com/reference/iterator/" text:style-name="Internet_20_link" text:visited-style-name="Visited_20_Internet_20_Link">iterator at cplusplus.com</text:a> </text:p>
            </text:list-item>
          </text:list>
          <text:p text:style-name="P225"/>
        </text:list-item>
      </text:list>
      <text:p text:style-name="Horizontal_20_Line"/>
      <text:p text:style-name="P155"/>
      <text:p text:style-name="Text_20_body"><text:bookmark text:name="iterators_submat"/><text:span text:style-name="T1">iterators (dense submatrices &amp; subcubes)</text:span> </text:p>
      <text:list xml:id="list930912915" text:style-name="L60">
        <text:list-item>
          <text:p text:style-name="P228">iterators for dense <text:a xlink:type="simple" xlink:href="https://arma.sourceforge.net/docs.html#submat" text:style-name="Internet_20_link" text:visited-style-name="Visited_20_Internet_20_Link">submatrix</text:a> and <text:a xlink:type="simple" xlink:href="https://arma.sourceforge.net/docs.html#subcube" text:style-name="Internet_20_link" text:visited-style-name="Visited_20_Internet_20_Link">subcube</text:a> views, allowing range-based for loops </text:p>
        </text:list-item>
        <text:list-item>
          <text:p text:style-name="P228"><text:span text:style-name="T1">Caveat:</text:span> These iterators are intended <text:span text:style-name="T1">only</text:span> to be used with range-based for loops. Any other use is not supported. For example, the direct use of the <text:span text:style-name="T3">begin()</text:span> and <text:span text:style-name="T3">end()</text:span> functions, as well as the underlying iterators types is not supported. The implementation of submatrices and subcubes uses short-lived temporary objects that are subject to automatic deletion, and as such are error-prone to handle manually. </text:p>
        </text:list-item>
        <text:list-item>
          <text:p text:style-name="P227">Examples: </text:p>
          <text:list>
            <text:list-header>
              <text:p text:style-name="P69">mat X(100, 200, fill::randu);</text:p>
              <text:p text:style-name="P69"/>
              <text:p text:style-name="P69">for( double&amp; val : X(span(40,60), span(50,100)) )</text:p>
              <text:p text:style-name="P69"><text:s text:c="2"/>{</text:p>
              <text:p text:style-name="P69"><text:s text:c="2"/>cout &lt;&lt; val &lt;&lt; endl;</text:p>
              <text:p text:style-name="P69"><text:soft-page-break/><text:s text:c="2"/>val = 123.0;</text:p>
              <text:p text:style-name="P70"><text:s text:c="2"/>}</text:p>
            </text:list-header>
          </text:list>
          <text:p text:style-name="P228"/>
        </text:list-item>
        <text:list-item>
          <text:p text:style-name="P228">See also: </text:p>
          <text:list>
            <text:list-item>
              <text:p text:style-name="P228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28"><text:a xlink:type="simple" xlink:href="https://arma.sourceforge.net/docs.html#for_each" text:style-name="Internet_20_link" text:visited-style-name="Visited_20_Internet_20_Link">.for_each()</text:a> </text:p>
            </text:list-item>
            <text:list-item>
              <text:p text:style-name="P228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28"><text:a xlink:type="simple" xlink:href="https://arma.sourceforge.net/docs.html#iterators_cube" text:style-name="Internet_20_link" text:visited-style-name="Visited_20_Internet_20_Link">iterators (cubes)</text:a> </text:p>
            </text:list-item>
            <text:list-item>
              <text:p text:style-name="P228"><text:a xlink:type="simple" xlink:href="https://en.cppreference.com/w/cpp/language/range-for" text:style-name="Internet_20_link" text:visited-style-name="Visited_20_Internet_20_Link">range-based for</text:a> (cppreference.com) </text:p>
            </text:list-item>
          </text:list>
          <text:p text:style-name="P227"/>
        </text:list-item>
      </text:list>
      <text:p text:style-name="Horizontal_20_Line"/>
      <text:p text:style-name="P155"/>
      <text:p text:style-name="Text_20_body"><text:bookmark text:name="compat_container_fns"/><text:span text:style-name="T1">compatibility container functions</text:span> </text:p>
      <text:list xml:id="list1073054441" text:style-name="L61">
        <text:list-item>
          <text:p text:style-name="P229">Member functions to mimic the functionality of containers in the C++ standard library:</text:p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><text:span text:style-name="T1">.front()</text:span> </text:p>
          </table:table-cell>
          <table:table-cell table:style-name="Table26.A1" office:value-type="string">
            <text:p text:style-name="Table_20_Contents"> </text:p>
          </table:table-cell>
          <table:table-cell table:style-name="Table26.A1" office:value-type="string">
            <text:p text:style-name="Table_20_Contents">access the first element in a vector </text:p>
          </table:table-cell>
        </table:table-row>
        <table:table-row>
          <table:table-cell table:style-name="Table26.A1" office:value-type="string">
            <text:p text:style-name="Table_20_Contents"><text:span text:style-name="T1">.back()</text:span> </text:p>
          </table:table-cell>
          <table:table-cell table:style-name="Table26.A1" office:value-type="string">
            <text:p text:style-name="Table_20_Contents"> </text:p>
          </table:table-cell>
          <table:table-cell table:style-name="Table26.A1" office:value-type="string">
            <text:p text:style-name="Table_20_Contents">access the last element in a vector </text:p>
          </table:table-cell>
        </table:table-row>
        <table:table-row>
          <table:table-cell table:style-name="Table26.A1" office:value-type="string">
            <text:p text:style-name="Table_20_Contents"><text:span text:style-name="T1">.clear()</text:span> </text:p>
          </table:table-cell>
          <table:table-cell table:style-name="Table26.A1" office:value-type="string">
            <text:p text:style-name="Table_20_Contents"> </text:p>
          </table:table-cell>
          <table:table-cell table:style-name="Table26.A1" office:value-type="string">
            <text:p text:style-name="Table_20_Contents">causes an object to have no elements </text:p>
          </table:table-cell>
        </table:table-row>
        <table:table-row>
          <table:table-cell table:style-name="Table26.A1" office:value-type="string">
            <text:p text:style-name="Table_20_Contents"><text:span text:style-name="T1">.empty()</text:span> </text:p>
          </table:table-cell>
          <table:table-cell table:style-name="Table26.A1" office:value-type="string">
            <text:p text:style-name="Table_20_Contents"> </text:p>
          </table:table-cell>
          <table:table-cell table:style-name="Table26.A1" office:value-type="string">
            <text:p text:style-name="Table_20_Contents">returns <text:span text:style-name="T3">true</text:span> if the object has no elements; returns <text:span text:style-name="T3">false</text:span> if the object has one or more elements </text:p>
          </table:table-cell>
        </table:table-row>
        <table:table-row>
          <table:table-cell table:style-name="Table26.A1" office:value-type="string">
            <text:p text:style-name="Table_20_Contents"><text:span text:style-name="T1">.size()</text:span> </text:p>
          </table:table-cell>
          <table:table-cell table:style-name="Table26.A1" office:value-type="string">
            <text:p text:style-name="Table_20_Contents"> </text:p>
          </table:table-cell>
          <table:table-cell table:style-name="Table26.A1" office:value-type="string">
            <text:p text:style-name="Table_20_Contents">returns the total number of elements </text:p>
          </table:table-cell>
        </table:table-row>
      </table:table>
      <text:list xml:id="list25305791385887" text:continue-numbering="true" text:style-name="L61">
        <text:list-header>
          <text:p text:style-name="P230"/>
        </text:list-header>
        <text:list-item>
          <text:p text:style-name="P229">Examples: </text:p>
          <text:list>
            <text:list-header>
              <text:p text:style-name="P71">mat A(5, 5, fill::randu);</text:p>
              <text:p text:style-name="P71">cout &lt;&lt; A.size() &lt;&lt; endl;</text:p>
              <text:p text:style-name="P71"/>
              <text:p text:style-name="P71">A.clear();</text:p>
              <text:p text:style-name="P72">cout &lt;&lt; A.empty() &lt;&lt; endl;</text:p>
            </text:list-header>
          </text:list>
          <text:p text:style-name="P230"/>
        </text:list-item>
        <text:list-item>
          <text:p text:style-name="P230">See also: </text:p>
          <text:list>
            <text:list-item>
              <text:p text:style-name="P230"><text:a xlink:type="simple" xlink:href="https://arma.sourceforge.net/docs.html#iterators_mat" text:style-name="Internet_20_link" text:visited-style-name="Visited_20_Internet_20_Link">iterators (dense matrices)</text:a> </text:p>
            </text:list-item>
            <text:list-item>
              <text:p text:style-name="P230"><text:a xlink:type="simple" xlink:href="https://arma.sourceforge.net/docs.html#iterators_cube" text:style-name="Internet_20_link" text:visited-style-name="Visited_20_Internet_20_Link">iterators (cubes)</text:a> </text:p>
            </text:list-item>
            <text:list-item>
              <text:p text:style-name="P230"><text:a xlink:type="simple" xlink:href="https://arma.sourceforge.net/docs.html#iterators_spmat" text:style-name="Internet_20_link" text:visited-style-name="Visited_20_Internet_20_Link">iterators (sparse matrices)</text:a> </text:p>
            </text:list-item>
            <text:list-item>
              <text:p text:style-name="P230"><text:a xlink:type="simple" xlink:href="https://arma.sourceforge.net/docs.html#attributes" text:style-name="Internet_20_link" text:visited-style-name="Visited_20_Internet_20_Link">matrix and vector attributes</text:a> </text:p>
            </text:list-item>
            <text:list-item>
              <text:p text:style-name="P230"><text:a xlink:type="simple" xlink:href="https://arma.sourceforge.net/docs.html#is_empty" text:style-name="Internet_20_link" text:visited-style-name="Visited_20_Internet_20_Link">.is_empty()</text:a> </text:p>
            </text:list-item>
            <text:list-item>
              <text:p text:style-name="P230"><text:a xlink:type="simple" xlink:href="https://arma.sourceforge.net/docs.html#reset" text:style-name="Internet_20_link" text:visited-style-name="Visited_20_Internet_20_Link">.reset()</text:a> </text:p>
            </text:list-item>
          </text:list>
          <text:p text:style-name="P229"/>
        </text:list-item>
      </text:list>
      <text:p text:style-name="Horizontal_20_Line"/>
      <text:p text:style-name="P155"/>
      <text:p text:style-name="P192"><text:bookmark text:name="as_col_row"/>.as_col() <text:line-break/>.as_row() </text:p>
      <text:list xml:id="list3148997912" text:style-name="L62">
        <text:list-item>
          <text:p text:style-name="P232">Member functions of any matrix expression </text:p>
        </text:list-item>
        <text:list-item>
          <text:p text:style-name="P232"><text:soft-page-break/><text:span text:style-name="T3">.as_col()</text:span>: return a flattened version of the matrix as a column vector; flattening is done by concatenating all columns </text:p>
        </text:list-item>
        <text:list-item>
          <text:p text:style-name="P232"><text:span text:style-name="T3">.as_row()</text:span>: return a flattened version of the matrix as a row vector; flattening is done by concatenating all rows </text:p>
        </text:list-item>
        <text:list-item>
          <text:p text:style-name="P232"><text:span text:style-name="T1">Caveat:</text:span> concatenating columns is faster than concatenating rows </text:p>
        </text:list-item>
        <text:list-item>
          <text:p text:style-name="P231">Examples: </text:p>
          <text:list>
            <text:list-header>
              <text:p text:style-name="P73">mat X(4, 5, fill::randu);</text:p>
              <text:p text:style-name="P74">vec v = X.as_col();</text:p>
            </text:list-header>
          </text:list>
          <text:p text:style-name="P232"/>
        </text:list-item>
        <text:list-item>
          <text:p text:style-name="P232">See also: </text:p>
          <text:list>
            <text:list-item>
              <text:p text:style-name="P232"><text:a xlink:type="simple" xlink:href="https://arma.sourceforge.net/docs.html#reshape_member" text:style-name="Internet_20_link" text:visited-style-name="Visited_20_Internet_20_Link">.reshape()</text:a> </text:p>
            </text:list-item>
            <text:list-item>
              <text:p text:style-name="P232"><text:a xlink:type="simple" xlink:href="https://arma.sourceforge.net/docs.html#t_st_members" text:style-name="Internet_20_link" text:visited-style-name="Visited_20_Internet_20_Link">.t() / .st()</text:a> </text:p>
            </text:list-item>
            <text:list-item>
              <text:p text:style-name="P232"><text:a xlink:type="simple" xlink:href="https://arma.sourceforge.net/docs.html#as_dense" text:style-name="Internet_20_link" text:visited-style-name="Visited_20_Internet_20_Link">.as_dense()</text:a> </text:p>
            </text:list-item>
            <text:list-item>
              <text:p text:style-name="P232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32"><text:a xlink:type="simple" xlink:href="https://arma.sourceforge.net/docs.html#vectorise" text:style-name="Internet_20_link" text:visited-style-name="Visited_20_Internet_20_Link">vectorise()</text:a> </text:p>
            </text:list-item>
          </text:list>
          <text:p text:style-name="P231"/>
        </text:list-item>
      </text:list>
      <text:p text:style-name="Horizontal_20_Line"/>
      <text:p text:style-name="P155"/>
      <text:p text:style-name="Text_20_body"><text:bookmark text:name="col_row_as_mat"/><text:span text:style-name="T1">.col_as_mat(</text:span> col_number <text:span text:style-name="T1">)</text:span> <text:line-break/><text:span text:style-name="T1">.row_as_mat(</text:span> row_number <text:span text:style-name="T1">)</text:span> </text:p>
      <text:list xml:id="list1135000165" text:style-name="L63">
        <text:list-item>
          <text:p text:style-name="P234">Member functions of any cube expression </text:p>
        </text:list-item>
        <text:list-item>
          <text:p text:style-name="P234"><text:span text:style-name="T3">.col_as_mat( col_number )</text:span>: </text:p>
          <text:list>
            <text:list-item>
              <text:p text:style-name="P234">return a matrix representation of the specified cube column </text:p>
            </text:list-item>
            <text:list-item>
              <text:p text:style-name="P234">the number of rows is preserved </text:p>
            </text:list-item>
            <text:list-item>
              <text:p text:style-name="P234">given a cube with size <text:span text:style-name="T3">R x C x S</text:span>, the resultant matrix size is <text:span text:style-name="T3">R x S</text:span> </text:p>
            </text:list-item>
          </text:list>
          <text:p text:style-name="P234"/>
        </text:list-item>
        <text:list-item>
          <text:p text:style-name="P234"><text:span text:style-name="T3">.row_as_mat( row_number )</text:span>: </text:p>
          <text:list>
            <text:list-item>
              <text:p text:style-name="P234">return a matrix representation of the specified cube row </text:p>
            </text:list-item>
            <text:list-item>
              <text:p text:style-name="P234">the number of columns is preserved </text:p>
            </text:list-item>
            <text:list-item>
              <text:p text:style-name="P234">given a cube with size <text:span text:style-name="T3">R x C x S</text:span>, the resultant matrix size is <text:span text:style-name="T3">S x C</text:span> </text:p>
            </text:list-item>
          </text:list>
          <text:p text:style-name="P234"/>
        </text:list-item>
        <text:list-item>
          <text:p text:style-name="P233">Examples: </text:p>
          <text:list>
            <text:list-header>
              <text:p text:style-name="P75">cube Q(5, 4, 3, fill::randu);</text:p>
              <text:p text:style-name="P75"/>
              <text:p text:style-name="P75">mat A = Q.col_as_mat(2); <text:s/>// size of A: 5x3</text:p>
              <text:p text:style-name="P75"/>
              <text:p text:style-name="P76">mat B = Q.row_as_mat(2); <text:s/>// size of B: 3x4</text:p>
            </text:list-header>
          </text:list>
          <text:p text:style-name="P234"/>
        </text:list-item>
        <text:list-item>
          <text:p text:style-name="P234">See also: </text:p>
          <text:list>
            <text:list-item>
              <text:p text:style-name="P234"><text:a xlink:type="simple" xlink:href="https://arma.sourceforge.net/docs.html#subcube" text:style-name="Internet_20_link" text:visited-style-name="Visited_20_Internet_20_Link">.slice()</text:a> </text:p>
            </text:list-item>
            <text:list-item>
              <text:p text:style-name="P234"><text:a xlink:type="simple" xlink:href="https://arma.sourceforge.net/docs.html#vectorise" text:style-name="Internet_20_link" text:visited-style-name="Visited_20_Internet_20_Link">vectorise()</text:a> </text:p>
            </text:list-item>
          </text:list>
          <text:p text:style-name="P233"/>
        </text:list-item>
      </text:list>
      <text:p text:style-name="Horizontal_20_Line"/>
      <text:p text:style-name="P155"><text:soft-page-break/></text:p>
      <text:p text:style-name="Text_20_body"><text:bookmark text:name="as_dense"/><text:span text:style-name="T1">.as_dense()</text:span> </text:p>
      <text:list xml:id="list698097341" text:style-name="L64">
        <text:list-item>
          <text:p text:style-name="P236">Member function of any sparse matrix expression </text:p>
        </text:list-item>
        <text:list-item>
          <text:p text:style-name="P236">Returns a dense vector/matrix representation of the sparse matrix expression </text:p>
        </text:list-item>
        <text:list-item>
          <text:p text:style-name="P236">This function aims to avoid construction of the intermediate sparse matrix representation of the expression <text:line-break/>(applicable to some expressions) </text:p>
        </text:list-item>
        <text:list-item>
          <text:p text:style-name="P235">Examples: </text:p>
          <text:list>
            <text:list-header>
              <text:p text:style-name="P77">sp_mat A; A.sprandu(1000, 1000, 0.1);</text:p>
              <text:p text:style-name="P77"/>
              <text:p text:style-name="P77">// store the sum of each column of A directly in dense row vector </text:p>
              <text:p text:style-name="P77">rowvec r = sum(A).as_dense(); <text:s text:c="5"/></text:p>
              <text:p text:style-name="P77"/>
              <text:p text:style-name="P77">// extract column 123 of A directly into dense column vector</text:p>
              <text:p text:style-name="P78">colvec c = A.col(123).as_dense(); <text:s/></text:p>
            </text:list-header>
          </text:list>
          <text:p text:style-name="P236"/>
        </text:list-item>
        <text:list-item>
          <text:p text:style-name="P236">See also: </text:p>
          <text:list>
            <text:list-item>
              <text:p text:style-name="P236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36"><text:a xlink:type="simple" xlink:href="https://arma.sourceforge.net/docs.html#as_col_row" text:style-name="Internet_20_link" text:visited-style-name="Visited_20_Internet_20_Link">.as_col() / .as_row()</text:a> </text:p>
            </text:list-item>
          </text:list>
          <text:p text:style-name="P235"/>
        </text:list-item>
      </text:list>
      <text:p text:style-name="Horizontal_20_Line"/>
      <text:p text:style-name="P155"/>
      <text:p text:style-name="P192"><text:bookmark text:name="t_st_members"/>.t() <text:line-break/>.st() </text:p>
      <text:list xml:id="list1819588562" text:style-name="L65">
        <text:list-item>
          <text:p text:style-name="P238">Member functions of any matrix or vector expression </text:p>
        </text:list-item>
        <text:list-item>
          <text:p text:style-name="P238">For real (non-complex) matrix: </text:p>
          <text:list>
            <text:list-item>
              <text:p text:style-name="P238"><text:span text:style-name="T3">.t()</text:span> provides a transposed copy of the matrix </text:p>
            </text:list-item>
            <text:list-item>
              <text:p text:style-name="P238"><text:span text:style-name="T3">.st()</text:span> is not applicable </text:p>
            </text:list-item>
          </text:list>
          <text:p text:style-name="P238"/>
        </text:list-item>
        <text:list-item>
          <text:p text:style-name="P238">For complex matrix: </text:p>
          <text:list>
            <text:list-item>
              <text:p text:style-name="P238"><text:span text:style-name="T3">.t()</text:span> provides a Hermitian (conjugate) transposed copy (ie. signs of imaginary components are flipped) </text:p>
            </text:list-item>
            <text:list-item>
              <text:p text:style-name="P238"><text:span text:style-name="T3">.st()</text:span> provides a simple transposed copy (ie. signs of imaginary components are not flipped) </text:p>
            </text:list-item>
          </text:list>
          <text:p text:style-name="P238"/>
        </text:list-item>
        <text:list-item>
          <text:p text:style-name="P237">Examples: </text:p>
          <text:list>
            <text:list-header>
              <text:p text:style-name="P79">mat A(4, 5, fill::randu);</text:p>
              <text:p text:style-name="P80">mat B = A.t();</text:p>
            </text:list-header>
          </text:list>
          <text:p text:style-name="P238"/>
        </text:list-item>
        <text:list-item>
          <text:p text:style-name="P238">See also: </text:p>
          <text:list>
            <text:list-item>
              <text:p text:style-name="P238"><text:a xlink:type="simple" xlink:href="https://arma.sourceforge.net/docs.html#trans" text:style-name="Internet_20_link" text:visited-style-name="Visited_20_Internet_20_Link">trans()</text:a> </text:p>
            </text:list-item>
            <text:list-item>
              <text:p text:style-name="P238"><text:a xlink:type="simple" xlink:href="https://arma.sourceforge.net/docs.html#reverse" text:style-name="Internet_20_link" text:visited-style-name="Visited_20_Internet_20_Link">reverse()</text:a> </text:p>
            </text:list-item>
            <text:list-item>
              <text:p text:style-name="P238"><text:a xlink:type="simple" xlink:href="https://arma.sourceforge.net/docs.html#as_col_row" text:style-name="Internet_20_link" text:visited-style-name="Visited_20_Internet_20_Link">.as_col() / .as_row()</text:a> </text:p>
            </text:list-item>
            <text:list-item>
              <text:p text:style-name="P238"><text:a xlink:type="simple" xlink:href="https://en.wikipedia.org/wiki/Transpose" text:style-name="Internet_20_link" text:visited-style-name="Visited_20_Internet_20_Link">transpose in Wikipedia</text:a> </text:p>
            </text:list-item>
            <text:list-item>
              <text:p text:style-name="P238"><text:soft-page-break/><text:a xlink:type="simple" xlink:href="https://mathworld.wolfram.com/Transpose.html" text:style-name="Internet_20_link" text:visited-style-name="Visited_20_Internet_20_Link">transpose in MathWorld</text:a> </text:p>
            </text:list-item>
            <text:list-item>
              <text:p text:style-name="P238"><text:a xlink:type="simple" xlink:href="https://en.wikipedia.org/wiki/Conjugate_transpose" text:style-name="Internet_20_link" text:visited-style-name="Visited_20_Internet_20_Link">conjugate transpose in Wikipedia</text:a> </text:p>
            </text:list-item>
            <text:list-item>
              <text:p text:style-name="P238"><text:a xlink:type="simple" xlink:href="https://mathworld.wolfram.com/ConjugateTranspose.html" text:style-name="Internet_20_link" text:visited-style-name="Visited_20_Internet_20_Link">conjugate transpose in MathWorld</text:a> </text:p>
            </text:list-item>
          </text:list>
          <text:p text:style-name="P237"/>
        </text:list-item>
      </text:list>
      <text:p text:style-name="Horizontal_20_Line"/>
      <text:p text:style-name="P155"/>
      <text:p text:style-name="Text_20_body"><text:bookmark text:name="i_member"/><text:span text:style-name="T1">.i()</text:span> </text:p>
      <text:list xml:id="list3461279545" text:style-name="L66">
        <text:list-item>
          <text:p text:style-name="P240">Member function of any matrix expression </text:p>
        </text:list-item>
        <text:list-item>
          <text:p text:style-name="P240">Provides an inverse of the matrix expression </text:p>
        </text:list-item>
        <text:list-item>
          <text:p text:style-name="P240">If the matrix expression is not square sized, a <text:span text:style-name="T3">std::logic_error</text:span> exception is thrown </text:p>
        </text:list-item>
        <text:list-item>
          <text:p text:style-name="P240">If the matrix expression appears to be singular, the output matrix is reset and a <text:span text:style-name="T3">std::runtime_error</text:span> exception is thrown </text:p>
        </text:list-item>
        <text:list-item>
          <text:p text:style-name="P240"><text:span text:style-name="T1">Caveats:</text:span> </text:p>
          <text:list>
            <text:list-item>
              <text:p text:style-name="P240">if the given matrix is know to be symmetric positive definite, <text:a xlink:type="simple" xlink:href="https://arma.sourceforge.net/docs.html#inv_sympd" text:style-name="Internet_20_link" text:visited-style-name="Visited_20_Internet_20_Link">inv_sympd()</text:a> is faster </text:p>
            </text:list-item>
            <text:list-item>
              <text:p text:style-name="P240">to solve a system of linear equations, such as <text:span text:style-name="T3">X = A.i() * B</text:span>, <text:a xlink:type="simple" xlink:href="https://arma.sourceforge.net/docs.html#solve" text:style-name="Internet_20_link" text:visited-style-name="Visited_20_Internet_20_Link">solve()</text:a> can be faster and/or more accurate </text:p>
            </text:list-item>
          </text:list>
          <text:p text:style-name="P240"/>
        </text:list-item>
        <text:list-item>
          <text:p text:style-name="P239">Examples: </text:p>
          <text:list>
            <text:list-header>
              <text:p text:style-name="P81">mat A(4, 4, fill::randu);</text:p>
              <text:p text:style-name="P81"/>
              <text:p text:style-name="P81">mat X = A.i();</text:p>
              <text:p text:style-name="P81"/>
              <text:p text:style-name="P82">mat Y = (A+A).i();</text:p>
            </text:list-header>
          </text:list>
        </text:list-item>
        <text:list-item>
          <text:p text:style-name="P240">See also: </text:p>
          <text:list>
            <text:list-item>
              <text:p text:style-name="P240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240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240"><text:a xlink:type="simple" xlink:href="https://arma.sourceforge.net/docs.html#pinv" text:style-name="Internet_20_link" text:visited-style-name="Visited_20_Internet_20_Link">pinv()</text:a> </text:p>
            </text:list-item>
            <text:list-item>
              <text:p text:style-name="P240"><text:a xlink:type="simple" xlink:href="https://arma.sourceforge.net/docs.html#solve" text:style-name="Internet_20_link" text:visited-style-name="Visited_20_Internet_20_Link">solve()</text:a> </text:p>
            </text:list-item>
          </text:list>
          <text:p text:style-name="P239"/>
        </text:list-item>
      </text:list>
      <text:p text:style-name="Horizontal_20_Line"/>
      <text:p text:style-name="P155"/>
      <text:p text:style-name="Text_20_body"><text:bookmark text:name="min_and_max_member"/><text:span text:style-name="T1">.min()</text:span> <text:line-break/><text:span text:style-name="T1">.max()</text:span> </text:p>
      <text:list xml:id="list4121785584" text:style-name="L67">
        <text:list-item>
          <text:p text:style-name="P242">Return the extremum value of any matrix or cube expression </text:p>
        </text:list-item>
        <text:list-item>
          <text:p text:style-name="P242">For objects with complex numbers, absolute values are used for comparison </text:p>
        </text:list-item>
        <text:list-item>
          <text:p text:style-name="P241">Examples: </text:p>
          <text:list>
            <text:list-header>
              <text:p text:style-name="P83">mat A(5, 5, fill::randu);</text:p>
              <text:p text:style-name="P83"/>
              <text:p text:style-name="P84">double max_val = A.max();</text:p>
            </text:list-header>
          </text:list>
          <text:p text:style-name="P242"/>
        </text:list-item>
        <text:list-item>
          <text:p text:style-name="P242">See also: </text:p>
          <text:list>
            <text:list-item>
              <text:p text:style-name="P242"><text:a xlink:type="simple" xlink:href="https://arma.sourceforge.net/docs.html#index_min_and_index_max_member" text:style-name="Internet_20_link" text:visited-style-name="Visited_20_Internet_20_Link">.index_min() &amp; .index_max()</text:a> </text:p>
            </text:list-item>
            <text:list-item>
              <text:p text:style-name="P242"><text:a xlink:type="simple" xlink:href="https://arma.sourceforge.net/docs.html#min_and_max" text:style-name="Internet_20_link" text:visited-style-name="Visited_20_Internet_20_Link">min() &amp; max()</text:a> (standalone functions with extended functionality) </text:p>
            </text:list-item>
            <text:list-item>
              <text:p text:style-name="P242"><text:soft-page-break/><text:a xlink:type="simple" xlink:href="https://arma.sourceforge.net/docs.html#clamp" text:style-name="Internet_20_link" text:visited-style-name="Visited_20_Internet_20_Link">clamp()</text:a> </text:p>
            </text:list-item>
            <text:list-item>
              <text:p text:style-name="P242"><text:a xlink:type="simple" xlink:href="https://arma.sourceforge.net/docs.html#running_stat" text:style-name="Internet_20_link" text:visited-style-name="Visited_20_Internet_20_Link">running_stat</text:a> </text:p>
            </text:list-item>
            <text:list-item>
              <text:p text:style-name="P242"><text:a xlink:type="simple" xlink:href="https://arma.sourceforge.net/docs.html#running_stat_vec" text:style-name="Internet_20_link" text:visited-style-name="Visited_20_Internet_20_Link">running_stat_vec</text:a> </text:p>
            </text:list-item>
          </text:list>
          <text:p text:style-name="P241"/>
        </text:list-item>
      </text:list>
      <text:p text:style-name="Horizontal_20_Line"/>
      <text:p text:style-name="P155"/>
      <text:p text:style-name="Text_20_body"><text:bookmark text:name="index_min_and_index_max_member"/><text:span text:style-name="T1">.index_min()</text:span> <text:line-break/><text:span text:style-name="T1">.index_max()</text:span> </text:p>
      <text:list xml:id="list397350052" text:style-name="L68">
        <text:list-item>
          <text:p text:style-name="P244">Return the linear index of the extremum value of any matrix or cube expression </text:p>
        </text:list-item>
        <text:list-item>
          <text:p text:style-name="P244">For objects with complex numbers, absolute values are used for comparison </text:p>
        </text:list-item>
        <text:list-item>
          <text:p text:style-name="P244">The returned index is of type <text:a xlink:type="simple" xlink:href="https://arma.sourceforge.net/docs.html#uword" text:style-name="Internet_20_link" text:visited-style-name="Visited_20_Internet_20_Link">uword</text:a> </text:p>
        </text:list-item>
        <text:list-item>
          <text:p text:style-name="P243">Examples: </text:p>
          <text:list>
            <text:list-header>
              <text:p text:style-name="P85">mat A(5, 5, fill::randu);</text:p>
              <text:p text:style-name="P85"/>
              <text:p text:style-name="P85">uword i = A.index_max();</text:p>
              <text:p text:style-name="P85"/>
              <text:p text:style-name="P86">double max_val = A(i);</text:p>
            </text:list-header>
          </text:list>
          <text:p text:style-name="P244"/>
        </text:list-item>
        <text:list-item>
          <text:p text:style-name="P244">See also: </text:p>
          <text:list>
            <text:list-item>
              <text:p text:style-name="P244"><text:a xlink:type="simple" xlink:href="https://arma.sourceforge.net/docs.html#min_and_max_member" text:style-name="Internet_20_link" text:visited-style-name="Visited_20_Internet_20_Link">.min() &amp; .max()</text:a> </text:p>
            </text:list-item>
            <text:list-item>
              <text:p text:style-name="P244"><text:a xlink:type="simple" xlink:href="https://arma.sourceforge.net/docs.html#index_min_and_index_max_standalone" text:style-name="Internet_20_link" text:visited-style-name="Visited_20_Internet_20_Link">index_min() &amp; index_max()</text:a> (standalone functions with extended functionality) </text:p>
            </text:list-item>
            <text:list-item>
              <text:p text:style-name="P244"><text:a xlink:type="simple" xlink:href="https://arma.sourceforge.net/docs.html#ind2sub" text:style-name="Internet_20_link" text:visited-style-name="Visited_20_Internet_20_Link">ind2sub()</text:a> </text:p>
            </text:list-item>
            <text:list-item>
              <text:p text:style-name="P244"><text:a xlink:type="simple" xlink:href="https://arma.sourceforge.net/docs.html#sort_index" text:style-name="Internet_20_link" text:visited-style-name="Visited_20_Internet_20_Link">sort_index()</text:a> </text:p>
            </text:list-item>
            <text:list-item>
              <text:p text:style-name="P244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44"><text:a xlink:type="simple" xlink:href="https://arma.sourceforge.net/docs.html#element_access" text:style-name="Internet_20_link" text:visited-style-name="Visited_20_Internet_20_Link">element access</text:a> </text:p>
            </text:list-item>
          </text:list>
          <text:p text:style-name="P243"/>
        </text:list-item>
      </text:list>
      <text:p text:style-name="Horizontal_20_Line"/>
      <text:p text:style-name="P155"/>
      <text:p text:style-name="Text_20_body"><text:bookmark text:name="eval_member"/><text:span text:style-name="T1">.eval()</text:span> </text:p>
      <text:list xml:id="list2783507257" text:style-name="L69">
        <text:list-item>
          <text:p text:style-name="P246">Member function of any matrix or vector expression </text:p>
        </text:list-item>
        <text:list-item>
          <text:p text:style-name="P246">Explicitly forces the evaluation of a delayed expression and outputs a matrix </text:p>
        </text:list-item>
        <text:list-item>
          <text:p text:style-name="P246">This function should be used sparingly and only in cases where it is absolutely necessary; indiscriminate use can degrade performance </text:p>
        </text:list-item>
        <text:list-item>
          <text:p text:style-name="P245">Examples: </text:p>
          <text:list>
            <text:list-header>
              <text:p text:style-name="P87">cx_mat A( randu&lt;mat&gt;(4,4), randu&lt;mat&gt;(4,4) );</text:p>
              <text:p text:style-name="P87"/>
              <text:p text:style-name="P87">real(A).eval().save("A_real.dat", raw_ascii);</text:p>
              <text:p text:style-name="P88">imag(A).eval().save("A_imag.dat", raw_ascii);</text:p>
            </text:list-header>
          </text:list>
          <text:p text:style-name="P246"/>
        </text:list-item>
        <text:list-item>
          <text:p text:style-name="P246">See also: </text:p>
          <text:list>
            <text:list-item>
              <text:p text:style-name="P246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46"><text:a xlink:type="simple" xlink:href="https://arma.sourceforge.net/docs.html#Mat" text:style-name="Internet_20_link" text:visited-style-name="Visited_20_Internet_20_Link">Mat class</text:a> </text:p>
            </text:list-item>
          </text:list>
          <text:p text:style-name="P245"/>
        </text:list-item>
      </text:list>
      <text:p text:style-name="Horizontal_20_Line"><text:soft-page-break/></text:p>
      <text:p text:style-name="P155"/>
      <text:p text:style-name="P126"><text:bookmark text:name="in_range"/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Table_20_Contents"><text:span text:style-name="T1">.in_range(</text:span> i <text:span text:style-name="T1">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Cube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<text:span text:style-name="T1">.in_range( span(</text:span>start<text:span text:style-name="T1">,</text:span> end<text:span text:style-name="T1">) 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Cube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  </text:p>
          </table:table-cell>
          <table:table-cell table:style-name="Table27.B3" table:number-columns-spanned="3" office:value-type="string">
            <text:p text:style-name="P127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<text:span text:style-name="T1">.in_range(</text:span> row<text:span text:style-name="T1">,</text:span> col <text:span text:style-name="T1">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<text:span text:style-name="T1">.in_range(</text:span> <text:span text:style-name="T5">span(</text:span><text:span text:style-name="T4">start_row</text:span><text:span text:style-name="T5">,</text:span><text:span text:style-name="T4"> end_row</text:span><text:span text:style-name="T5">), span(</text:span><text:span text:style-name="T4">start_col</text:span><text:span text:style-name="T5">,</text:span><text:span text:style-name="T4"> end_col</text:span><text:span text:style-name="T5">)</text:span> <text:span text:style-name="T1">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  </text:p>
          </table:table-cell>
          <table:table-cell table:style-name="Table27.B6" table:number-columns-spanned="3" office:value-type="string">
            <text:p text:style-name="P127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<text:span text:style-name="T1">.in_range(</text:span> row<text:span text:style-name="T1">,</text:span> col<text:span text:style-name="T1">,</text:span> slice <text:span text:style-name="T1">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Cube</text:span> and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<text:span text:style-name="T1">.in_range(</text:span> <text:span text:style-name="T5">span(</text:span><text:span text:style-name="T4">start_row</text:span><text:span text:style-name="T5">,</text:span><text:span text:style-name="T4"> end_row</text:span><text:span text:style-name="T5">), span(</text:span><text:span text:style-name="T4">start_col</text:span><text:span text:style-name="T5">,</text:span><text:span text:style-name="T4"> end_col</text:span><text:span text:style-name="T5">), span(</text:span><text:span text:style-name="T4">start_slice</text:span><text:span text:style-name="T5">,</text:span><text:span text:style-name="T4"> end_slice</text:span><text:span text:style-name="T5">)</text:span> <text:span text:style-name="T1">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Cube</text:span> and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  </text:p>
          </table:table-cell>
          <table:table-cell table:style-name="Table27.B9" table:number-columns-spanned="3" office:value-type="string">
            <text:p text:style-name="P127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<text:span text:style-name="T1">.in_range(</text:span> first_row<text:span text:style-name="T1">,</text:span> first_col<text:span text:style-name="T1">, size(</text:span>X<text:span text:style-name="T1">) )</text:span>   <text:span text:style-name="T3">(X is a matrix or field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<text:span text:style-name="T1">.in_range(</text:span> first_row<text:span text:style-name="T1">,</text:span> first_col<text:span text:style-name="T1">, size(</text:span>n_rows<text:span text:style-name="T1">,</text:span> n_cols<text:span text:style-name="T1">) 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Mat</text:span>, <text:span text:style-name="T3">Col</text:span>, <text:span text:style-name="T3">Row</text:span>, <text:span text:style-name="T3">SpMat</text:span>,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  </text:p>
          </table:table-cell>
          <table:table-cell table:style-name="Table27.B12" table:number-columns-spanned="3" office:value-type="string">
            <text:p text:style-name="P127"/>
          </table:table-cell>
          <table:covered-table-cell/>
          <table:covered-table-cell/>
        </table:table-row>
        <table:table-row>
          <table:table-cell table:style-name="Table27.A1" office:value-type="string">
            <text:p text:style-name="Table_20_Contents"><text:span text:style-name="T1">.in_range(</text:span> first_row<text:span text:style-name="T1">,</text:span> first_col<text:span text:style-name="T1">, </text:span>first_slice<text:span text:style-name="T1">, size(</text:span>Q<text:span text:style-name="T1">) )</text:span>   <text:span text:style-name="T3">(Q is a cube or field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Cube</text:span> and <text:span text:style-name="T3">field</text:span>) </text:p>
          </table:table-cell>
        </table:table-row>
        <table:table-row>
          <table:table-cell table:style-name="Table27.A1" office:value-type="string">
            <text:p text:style-name="Table_20_Contents"><text:span text:style-name="T1">.in_range(</text:span> first_row<text:span text:style-name="T1">,</text:span> first_col<text:span text:style-name="T1">, </text:span>first_slice<text:span text:style-name="T1">, size(</text:span>n_rows<text:span text:style-name="T1">,</text:span> n_cols n_slices<text:span text:style-name="T1">) )</text:span>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(member of <text:span text:style-name="T3">Cube</text:span> and <text:span text:style-name="T3">field</text:span>) </text:p>
          </table:table-cell>
        </table:table-row>
      </table:table>
      <text:list xml:id="list2156145919" text:style-name="L70">
        <text:list-item>
          <text:p text:style-name="P248">Returns <text:span text:style-name="T3">true</text:span> if the given location or span is currently valid </text:p>
        </text:list-item>
        <text:list-item>
          <text:p text:style-name="P248">Returns <text:span text:style-name="T3">false</text:span> if the object is empty, the location is out of bounds, or the span is out of bounds </text:p>
        </text:list-item>
        <text:list-item>
          <text:p text:style-name="P248">Instances of <text:span text:style-name="T3">span(a,b)</text:span> can be replaced by: </text:p>
          <text:list>
            <text:list-item>
              <text:p text:style-name="P248"><text:span text:style-name="T3">span()</text:span> or <text:span text:style-name="T3">span::all</text:span>, to indicate the entire range </text:p>
            </text:list-item>
            <text:list-item>
              <text:p text:style-name="P248"><text:span text:style-name="T3">span(a)</text:span>, to indicate a particular row, column or slice </text:p>
            </text:list-item>
          </text:list>
          <text:p text:style-name="P248"/>
        </text:list-item>
        <text:list-item>
          <text:p text:style-name="P247">Examples: </text:p>
          <text:list>
            <text:list-header>
              <text:p text:style-name="P89">mat A(4, 5, fill::randu);</text:p>
              <text:p text:style-name="P89"/>
              <text:p text:style-name="P89">cout &lt;&lt; A.in_range(0,0) &lt;&lt; endl; <text:s/>// true</text:p>
              <text:p text:style-name="P89">cout &lt;&lt; A.in_range(3,4) &lt;&lt; endl; <text:s/>// true</text:p>
              <text:p text:style-name="P90">cout &lt;&lt; A.in_range(4,5) &lt;&lt; endl; <text:s/>// false</text:p>
            </text:list-header>
          </text:list>
          <text:p text:style-name="P248"/>
        </text:list-item>
        <text:list-item>
          <text:p text:style-name="P248">See also: </text:p>
          <text:list>
            <text:list-item>
              <text:p text:style-name="P248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48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48"><text:a xlink:type="simple" xlink:href="https://arma.sourceforge.net/docs.html#subcube" text:style-name="Internet_20_link" text:visited-style-name="Visited_20_Internet_20_Link">subcube views</text:a> </text:p>
            </text:list-item>
            <text:list-item>
              <text:p text:style-name="P248"><text:a xlink:type="simple" xlink:href="https://arma.sourceforge.net/docs.html#subfield" text:style-name="Internet_20_link" text:visited-style-name="Visited_20_Internet_20_Link">subfield views</text:a> </text:p>
            </text:list-item>
            <text:list-item>
              <text:p text:style-name="P248"><text:a xlink:type="simple" xlink:href="https://arma.sourceforge.net/docs.html#set_size" text:style-name="Internet_20_link" text:visited-style-name="Visited_20_Internet_20_Link">.set_size()</text:a> </text:p>
            </text:list-item>
          </text:list>
          <text:p text:style-name="P247"/>
        </text:list-item>
      </text:list>
      <text:p text:style-name="Horizontal_20_Line"><text:soft-page-break/></text:p>
      <text:p text:style-name="P155"/>
      <text:p text:style-name="Text_20_body"><text:bookmark text:name="is_empty"/><text:span text:style-name="T1">.is_empty()</text:span> </text:p>
      <text:list xml:id="list1765632370" text:style-name="L71">
        <text:list-item>
          <text:p text:style-name="P250">Returns <text:span text:style-name="T3">true</text:span> if the object has no elements </text:p>
        </text:list-item>
        <text:list-item>
          <text:p text:style-name="P250">Returns <text:span text:style-name="T3">false</text:span> if the object has one or more elements </text:p>
        </text:list-item>
        <text:list-item>
          <text:p text:style-name="P249">Examples: </text:p>
          <text:list>
            <text:list-header>
              <text:p text:style-name="P91">mat A(5, 5, fill::randu);</text:p>
              <text:p text:style-name="P91">cout &lt;&lt; A.is_empty() &lt;&lt; endl;</text:p>
              <text:p text:style-name="P91"/>
              <text:p text:style-name="P91">A.reset();</text:p>
              <text:p text:style-name="P92">cout &lt;&lt; A.is_empty() &lt;&lt; endl;</text:p>
            </text:list-header>
          </text:list>
          <text:p text:style-name="P250"/>
        </text:list-item>
        <text:list-item>
          <text:p text:style-name="P250">See also: </text:p>
          <text:list>
            <text:list-item>
              <text:p text:style-name="P250"><text:a xlink:type="simple" xlink:href="https://arma.sourceforge.net/docs.html#is_square" text:style-name="Internet_20_link" text:visited-style-name="Visited_20_Internet_20_Link">.is_square()</text:a> </text:p>
            </text:list-item>
            <text:list-item>
              <text:p text:style-name="P250"><text:a xlink:type="simple" xlink:href="https://arma.sourceforge.net/docs.html#is_vec" text:style-name="Internet_20_link" text:visited-style-name="Visited_20_Internet_20_Link">.is_vec()</text:a> </text:p>
            </text:list-item>
            <text:list-item>
              <text:p text:style-name="P250"><text:a xlink:type="simple" xlink:href="https://arma.sourceforge.net/docs.html#is_finite" text:style-name="Internet_20_link" text:visited-style-name="Visited_20_Internet_20_Link">.is_finite()</text:a> </text:p>
            </text:list-item>
            <text:list-item>
              <text:p text:style-name="P250"><text:a xlink:type="simple" xlink:href="https://arma.sourceforge.net/docs.html#reset" text:style-name="Internet_20_link" text:visited-style-name="Visited_20_Internet_20_Link">.reset()</text:a> </text:p>
            </text:list-item>
          </text:list>
          <text:p text:style-name="P249"/>
        </text:list-item>
      </text:list>
      <text:p text:style-name="Horizontal_20_Line"/>
      <text:p text:style-name="P155"/>
      <text:p text:style-name="Text_20_body"><text:bookmark text:name="is_vec"/><text:span text:style-name="T1">.is_vec()</text:span> <text:line-break/><text:span text:style-name="T1">.is_colvec()</text:span> <text:line-break/><text:span text:style-name="T1">.is_rowvec()</text:span> </text:p>
      <text:list xml:id="list1076724337" text:style-name="L72">
        <text:list-item>
          <text:p text:style-name="P252">Member functions of <text:span text:style-name="T3">Mat</text:span> and <text:span text:style-name="T3">SpMat</text:span> </text:p>
        </text:list-item>
        <text:list-item>
          <text:p text:style-name="P252">.is_vec(): </text:p>
          <text:list>
            <text:list-item>
              <text:p text:style-name="P252">returns <text:span text:style-name="T3">true</text:span> if the matrix can be interpreted as a vector (either column or row vector) </text:p>
            </text:list-item>
            <text:list-item>
              <text:p text:style-name="P252">returns <text:span text:style-name="T3">false</text:span> if the matrix does not have exactly one column or one row </text:p>
            </text:list-item>
          </text:list>
          <text:p text:style-name="P252"/>
        </text:list-item>
        <text:list-item>
          <text:p text:style-name="P252">.is_colvec(): </text:p>
          <text:list>
            <text:list-item>
              <text:p text:style-name="P252">returns <text:span text:style-name="T3">true</text:span> if the matrix can be interpreted as a column vector </text:p>
            </text:list-item>
            <text:list-item>
              <text:p text:style-name="P252">returns <text:span text:style-name="T3">false</text:span> if the matrix does not have exactly one column </text:p>
            </text:list-item>
          </text:list>
          <text:p text:style-name="P252"/>
        </text:list-item>
        <text:list-item>
          <text:p text:style-name="P252">.is_rowvec(): </text:p>
          <text:list>
            <text:list-item>
              <text:p text:style-name="P252">returns <text:span text:style-name="T3">true</text:span> if the matrix can be interpreted as a row vector </text:p>
            </text:list-item>
            <text:list-item>
              <text:p text:style-name="P252">returns <text:span text:style-name="T3">false</text:span> if the matrix does not have exactly one row </text:p>
            </text:list-item>
          </text:list>
          <text:p text:style-name="P252"/>
        </text:list-item>
        <text:list-item>
          <text:p text:style-name="P252"><text:span text:style-name="T1">Caveat:</text:span> do not assume that the vector has elements if these functions return <text:span text:style-name="T3">true</text:span>; it is possible to have an empty vector (eg. 0x1) </text:p>
        </text:list-item>
        <text:list-item>
          <text:p text:style-name="P251">Examples: </text:p>
          <text:list>
            <text:list-header>
              <text:p text:style-name="P93">mat A(1, 5, fill::randu);</text:p>
              <text:p text:style-name="P93">mat B(5, 1, fill::randu);</text:p>
              <text:p text:style-name="P93">mat C(5, 5, fill::randu);</text:p>
              <text:p text:style-name="P93"/>
              <text:p text:style-name="P93">cout &lt;&lt; A.is_vec() &lt;&lt; endl;</text:p>
              <text:p text:style-name="P93">cout &lt;&lt; B.is_vec() &lt;&lt; endl;</text:p>
              <text:p text:style-name="P94"><text:soft-page-break/>cout &lt;&lt; C.is_vec() &lt;&lt; endl;</text:p>
            </text:list-header>
          </text:list>
          <text:p text:style-name="P252"/>
        </text:list-item>
        <text:list-item>
          <text:p text:style-name="P252">See also: </text:p>
          <text:list>
            <text:list-item>
              <text:p text:style-name="P252"><text:a xlink:type="simple" xlink:href="https://arma.sourceforge.net/docs.html#is_empty" text:style-name="Internet_20_link" text:visited-style-name="Visited_20_Internet_20_Link">.is_empty()</text:a> </text:p>
            </text:list-item>
            <text:list-item>
              <text:p text:style-name="P252"><text:a xlink:type="simple" xlink:href="https://arma.sourceforge.net/docs.html#is_square" text:style-name="Internet_20_link" text:visited-style-name="Visited_20_Internet_20_Link">.is_square()</text:a> </text:p>
            </text:list-item>
            <text:list-item>
              <text:p text:style-name="P252"><text:a xlink:type="simple" xlink:href="https://arma.sourceforge.net/docs.html#is_finite" text:style-name="Internet_20_link" text:visited-style-name="Visited_20_Internet_20_Link">.is_finite()</text:a> </text:p>
            </text:list-item>
          </text:list>
          <text:p text:style-name="P251"/>
        </text:list-item>
      </text:list>
      <text:p text:style-name="Horizontal_20_Line"/>
      <text:p text:style-name="P155"/>
      <text:p text:style-name="Text_20_body"><text:bookmark text:name="is_sorted"/><text:span text:style-name="T1">.is_sorted()</text:span> <text:line-break/><text:span text:style-name="T1">.is_sorted( sort_direction )</text:span> <text:line-break/><text:span text:style-name="T1">.is_sorted( sort_direction, dim )</text:span> </text:p>
      <text:list xml:id="list102981127" text:style-name="L73">
        <text:list-item>
          <text:p text:style-name="P254">Member function of <text:span text:style-name="T3">Mat</text:span>, <text:span text:style-name="T3">Row</text:span> and <text:span text:style-name="T3">Col</text:span> </text:p>
        </text:list-item>
        <text:list-item>
          <text:p text:style-name="P254">If the object is a vector, return a <text:span text:style-name="T3">bool</text:span> indicating whether the elements are sorted </text:p>
        </text:list-item>
        <text:list-item>
          <text:p text:style-name="P254">If the object is a matrix, return a <text:span text:style-name="T3">bool</text:span> indicating whether the elements are sorted in each column (<text:span text:style-name="T3">dim = 0</text:span>), or each row (<text:span text:style-name="T3">dim = 1</text:span>) </text:p>
        </text:list-item>
        <text:list-item>
          <text:p text:style-name="P254">The <text:span text:style-name="T3">sort_direction</text:span> argument is optional; <text:span text:style-name="T3">sort_direction</text:span> is one of: </text:p>
        </text:list-item>
      </text:list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><text:span text:style-name="Source_20_Text">"ascend"</text:span></text:p>
          </table:table-cell>
          <table:table-cell table:style-name="Table28.A1" office:value-type="string">
            <text:p text:style-name="Table_20_Contents"> ↦ </text:p>
          </table:table-cell>
          <table:table-cell table:style-name="Table28.A1" office:value-type="string">
            <text:p text:style-name="Table_20_Contents">elements are ascending; consecutive elements can be equal; this is the <text:span text:style-name="T1">default operation</text:span></text:p>
          </table:table-cell>
        </table:table-row>
        <table:table-row>
          <table:table-cell table:style-name="Table28.A1" office:value-type="string">
            <text:p text:style-name="Table_20_Contents"><text:span text:style-name="Source_20_Text">"descend"</text:span></text:p>
          </table:table-cell>
          <table:table-cell table:style-name="Table28.A1" office:value-type="string">
            <text:p text:style-name="Table_20_Contents"> ↦ </text:p>
          </table:table-cell>
          <table:table-cell table:style-name="Table28.A1" office:value-type="string">
            <text:p text:style-name="Table_20_Contents">elements are descending; consecutive elements can be equal</text:p>
          </table:table-cell>
        </table:table-row>
        <table:table-row>
          <table:table-cell table:style-name="Table28.A1" office:value-type="string">
            <text:p text:style-name="Table_20_Contents"><text:span text:style-name="Source_20_Text">"strictascend"</text:span></text:p>
          </table:table-cell>
          <table:table-cell table:style-name="Table28.A1" office:value-type="string">
            <text:p text:style-name="Table_20_Contents"> ↦ </text:p>
          </table:table-cell>
          <table:table-cell table:style-name="Table28.A1" office:value-type="string">
            <text:p text:style-name="Table_20_Contents">elements are strictly ascending; consecutive elements cannot be equal</text:p>
          </table:table-cell>
        </table:table-row>
        <table:table-row>
          <table:table-cell table:style-name="Table28.A1" office:value-type="string">
            <text:p text:style-name="Table_20_Contents"><text:span text:style-name="Source_20_Text">"strictdescend"</text:span></text:p>
          </table:table-cell>
          <table:table-cell table:style-name="Table28.A1" office:value-type="string">
            <text:p text:style-name="Table_20_Contents"> ↦ </text:p>
          </table:table-cell>
          <table:table-cell table:style-name="Table28.A1" office:value-type="string">
            <text:p text:style-name="Table_20_Contents">elements are strictly descending; consecutive elements cannot be equal</text:p>
          </table:table-cell>
        </table:table-row>
      </table:table>
      <text:list xml:id="list25305380504333" text:continue-numbering="true" text:style-name="L73">
        <text:list-header>
          <text:p text:style-name="P254"/>
        </text:list-header>
        <text:list-item>
          <text:p text:style-name="P254">The <text:span text:style-name="T3">dim</text:span> argument is optional; by default <text:span text:style-name="T3">dim = 0</text:span> is used </text:p>
        </text:list-item>
        <text:list-item>
          <text:p text:style-name="P254">For matrices and vectors with complex numbers, order is checked via absolute values </text:p>
        </text:list-item>
        <text:list-item>
          <text:p text:style-name="P253">Examples: </text:p>
          <text:list>
            <text:list-header>
              <text:p text:style-name="P95">vec a(10, fill::randu);</text:p>
              <text:p text:style-name="P95">vec b = sort(a);</text:p>
              <text:p text:style-name="P95"/>
              <text:p text:style-name="P95">bool check1 = a.is_sorted();</text:p>
              <text:p text:style-name="P95">bool check2 = b.is_sorted();</text:p>
              <text:p text:style-name="P95"/>
              <text:p text:style-name="P95"/>
              <text:p text:style-name="P95">mat A(10, 10, fill::randu);</text:p>
              <text:p text:style-name="P95"/>
              <text:p text:style-name="P95">// check whether each column is sorted in descending manner</text:p>
              <text:p text:style-name="P95">cout &lt;&lt; A.is_sorted("descend") &lt;&lt; endl;</text:p>
              <text:p text:style-name="P95"/>
              <text:p text:style-name="P95">// check whether each row is sorted in ascending manner</text:p>
              <text:p text:style-name="P96">cout &lt;&lt; A.is_sorted("ascend", 1) &lt;&lt; endl;</text:p>
            </text:list-header>
          </text:list>
          <text:p text:style-name="P254"/>
        </text:list-item>
        <text:list-item>
          <text:p text:style-name="P254">See also: </text:p>
          <text:list>
            <text:list-item>
              <text:p text:style-name="P254"><text:a xlink:type="simple" xlink:href="https://arma.sourceforge.net/docs.html#sort" text:style-name="Internet_20_link" text:visited-style-name="Visited_20_Internet_20_Link">sort()</text:a> </text:p>
            </text:list-item>
            <text:list-item>
              <text:p text:style-name="P254"><text:a xlink:type="simple" xlink:href="https://arma.sourceforge.net/docs.html#sort_index" text:style-name="Internet_20_link" text:visited-style-name="Visited_20_Internet_20_Link">sort_index()</text:a> </text:p>
            </text:list-item>
          </text:list>
          <text:p text:style-name="P253"><text:soft-page-break/></text:p>
        </text:list-item>
      </text:list>
      <text:p text:style-name="Horizontal_20_Line"/>
      <text:p text:style-name="P155"/>
      <text:p text:style-name="Text_20_body"><text:bookmark text:name="is_trimat"/><text:span text:style-name="T1">.is_trimatu()</text:span> <text:line-break/><text:span text:style-name="T1">.is_trimatl()</text:span> </text:p>
      <text:list xml:id="list475339813" text:style-name="L74">
        <text:list-item>
          <text:p text:style-name="P256">Member functions of <text:span text:style-name="T3">Mat</text:span> and <text:span text:style-name="T3">SpMat</text:span> </text:p>
        </text:list-item>
        <text:list-item>
          <text:p text:style-name="P256"><text:span text:style-name="T3">.is_trimatu()</text:span>: </text:p>
          <text:list>
            <text:list-item>
              <text:p text:style-name="P256">return <text:span text:style-name="T3">true</text:span> if the matrix is upper triangular, ie. the matrix is square sized and all elements below the main diagonal are zero; return <text:span text:style-name="T3">false</text:span> otherwise </text:p>
            </text:list-item>
            <text:list-item>
              <text:p text:style-name="P256"><text:span text:style-name="T1">caveat:</text:span> if this function returns <text:span text:style-name="T3">true</text:span>, do not assume that the matrix contains non-zero elements on or above the main diagonal </text:p>
            </text:list-item>
          </text:list>
          <text:p text:style-name="P256"/>
        </text:list-item>
        <text:list-item>
          <text:p text:style-name="P256"><text:span text:style-name="T3">.is_trimatl()</text:span>: </text:p>
          <text:list>
            <text:list-item>
              <text:p text:style-name="P256">return <text:span text:style-name="T3">true</text:span> if the matrix is lower triangular, ie. the matrix is square sized and all elements above the main diagonal are zero; return <text:span text:style-name="T3">false</text:span> otherwise </text:p>
            </text:list-item>
            <text:list-item>
              <text:p text:style-name="P256"><text:span text:style-name="T1">caveat:</text:span> if this function returns <text:span text:style-name="T3">true</text:span>, do not assume that the matrix contains non-zero elements on or below the main diagonal </text:p>
            </text:list-item>
          </text:list>
          <text:p text:style-name="P256"/>
        </text:list-item>
        <text:list-item>
          <text:p text:style-name="P255">Examples: </text:p>
          <text:list>
            <text:list-header>
              <text:p text:style-name="P97">mat A(5, 5, fill::randu);</text:p>
              <text:p text:style-name="P97">mat B = trimatl(A);</text:p>
              <text:p text:style-name="P97"/>
              <text:p text:style-name="P97">cout &lt;&lt; A.is_trimatu() &lt;&lt; endl;</text:p>
              <text:p text:style-name="P98">cout &lt;&lt; B.is_trimatl() &lt;&lt; endl;</text:p>
            </text:list-header>
          </text:list>
          <text:p text:style-name="P256"/>
        </text:list-item>
        <text:list-item>
          <text:p text:style-name="P256">See also: </text:p>
          <text:list>
            <text:list-item>
              <text:p text:style-name="P256"><text:a xlink:type="simple" xlink:href="https://arma.sourceforge.net/docs.html#trimat" text:style-name="Internet_20_link" text:visited-style-name="Visited_20_Internet_20_Link">trimatu() / trimatl()</text:a> </text:p>
            </text:list-item>
            <text:list-item>
              <text:p text:style-name="P256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56"><text:a xlink:type="simple" xlink:href="https://arma.sourceforge.net/docs.html#is_diagmat" text:style-name="Internet_20_link" text:visited-style-name="Visited_20_Internet_20_Link">.is_diagmat()</text:a> </text:p>
            </text:list-item>
            <text:list-item>
              <text:p text:style-name="P256"><text:a xlink:type="simple" xlink:href="https://mathworld.wolfram.com/TriangularMatrix.html" text:style-name="Internet_20_link" text:visited-style-name="Visited_20_Internet_20_Link">Triangular matrix in MathWorld</text:a> </text:p>
            </text:list-item>
            <text:list-item>
              <text:p text:style-name="P256"><text:a xlink:type="simple" xlink:href="https://en.wikipedia.org/wiki/Triangular_matrix" text:style-name="Internet_20_link" text:visited-style-name="Visited_20_Internet_20_Link">Triangular matrix in Wikipedia</text:a> </text:p>
            </text:list-item>
          </text:list>
          <text:p text:style-name="P255"/>
        </text:list-item>
      </text:list>
      <text:p text:style-name="Horizontal_20_Line"/>
      <text:p text:style-name="P155"/>
      <text:p text:style-name="Text_20_body"><text:bookmark text:name="is_diagmat"/><text:span text:style-name="T1">.is_diagmat()</text:span> </text:p>
      <text:list xml:id="list2751237370" text:style-name="L75">
        <text:list-item>
          <text:p text:style-name="P258">Member function of <text:span text:style-name="T3">Mat</text:span> and <text:span text:style-name="T3">SpMat</text:span> </text:p>
        </text:list-item>
        <text:list-item>
          <text:p text:style-name="P258">Return <text:span text:style-name="T3">true</text:span> if the matrix is diagonal, ie. all elements outside of the main diagonal are zero </text:p>
        </text:list-item>
        <text:list-item>
          <text:p text:style-name="P258">Return <text:span text:style-name="T3">false</text:span> otherwise </text:p>
        </text:list-item>
        <text:list-item>
          <text:p text:style-name="P258"><text:span text:style-name="T1">Caveat:</text:span> if this function returns <text:span text:style-name="T3">true</text:span>, do not assume that the matrix contains non-zero elements on the main diagonal </text:p>
        </text:list-item>
        <text:list-item>
          <text:p text:style-name="P257">Examples: </text:p>
          <text:list>
            <text:list-header>
              <text:p text:style-name="P99">mat A(5, 5, fill::randu);</text:p>
              <text:p text:style-name="P99">mat B = diagmat(A);</text:p>
              <text:p text:style-name="P99"/>
              <text:p text:style-name="P99"><text:soft-page-break/>cout &lt;&lt; A.is_diagmat() &lt;&lt; endl;</text:p>
              <text:p text:style-name="P100">cout &lt;&lt; B.is_diagmat() &lt;&lt; endl;</text:p>
            </text:list-header>
          </text:list>
          <text:p text:style-name="P258"/>
        </text:list-item>
        <text:list-item>
          <text:p text:style-name="P258">See also: </text:p>
          <text:list>
            <text:list-item>
              <text:p text:style-name="P258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58"><text:a xlink:type="simple" xlink:href="https://arma.sourceforge.net/docs.html#is_trimat" text:style-name="Internet_20_link" text:visited-style-name="Visited_20_Internet_20_Link">.is_trimatu() / .is_trimatl()</text:a> </text:p>
            </text:list-item>
            <text:list-item>
              <text:p text:style-name="P258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58"><text:a xlink:type="simple" xlink:href="https://mathworld.wolfram.com/DiagonalMatrix.html" text:style-name="Internet_20_link" text:visited-style-name="Visited_20_Internet_20_Link">Diagonal matrix in MathWorld</text:a> </text:p>
            </text:list-item>
            <text:list-item>
              <text:p text:style-name="P258"><text:a xlink:type="simple" xlink:href="https://en.wikipedia.org/wiki/Diagonal_matrix" text:style-name="Internet_20_link" text:visited-style-name="Visited_20_Internet_20_Link">Diagonal matrix in Wikipedia</text:a> </text:p>
            </text:list-item>
          </text:list>
          <text:p text:style-name="P257"/>
        </text:list-item>
      </text:list>
      <text:p text:style-name="Horizontal_20_Line"/>
      <text:p text:style-name="P155"/>
      <text:p text:style-name="Text_20_body"><text:bookmark text:name="is_square"/><text:span text:style-name="T1">.is_square()</text:span> </text:p>
      <text:list xml:id="list1584986444" text:style-name="L76">
        <text:list-item>
          <text:p text:style-name="P260">Member function of <text:span text:style-name="T3">Mat</text:span> and <text:span text:style-name="T3">SpMat</text:span> </text:p>
        </text:list-item>
        <text:list-item>
          <text:p text:style-name="P260">Returns <text:span text:style-name="T3">true</text:span> if the matrix is square, ie. number of rows is equal to the number of columns </text:p>
        </text:list-item>
        <text:list-item>
          <text:p text:style-name="P260">Returns <text:span text:style-name="T3">false</text:span> if the matrix is not square </text:p>
        </text:list-item>
        <text:list-item>
          <text:p text:style-name="P259">Examples: </text:p>
          <text:list>
            <text:list-header>
              <text:p text:style-name="P101">mat A(5, 5, fill::randu);</text:p>
              <text:p text:style-name="P101">mat B(6, 7, fill::randu);</text:p>
              <text:p text:style-name="P101"/>
              <text:p text:style-name="P101">cout &lt;&lt; A.is_square() &lt;&lt; endl;</text:p>
              <text:p text:style-name="P102">cout &lt;&lt; B.is_square() &lt;&lt; endl;</text:p>
            </text:list-header>
          </text:list>
          <text:p text:style-name="P260"/>
        </text:list-item>
        <text:list-item>
          <text:p text:style-name="P260">See also: </text:p>
          <text:list>
            <text:list-item>
              <text:p text:style-name="P260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60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260"><text:a xlink:type="simple" xlink:href="https://arma.sourceforge.net/docs.html#is_empty" text:style-name="Internet_20_link" text:visited-style-name="Visited_20_Internet_20_Link">.is_empty()</text:a> </text:p>
            </text:list-item>
            <text:list-item>
              <text:p text:style-name="P260"><text:a xlink:type="simple" xlink:href="https://arma.sourceforge.net/docs.html#is_vec" text:style-name="Internet_20_link" text:visited-style-name="Visited_20_Internet_20_Link">.is_vec()</text:a> </text:p>
            </text:list-item>
            <text:list-item>
              <text:p text:style-name="P260"><text:a xlink:type="simple" xlink:href="https://arma.sourceforge.net/docs.html#is_finite" text:style-name="Internet_20_link" text:visited-style-name="Visited_20_Internet_20_Link">.is_finite()</text:a> </text:p>
            </text:list-item>
          </text:list>
          <text:p text:style-name="P259"/>
        </text:list-item>
      </text:list>
      <text:p text:style-name="Horizontal_20_Line"/>
      <text:p text:style-name="P155"/>
      <text:p text:style-name="Text_20_body"><text:bookmark text:name="is_symmetric"/><text:span text:style-name="T1">.is_symmetric()</text:span> <text:line-break/><text:span text:style-name="T1">.is_symmetric( tol )</text:span> </text:p>
      <text:list xml:id="list3254329203" text:style-name="L77">
        <text:list-item>
          <text:p text:style-name="P262">Member function of <text:span text:style-name="T3">Mat</text:span> and <text:span text:style-name="T3">SpMat</text:span> </text:p>
        </text:list-item>
        <text:list-item>
          <text:p text:style-name="P262">Returns <text:span text:style-name="T3">true</text:span> if the matrix is symmetric </text:p>
        </text:list-item>
        <text:list-item>
          <text:p text:style-name="P262">Returns <text:span text:style-name="T3">false</text:span> if the matrix is not symmetric </text:p>
        </text:list-item>
        <text:list-item>
          <text:p text:style-name="P262">The <text:span text:style-name="T3">tol</text:span> argument is optional; if <text:span text:style-name="T3">tol</text:span> is specified, the given matrix <text:span text:style-name="T3">X</text:span> is considered symmetric if <text:span text:style-name="T3">norm(X - X.st(), "inf") / norm (X, "inf") ≤ tol</text:span> </text:p>
        </text:list-item>
        <text:list-item>
          <text:p text:style-name="P261">Examples: </text:p>
          <text:list>
            <text:list-header>
              <text:p text:style-name="P103">mat A(5, 5, fill::randu);</text:p>
              <text:p text:style-name="P103">mat B = A.t() * A;</text:p>
              <text:p text:style-name="P103"/>
              <text:p text:style-name="P103"><text:soft-page-break/>cout &lt;&lt; A.is_symmetric() &lt;&lt; endl;</text:p>
              <text:p text:style-name="P104">cout &lt;&lt; B.is_symmetric() &lt;&lt; endl;</text:p>
            </text:list-header>
          </text:list>
          <text:p text:style-name="P262"/>
        </text:list-item>
        <text:list-item>
          <text:p text:style-name="P262">See also: </text:p>
          <text:list>
            <text:list-item>
              <text:p text:style-name="P262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262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262"><text:a xlink:type="simple" xlink:href="https://arma.sourceforge.net/docs.html#is_square" text:style-name="Internet_20_link" text:visited-style-name="Visited_20_Internet_20_Link">.is_square()</text:a> </text:p>
            </text:list-item>
            <text:list-item>
              <text:p text:style-name="P262"><text:a xlink:type="simple" xlink:href="https://arma.sourceforge.net/docs.html#is_trimat" text:style-name="Internet_20_link" text:visited-style-name="Visited_20_Internet_20_Link">.is_trimatu() / .is_trimatl()</text:a> </text:p>
            </text:list-item>
            <text:list-item>
              <text:p text:style-name="P262"><text:a xlink:type="simple" xlink:href="https://en.wikipedia.org/wiki/Symmetric_matrix" text:style-name="Internet_20_link" text:visited-style-name="Visited_20_Internet_20_Link">Symmetric matrix in Wikipedia</text:a> </text:p>
            </text:list-item>
            <text:list-item>
              <text:p text:style-name="P262"><text:a xlink:type="simple" xlink:href="https://mathworld.wolfram.com/SymmetricMatrix.html" text:style-name="Internet_20_link" text:visited-style-name="Visited_20_Internet_20_Link">Symmetric matrix in MathWorld</text:a> </text:p>
            </text:list-item>
          </text:list>
          <text:p text:style-name="P261"/>
        </text:list-item>
      </text:list>
      <text:p text:style-name="Horizontal_20_Line"/>
      <text:p text:style-name="P155"/>
      <text:p text:style-name="Text_20_body"><text:bookmark text:name="is_hermitian"/><text:span text:style-name="T1">.is_hermitian()</text:span> <text:line-break/><text:span text:style-name="T1">.is_hermitian( tol )</text:span> </text:p>
      <text:list xml:id="list4018284660" text:style-name="L78">
        <text:list-item>
          <text:p text:style-name="P264">Member function of <text:span text:style-name="T3">Mat</text:span> and <text:span text:style-name="T3">SpMat</text:span> </text:p>
        </text:list-item>
        <text:list-item>
          <text:p text:style-name="P264">Returns <text:span text:style-name="T3">true</text:span> if the matrix is hermitian (self-adjoint) </text:p>
        </text:list-item>
        <text:list-item>
          <text:p text:style-name="P264">Returns <text:span text:style-name="T3">false</text:span> if the matrix is not hermitian </text:p>
        </text:list-item>
        <text:list-item>
          <text:p text:style-name="P264">The <text:span text:style-name="T3">tol</text:span> argument is optional; if <text:span text:style-name="T3">tol</text:span> is specified, the given matrix <text:span text:style-name="T3">X</text:span> is considered hermitian if <text:span text:style-name="T3">norm(X - X.t(), "inf") / norm (X, "inf") ≤ tol</text:span> </text:p>
        </text:list-item>
        <text:list-item>
          <text:p text:style-name="P263">Examples: </text:p>
          <text:list>
            <text:list-header>
              <text:p text:style-name="P105">cx_mat A(5, 5, fill::randu);</text:p>
              <text:p text:style-name="P105">cx_mat B = A.t() * A;</text:p>
              <text:p text:style-name="P105"/>
              <text:p text:style-name="P105">cout &lt;&lt; A.is_hermitian() &lt;&lt; endl;</text:p>
              <text:p text:style-name="P106">cout &lt;&lt; B.is_hermitian() &lt;&lt; endl;</text:p>
            </text:list-header>
          </text:list>
          <text:p text:style-name="P264"/>
        </text:list-item>
        <text:list-item>
          <text:p text:style-name="P264">See also: </text:p>
          <text:list>
            <text:list-item>
              <text:p text:style-name="P264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64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264"><text:a xlink:type="simple" xlink:href="https://arma.sourceforge.net/docs.html#is_square" text:style-name="Internet_20_link" text:visited-style-name="Visited_20_Internet_20_Link">.is_square()</text:a> </text:p>
            </text:list-item>
            <text:list-item>
              <text:p text:style-name="P264"><text:a xlink:type="simple" xlink:href="https://en.wikipedia.org/wiki/Hermitian_matrix" text:style-name="Internet_20_link" text:visited-style-name="Visited_20_Internet_20_Link">Hermitian matrix in Wikipedia</text:a> </text:p>
            </text:list-item>
            <text:list-item>
              <text:p text:style-name="P264"><text:a xlink:type="simple" xlink:href="https://mathworld.wolfram.com/HermitianMatrix.html" text:style-name="Internet_20_link" text:visited-style-name="Visited_20_Internet_20_Link">Hermitian matrix in MathWorld</text:a> </text:p>
            </text:list-item>
          </text:list>
          <text:p text:style-name="P263"/>
        </text:list-item>
      </text:list>
      <text:p text:style-name="Horizontal_20_Line"/>
      <text:p text:style-name="P155"/>
      <text:p text:style-name="Text_20_body"><text:bookmark text:name="is_sympd"/><text:span text:style-name="T1">.is_sympd()</text:span> <text:line-break/><text:span text:style-name="T1">.is_sympd( tol )</text:span> </text:p>
      <text:list xml:id="list1522241901" text:style-name="L79">
        <text:list-item>
          <text:p text:style-name="P266">Member function of <text:span text:style-name="T3">Mat</text:span> and any dense matrix expression </text:p>
        </text:list-item>
        <text:list-item>
          <text:p text:style-name="P266">Returns <text:span text:style-name="T3">true</text:span> if the matrix is symmetric/hermitian positive definite within the tolerance given by <text:span text:style-name="T3">tol</text:span> </text:p>
        </text:list-item>
        <text:list-item>
          <text:p text:style-name="P266">Returns <text:span text:style-name="T3">false</text:span> otherwise </text:p>
        </text:list-item>
        <text:list-item>
          <text:p text:style-name="P266"><text:soft-page-break/>The <text:span text:style-name="T3">tol</text:span> argument is optional; if <text:span text:style-name="T3">tol</text:span> is not specified, by default <text:span text:style-name="T3">tol = 100 * datum::eps * norm(X, "fro")</text:span> </text:p>
        </text:list-item>
        <text:list-item>
          <text:p text:style-name="P265">Examples: </text:p>
          <text:list>
            <text:list-header>
              <text:p text:style-name="P107">mat A(5, 5, fill::randu);</text:p>
              <text:p text:style-name="P107"/>
              <text:p text:style-name="P107">mat B = A.t() * A;</text:p>
              <text:p text:style-name="P107"/>
              <text:p text:style-name="P107">cout &lt;&lt; A.is_sympd() &lt;&lt; endl;</text:p>
              <text:p text:style-name="P108">cout &lt;&lt; B.is_sympd() &lt;&lt; endl;</text:p>
            </text:list-header>
          </text:list>
          <text:p text:style-name="P266"/>
        </text:list-item>
        <text:list-item>
          <text:p text:style-name="P266">See also: </text:p>
          <text:list>
            <text:list-item>
              <text:p text:style-name="P266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66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266"><text:a xlink:type="simple" xlink:href="https://arma.sourceforge.net/docs.html#constants" text:style-name="Internet_20_link" text:visited-style-name="Visited_20_Internet_20_Link">datum::eps</text:a> </text:p>
            </text:list-item>
          </text:list>
          <text:p text:style-name="P265"/>
        </text:list-item>
      </text:list>
      <text:p text:style-name="Horizontal_20_Line"/>
      <text:p text:style-name="P155"/>
      <text:p text:style-name="Text_20_body"><text:bookmark text:name="is_zero"/><text:span text:style-name="T1">.is_zero()</text:span> <text:line-break/><text:span text:style-name="T1">.is_zero(</text:span> tolerance <text:span text:style-name="T1">)</text:span> </text:p>
      <text:list xml:id="list1576406338" text:style-name="L80">
        <text:list-item>
          <text:p text:style-name="P268">For objects with non-complex elements: return <text:span text:style-name="T3">true</text:span> if each element has an absolute value ≤ <text:span text:style-name="T3">tolerance</text:span>; return <text:span text:style-name="T3">false</text:span> otherwise </text:p>
        </text:list-item>
        <text:list-item>
          <text:p text:style-name="P268">For objects with complex elements: return <text:span text:style-name="T3">true</text:span> if for each element, each component (real and imaginary) has an absolute value ≤ <text:span text:style-name="T3">tolerance</text:span>; return <text:span text:style-name="T3">false</text:span> otherwise </text:p>
        </text:list-item>
        <text:list-item>
          <text:p text:style-name="P268">The argument <text:span text:style-name="T3">tolerance</text:span> is optional; by default <text:span text:style-name="T3">tolerance = 0</text:span> </text:p>
        </text:list-item>
        <text:list-item>
          <text:p text:style-name="P267">Examples: </text:p>
          <text:list>
            <text:list-header>
              <text:p text:style-name="P109">mat A(5, 5, fill::zeros);</text:p>
              <text:p text:style-name="P109"/>
              <text:p text:style-name="P109">A(0,0) = datum::eps;</text:p>
              <text:p text:style-name="P109"/>
              <text:p text:style-name="P109">cout &lt;&lt; A.is_zero() <text:s text:c="10"/>&lt;&lt; endl;</text:p>
              <text:p text:style-name="P110">cout &lt;&lt; A.is_zero(datum::eps) &lt;&lt; endl;</text:p>
            </text:list-header>
          </text:list>
          <text:p text:style-name="P268"/>
        </text:list-item>
        <text:list-item>
          <text:p text:style-name="P268">See also: </text:p>
          <text:list>
            <text:list-item>
              <text:p text:style-name="P268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268"><text:a xlink:type="simple" xlink:href="https://arma.sourceforge.net/docs.html#all" text:style-name="Internet_20_link" text:visited-style-name="Visited_20_Internet_20_Link">all()</text:a> </text:p>
            </text:list-item>
            <text:list-item>
              <text:p text:style-name="P268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268"><text:a xlink:type="simple" xlink:href="https://arma.sourceforge.net/docs.html#approx_equal" text:style-name="Internet_20_link" text:visited-style-name="Visited_20_Internet_20_Link">approx_equal()</text:a> </text:p>
            </text:list-item>
          </text:list>
          <text:p text:style-name="P267"/>
        </text:list-item>
      </text:list>
      <text:p text:style-name="Horizontal_20_Line"/>
      <text:p text:style-name="P155"/>
      <text:p text:style-name="Text_20_body"><text:bookmark text:name="is_finite"/><text:bookmark text:name="is_finite_member"/><text:span text:style-name="T1">.is_finite()</text:span> </text:p>
      <text:list xml:id="list3510941014" text:style-name="L81">
        <text:list-item>
          <text:p text:style-name="P270">Member function of <text:span text:style-name="T3">Mat</text:span>, <text:span text:style-name="T3">Col</text:span>, <text:span text:style-name="T3">Row</text:span>, <text:span text:style-name="T3">Cube</text:span>, <text:span text:style-name="T3">SpMat</text:span> </text:p>
        </text:list-item>
        <text:list-item>
          <text:p text:style-name="P270">Returns <text:span text:style-name="T3">true</text:span> if all elements of the object are finite </text:p>
        </text:list-item>
        <text:list-item>
          <text:p text:style-name="P270">Returns <text:span text:style-name="T3">false</text:span> if at least one of the elements of the object is non-finite (±infinity or NaN) </text:p>
        </text:list-item>
        <text:list-item>
          <text:p text:style-name="P269"><text:soft-page-break/>Examples: </text:p>
          <text:list>
            <text:list-header>
              <text:p text:style-name="P111">mat A(5, 5, fill::randu);</text:p>
              <text:p text:style-name="P111">mat B(5, 5, fill::randu);</text:p>
              <text:p text:style-name="P111"/>
              <text:p text:style-name="P111">B(1,1) = datum::inf;</text:p>
              <text:p text:style-name="P111"/>
              <text:p text:style-name="P111">cout &lt;&lt; A.is_finite() &lt;&lt; endl;</text:p>
              <text:p text:style-name="P112">cout &lt;&lt; B.is_finite() &lt;&lt; endl;</text:p>
            </text:list-header>
          </text:list>
          <text:p text:style-name="P270"/>
        </text:list-item>
        <text:list-item>
          <text:p text:style-name="P270">See also: </text:p>
          <text:list>
            <text:list-item>
              <text:p text:style-name="P270"><text:a xlink:type="simple" xlink:href="https://arma.sourceforge.net/docs.html#has_inf" text:style-name="Internet_20_link" text:visited-style-name="Visited_20_Internet_20_Link">.has_inf()</text:a> </text:p>
            </text:list-item>
            <text:list-item>
              <text:p text:style-name="P270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270"><text:a xlink:type="simple" xlink:href="https://arma.sourceforge.net/docs.html#find_finite" text:style-name="Internet_20_link" text:visited-style-name="Visited_20_Internet_20_Link">find_finite()</text:a> </text:p>
            </text:list-item>
            <text:list-item>
              <text:p text:style-name="P270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70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269"/>
        </text:list-item>
      </text:list>
      <text:p text:style-name="Horizontal_20_Line"/>
      <text:p text:style-name="P155"/>
      <text:p text:style-name="Text_20_body"><text:bookmark text:name="has_inf"/><text:span text:style-name="T1">.has_inf()</text:span> </text:p>
      <text:list xml:id="list119673480" text:style-name="L82">
        <text:list-item>
          <text:p text:style-name="P272">Member function of <text:span text:style-name="T3">Mat</text:span>, <text:span text:style-name="T3">Col</text:span>, <text:span text:style-name="T3">Row</text:span>, <text:span text:style-name="T3">Cube</text:span>, <text:span text:style-name="T3">SpMat</text:span> </text:p>
        </text:list-item>
        <text:list-item>
          <text:p text:style-name="P272">Returns <text:span text:style-name="T3">true</text:span> if at least one of the elements of the object is ±infinity </text:p>
        </text:list-item>
        <text:list-item>
          <text:p text:style-name="P272">Returns <text:span text:style-name="T3">false</text:span> otherwise </text:p>
        </text:list-item>
        <text:list-item>
          <text:p text:style-name="P271">Examples: </text:p>
          <text:list>
            <text:list-header>
              <text:p text:style-name="P113">mat A(5, 5, fill::randu);</text:p>
              <text:p text:style-name="P113">mat B(5, 5, fill::randu);</text:p>
              <text:p text:style-name="P113"/>
              <text:p text:style-name="P113">B(1,1) = datum::inf;</text:p>
              <text:p text:style-name="P113"/>
              <text:p text:style-name="P113">cout &lt;&lt; A.has_inf() &lt;&lt; endl;</text:p>
              <text:p text:style-name="P114">cout &lt;&lt; B.has_inf() &lt;&lt; endl;</text:p>
            </text:list-header>
          </text:list>
          <text:p text:style-name="P272"/>
        </text:list-item>
        <text:list-item>
          <text:p text:style-name="P272">See also: </text:p>
          <text:list>
            <text:list-item>
              <text:p text:style-name="P272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272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72"><text:a xlink:type="simple" xlink:href="https://arma.sourceforge.net/docs.html#is_finite" text:style-name="Internet_20_link" text:visited-style-name="Visited_20_Internet_20_Link">.is_finite()</text:a> </text:p>
            </text:list-item>
            <text:list-item>
              <text:p text:style-name="P272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72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271"/>
        </text:list-item>
      </text:list>
      <text:p text:style-name="Horizontal_20_Line"/>
      <text:p text:style-name="P155"/>
      <text:p text:style-name="Text_20_body"><text:bookmark text:name="has_nan"/><text:span text:style-name="T1">.has_nan()</text:span> </text:p>
      <text:list xml:id="list2270563550" text:style-name="L83">
        <text:list-item>
          <text:p text:style-name="P274">Member function of <text:span text:style-name="T3">Mat</text:span>, <text:span text:style-name="T3">Col</text:span>, <text:span text:style-name="T3">Row</text:span>, <text:span text:style-name="T3">Cube</text:span>, <text:span text:style-name="T3">SpMat</text:span> </text:p>
        </text:list-item>
        <text:list-item>
          <text:p text:style-name="P274">Returns <text:span text:style-name="T3">true</text:span> if at least one of the elements of the object is NaN (not-a-number) </text:p>
        </text:list-item>
        <text:list-item>
          <text:p text:style-name="P274">Returns <text:span text:style-name="T3">false</text:span> otherwise </text:p>
        </text:list-item>
        <text:list-item>
          <text:p text:style-name="P274"><text:soft-page-break/><text:span text:style-name="T1">Caveat:</text:span> <text:span text:style-name="Source_20_Text">NaN</text:span> is not equal to anything, even itself </text:p>
        </text:list-item>
        <text:list-item>
          <text:p text:style-name="P273">Examples: </text:p>
          <text:list>
            <text:list-header>
              <text:p text:style-name="P115">mat A(5, 5, fill::randu);</text:p>
              <text:p text:style-name="P115">mat B(5, 5, fill::randu);</text:p>
              <text:p text:style-name="P115"/>
              <text:p text:style-name="P115">B(1,1) = datum::nan;</text:p>
              <text:p text:style-name="P115"/>
              <text:p text:style-name="P115">cout &lt;&lt; A.has_nan() &lt;&lt; endl;</text:p>
              <text:p text:style-name="P116">cout &lt;&lt; B.has_nan() &lt;&lt; endl;</text:p>
            </text:list-header>
          </text:list>
          <text:p text:style-name="P274"/>
        </text:list-item>
        <text:list-item>
          <text:p text:style-name="P274">See also: </text:p>
          <text:list>
            <text:list-item>
              <text:p text:style-name="P274"><text:a xlink:type="simple" xlink:href="https://arma.sourceforge.net/docs.html#has_inf" text:style-name="Internet_20_link" text:visited-style-name="Visited_20_Internet_20_Link">.has_inf()</text:a> </text:p>
            </text:list-item>
            <text:list-item>
              <text:p text:style-name="P274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74"><text:a xlink:type="simple" xlink:href="https://arma.sourceforge.net/docs.html#is_finite" text:style-name="Internet_20_link" text:visited-style-name="Visited_20_Internet_20_Link">.is_finite()</text:a> </text:p>
            </text:list-item>
            <text:list-item>
              <text:p text:style-name="P274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74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273"/>
        </text:list-item>
      </text:list>
      <text:p text:style-name="Horizontal_20_Line"/>
      <text:p text:style-name="P155"/>
      <text:p text:style-name="Text_20_body"><text:bookmark text:name="print"/><text:span text:style-name="T1">.print()</text:span> <text:line-break/><text:span text:style-name="T1">.print( header )</text:span> <text:line-break/><text:line-break/><text:span text:style-name="T1">.print( stream )</text:span> <text:line-break/><text:span text:style-name="T1">.print( stream, header )</text:span> </text:p>
      <text:list xml:id="list2892942800" text:style-name="L84">
        <text:list-item>
          <text:p text:style-name="P276">Member functions of <text:span text:style-name="T3">Mat</text:span>, <text:span text:style-name="T3">Col</text:span>, <text:span text:style-name="T3">Row</text:span>, <text:span text:style-name="T3">SpMat</text:span>, <text:span text:style-name="T3">Cube</text:span> and <text:span text:style-name="T3">field</text:span> </text:p>
        </text:list-item>
        <text:list-item>
          <text:p text:style-name="P276">Print the contents of an object to the <text:span text:style-name="T3">std::cout</text:span> stream (default), or a user specified stream, with an optional header string </text:p>
        </text:list-item>
        <text:list-item>
          <text:p text:style-name="P276">Objects can also be printed using the &lt;&lt; stream operator </text:p>
        </text:list-item>
        <text:list-item>
          <text:p text:style-name="P276">Elements of a field can only be printed if there is an associated <text:span text:style-name="T3">operator&lt;&lt;</text:span> function defined </text:p>
        </text:list-item>
        <text:list-item>
          <text:p text:style-name="P275">Examples: </text:p>
          <text:list>
            <text:list-header>
              <text:p text:style-name="P117">mat A(5, 5, fill::randu);</text:p>
              <text:p text:style-name="P117">mat B(6, 6, fill::randu);</text:p>
              <text:p text:style-name="P117"/>
              <text:p text:style-name="P117">A.print();</text:p>
              <text:p text:style-name="P117"/>
              <text:p text:style-name="P117">// print a transposed version of A</text:p>
              <text:p text:style-name="P117">A.t().print();</text:p>
              <text:p text:style-name="P117"/>
              <text:p text:style-name="P117">// "B:" is the optional header line</text:p>
              <text:p text:style-name="P117">B.print("B:");</text:p>
              <text:p text:style-name="P117"/>
              <text:p text:style-name="P117">cout &lt;&lt; A &lt;&lt; endl;</text:p>
              <text:p text:style-name="P117"/>
              <text:p text:style-name="P117">cout &lt;&lt; "B:" &lt;&lt; endl;</text:p>
              <text:p text:style-name="P118">cout &lt;&lt; B &lt;&lt; endl;</text:p>
            </text:list-header>
          </text:list>
          <text:p text:style-name="P276"/>
        </text:list-item>
        <text:list-item>
          <text:p text:style-name="P276">See also: </text:p>
          <text:list>
            <text:list-item>
              <text:p text:style-name="P276"><text:a xlink:type="simple" xlink:href="https://arma.sourceforge.net/docs.html#raw_print" text:style-name="Internet_20_link" text:visited-style-name="Visited_20_Internet_20_Link">.raw_print()</text:a> </text:p>
            </text:list-item>
            <text:list-item>
              <text:p text:style-name="P276"><text:soft-page-break/><text:a xlink:type="simple" xlink:href="https://arma.sourceforge.net/docs.html#brief_print" text:style-name="Internet_20_link" text:visited-style-name="Visited_20_Internet_20_Link">.brief_print()</text:a> </text:p>
            </text:list-item>
            <text:list-item>
              <text:p text:style-name="P276"><text:a xlink:type="simple" xlink:href="https://arma.sourceforge.net/docs.html#save_load_mat" text:style-name="Internet_20_link" text:visited-style-name="Visited_20_Internet_20_Link">saving &amp; loading matrices</text:a> </text:p>
            </text:list-item>
            <text:list-item>
              <text:p text:style-name="P276"><text:a xlink:type="simple" xlink:href="https://arma.sourceforge.net/docs.html#element_initialisation" text:style-name="Internet_20_link" text:visited-style-name="Visited_20_Internet_20_Link">initialising elements</text:a> </text:p>
            </text:list-item>
            <text:list-item>
              <text:p text:style-name="P276"><text:a xlink:type="simple" xlink:href="https://arma.sourceforge.net/docs.html#output_streams" text:style-name="Internet_20_link" text:visited-style-name="Visited_20_Internet_20_Link">output streams</text:a> </text:p>
            </text:list-item>
          </text:list>
          <text:p text:style-name="P275"/>
        </text:list-item>
      </text:list>
      <text:p text:style-name="Horizontal_20_Line"/>
      <text:p text:style-name="P155"/>
      <text:p text:style-name="Text_20_body"><text:bookmark text:name="raw_print"/><text:span text:style-name="T1">.raw_print()</text:span> <text:line-break/><text:span text:style-name="T1">.raw_print( header )</text:span> <text:line-break/><text:line-break/><text:span text:style-name="T1">.raw_print( stream )</text:span> <text:line-break/><text:span text:style-name="T1">.raw_print( stream, header )</text:span> </text:p>
      <text:list xml:id="list3549362568" text:style-name="L85">
        <text:list-item>
          <text:p text:style-name="P278">Member functions of <text:span text:style-name="T3">Mat</text:span>, <text:span text:style-name="T3">Col</text:span>, <text:span text:style-name="T3">Row</text:span>, <text:span text:style-name="T3">SpMat</text:span> and <text:span text:style-name="T3">Cube</text:span> </text:p>
        </text:list-item>
        <text:list-item>
          <text:p text:style-name="P278">Similar to the <text:a xlink:type="simple" xlink:href="https://arma.sourceforge.net/docs.html#print" text:style-name="Internet_20_link" text:visited-style-name="Visited_20_Internet_20_Link">.print()</text:a> member function, with the difference that no formatting of the output is done; the stream's parameters such as precision, cell width, etc. can be set manually </text:p>
        </text:list-item>
        <text:list-item>
          <text:p text:style-name="P278">If the cell width is set to zero, a space is printed between the elements </text:p>
        </text:list-item>
        <text:list-item>
          <text:p text:style-name="P277">Examples: </text:p>
          <text:list>
            <text:list-header>
              <text:p text:style-name="P119">mat A(5, 5, fill::randu);</text:p>
              <text:p text:style-name="P119"/>
              <text:p text:style-name="P119">cout.precision(11);</text:p>
              <text:p text:style-name="P119">cout.setf(ios::fixed);</text:p>
              <text:p text:style-name="P119"/>
              <text:p text:style-name="P120">A.raw_print(cout, "A:");</text:p>
            </text:list-header>
          </text:list>
          <text:p text:style-name="P278"/>
        </text:list-item>
        <text:list-item>
          <text:p text:style-name="P278">See also: </text:p>
          <text:list>
            <text:list-item>
              <text:p text:style-name="P278"><text:a xlink:type="simple" xlink:href="https://arma.sourceforge.net/docs.html#print" text:style-name="Internet_20_link" text:visited-style-name="Visited_20_Internet_20_Link">.print()</text:a> </text:p>
            </text:list-item>
            <text:list-item>
              <text:p text:style-name="P278"><text:a xlink:type="simple" xlink:href="https://arma.sourceforge.net/docs.html#brief_print" text:style-name="Internet_20_link" text:visited-style-name="Visited_20_Internet_20_Link">.brief_print()</text:a> </text:p>
            </text:list-item>
            <text:list-item>
              <text:p text:style-name="P278"><text:a xlink:type="simple" xlink:href="https://en.cppreference.com/w/cpp/io/ios_base/fmtflags" text:style-name="Internet_20_link" text:visited-style-name="Visited_20_Internet_20_Link">std::ios_base::fmtflags</text:a> (cppreference.com) </text:p>
            </text:list-item>
            <text:list-item>
              <text:p text:style-name="P278"><text:a xlink:type="simple" xlink:href="https://cplusplus.com/reference/ios/ios_base/fmtflags/" text:style-name="Internet_20_link" text:visited-style-name="Visited_20_Internet_20_Link">std::ios_base::fmtflags</text:a> (cplusplus.com) </text:p>
            </text:list-item>
          </text:list>
          <text:p text:style-name="P277"/>
        </text:list-item>
      </text:list>
      <text:p text:style-name="Horizontal_20_Line"/>
      <text:p text:style-name="P155"/>
      <text:p text:style-name="Text_20_body"><text:bookmark text:name="brief_print"/><text:span text:style-name="T1">.brief_print()</text:span> <text:line-break/><text:span text:style-name="T1">.brief_print( header )</text:span> <text:line-break/><text:line-break/><text:span text:style-name="T1">.brief_print( stream )</text:span> <text:line-break/><text:span text:style-name="T1">.brief_print( stream, header )</text:span> </text:p>
      <text:list xml:id="list184260526" text:style-name="L86">
        <text:list-item>
          <text:p text:style-name="P280">Member functions of <text:span text:style-name="T3">Mat</text:span>, <text:span text:style-name="T3">Col</text:span>, <text:span text:style-name="T3">Row</text:span>, <text:span text:style-name="T3">SpMat</text:span> and <text:span text:style-name="T3">Cube</text:span> </text:p>
        </text:list-item>
        <text:list-item>
          <text:p text:style-name="P280">Print a shortened/abridged version of an object and its size to the <text:span text:style-name="T3">std::cout</text:span> stream (default), or a user specified stream, with an optional header string </text:p>
        </text:list-item>
        <text:list-item>
          <text:p text:style-name="P280">Can be useful for gaining a glimpse of large matrices </text:p>
        </text:list-item>
        <text:list-item>
          <text:p text:style-name="P279">Examples: </text:p>
          <text:list>
            <text:list-header>
              <text:p text:style-name="P121">mat A(123, 456, fill::randu);</text:p>
              <text:p text:style-name="P121"/>
              <text:p text:style-name="P121"><text:soft-page-break/>A.brief_print("A:");</text:p>
              <text:p text:style-name="P121"/>
              <text:p text:style-name="P121">// possible output:</text:p>
              <text:p text:style-name="P121">// </text:p>
              <text:p text:style-name="P121">// A:</text:p>
              <text:p text:style-name="P121">// [matrix size: 123x456]</text:p>
              <text:p text:style-name="P121">// <text:s text:c="3"/>0.8402 <text:s text:c="2"/>0.7605 <text:s text:c="2"/>0.6218 <text:s text:c="5"/>... <text:s text:c="2"/>0.9744</text:p>
              <text:p text:style-name="P121">// <text:s text:c="3"/>0.3944 <text:s text:c="2"/>0.9848 <text:s text:c="2"/>0.0409 <text:s text:c="5"/>... <text:s text:c="2"/>0.7799</text:p>
              <text:p text:style-name="P121">// <text:s text:c="3"/>0.7831 <text:s text:c="2"/>0.9350 <text:s text:c="2"/>0.4140 <text:s text:c="5"/>... <text:s text:c="2"/>0.8835</text:p>
              <text:p text:style-name="P121">// <text:s text:c="8"/>: <text:s text:c="7"/>: <text:s text:c="7"/>: <text:s text:c="7"/>: <text:s text:c="7"/>: <text:s text:c="7"/></text:p>
              <text:p text:style-name="P122">// <text:s text:c="3"/>0.4954 <text:s text:c="2"/>0.1826 <text:s text:c="2"/>0.9848 <text:s text:c="5"/>... <text:s text:c="2"/>0.1918</text:p>
            </text:list-header>
          </text:list>
          <text:p text:style-name="P280"/>
        </text:list-item>
        <text:list-item>
          <text:p text:style-name="P280">See also: </text:p>
          <text:list>
            <text:list-item>
              <text:p text:style-name="P280"><text:a xlink:type="simple" xlink:href="https://arma.sourceforge.net/docs.html#print" text:style-name="Internet_20_link" text:visited-style-name="Visited_20_Internet_20_Link">.print()</text:a> </text:p>
            </text:list-item>
            <text:list-item>
              <text:p text:style-name="P280"><text:a xlink:type="simple" xlink:href="https://arma.sourceforge.net/docs.html#raw_print" text:style-name="Internet_20_link" text:visited-style-name="Visited_20_Internet_20_Link">.raw_print()</text:a> </text:p>
            </text:list-item>
          </text:list>
          <text:p text:style-name="P279"/>
        </text:list-item>
      </text:list>
      <text:p text:style-name="Horizontal_20_Line"/>
      <text:p text:style-name="P155"/>
      <text:p text:style-name="Text_20_body"><text:bookmark text:name="save_load_mat"/><text:span text:style-name="T1">saving / loading matrices &amp; cubes</text:span> 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Table_20_Contents"><text:span text:style-name="T1">.save(</text:span> filename <text:span text:style-name="T1">)</text:span> <text:line-break/><text:span text:style-name="T1">.save(</text:span> filename<text:span text:style-name="T1">,</text:span> file_type <text:span text:style-name="T1">)</text:span> <text:line-break/><text:line-break/><text:span text:style-name="T1">.save(</text:span> stream <text:span text:style-name="T1">)</text:span> <text:line-break/><text:span text:style-name="T1">.save(</text:span> stream<text:span text:style-name="T1">,</text:span> file_type <text:span text:style-name="T1">)</text:span> <text:line-break/><text:line-break/><text:span text:style-name="T1">.save( hdf5_name(</text:span>filename<text:span text:style-name="T1">,</text:span> dataset<text:span text:style-name="T1">) )</text:span> <text:line-break/><text:span text:style-name="T1">.save( hdf5_name(</text:span>filename<text:span text:style-name="T1">,</text:span> dataset<text:span text:style-name="T1">,</text:span> settings<text:span text:style-name="T1">) )</text:span> <text:line-break/><text:line-break/><text:span text:style-name="T1">.save( csv_name(</text:span>filename<text:span text:style-name="T1">,</text:span> header<text:span text:style-name="T1">) )</text:span> <text:line-break/><text:span text:style-name="T1">.save( csv_name(</text:span>filename<text:span text:style-name="T1">,</text:span> header<text:span text:style-name="T1">,</text:span> settings<text:span text:style-name="T1">) )</text:span> </text:p>
          </table:table-cell>
          <table:table-cell table:style-name="Table29.A1" office:value-type="string">
            <text:p text:style-name="Table_20_Contents">      </text:p>
          </table:table-cell>
          <table:table-cell table:style-name="Table29.A1" office:value-type="string">
            <text:p text:style-name="Table_20_Contents"><text:span text:style-name="T1">.load(</text:span> filename <text:span text:style-name="T1">)</text:span> <text:line-break/><text:span text:style-name="T1">.load(</text:span> filename<text:span text:style-name="T1">,</text:span> file_type <text:span text:style-name="T1">)</text:span> <text:line-break/><text:line-break/><text:span text:style-name="T1">.load(</text:span> stream <text:span text:style-name="T1">)</text:span> <text:line-break/><text:span text:style-name="T1">.load(</text:span> stream<text:span text:style-name="T1">,</text:span> file_type <text:span text:style-name="T1">)</text:span> <text:line-break/><text:line-break/><text:span text:style-name="T1">.load( hdf5_name(</text:span>filename<text:span text:style-name="T1">,</text:span> dataset<text:span text:style-name="T1">) )</text:span> <text:line-break/><text:span text:style-name="T1">.load( hdf5_name(</text:span>filename<text:span text:style-name="T1">,</text:span> dataset<text:span text:style-name="T1">,</text:span> settings<text:span text:style-name="T1">) )</text:span> <text:line-break/><text:line-break/><text:span text:style-name="T1">.load( csv_name(</text:span>filename<text:span text:style-name="T1">,</text:span> header<text:span text:style-name="T1">) )</text:span> <text:line-break/><text:span text:style-name="T1">.load( csv_name(</text:span>filename<text:span text:style-name="T1">,</text:span> header<text:span text:style-name="T1">,</text:span> settings<text:span text:style-name="T1">) )</text:span> </text:p>
          </table:table-cell>
        </table:table-row>
      </table:table>
      <text:p text:style-name="Text_20_body"/>
      <text:list xml:id="list34724905" text:style-name="L87">
        <text:list-item>
          <text:p text:style-name="P282">Member functions of <text:span text:style-name="T3">Mat</text:span>, <text:span text:style-name="T3">Col</text:span>, <text:span text:style-name="T3">Row</text:span>, <text:span text:style-name="T3">Cube</text:span> and <text:span text:style-name="T3">SpMat</text:span> </text:p>
        </text:list-item>
        <text:list-item>
          <text:p text:style-name="P282">Store/retrieve data in a file or stream (<text:span text:style-name="T1">caveat:</text:span> the stream must be opened in binary mode) </text:p>
        </text:list-item>
        <text:list-item>
          <text:p text:style-name="P282">On success, <text:span text:style-name="T3">.save()</text:span> and <text:span text:style-name="T3">.load()</text:span> return a <text:span text:style-name="T3">bool</text:span> set to <text:span text:style-name="T3">true</text:span> </text:p>
        </text:list-item>
        <text:list-item>
          <text:p text:style-name="P282">On failure, <text:span text:style-name="T3">.save()</text:span> and <text:span text:style-name="T3">.load()</text:span> return a <text:span text:style-name="T3">bool</text:span> set to <text:span text:style-name="T3">false</text:span>; additionally, <text:span text:style-name="T3">.load()</text:span> resets the object so that it has no elements </text:p>
        </text:list-item>
        <text:list-item>
          <text:p text:style-name="P281"><text:span text:style-name="T3">file_type</text:span> can be one of the following: </text:p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28">auto_detect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Used only by <text:span text:style-name="T3">.load()</text:span> only: attempt to automatically detect the file type as one of the formats described below; <text:line-break/>[ default operation for <text:span text:style-name="T3">.load()</text:span> ]</text:p>
          </table:table-cell>
        </table:table-row>
        <table:table-row>
          <table:table-cell table:style-name="Table30.A1" office:value-type="string">
            <text:p text:style-name="P128">arma_binary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in machine dependent binary format, with a simple header to speed up loading. The header indicates the type and size of matrix/cube. <text:line-break/>[ default operation for <text:span text:style-name="T3">.save()</text:span> ] </text:p>
          </table:table-cell>
        </table:table-row>
        <table:table-row>
          <table:table-cell table:style-name="Table30.A1" office:value-type="string">
            <text:p text:style-name="P128">arma_ascii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in human readable text format, with a simple header to speed up loading. The header indicates the type and size of matrix/cube. </text:p>
          </table:table-cell>
        </table:table-row>
        <text:soft-page-break/>
        <table:table-row>
          <table:table-cell table:style-name="Table30.A1" office:value-type="string">
            <text:p text:style-name="P128">raw_binary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in machine dependent raw binary format, without a header. Matrices are loaded to have one column, while cubes are loaded to have one slice with one column. The <text:a xlink:type="simple" xlink:href="https://arma.sourceforge.net/docs.html#reshape_member" text:style-name="Internet_20_link" text:visited-style-name="Visited_20_Internet_20_Link">.reshape()</text:a> function can be used to alter the size of the loaded matrix/cube without losing data. </text:p>
          </table:table-cell>
        </table:table-row>
        <table:table-row>
          <table:table-cell table:style-name="Table30.A1" office:value-type="string">
            <text:p text:style-name="P128">raw_ascii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in raw ASCII format, without a header. The numbers are separated by whitespace. The number of columns must be the same in each row. Cubes are loaded as one slice. Data which was saved in Matlab/Octave using the <text:span text:style-name="T3">-ascii</text:span> option can be read in Armadillo, except for complex numbers. Complex numbers are stored in standard C++ notation, which is a tuple surrounded by brackets: eg. (1.23,4.56) indicates 1.24 + 4.56i. </text:p>
          </table:table-cell>
        </table:table-row>
        <table:table-row>
          <table:table-cell table:style-name="Table30.A1" office:value-type="string">
            <text:p text:style-name="P128">csv_ascii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in comma separated value (CSV) text format, <text:span text:style-name="T1">without</text:span> a header. To save/load <text:span text:style-name="T1">with</text:span> a header, use the <text:span text:style-name="T1">csv_name(</text:span>filename,header<text:span text:style-name="T1">)</text:span> specification instead (more details below). Handles complex numbers stored in the compound form of 1.24+4.56i. Applicable to <text:span text:style-name="T3">Mat</text:span> and <text:span text:style-name="T3">SpMat</text:span>. </text:p>
          </table:table-cell>
        </table:table-row>
        <table:table-row>
          <table:table-cell table:style-name="Table30.A1" office:value-type="string">
            <text:p text:style-name="P128">coord_ascii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Numerical data stored as a text file in coordinate list format, without a header. Only non-zero values are stored. <text:line-break/>For real matrices, each line contains information in the following format:  <text:span text:style-name="Source_20_Text">row column value</text:span> <text:line-break/>For complex matrices, each line contains information in the following format:  <text:span text:style-name="Source_20_Text">row column real_value imag_value</text:span> <text:line-break/>The rows and columns start at zero. <text:line-break/>Armadillo ≥ 10.3: applicable to <text:span text:style-name="T3">Mat</text:span> and <text:span text:style-name="T3">SpMat</text:span>; Armadillo ≤ 10.2: applicable to <text:span text:style-name="T3">SpMat</text:span> only. <text:line-break/><text:span text:style-name="T1">Caveat:</text:span> not supported by <text:span text:style-name="T3">auto_detect</text:span>. </text:p>
          </table:table-cell>
        </table:table-row>
        <table:table-row>
          <table:table-cell table:style-name="Table30.A1" office:value-type="string">
            <text:p text:style-name="P128">pgm_binary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Image data stored in Portable Gray Map (PGM) format. Applicable to <text:span text:style-name="T3">Mat</text:span> only. Saving <text:span text:style-name="T3">int</text:span>, <text:span text:style-name="T3">float</text:span> or <text:span text:style-name="T3">double</text:span> matrices is a lossy operation, as each element is copied and converted to an 8 bit representation. As such the matrix should have values in the [0,255] interval, otherwise the resulting image may not display correctly. </text:p>
          </table:table-cell>
        </table:table-row>
        <table:table-row>
          <table:table-cell table:style-name="Table30.A1" office:value-type="string">
            <text:p text:style-name="P128">ppm_binary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Image data stored in Portable Pixel Map (PPM) format. Applicable to <text:span text:style-name="T3">Cube</text:span> only. Saving <text:span text:style-name="T3">int</text:span>, <text:span text:style-name="T3">float</text:span> or <text:span text:style-name="T3">double</text:span> matrices is a lossy operation, as each element is copied and converted to an 8 bit representation. As such the cube/field should have values in the [0,255] interval, otherwise the resulting image may not display correctly. </text:p>
          </table:table-cell>
        </table:table-row>
        <table:table-row>
          <table:table-cell table:style-name="Table30.A1" office:value-type="string">
            <text:p text:style-name="P128">hdf5_binary</text:p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P131">Numerical data stored in portable <text:a xlink:type="simple" xlink:href="https://en.wikipedia.org/wiki/Hierarchical_Data_Format" text:style-name="Internet_20_link" text:visited-style-name="Visited_20_Internet_20_Link">HDF5</text:a> binary format. </text:p>
            <text:list xml:id="list685761914" text:style-name="L15">
              <text:list-item>
                <text:p text:style-name="P146">for saving, the default dataset name within the HDF5 file is "dataset" </text:p>
              </text:list-item>
              <text:list-item>
                <text:p text:style-name="P146">for loading, the order of operations is: (1) try loading a dataset named "dataset", (2) try loading a dataset named "value", (3) try loading the first available dataset </text:p>
              </text:list-item>
              <text:list-item>
                <text:p text:style-name="P145">to explicitly control the dataset name, specify it via the <text:span text:style-name="T1">hdf5_name()</text:span> argument (more details below) </text:p>
              </text:list-item>
            </text:list>
          </table:table-cell>
        </table:table-row>
      </table:table>
      <text:list xml:id="list25304568749526" text:continue-list="list34724905" text:style-name="L87">
        <text:list-header>
          <text:p text:style-name="P282"/>
        </text:list-header>
        <text:list-item>
          <text:p text:style-name="P282"><text:span text:style-name="T1">Caveat:</text:span> for saving / loading HDF5 files, support for HDF5 must be enabled within Armadillo's <text:a xlink:type="simple" xlink:href="https://arma.sourceforge.net/docs.html#config_hpp" text:style-name="Internet_20_link" text:visited-style-name="Visited_20_Internet_20_Link">configuration</text:a>; the <text:span text:style-name="T3">hdf5.h</text:span> header file must be available on your system and you will need to link with the HDF5 library (eg. <text:span text:style-name="Source_20_Text"><text:span text:style-name="T3">-lhdf5</text:span></text:span>). HDF5 support can be enabled by <text:soft-page-break/>defining <text:a xlink:type="simple" xlink:href="https://arma.sourceforge.net/docs.html#config_hpp" text:style-name="Internet_20_link" text:visited-style-name="Visited_20_Internet_20_Link">ARMA_USE_HDF5</text:a> before including the armadillo header: <text:line-break/><text:span text:style-name="Source_20_Text">#define ARMA_USE_HDF5 <text:line-break/>#include &lt;armadillo&gt; </text:span></text:p>
        </text:list-item>
        <text:list-item>
          <text:p text:style-name="P281">By providing either <text:span text:style-name="T1">hdf5_name(</text:span>filename<text:span text:style-name="T1">,</text:span> dataset<text:span text:style-name="T1">)</text:span> or <text:span text:style-name="T1">hdf5_name(</text:span>filename<text:span text:style-name="T1">,</text:span> dataset<text:span text:style-name="T1">,</text:span> settings<text:span text:style-name="T1">)</text:span>, the <text:span text:style-name="T3">file_type</text:span> type is assumed to be <text:span text:style-name="T3">hdf5_binary</text:span> </text:p>
          <text:list>
            <text:list-item>
              <text:p text:style-name="P281">the <text:span text:style-name="T3">dataset</text:span> argument specifies an HDF5 dataset name (eg. "my_dataset") that can include a full path (eg. "/group_name/my_dataset"); if a blank dataset name is specified (ie. ""), it is assumed to be "dataset" </text:p>
            </text:list-item>
            <text:list-item>
              <text:p text:style-name="P281">the <text:span text:style-name="T3">settings</text:span> argument is optional; it is one of the following, or a combination thereof: </text:p>
            </text:list-item>
          </text:list>
        </text:list-item>
      </text:list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Table_20_Contents"><text:span text:style-name="Source_20_Text">hdf5_opts::trans </text:span></text:p>
          </table:table-cell>
          <table:table-cell table:style-name="Table31.A1" office:value-type="string">
            <text:p text:style-name="Table_20_Contents">   </text:p>
          </table:table-cell>
          <table:table-cell table:style-name="Table31.A1" office:value-type="string">
            <text:p text:style-name="Table_20_Contents">save/load the data with columns transposed to rows (and vice versa)</text:p>
          </table:table-cell>
        </table:table-row>
        <table:table-row>
          <table:table-cell table:style-name="Table31.A1" office:value-type="string">
            <text:p text:style-name="Table_20_Contents"><text:span text:style-name="Source_20_Text">hdf5_opts::append </text:span></text:p>
          </table:table-cell>
          <table:table-cell table:style-name="Table31.A1" office:value-type="string">
            <text:p text:style-name="Table_20_Contents">   </text:p>
          </table:table-cell>
          <table:table-cell table:style-name="Table31.A1" office:value-type="string">
            <text:p text:style-name="Table_20_Contents">instead of overwriting the file, append the specified dataset to the file;<text:line-break/>the specified dataset must not already exist in the file</text:p>
          </table:table-cell>
        </table:table-row>
        <table:table-row>
          <table:table-cell table:style-name="Table31.A1" office:value-type="string">
            <text:p text:style-name="Table_20_Contents"><text:span text:style-name="Source_20_Text">hdf5_opts::replace</text:span></text:p>
          </table:table-cell>
          <table:table-cell table:style-name="Table31.A1" office:value-type="string">
            <text:p text:style-name="Table_20_Contents">   </text:p>
          </table:table-cell>
          <table:table-cell table:style-name="Table31.A1" office:value-type="string">
            <text:p text:style-name="Table_20_Contents">instead of overwriting the file, replace the specified dataset in the file<text:line-break/><text:span text:style-name="T1">caveat:</text:span> HDF5 may not automatically reclaim deleted space; use <text:a xlink:type="simple" xlink:href="https://support.hdfgroup.org/HDF5/Tutor/cmdtooledit.html" text:style-name="Internet_20_link" text:visited-style-name="Visited_20_Internet_20_Link">h5repack</text:a> to clean HDF5 files</text:p>
          </table:table-cell>
        </table:table-row>
      </table:table>
      <text:list xml:id="list25304456018013" text:continue-numbering="true" text:style-name="L87">
        <text:list-item>
          <text:list>
            <text:list-header>
              <text:p text:style-name="P282"><text:line-break/>the above settings can be combined using the <text:span text:style-name="Source_20_Text">+</text:span> operator; for example: <text:span text:style-name="Source_20_Text">hdf5_opts::trans + hdf5_opts::append</text:span> </text:p>
            </text:list-header>
          </text:list>
          <text:p text:style-name="P282"/>
        </text:list-item>
        <text:list-item>
          <text:p text:style-name="P281">By providing either <text:span text:style-name="T1">csv_name(</text:span>filename<text:span text:style-name="T1">,</text:span> header<text:span text:style-name="T1">)</text:span> or <text:span text:style-name="T1">csv_name(</text:span>filename<text:span text:style-name="T1">,</text:span> header<text:span text:style-name="T1">,</text:span> settings<text:span text:style-name="T1">)</text:span>, the file is assumed to have data in comma separated value (CSV) text format </text:p>
          <text:list>
            <text:list-item>
              <text:p text:style-name="P281">the <text:span text:style-name="T3">header</text:span> argument specifies the object which stores the separate elements of the header line; it must have the type <text:a xlink:type="simple" xlink:href="https://arma.sourceforge.net/docs.html#field" text:style-name="Internet_20_link" text:visited-style-name="Visited_20_Internet_20_Link"><text:span text:style-name="Source_20_Text">field&lt;std::string&gt;</text:span></text:a> </text:p>
            </text:list-item>
            <text:list-item>
              <text:p text:style-name="P281">the optional <text:span text:style-name="T3">settings</text:span> argument is one of the following, or a combination thereof: </text:p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><text:span text:style-name="Source_20_Text">csv_opts::trans </text:span></text:p>
          </table:table-cell>
          <table:table-cell table:style-name="Table32.A1" office:value-type="string">
            <text:p text:style-name="Table_20_Contents">   </text:p>
          </table:table-cell>
          <table:table-cell table:style-name="Table32.A1" office:value-type="string">
            <text:p text:style-name="Table_20_Contents">save/load the data with columns transposed to rows (and vice versa)</text:p>
          </table:table-cell>
        </table:table-row>
        <table:table-row>
          <table:table-cell table:style-name="Table32.A1" office:value-type="string">
            <text:p text:style-name="Table_20_Contents"><text:span text:style-name="Source_20_Text">csv_opts::no_header</text:span></text:p>
          </table:table-cell>
          <table:table-cell table:style-name="Table32.A1" office:value-type="string">
            <text:p text:style-name="Table_20_Contents">   </text:p>
          </table:table-cell>
          <table:table-cell table:style-name="Table32.A1" office:value-type="string">
            <text:p text:style-name="Table_20_Contents">assume there is no header line; the <text:span text:style-name="T3">header</text:span> argument is not referenced</text:p>
          </table:table-cell>
        </table:table-row>
        <table:table-row>
          <table:table-cell table:style-name="Table32.A1" office:value-type="string">
            <text:p text:style-name="Table_20_Contents"><text:span text:style-name="Source_20_Text">csv_opts::semicolon</text:span></text:p>
          </table:table-cell>
          <table:table-cell table:style-name="Table32.A1" office:value-type="string">
            <text:p text:style-name="Table_20_Contents">   </text:p>
          </table:table-cell>
          <table:table-cell table:style-name="Table32.A1" office:value-type="string">
            <text:p text:style-name="Table_20_Contents">use semicolon (;) instead of comma (,) as the separator character</text:p>
          </table:table-cell>
        </table:table-row>
        <table:table-row>
          <table:table-cell table:style-name="Table32.A1" office:value-type="string">
            <text:p text:style-name="Table_20_Contents"><text:span text:style-name="Source_20_Text">csv_opts::strict </text:span></text:p>
          </table:table-cell>
          <table:table-cell table:style-name="Table32.A1" office:value-type="string">
            <text:p text:style-name="Table_20_Contents">   </text:p>
          </table:table-cell>
          <table:table-cell table:style-name="Table32.A1" office:value-type="string">
            <text:p text:style-name="Table_20_Contents">interpret missing values as NaN (not applicable to sparse matrices)</text:p>
          </table:table-cell>
        </table:table-row>
      </table:table>
      <text:list xml:id="list25306201868048" text:continue-numbering="true" text:style-name="L87">
        <text:list-item>
          <text:list>
            <text:list-header>
              <text:p text:style-name="P282"><text:line-break/>the above settings can be combined using the <text:span text:style-name="Source_20_Text">+</text:span> operator; for example: <text:span text:style-name="Source_20_Text">csv_opts::trans + csv_opts::no_header</text:span> </text:p>
            </text:list-header>
          </text:list>
          <text:p text:style-name="P282"/>
        </text:list-item>
        <text:list-item>
          <text:p text:style-name="P281">Examples: </text:p>
          <text:list>
            <text:list-header>
              <text:p text:style-name="P123">mat A(5, 6, fill::randu);</text:p>
              <text:p text:style-name="P123"/>
              <text:p text:style-name="P123">// default save format is arma_binary</text:p>
              <text:p text:style-name="P123">A.save("A.bin");</text:p>
              <text:p text:style-name="P123"><text:soft-page-break/></text:p>
              <text:p text:style-name="P123">// save in raw_ascii format</text:p>
              <text:p text:style-name="P123">A.save("A.txt", raw_ascii);</text:p>
              <text:p text:style-name="P123"/>
              <text:p text:style-name="P123">// save in CSV format without a header</text:p>
              <text:p text:style-name="P123">A.save("A.csv", csv_ascii);</text:p>
              <text:p text:style-name="P123"/>
              <text:p text:style-name="P123">// save in CSV format with a header</text:p>
              <text:p text:style-name="P123">field&lt;std::string&gt; header(A.n_cols);</text:p>
              <text:p text:style-name="P123">header(0) = "foo";</text:p>
              <text:p text:style-name="P123">header(1) = "bar"; <text:s/>// etc</text:p>
              <text:p text:style-name="P123">A.save( csv_name("A.csv", header) );</text:p>
              <text:p text:style-name="P123"/>
              <text:p text:style-name="P123">// save in HDF5 format with internal dataset named as "my_data"</text:p>
              <text:p text:style-name="P123">A.save(hdf5_name("A.h5", "my_data"));</text:p>
              <text:p text:style-name="P123"/>
              <text:p text:style-name="P123">// automatically detect format type while loading</text:p>
              <text:p text:style-name="P123">mat B;</text:p>
              <text:p text:style-name="P123">B.load("A.bin");</text:p>
              <text:p text:style-name="P123"/>
              <text:p text:style-name="P123">// force loading in arma_ascii format</text:p>
              <text:p text:style-name="P123">mat C;</text:p>
              <text:p text:style-name="P123">C.load("A.txt", arma_ascii);</text:p>
              <text:p text:style-name="P123"/>
              <text:p text:style-name="P123"/>
              <text:p text:style-name="P123">// example of testing for success</text:p>
              <text:p text:style-name="P123">mat D;</text:p>
              <text:p text:style-name="P123">bool ok = D.load("A.bin");</text:p>
              <text:p text:style-name="P123"/>
              <text:p text:style-name="P123">if(ok == false)</text:p>
              <text:p text:style-name="P123"><text:s text:c="2"/>{</text:p>
              <text:p text:style-name="P123"><text:s text:c="2"/>cout &lt;&lt; "problem with loading" &lt;&lt; endl;</text:p>
              <text:p text:style-name="P124"><text:s text:c="2"/>}</text:p>
            </text:list-header>
          </text:list>
          <text:p text:style-name="P282"/>
        </text:list-item>
        <text:list-item>
          <text:p text:style-name="P282">See also: </text:p>
          <text:list>
            <text:list-item>
              <text:p text:style-name="P282"><text:a xlink:type="simple" xlink:href="https://en.wikipedia.org/wiki/Hierarchical_Data_Format" text:style-name="Internet_20_link" text:visited-style-name="Visited_20_Internet_20_Link">HDF</text:a> in Wikipedia </text:p>
            </text:list-item>
            <text:list-item>
              <text:p text:style-name="P282"><text:a xlink:type="simple" xlink:href="https://en.wikipedia.org/wiki/Comma-separated_values" text:style-name="Internet_20_link" text:visited-style-name="Visited_20_Internet_20_Link">CSV</text:a> in Wikipedia </text:p>
            </text:list-item>
            <text:list-item>
              <text:p text:style-name="P282"><text:a xlink:type="simple" xlink:href="https://arma.sourceforge.net/docs.html#save_load_field" text:style-name="Internet_20_link" text:visited-style-name="Visited_20_Internet_20_Link">saving / loading fields</text:a> </text:p>
            </text:list-item>
          </text:list>
          <text:p text:style-name="P281"/>
        </text:list-item>
      </text:list>
      <text:p text:style-name="Horizontal_20_Line"/>
      <text:p text:style-name="P155"/>
      <text:p text:style-name="Text_20_body"><text:bookmark text:name="save_load_field"/><text:span text:style-name="T1">saving / loading fields</text:span> 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Table_20_Contents"><text:span text:style-name="T1">.save( name )</text:span> <text:line-break/><text:span text:style-name="T1">.save( name, file_type )</text:span> <text:line-break/><text:line-break/><text:span text:style-name="T1">.save( stream )</text:span> <text:line-break/><text:span text:style-name="T1">.save( stream, file_type )</text:span> </text:p>
          </table:table-cell>
          <table:table-cell table:style-name="Table33.A1" office:value-type="string">
            <text:p text:style-name="Table_20_Contents">      </text:p>
          </table:table-cell>
          <table:table-cell table:style-name="Table33.A1" office:value-type="string">
            <text:p text:style-name="Table_20_Contents"><text:span text:style-name="T1">.load( name )</text:span> <text:line-break/><text:span text:style-name="T1">.load( name, file_type )</text:span> <text:line-break/><text:line-break/><text:span text:style-name="T1">.load( stream )</text:span> <text:line-break/><text:span text:style-name="T1">.load( stream, file_type )</text:span> </text:p>
          </table:table-cell>
        </table:table-row>
      </table:table>
      <text:p text:style-name="Text_20_body"/>
      <text:list xml:id="list365904225" text:style-name="L88">
        <text:list-item>
          <text:p text:style-name="P284">Store/retrieve data in a file or stream (<text:span text:style-name="T1">caveat:</text:span> the stream must be opened in binary mode) </text:p>
        </text:list-item>
        <text:list-item>
          <text:p text:style-name="P284">On success, <text:span text:style-name="T3">.save()</text:span> and <text:span text:style-name="T3">.load()</text:span> return a <text:span text:style-name="T3">bool</text:span> set to <text:span text:style-name="T3">true</text:span> </text:p>
        </text:list-item>
        <text:list-item>
          <text:p text:style-name="P284">On failure, <text:span text:style-name="T3">.save()</text:span> and <text:span text:style-name="T3">.load()</text:span> return a <text:span text:style-name="T3">bool</text:span> set to <text:span text:style-name="T3">false</text:span>; additionally, <text:span text:style-name="T3">.load()</text:span> resets the object so that it has no elements </text:p>
        </text:list-item>
        <text:list-item>
          <text:p text:style-name="P284"><text:soft-page-break/>Fields with objects of type <text:span text:style-name="T3">std::string</text:span> are saved and loaded as raw text files. The text files do not have a header. Each string is separated by a whitespace. <text:span text:style-name="T3">load()</text:span> will only accept text files that have the same number of strings on each line. The strings can have variable lengths. </text:p>
        </text:list-item>
        <text:list-item>
          <text:p text:style-name="P283">Other than storing string fields as text files, the following file formats are supported: </text:p>
        </text:list-item>
      </text:list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128">auto_detect</text:p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  <text:list xml:id="list3231309280" text:style-name="L16">
              <text:list-item>
                <text:p text:style-name="P147"><text:span text:style-name="T3">.load()</text:span>: attempt to automatically detect the field format type as one of the formats described below; this is the default operation </text:p>
              </text:list-item>
            </text:list>
          </table:table-cell>
        </table:table-row>
        <table:table-row>
          <table:table-cell table:style-name="Table34.A1" office:value-type="string">
            <text:p text:style-name="P128">arma_binary</text:p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  <text:list xml:id="list2703050646" text:style-name="L17">
              <text:list-item>
                <text:p text:style-name="P148">objects are stored in machine dependent binary format </text:p>
              </text:list-item>
            </text:list>
            <text:list xml:id="list2399814037" text:style-name="L18">
              <text:list-item>
                <text:p text:style-name="P149">default type for fields of type <text:span text:style-name="T3">Mat</text:span>, <text:span text:style-name="T3">Col</text:span>, <text:span text:style-name="T3">Row</text:span> or <text:span text:style-name="T3">Cube</text:span> </text:p>
              </text:list-item>
            </text:list>
            <text:list xml:id="list1749061985" text:style-name="L19">
              <text:list-item>
                <text:p text:style-name="P150">only applicable to fields of type <text:span text:style-name="T3">Mat</text:span>, <text:span text:style-name="T3">Col</text:span>, <text:span text:style-name="T3">Row</text:span> or <text:span text:style-name="T3">Cube</text:span> </text:p>
              </text:list-item>
            </text:list>
          </table:table-cell>
        </table:table-row>
        <table:table-row>
          <table:table-cell table:style-name="Table34.A1" office:value-type="string">
            <text:p text:style-name="P128">ppm_binary</text:p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  <text:list xml:id="list1856489637" text:style-name="L20">
              <text:list-item>
                <text:p text:style-name="P151">image data stored in Portable Pixmap Map (PPM) format </text:p>
              </text:list-item>
            </text:list>
            <text:list xml:id="list3904859570" text:style-name="L21">
              <text:list-item>
                <text:p text:style-name="P152">only applicable to fields of type <text:span text:style-name="T3">Mat</text:span>, <text:span text:style-name="T3">Col</text:span> or <text:span text:style-name="T3">Row</text:span> </text:p>
              </text:list-item>
            </text:list>
            <text:list xml:id="list1031823138" text:style-name="L22">
              <text:list-item>
                <text:p text:style-name="P153"><text:span text:style-name="T3">.load()</text:span>: loads the specified image and stores the red, green and blue components as three separate matrices; the resulting field is comprised of the three matrices, with the red, green and blue components in the first, second and third matrix, respectively </text:p>
              </text:list-item>
            </text:list>
            <text:list xml:id="list2221720451" text:style-name="L23">
              <text:list-item>
                <text:p text:style-name="P154"><text:span text:style-name="T3">.save()</text:span>: saves a field with exactly three matrices of equal size as an image; it is assumed that the red, green and blue components are stored in the first, second and third matrix, respectively; saving <text:span text:style-name="T3">int</text:span>, <text:span text:style-name="T3">float</text:span> or <text:span text:style-name="T3">double</text:span> matrices is a lossy operation, as each matrix element is copied and converted to an 8 bit representation </text:p>
              </text:list-item>
            </text:list>
          </table:table-cell>
        </table:table-row>
      </table:table>
      <text:list xml:id="list25305071768570" text:continue-list="list365904225" text:style-name="L88">
        <text:list-header>
          <text:p text:style-name="P284"/>
        </text:list-header>
        <text:list-item>
          <text:p text:style-name="P284">See also: </text:p>
          <text:list>
            <text:list-item>
              <text:p text:style-name="P283"><text:a xlink:type="simple" xlink:href="https://arma.sourceforge.net/docs.html#save_load_mat" text:style-name="Internet_20_link" text:visited-style-name="Visited_20_Internet_20_Link">saving / loading matrices and cubes</text:a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2:52.360517538</meta:creation-date>
    <dc:date>2025-06-15T02:53:03.553650049</dc:date>
    <meta:editing-duration>PT11S</meta:editing-duration>
    <meta:editing-cycles>1</meta:editing-cycles>
    <meta:document-statistic meta:table-count="34" meta:image-count="0" meta:object-count="0" meta:page-count="50" meta:paragraph-count="2079" meta:word-count="10980" meta:character-count="64214" meta:non-whitespace-character-count="54325"/>
    <meta:generator>LibreOffice/7.3.7.2$Linux_X86_64 LibreOffice_project/30$Build-2</meta:generator>
  </office:meta>
</office:document-meta>
</file>